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2cm" svg:stroke-color="#ffffff" draw:marker-start-width="0.356cm" draw:marker-end-width="0.356cm" draw:fill="solid" draw:fill-color="#0000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" draw:marker-end="Small_20_Arrow" draw:marker-end-width="0.203cm" draw:fill="none" draw:textarea-vertical-align="middle"/>
    </style:style>
    <style:style style:name="gr4" style:family="graphic" style:parent-style-name="standard">
      <style:graphic-properties svg:stroke-width="0.025cm" svg:stroke-color="#ffffff" draw:marker-start-width="0.241cm" draw:marker-end-width="0.241cm" draw:fill="solid" draw:fill-color="#000000" draw:textarea-horizontal-align="justify" draw:textarea-vertical-align="middle" draw:auto-grow-height="false" fo:padding-top="0.138cm" fo:padding-bottom="0.138cm" fo:padding-left="0.263cm" fo:padding-right="0.263cm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gr6" style:family="graphic" style:parent-style-name="objectwithoutfill">
      <style:graphic-properties svg:stroke-color="#333333" draw:fill="none" draw:textarea-vertical-align="middle"/>
    </style:style>
    <style:style style:name="gr7" style:family="graphic" style:parent-style-name="objectwithoutfill">
      <style:graphic-properties svg:stroke-width="0.025cm" svg:stroke-color="#ffffff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color="#23ff23" draw:fill="none" draw:textarea-vertical-align="middle"/>
    </style:style>
    <style:style style:name="gr9" style:family="graphic" style:parent-style-name="objectwithoutfill">
      <style:graphic-properties svg:stroke-width="0.025cm" svg:stroke-color="#000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draw:marker-start="Small_20_Arrow" draw:marker-end="Small_20_Arrow" draw:marker-end-width="0.203cm" draw:fill="none" draw:textarea-vertical-align="middle"/>
    </style:style>
    <style:style style:name="gr12" style:family="graphic" style:parent-style-name="standard">
      <style:graphic-properties draw:stroke="none" svg:stroke-width="0.102cm" svg:stroke-color="#ffffff" draw:marker-start-width="0.356cm" draw:marker-end-width="0.356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025cm" svg:stroke-color="#8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fill="solid" draw:fill-color="#729fcf" draw:opacity="80%" draw:textarea-horizontal-align="justify" draw:textarea-vertical-align="middle" draw:auto-grow-height="false" draw:shadow-opacity="80%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="solid" draw:fill-color="#cc9999" draw:textarea-horizontal-align="justify" draw:textarea-vertical-align="middle" draw:auto-grow-height="false" fo:min-height="1.782cm" fo:min-width="0.516cm"/>
    </style:style>
    <style:style style:name="gr17" style:family="graphic" style:parent-style-name="standard">
      <style:graphic-properties svg:stroke-color="#000000" draw:fill="solid" draw:fill-color="#cc9999" draw:textarea-horizontal-align="justify" draw:textarea-vertical-align="middle" draw:auto-grow-height="false" fo:min-height="0.766cm" fo:min-width="0.516cm"/>
    </style:style>
    <style:style style:name="gr18" style:family="graphic" style:parent-style-name="standard">
      <style:graphic-properties svg:stroke-color="#000000" draw:fill="solid" draw:fill-color="#cc9999" draw:textarea-horizontal-align="justify" draw:textarea-vertical-align="middle" draw:auto-grow-height="false" fo:min-height="1.782cm" fo:min-width="0.516cm"/>
    </style:style>
    <style:style style:name="gr19" style:family="graphic" style:parent-style-name="standard">
      <style:graphic-properties svg:stroke-color="#000000" draw:fill="solid" draw:fill-color="#99cc99" draw:textarea-horizontal-align="justify" draw:textarea-vertical-align="middle" draw:auto-grow-height="false" fo:min-height="1.782cm" fo:min-width="0.516cm"/>
    </style:style>
    <style:style style:name="gr20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1.782cm" fo:min-width="0.532cm"/>
    </style:style>
    <style:style style:name="gr2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0.889cm" fo:min-width="0.7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6.885cm"/>
    </style:style>
    <style:style style:name="gr25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0.893cm" fo:min-width="0.7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02cm"/>
    </style:style>
    <style:style style:name="gr27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893cm" fo:min-width="0.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774cm"/>
    </style:style>
    <style:style style:name="gr29" style:family="graphic" style:parent-style-name="standard">
      <style:graphic-properties draw:fill="solid" draw:fill-color="#e6e6e6" draw:textarea-horizontal-align="justify" draw:textarea-vertical-align="middle" draw:auto-grow-height="false" fo:min-height="0.217cm" fo:min-width="3.028cm" fo:wrap-option="no-wrap"/>
    </style:style>
    <style:style style:name="gr30" style:family="graphic" style:parent-style-name="objectwithoutfill">
      <style:graphic-properties draw:marker-end="Small_20_Arrow" draw:marker-end-width="0.102cm" draw:fill="none" draw:textarea-vertical-align="middle"/>
    </style:style>
    <style:style style:name="gr31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1.782cm" fo:min-width="3.437cm"/>
    </style:style>
    <style:style style:name="gr32" style:family="graphic" style:parent-style-name="standard">
      <style:graphic-properties draw:fill="solid" draw:fill-color="#e6e6e6" draw:textarea-horizontal-align="justify" draw:textarea-vertical-align="middle" draw:auto-grow-height="false" fo:min-height="0.217cm" fo:min-width="4.44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35" style:family="graphic" style:parent-style-name="objectwithoutfill">
      <style:graphic-properties draw:marker-start="" draw:marker-start-width="0.102cm" draw:marker-end="Small_20_Arrow" draw:marker-end-width="0.102cm" draw:fill="none" draw:textarea-vertical-align="middle"/>
    </style:style>
    <style:style style:name="gr36" style:family="graphic" style:parent-style-name="standard">
      <style:graphic-properties svg:stroke-color="#000000" draw:fill="solid" draw:fill-color="#cc9999" draw:textarea-horizontal-align="justify" draw:textarea-vertical-align="middle" draw:auto-grow-height="false" fo:min-height="0.893cm" fo:min-width="0.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54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0.7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13cm"/>
    </style:style>
    <style:style style:name="gr40" style:family="graphic" style:parent-style-name="standard">
      <style:graphic-properties svg:stroke-color="#000000" draw:fill="solid" draw:fill-color="#99cc99" draw:textarea-horizontal-align="justify" draw:textarea-vertical-align="middle" draw:auto-grow-height="false" fo:min-height="0.893cm" fo:min-width="0.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02cm"/>
    </style:style>
    <style:style style:name="gr42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1.782cm" fo:min-width="0.516cm"/>
    </style:style>
    <style:style style:name="gr43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0.766cm" fo:min-width="0.516cm"/>
    </style:style>
    <style:style style:name="gr44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766cm" fo:min-width="0.516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0.516cm"/>
    </style:style>
    <style:style style:name="gr46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5.338cm" fo:min-width="6.498cm"/>
    </style:style>
    <style:style style:name="gr48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1.274cm" fo:min-width="2.929cm"/>
    </style:style>
    <style:style style:name="gr49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1.274cm" fo:min-width="2.675cm"/>
    </style:style>
    <style:style style:name="gr50" style:family="graphic" style:parent-style-name="objectwithoutfill">
      <style:graphic-properties svg:stroke-width="0.035cm" svg:stroke-color="#cc33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textarea-horizontal-align="justify" draw:textarea-vertical-align="middle" draw:auto-grow-height="false" fo:min-height="0.21cm" fo:min-width="1.484cm"/>
    </style:style>
    <style:style style:name="gr52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3.56cm" fo:min-width="2.929cm"/>
    </style:style>
    <style:style style:name="gr53" style:family="graphic" style:parent-style-name="standard">
      <style:graphic-properties svg:stroke-color="#000000" draw:fill="solid" draw:fill-color="#999966" draw:textarea-horizontal-align="left" draw:textarea-vertical-align="top" draw:auto-grow-height="false" fo:min-height="0.512cm" fo:min-width="1.519cm"/>
    </style:style>
    <style:style style:name="gr5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258cm" fo:min-width="3.31cm"/>
    </style:style>
    <style:style style:name="gr56" style:family="graphic" style:parent-style-name="objectwithoutfill">
      <style:graphic-properties draw:stroke="dash" draw:stroke-dash="Ultrafine_20_Dashed" svg:stroke-width="0.035cm" svg:stroke-color="#cc33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.385cm" fo:min-width="0.897cm"/>
    </style:style>
    <style:style style:name="gr58" style:family="graphic" style:parent-style-name="standard">
      <style:graphic-properties draw:textarea-horizontal-align="justify" draw:textarea-vertical-align="middle" draw:auto-grow-height="false" fo:min-height="0.323cm" fo:min-width="0.962cm"/>
    </style:style>
    <style:style style:name="gr59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131cm" fo:min-width="7.12cm"/>
    </style:style>
    <style:style style:name="gr60" style:family="graphic" style:parent-style-name="objectwithoutfill">
      <style:graphic-properties draw:stroke="dash" draw:stroke-dash="Fine_20_Dashed" svg:stroke-width="0.035cm" svg:stroke-color="#6600cc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6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2" style:family="graphic" style:parent-style-name="objectwithoutfill">
      <style:graphic-properties svg:stroke-width="0.035cm" svg:stroke-color="#0000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887cm"/>
    </style:style>
    <style:style style:name="gr64" style:family="graphic" style:parent-style-name="standard">
      <style:graphic-properties svg:stroke-color="#000000" draw:fill="solid" draw:fill-color="#999966" draw:textarea-horizontal-align="left" draw:textarea-vertical-align="top" draw:auto-grow-height="false" fo:min-height="0.385cm" fo:min-width="3.437cm"/>
    </style:style>
    <style:style style:name="gr65" style:family="graphic" style:parent-style-name="standard">
      <style:graphic-properties svg:stroke-color="#000000" draw:fill="solid" draw:fill-color="#666633" draw:textarea-horizontal-align="left" draw:textarea-vertical-align="top" draw:auto-grow-height="false" fo:min-height="0.258cm" fo:min-width="3.437cm"/>
    </style:style>
    <style:style style:name="gr66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385cm" fo:min-width="3.437cm"/>
    </style:style>
    <style:style style:name="gr67" style:family="graphic" style:parent-style-name="standard">
      <style:graphic-properties svg:stroke-color="#000000" draw:fill="solid" draw:fill-color="#ccffcc" draw:textarea-horizontal-align="left" draw:textarea-vertical-align="top" draw:auto-grow-height="false" fo:min-height="0.385cm" fo:min-width="1.532cm"/>
    </style:style>
    <style:style style:name="gr68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0.385cm" fo:min-width="3.437cm"/>
    </style:style>
    <style:style style:name="gr69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0.639cm" fo:min-width="1.799cm"/>
    </style:style>
    <style:style style:name="gr70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0.639cm" fo:min-width="1.786cm"/>
    </style:style>
    <style:style style:name="gr71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3.179cm" fo:min-width="3.196cm"/>
    </style:style>
    <style:style style:name="gr72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766cm" fo:min-width="2.929cm"/>
    </style:style>
    <style:style style:name="gr73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766cm" fo:min-width="3.056cm"/>
    </style:style>
    <style:style style:name="gr74" style:family="graphic" style:parent-style-name="standard">
      <style:graphic-properties draw:textarea-horizontal-align="justify" draw:textarea-vertical-align="middle" draw:auto-grow-height="false" fo:min-height="0.21cm" fo:min-width="0.976cm"/>
    </style:style>
    <style:style style:name="gr75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0.766cm" fo:min-width="4.58cm"/>
    </style:style>
    <style:style style:name="gr76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1.655cm" fo:min-width="4.58cm"/>
    </style:style>
    <style:style style:name="gr77" style:family="graphic" style:parent-style-name="standard">
      <style:graphic-properties svg:stroke-color="#000000" draw:fill="solid" draw:fill-color="#666633" draw:textarea-horizontal-align="left" draw:textarea-vertical-align="top" draw:auto-grow-height="false" fo:min-height="0.258cm" fo:min-width="1.659cm"/>
    </style:style>
    <style:style style:name="gr78" style:family="graphic" style:parent-style-name="standard">
      <style:graphic-properties svg:stroke-color="#000000" draw:fill="solid" draw:fill-color="#666633" draw:textarea-horizontal-align="left" draw:textarea-vertical-align="top" draw:auto-grow-height="false" fo:min-height="1.274cm" fo:min-width="6.485cm"/>
    </style:style>
    <style:style style:name="gr79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0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1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1.786cm"/>
    </style:style>
    <style:style style:name="gr82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83" style:family="graphic" style:parent-style-name="objectwithoutfill">
      <style:graphic-properties draw:stroke="solid" draw:stroke-dash="Ultrafine_20_Dashed" svg:stroke-width="0.035cm" svg:stroke-color="#cc33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131cm" fo:min-width="1.659cm"/>
    </style:style>
    <style:style style:name="gr85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131cm" fo:min-width="2.294cm"/>
    </style:style>
    <style:style style:name="gr86" style:family="graphic" style:parent-style-name="objectwithoutfill">
      <style:graphic-properties draw:stroke="dash" draw:stroke-dash="Ultrafine_20_Dashed" svg:stroke-width="0.018cm" svg:stroke-color="#6600cc" draw:marker-start="Arrow_20_concave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87" style:family="graphic" style:parent-style-name="objectwithoutfill">
      <style:graphic-properties draw:stroke="dash" draw:stroke-dash="Ultrafine_20_Dashed" svg:stroke-width="0.035cm" svg:stroke-color="#6600cc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3.831cm"/>
    </style:style>
    <style:style style:name="gr89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2.036cm" fo:min-width="5.355cm"/>
    </style:style>
    <style:style style:name="gr90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2.802cm"/>
    </style:style>
    <style:style style:name="gr91" style:family="graphic" style:parent-style-name="standard">
      <style:graphic-properties svg:stroke-color="#000000" draw:fill="solid" draw:fill-color="#666633" draw:textarea-horizontal-align="left" draw:textarea-vertical-align="top" draw:auto-grow-height="false" fo:min-height="0.639cm" fo:min-width="2.675cm"/>
    </style:style>
    <style:style style:name="gr92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0.639cm" fo:min-width="2.05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3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6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87cm"/>
    </style:style>
    <style:style style:name="gr96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2.43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98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1.532cm"/>
    </style:style>
    <style:style style:name="gr99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1.274cm" fo:min-width="7.374cm"/>
    </style:style>
    <style:style style:name="gr100" style:family="graphic" style:parent-style-name="standard">
      <style:graphic-properties draw:textarea-horizontal-align="justify" draw:textarea-vertical-align="middle" draw:auto-grow-height="false" fo:min-height="0.21cm" fo:min-width="1.86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34cm"/>
    </style:style>
    <style:style style:name="gr102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3.564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03cm"/>
    </style:style>
    <style:style style:name="gr104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2.036cm" fo:min-width="6.104cm"/>
    </style:style>
    <style:style style:name="gr105" style:family="graphic" style:parent-style-name="standard">
      <style:graphic-properties draw:textarea-horizontal-align="justify" draw:textarea-vertical-align="middle" draw:auto-grow-height="false" fo:min-height="0.21cm" fo:min-width="1.738cm"/>
    </style:style>
    <style:style style:name="gr106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3.43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8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1.147cm" fo:min-width="14.057cm"/>
    </style:style>
    <style:style style:name="gr109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2.675cm"/>
    </style:style>
    <style:style style:name="gr110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1.274cm" fo:min-width="3.818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78cm"/>
    </style:style>
    <style:style style:name="gr112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1.65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75cm"/>
    </style:style>
    <style:style style:name="gr114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1.278cm"/>
    </style:style>
    <style:style style:name="gr115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512cm" fo:min-width="1.40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907cm"/>
    </style:style>
    <style:style style:name="gr117" style:family="graphic" style:parent-style-name="standard">
      <style:graphic-properties svg:stroke-color="#000000" draw:fill="solid" draw:fill-color="#99ff66" draw:textarea-horizontal-align="left" draw:textarea-vertical-align="top" draw:auto-grow-height="false" fo:min-height="0.893cm" fo:min-width="3.945cm"/>
    </style:style>
    <style:style style:name="gr118" style:family="graphic" style:parent-style-name="standard">
      <style:graphic-properties svg:stroke-color="#000000" draw:fill="solid" draw:fill-color="#99ff66" draw:textarea-horizontal-align="left" draw:textarea-vertical-align="top" draw:auto-grow-height="false" fo:min-height="0.385cm" fo:min-width="2.027cm"/>
    </style:style>
    <style:style style:name="gr119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0.516cm"/>
    </style:style>
    <style:style style:name="gr120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0.385cm" fo:min-width="28.329cm"/>
    </style:style>
    <style:style style:name="gr121" style:family="graphic" style:parent-style-name="standard">
      <style:graphic-properties svg:stroke-color="#000000" draw:fill="solid" draw:fill-color="#99ff66" draw:textarea-horizontal-align="left" draw:textarea-vertical-align="top" draw:auto-grow-height="false" fo:min-height="0.385cm" fo:min-width="28.329cm"/>
    </style:style>
    <style:style style:name="gr122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26.551cm"/>
    </style:style>
    <style:style style:name="gr123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1.024cm"/>
    </style:style>
    <style:style style:name="gr124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2.04cm"/>
    </style:style>
    <style:style style:name="gr125" style:family="graphic" style:parent-style-name="standard">
      <style:graphic-properties svg:stroke-color="#000000" draw:fill="solid" draw:fill-color="#c0c0c0" draw:textarea-horizontal-align="left" draw:textarea-vertical-align="top" draw:auto-grow-height="false" fo:min-height="0.385cm" fo:min-width="2.916cm"/>
    </style:style>
    <style:style style:name="gr126" style:family="graphic" style:parent-style-name="standard">
      <style:graphic-properties svg:stroke-color="#000000" draw:fill="solid" draw:fill-color="#99ff66" draw:textarea-horizontal-align="left" draw:textarea-vertical-align="top" draw:auto-grow-height="false" fo:min-height="0.385cm" fo:min-width="2.916cm"/>
    </style:style>
    <style:style style:name="gr127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2.916cm"/>
    </style:style>
    <style:style style:name="gr128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9.152cm"/>
    </style:style>
    <style:style style:name="gr129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0.77cm"/>
    </style:style>
    <style:style style:name="gr130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0.643cm"/>
    </style:style>
    <style:style style:name="gr131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1.532cm"/>
    </style:style>
    <style:style style:name="gr132" style:family="graphic" style:parent-style-name="standard">
      <style:graphic-properties svg:stroke-color="#000000" draw:fill="solid" draw:fill-color="#00cccc" draw:textarea-horizontal-align="left" draw:textarea-vertical-align="top" draw:auto-grow-height="false" fo:min-height="0.385cm" fo:min-width="2.916cm"/>
    </style:style>
    <style:style style:name="gr133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385cm" fo:min-width="2.916cm"/>
    </style:style>
    <style:style style:name="gr134" style:family="graphic" style:parent-style-name="standard">
      <style:graphic-properties svg:stroke-color="#000000" draw:fill="solid" draw:fill-color="#00cccc" draw:textarea-horizontal-align="left" draw:textarea-vertical-align="top" draw:auto-grow-height="false" fo:min-height="0.893cm" fo:min-width="2.04cm"/>
    </style:style>
    <style:style style:name="gr135" style:family="graphic" style:parent-style-name="standard">
      <style:graphic-properties svg:stroke-color="#000000" draw:fill="solid" draw:fill-color="#cc9900" draw:textarea-horizontal-align="left" draw:textarea-vertical-align="bottom" draw:auto-grow-height="false" fo:min-height="0.258cm" fo:min-width="0.516cm"/>
    </style:style>
    <style:style style:name="gr136" style:family="graphic" style:parent-style-name="standard">
      <style:graphic-properties svg:stroke-color="#000000" draw:fill="solid" draw:fill-color="#cc9900" draw:textarea-horizontal-align="left" draw:textarea-vertical-align="bottom" draw:auto-grow-height="false" fo:min-height="0.258cm" fo:min-width="0.643cm"/>
    </style:style>
    <style:style style:name="gr137" style:family="graphic" style:parent-style-name="standard">
      <style:graphic-properties svg:stroke-color="#000000" draw:fill="solid" draw:fill-color="#00cccc" draw:textarea-horizontal-align="left" draw:textarea-vertical-align="top" draw:auto-grow-height="false" fo:min-height="0.893cm" fo:min-width="27.694cm"/>
    </style:style>
    <style:style style:name="gr138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258cm" fo:min-width="0.643cm"/>
    </style:style>
    <style:style style:name="gr139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258cm" fo:min-width="0.757cm"/>
    </style:style>
    <style:style style:name="gr140" style:family="graphic" style:parent-style-name="standard">
      <style:graphic-properties svg:stroke-color="#000000" draw:fill="solid" draw:fill-color="#99ff66" draw:textarea-horizontal-align="left" draw:textarea-vertical-align="top" draw:auto-grow-height="false" fo:min-height="0.893cm" fo:min-width="14.613cm"/>
    </style:style>
    <style:style style:name="gr141" style:family="graphic" style:parent-style-name="standard">
      <style:graphic-properties svg:stroke-color="#000000" draw:fill="solid" draw:fill-color="#cc9900" draw:textarea-horizontal-align="left" draw:textarea-vertical-align="top" draw:auto-grow-height="false" fo:min-height="0.258cm" fo:min-width="7.882cm"/>
    </style:style>
    <style:style style:name="gr14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43" style:family="graphic" style:parent-style-name="standard">
      <style:graphic-properties svg:stroke-color="#000000" draw:fill="solid" draw:fill-color="#00cccc" draw:textarea-horizontal-align="left" draw:textarea-vertical-align="top" draw:auto-grow-height="false" fo:min-height="0.258cm" fo:min-width="7.869cm"/>
    </style:style>
    <style:style style:name="gr144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9.533cm"/>
    </style:style>
    <style:style style:name="gr145" style:family="graphic" style:parent-style-name="standard">
      <style:graphic-properties svg:stroke-color="#000000" draw:fill="solid" draw:fill-color="#ff99ff" draw:textarea-horizontal-align="left" draw:textarea-vertical-align="top" draw:auto-grow-height="false" fo:min-height="0.385cm" fo:min-width="0.897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61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25cm"/>
    </style:style>
    <style:style style:name="gr148" style:family="graphic" style:parent-style-name="standard">
      <style:graphic-properties svg:stroke-color="#000000" draw:fill="solid" draw:fill-color="#00cccc" draw:textarea-horizontal-align="left" draw:textarea-vertical-align="top" draw:auto-grow-height="false" fo:min-height="0.258cm" fo:min-width="9.66cm"/>
    </style:style>
    <style:style style:name="gr14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0" style:family="graphic" style:parent-style-name="objectwithoutfill">
      <style:graphic-properties svg:stroke-color="#330099" draw:marker-end="Arrow" draw:marker-end-width="0.3cm" draw:fill="none" draw:textarea-vertical-align="middl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886cm"/>
    </style:style>
    <style:style style:name="gr152" style:family="graphic" style:parent-style-name="standard">
      <style:graphic-properties svg:stroke-color="#000000" draw:fill="solid" draw:fill-color="#99ff66" draw:textarea-horizontal-align="left" draw:textarea-vertical-align="top" draw:auto-grow-height="false" fo:min-height="0.512cm" fo:min-width="0.643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006cm"/>
    </style:style>
    <style:style style:name="gr154" style:family="graphic" style:parent-style-name="standard">
      <style:graphic-properties draw:stroke="none" draw:fill="none" fo:min-height="1.273cm"/>
    </style:style>
    <style:style style:name="gr155" style:family="graphic" style:parent-style-name="standard">
      <style:graphic-properties draw:stroke="none" svg:stroke-width="0.102cm" svg:stroke-color="#ffffff" draw:marker-start-width="0.356cm" draw:marker-end-width="0.356cm" draw:fill="solid" draw:fill-color="#ffffff" draw:textarea-horizontal-align="left" draw:textarea-vertical-align="top" draw:auto-grow-height="false" fo:padding-top="0.176cm" fo:padding-bottom="0.176cm" fo:padding-left="0.301cm" fo:padding-right="0.301cm"/>
    </style:style>
    <style:style style:name="gr156" style:family="graphic" style:parent-style-name="objectwithoutfill">
      <style:graphic-properties svg:stroke-width="0.025cm" svg:stroke-color="#ff66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57" style:family="graphic" style:parent-style-name="standard">
      <style:graphic-properties draw:stroke="none" draw:fill="none" fo:min-height="0.548cm"/>
    </style:style>
    <style:style style:name="gr158" style:family="graphic" style:parent-style-name="standard">
      <style:graphic-properties draw:stroke="none" svg:stroke-width="0.102cm" svg:stroke-color="#ffffff" draw:marker-start-width="0.356cm" draw:marker-end-width="0.356cm" draw:fill="solid" draw:fill-color="#666666" draw:opacity="50%" draw:textarea-horizontal-align="justify" draw:textarea-vertical-align="middle" draw:auto-grow-height="false" fo:padding-top="0.176cm" fo:padding-bottom="0.176cm" fo:padding-left="0.301cm" fo:padding-right="0.301cm" draw:shadow-opacity="50%"/>
    </style:style>
    <style:style style:name="gr159" style:family="graphic" style:parent-style-name="objectwithoutfill">
      <style:graphic-properties svg:stroke-width="0.025cm" svg:stroke-color="#314004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0" style:family="graphic" style:parent-style-name="objectwithoutfill">
      <style:graphic-properties draw:marker-start="Arrowheads_20_1" draw:marker-start-width="0.102cm" draw:marker-end="Arrowheads_20_2" draw:marker-end-width="0.102cm" draw:fill="none" draw:textarea-vertical-align="middle"/>
    </style:style>
    <style:style style:name="P1" style:family="paragraph">
      <loext:graphic-properties draw:fill="solid" draw:fill-color="#0000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URW Palladio L" fo:font-size="9pt" style:font-size-asian="9pt" style:font-size-complex="9pt"/>
    </style:style>
    <style:style style:name="P6" style:family="paragraph">
      <loext:graphic-properties draw:fill="solid" draw:fill-color="#ffffff"/>
      <style:paragraph-properties fo:text-align="center"/>
      <style:text-properties style:font-name="URW Palladio L" fo:font-size="18pt" style:font-size-asian="18pt" style:font-size-complex="18pt"/>
    </style:style>
    <style:style style:name="P7" style:family="paragraph">
      <loext:graphic-properties draw:fill="solid" draw:fill-color="#729fcf" draw:opacity="80%"/>
      <style:paragraph-properties fo:text-align="center"/>
      <style:text-properties style:font-name="URW Palladio L" fo:font-size="12pt" style:font-size-asian="12pt" style:font-size-complex="12pt"/>
    </style:style>
    <style:style style:name="P8" style:family="paragraph">
      <loext:graphic-properties draw:fill="solid" draw:fill-color="#cc9999"/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="solid" draw:fill-color="#99cc99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="solid" draw:fill-color="#c0c0c0"/>
      <style:paragraph-properties fo:text-align="center"/>
      <style:text-properties fo:font-size="9pt" style:font-size-asian="18pt" style:font-size-complex="18pt"/>
    </style:style>
    <style:style style:name="P11" style:family="paragraph">
      <loext:graphic-properties draw:fill="solid" draw:fill-color="#ffcc99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="solid" draw:fill-color="#99ccff"/>
      <style:paragraph-properties fo:text-align="center"/>
      <style:text-properties fo:font-size="9pt" style:font-size-asian="18pt" style:font-size-complex="18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solid" draw:fill-color="#e6e6e6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="solid" draw:fill-color="#ffffff"/>
      <style:paragraph-properties fo:text-align="center"/>
      <style:text-properties fo:font-size="9pt" style:font-size-asian="18pt" style:font-size-complex="18pt"/>
    </style:style>
    <style:style style:name="P18" style:family="paragraph">
      <style:paragraph-properties fo:text-align="start">
        <style:tab-stops/>
      </style:paragraph-properties>
    </style:style>
    <style:style style:name="P19" style:family="paragraph">
      <loext:graphic-properties draw:fill="solid" draw:fill-color="#c0c0c0"/>
      <style:paragraph-properties fo:text-align="start">
        <style:tab-stops/>
      </style:paragraph-properties>
      <style:text-properties fo:font-size="9pt" style:font-size-asian="18pt" style:font-size-complex="18pt"/>
    </style:style>
    <style:style style:name="P20" style:family="paragraph">
      <loext:graphic-properties draw:fill="solid" draw:fill-color="#cc9900"/>
      <style:paragraph-properties fo:text-align="start">
        <style:tab-stops/>
      </style:paragraph-properties>
      <style:text-properties fo:font-size="9pt" style:font-size-asian="18pt" style:font-size-complex="18pt"/>
    </style:style>
    <style:style style:name="P21" style:family="paragraph"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="solid" draw:fill-color="#999966"/>
      <style:paragraph-properties fo:text-align="start">
        <style:tab-stops/>
      </style:paragraph-properties>
      <style:text-properties fo:font-size="9pt" style:font-size-asian="18pt" style:font-size-complex="18pt"/>
    </style:style>
    <style:style style:name="P2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solid" draw:fill-color="#ccffcc"/>
      <style:paragraph-properties fo:text-align="center"/>
      <style:text-properties fo:font-size="9pt" style:font-size-asian="18pt" style:font-size-complex="18pt"/>
    </style:style>
    <style:style style:name="P25" style:family="paragraph">
      <loext:graphic-properties draw:fill="none" draw:fill-color="#ffffff"/>
      <style:text-properties fo:font-size="8pt" style:font-size-asian="8pt" style:font-size-complex="8pt"/>
    </style:style>
    <style:style style:name="P26" style:family="paragraph">
      <loext:graphic-properties draw:fill="solid" draw:fill-color="#666633"/>
      <style:paragraph-properties fo:text-align="start">
        <style:tab-stops/>
      </style:paragraph-properties>
      <style:text-properties fo:font-size="9pt" style:font-size-asian="18pt" style:font-size-complex="18pt"/>
    </style:style>
    <style:style style:name="P27" style:family="paragraph">
      <loext:graphic-properties draw:fill="solid" draw:fill-color="#ccffcc"/>
      <style:paragraph-properties fo:text-align="start">
        <style:tab-stops/>
      </style:paragraph-properties>
      <style:text-properties fo:font-size="9pt" style:font-size-asian="18pt" style:font-size-complex="18pt"/>
    </style:style>
    <style:style style:name="P28" style:family="paragraph">
      <loext:graphic-properties draw:fill="solid" draw:fill-color="#99ff66"/>
      <style:paragraph-properties fo:text-align="start">
        <style:tab-stops/>
      </style:paragraph-properties>
      <style:text-properties fo:font-size="9pt" style:font-size-asian="18pt" style:font-size-complex="18pt"/>
    </style:style>
    <style:style style:name="P29" style:family="paragraph">
      <loext:graphic-properties draw:fill="solid" draw:fill-color="#ff99ff"/>
      <style:paragraph-properties fo:text-align="start">
        <style:tab-stops/>
      </style:paragraph-properties>
      <style:text-properties fo:font-size="9pt" style:font-size-asian="18pt" style:font-size-complex="18pt"/>
    </style:style>
    <style:style style:name="P30" style:family="paragraph">
      <loext:graphic-properties draw:fill="solid" draw:fill-color="#00cccc"/>
      <style:paragraph-properties fo:text-align="start">
        <style:tab-stops/>
      </style:paragraph-properties>
      <style:text-properties fo:font-size="9pt" style:font-size-asian="18pt" style:font-size-complex="18pt"/>
    </style:style>
    <style:style style:name="P31" style:family="paragraph">
      <style:paragraph-properties fo:text-align="end">
        <style:tab-stops/>
      </style:paragraph-properties>
    </style:style>
    <style:style style:name="P32" style:family="paragraph">
      <style:paragraph-properties fo:margin-left="0.025cm" fo:margin-right="0cm" fo:text-align="end" fo:text-indent="0cm">
        <style:tab-stops/>
      </style:paragraph-properties>
    </style:style>
    <style:style style:name="P33" style:family="paragraph">
      <loext:graphic-properties draw:fill="solid" draw:fill-color="#cc9900"/>
      <style:paragraph-properties fo:margin-left="0.025cm" fo:margin-right="0cm" fo:text-align="end" fo:text-indent="0cm">
        <style:tab-stops/>
      </style:paragraph-properties>
      <style:text-properties fo:font-size="9pt" style:font-size-asian="18pt" style:font-size-complex="18pt"/>
    </style:style>
    <style:style style:name="P34" style:family="paragraph">
      <loext:graphic-properties draw:fill="none"/>
      <style:text-properties fo:font-size="8pt" style:font-size-asian="8pt" style:font-size-complex="8pt"/>
    </style:style>
    <style:style style:name="P35" style:family="paragraph">
      <style:paragraph-properties fo:text-align="start"/>
    </style:style>
    <style:style style:name="P36" style:family="paragraph">
      <loext:graphic-properties draw:fill="solid" draw:fill-color="#ffffff"/>
      <style:paragraph-properties fo:text-align="start"/>
      <style:text-properties style:font-name="URW Palladio L" fo:font-size="18pt" style:font-size-asian="18pt" style:font-size-complex="18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loext:graphic-properties draw:fill="solid" draw:fill-color="#666666" draw:opacity="50%"/>
      <style:paragraph-properties fo:text-align="center"/>
    </style:style>
    <style:style style:name="T1" style:family="text">
      <style:text-properties style:font-name="URW Palladio L" fo:font-size="9pt" style:font-size-asian="9pt" style:font-size-complex="9pt"/>
    </style:style>
    <style:style style:name="T2" style:family="text">
      <style:text-properties style:font-name="URW Palladio L" fo:font-size="18pt" style:font-size-asian="18pt" style:font-size-complex="18pt"/>
    </style:style>
    <style:style style:name="T3" style:family="text">
      <style:text-properties style:font-name="URW Palladio L" fo:font-size="12pt" style:font-size-asian="12pt" style:font-size-complex="12pt"/>
    </style:style>
    <style:style style:name="T4" style:family="text">
      <style:text-properties fo:font-size="9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rms" draw:style-name="dp1" draw:master-page-name="Default">
        <draw:custom-shape draw:style-name="gr1" draw:text-style-name="P1" draw:layer="layout" svg:width="8.001cm" svg:height="3.81cm" svg:x="2.778cm" svg:y="11.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78cm" svg:y1="6.08cm" svg:x2="2.778cm" svg:y2="6.715cm">
          <text:p/>
        </draw:line>
        <draw:line draw:style-name="gr2" draw:text-style-name="P2" draw:layer="layout" svg:x1="2.905cm" svg:y1="6.08cm" svg:x2="2.905cm" svg:y2="6.715cm">
          <text:p/>
        </draw:line>
        <draw:line draw:style-name="gr2" draw:text-style-name="P2" draw:layer="layout" svg:x1="3.032cm" svg:y1="6.08cm" svg:x2="3.032cm" svg:y2="6.715cm">
          <text:p/>
        </draw:line>
        <draw:line draw:style-name="gr2" draw:text-style-name="P2" draw:layer="layout" svg:x1="3.159cm" svg:y1="6.08cm" svg:x2="3.159cm" svg:y2="6.715cm">
          <text:p/>
        </draw:line>
        <draw:line draw:style-name="gr2" draw:text-style-name="P2" draw:layer="layout" svg:x1="3.286cm" svg:y1="6.08cm" svg:x2="3.286cm" svg:y2="6.715cm">
          <text:p/>
        </draw:line>
        <draw:line draw:style-name="gr2" draw:text-style-name="P2" draw:layer="layout" svg:x1="3.413cm" svg:y1="6.08cm" svg:x2="3.413cm" svg:y2="6.715cm">
          <text:p/>
        </draw:line>
        <draw:line draw:style-name="gr2" draw:text-style-name="P2" draw:layer="layout" svg:x1="3.54cm" svg:y1="6.08cm" svg:x2="3.54cm" svg:y2="6.715cm">
          <text:p/>
        </draw:line>
        <draw:line draw:style-name="gr2" draw:text-style-name="P2" draw:layer="layout" svg:x1="3.667cm" svg:y1="6.08cm" svg:x2="3.667cm" svg:y2="6.715cm">
          <text:p/>
        </draw:line>
        <draw:line draw:style-name="gr2" draw:text-style-name="P2" draw:layer="layout" svg:x1="3.794cm" svg:y1="6.08cm" svg:x2="3.794cm" svg:y2="6.715cm">
          <text:p/>
        </draw:line>
        <draw:line draw:style-name="gr2" draw:text-style-name="P2" draw:layer="layout" svg:x1="3.921cm" svg:y1="6.08cm" svg:x2="3.921cm" svg:y2="6.715cm">
          <text:p/>
        </draw:line>
        <draw:line draw:style-name="gr2" draw:text-style-name="P2" draw:layer="layout" svg:x1="4.048cm" svg:y1="6.08cm" svg:x2="4.048cm" svg:y2="6.715cm">
          <text:p/>
        </draw:line>
        <draw:line draw:style-name="gr2" draw:text-style-name="P2" draw:layer="layout" svg:x1="4.175cm" svg:y1="6.08cm" svg:x2="4.175cm" svg:y2="6.715cm">
          <text:p/>
        </draw:line>
        <draw:line draw:style-name="gr2" draw:text-style-name="P2" draw:layer="layout" svg:x1="4.302cm" svg:y1="6.08cm" svg:x2="4.302cm" svg:y2="6.715cm">
          <text:p/>
        </draw:line>
        <draw:line draw:style-name="gr2" draw:text-style-name="P2" draw:layer="layout" svg:x1="4.302cm" svg:y1="6.08cm" svg:x2="4.302cm" svg:y2="6.715cm">
          <text:p/>
        </draw:line>
        <draw:line draw:style-name="gr2" draw:text-style-name="P2" draw:layer="layout" svg:x1="4.429cm" svg:y1="6.08cm" svg:x2="4.429cm" svg:y2="6.715cm">
          <text:p/>
        </draw:line>
        <draw:line draw:style-name="gr2" draw:text-style-name="P2" draw:layer="layout" svg:x1="4.556cm" svg:y1="6.08cm" svg:x2="4.556cm" svg:y2="6.715cm">
          <text:p/>
        </draw:line>
        <draw:line draw:style-name="gr2" draw:text-style-name="P2" draw:layer="layout" svg:x1="4.683cm" svg:y1="6.08cm" svg:x2="4.683cm" svg:y2="6.715cm">
          <text:p/>
        </draw:line>
        <draw:line draw:style-name="gr2" draw:text-style-name="P2" draw:layer="layout" svg:x1="4.81cm" svg:y1="6.08cm" svg:x2="4.81cm" svg:y2="6.715cm">
          <text:p/>
        </draw:line>
        <draw:line draw:style-name="gr2" draw:text-style-name="P2" draw:layer="layout" svg:x1="4.937cm" svg:y1="6.08cm" svg:x2="4.937cm" svg:y2="6.715cm">
          <text:p/>
        </draw:line>
        <draw:line draw:style-name="gr2" draw:text-style-name="P2" draw:layer="layout" svg:x1="5.064cm" svg:y1="6.08cm" svg:x2="5.064cm" svg:y2="6.715cm">
          <text:p/>
        </draw:line>
        <draw:line draw:style-name="gr2" draw:text-style-name="P2" draw:layer="layout" svg:x1="5.191cm" svg:y1="6.08cm" svg:x2="5.191cm" svg:y2="6.715cm">
          <text:p/>
        </draw:line>
        <draw:line draw:style-name="gr2" draw:text-style-name="P2" draw:layer="layout" svg:x1="5.191cm" svg:y1="6.08cm" svg:x2="5.191cm" svg:y2="6.715cm">
          <text:p/>
        </draw:line>
        <draw:line draw:style-name="gr2" draw:text-style-name="P2" draw:layer="layout" svg:x1="5.318cm" svg:y1="6.08cm" svg:x2="5.318cm" svg:y2="6.715cm">
          <text:p/>
        </draw:line>
        <draw:line draw:style-name="gr2" draw:text-style-name="P2" draw:layer="layout" svg:x1="5.445cm" svg:y1="6.08cm" svg:x2="5.445cm" svg:y2="6.715cm">
          <text:p/>
        </draw:line>
        <draw:line draw:style-name="gr2" draw:text-style-name="P2" draw:layer="layout" svg:x1="5.572cm" svg:y1="6.08cm" svg:x2="5.572cm" svg:y2="6.715cm">
          <text:p/>
        </draw:line>
        <draw:line draw:style-name="gr2" draw:text-style-name="P2" draw:layer="layout" svg:x1="5.699cm" svg:y1="6.08cm" svg:x2="5.699cm" svg:y2="6.715cm">
          <text:p/>
        </draw:line>
        <draw:line draw:style-name="gr2" draw:text-style-name="P2" draw:layer="layout" svg:x1="5.826cm" svg:y1="6.08cm" svg:x2="5.826cm" svg:y2="6.715cm">
          <text:p/>
        </draw:line>
        <draw:line draw:style-name="gr2" draw:text-style-name="P2" draw:layer="layout" svg:x1="5.953cm" svg:y1="6.08cm" svg:x2="5.953cm" svg:y2="6.715cm">
          <text:p/>
        </draw:line>
        <draw:line draw:style-name="gr2" draw:text-style-name="P2" draw:layer="layout" svg:x1="6.08cm" svg:y1="6.08cm" svg:x2="6.08cm" svg:y2="6.715cm">
          <text:p/>
        </draw:line>
        <draw:line draw:style-name="gr2" draw:text-style-name="P2" draw:layer="layout" svg:x1="6.08cm" svg:y1="6.08cm" svg:x2="6.08cm" svg:y2="6.715cm">
          <text:p/>
        </draw:line>
        <draw:line draw:style-name="gr2" draw:text-style-name="P2" draw:layer="layout" svg:x1="6.207cm" svg:y1="6.08cm" svg:x2="6.207cm" svg:y2="6.715cm">
          <text:p/>
        </draw:line>
        <draw:line draw:style-name="gr2" draw:text-style-name="P2" draw:layer="layout" svg:x1="6.334cm" svg:y1="6.08cm" svg:x2="6.334cm" svg:y2="6.715cm">
          <text:p/>
        </draw:line>
        <draw:line draw:style-name="gr2" draw:text-style-name="P2" draw:layer="layout" svg:x1="6.461cm" svg:y1="6.08cm" svg:x2="6.461cm" svg:y2="6.715cm">
          <text:p/>
        </draw:line>
        <draw:line draw:style-name="gr2" draw:text-style-name="P2" draw:layer="layout" svg:x1="6.588cm" svg:y1="6.08cm" svg:x2="6.588cm" svg:y2="6.715cm">
          <text:p/>
        </draw:line>
        <draw:line draw:style-name="gr2" draw:text-style-name="P2" draw:layer="layout" svg:x1="6.715cm" svg:y1="6.08cm" svg:x2="6.715cm" svg:y2="6.715cm">
          <text:p/>
        </draw:line>
        <draw:line draw:style-name="gr2" draw:text-style-name="P2" draw:layer="layout" svg:x1="6.842cm" svg:y1="6.08cm" svg:x2="6.842cm" svg:y2="6.715cm">
          <text:p/>
        </draw:line>
        <draw:line draw:style-name="gr2" draw:text-style-name="P2" draw:layer="layout" svg:x1="6.969cm" svg:y1="6.08cm" svg:x2="6.969cm" svg:y2="6.715cm">
          <text:p/>
        </draw:line>
        <draw:line draw:style-name="gr2" draw:text-style-name="P2" draw:layer="layout" svg:x1="7.096cm" svg:y1="6.08cm" svg:x2="7.096cm" svg:y2="6.715cm">
          <text:p/>
        </draw:line>
        <draw:line draw:style-name="gr2" draw:text-style-name="P2" draw:layer="layout" svg:x1="7.223cm" svg:y1="6.08cm" svg:x2="7.223cm" svg:y2="6.715cm">
          <text:p/>
        </draw:line>
        <draw:line draw:style-name="gr2" draw:text-style-name="P2" draw:layer="layout" svg:x1="7.35cm" svg:y1="6.08cm" svg:x2="7.35cm" svg:y2="6.715cm">
          <text:p/>
        </draw:line>
        <draw:line draw:style-name="gr2" draw:text-style-name="P2" draw:layer="layout" svg:x1="7.477cm" svg:y1="6.08cm" svg:x2="7.477cm" svg:y2="6.715cm">
          <text:p/>
        </draw:line>
        <draw:line draw:style-name="gr2" draw:text-style-name="P2" draw:layer="layout" svg:x1="7.604cm" svg:y1="6.08cm" svg:x2="7.604cm" svg:y2="6.715cm">
          <text:p/>
        </draw:line>
        <draw:line draw:style-name="gr2" draw:text-style-name="P2" draw:layer="layout" svg:x1="7.731cm" svg:y1="6.08cm" svg:x2="7.731cm" svg:y2="6.715cm">
          <text:p/>
        </draw:line>
        <draw:line draw:style-name="gr2" draw:text-style-name="P2" draw:layer="layout" svg:x1="7.858cm" svg:y1="6.08cm" svg:x2="7.858cm" svg:y2="6.715cm">
          <text:p/>
        </draw:line>
        <draw:line draw:style-name="gr2" draw:text-style-name="P2" draw:layer="layout" svg:x1="7.985cm" svg:y1="6.08cm" svg:x2="7.985cm" svg:y2="6.715cm">
          <text:p/>
        </draw:line>
        <draw:line draw:style-name="gr2" draw:text-style-name="P2" draw:layer="layout" svg:x1="7.985cm" svg:y1="6.08cm" svg:x2="7.985cm" svg:y2="6.715cm">
          <text:p/>
        </draw:line>
        <draw:line draw:style-name="gr2" draw:text-style-name="P2" draw:layer="layout" svg:x1="8.112cm" svg:y1="6.08cm" svg:x2="8.112cm" svg:y2="6.715cm">
          <text:p/>
        </draw:line>
        <draw:line draw:style-name="gr2" draw:text-style-name="P2" draw:layer="layout" svg:x1="8.239cm" svg:y1="6.08cm" svg:x2="8.239cm" svg:y2="6.715cm">
          <text:p/>
        </draw:line>
        <draw:line draw:style-name="gr2" draw:text-style-name="P2" draw:layer="layout" svg:x1="8.366cm" svg:y1="6.08cm" svg:x2="8.366cm" svg:y2="6.715cm">
          <text:p/>
        </draw:line>
        <draw:line draw:style-name="gr2" draw:text-style-name="P2" draw:layer="layout" svg:x1="8.493cm" svg:y1="6.08cm" svg:x2="8.493cm" svg:y2="6.715cm">
          <text:p/>
        </draw:line>
        <draw:line draw:style-name="gr2" draw:text-style-name="P2" draw:layer="layout" svg:x1="8.62cm" svg:y1="6.08cm" svg:x2="8.62cm" svg:y2="6.715cm">
          <text:p/>
        </draw:line>
        <draw:line draw:style-name="gr2" draw:text-style-name="P2" draw:layer="layout" svg:x1="8.747cm" svg:y1="6.08cm" svg:x2="8.747cm" svg:y2="6.715cm">
          <text:p/>
        </draw:line>
        <draw:line draw:style-name="gr2" draw:text-style-name="P2" draw:layer="layout" svg:x1="8.874cm" svg:y1="6.08cm" svg:x2="8.874cm" svg:y2="6.715cm">
          <text:p/>
        </draw:line>
        <draw:line draw:style-name="gr2" draw:text-style-name="P2" draw:layer="layout" svg:x1="9.001cm" svg:y1="6.08cm" svg:x2="9.001cm" svg:y2="6.715cm">
          <text:p/>
        </draw:line>
        <draw:line draw:style-name="gr2" draw:text-style-name="P2" draw:layer="layout" svg:x1="9.128cm" svg:y1="6.08cm" svg:x2="9.128cm" svg:y2="6.715cm">
          <text:p/>
        </draw:line>
        <draw:line draw:style-name="gr2" draw:text-style-name="P2" draw:layer="layout" svg:x1="9.255cm" svg:y1="6.08cm" svg:x2="9.255cm" svg:y2="6.715cm">
          <text:p/>
        </draw:line>
        <draw:line draw:style-name="gr2" draw:text-style-name="P2" draw:layer="layout" svg:x1="9.382cm" svg:y1="6.08cm" svg:x2="9.382cm" svg:y2="6.715cm">
          <text:p/>
        </draw:line>
        <draw:line draw:style-name="gr2" draw:text-style-name="P2" draw:layer="layout" svg:x1="9.509cm" svg:y1="6.08cm" svg:x2="9.509cm" svg:y2="6.715cm">
          <text:p/>
        </draw:line>
        <draw:line draw:style-name="gr2" draw:text-style-name="P2" draw:layer="layout" svg:x1="9.636cm" svg:y1="6.08cm" svg:x2="9.636cm" svg:y2="6.715cm">
          <text:p/>
        </draw:line>
        <draw:line draw:style-name="gr2" draw:text-style-name="P2" draw:layer="layout" svg:x1="9.763cm" svg:y1="6.08cm" svg:x2="9.763cm" svg:y2="6.715cm">
          <text:p/>
        </draw:line>
        <draw:line draw:style-name="gr2" draw:text-style-name="P2" draw:layer="layout" svg:x1="9.89cm" svg:y1="6.08cm" svg:x2="9.89cm" svg:y2="6.715cm">
          <text:p/>
        </draw:line>
        <draw:line draw:style-name="gr2" draw:text-style-name="P2" draw:layer="layout" svg:x1="9.89cm" svg:y1="6.08cm" svg:x2="9.89cm" svg:y2="6.715cm">
          <text:p/>
        </draw:line>
        <draw:line draw:style-name="gr2" draw:text-style-name="P2" draw:layer="layout" svg:x1="10.017cm" svg:y1="6.08cm" svg:x2="10.017cm" svg:y2="6.715cm">
          <text:p/>
        </draw:line>
        <draw:line draw:style-name="gr2" draw:text-style-name="P2" draw:layer="layout" svg:x1="10.144cm" svg:y1="6.08cm" svg:x2="10.144cm" svg:y2="6.715cm">
          <text:p/>
        </draw:line>
        <draw:line draw:style-name="gr2" draw:text-style-name="P2" draw:layer="layout" svg:x1="10.271cm" svg:y1="6.08cm" svg:x2="10.271cm" svg:y2="6.715cm">
          <text:p/>
        </draw:line>
        <draw:line draw:style-name="gr2" draw:text-style-name="P2" draw:layer="layout" svg:x1="10.398cm" svg:y1="6.08cm" svg:x2="10.398cm" svg:y2="6.715cm">
          <text:p/>
        </draw:line>
        <draw:line draw:style-name="gr2" draw:text-style-name="P2" draw:layer="layout" svg:x1="10.525cm" svg:y1="6.08cm" svg:x2="10.525cm" svg:y2="6.715cm">
          <text:p/>
        </draw:line>
        <draw:line draw:style-name="gr2" draw:text-style-name="P2" draw:layer="layout" svg:x1="10.652cm" svg:y1="6.08cm" svg:x2="10.652cm" svg:y2="6.715cm">
          <text:p/>
        </draw:line>
        <draw:line draw:style-name="gr2" draw:text-style-name="P2" draw:layer="layout" svg:x1="10.779cm" svg:y1="6.08cm" svg:x2="10.779cm" svg:y2="6.715cm">
          <text:p/>
        </draw:line>
        <draw:line draw:style-name="gr2" draw:text-style-name="P2" draw:layer="layout" svg:x1="10.906cm" svg:y1="6.08cm" svg:x2="10.906cm" svg:y2="6.715cm">
          <text:p/>
        </draw:line>
        <draw:line draw:style-name="gr2" draw:text-style-name="P2" draw:layer="layout" svg:x1="11.033cm" svg:y1="6.08cm" svg:x2="11.033cm" svg:y2="6.715cm">
          <text:p/>
        </draw:line>
        <draw:line draw:style-name="gr2" draw:text-style-name="P2" draw:layer="layout" svg:x1="11.16cm" svg:y1="6.08cm" svg:x2="11.16cm" svg:y2="6.715cm">
          <text:p/>
        </draw:line>
        <draw:line draw:style-name="gr2" draw:text-style-name="P2" draw:layer="layout" svg:x1="11.287cm" svg:y1="6.08cm" svg:x2="11.287cm" svg:y2="6.715cm">
          <text:p/>
        </draw:line>
        <draw:line draw:style-name="gr2" draw:text-style-name="P2" draw:layer="layout" svg:x1="11.414cm" svg:y1="6.08cm" svg:x2="11.414cm" svg:y2="6.715cm">
          <text:p/>
        </draw:line>
        <draw:line draw:style-name="gr2" draw:text-style-name="P2" draw:layer="layout" svg:x1="11.541cm" svg:y1="6.08cm" svg:x2="11.541cm" svg:y2="6.715cm">
          <text:p/>
        </draw:line>
        <draw:line draw:style-name="gr2" draw:text-style-name="P2" draw:layer="layout" svg:x1="11.668cm" svg:y1="6.08cm" svg:x2="11.668cm" svg:y2="6.715cm">
          <text:p/>
        </draw:line>
        <draw:line draw:style-name="gr2" draw:text-style-name="P2" draw:layer="layout" svg:x1="11.795cm" svg:y1="6.08cm" svg:x2="11.795cm" svg:y2="6.715cm">
          <text:p/>
        </draw:line>
        <draw:line draw:style-name="gr2" draw:text-style-name="P2" draw:layer="layout" svg:x1="11.795cm" svg:y1="6.08cm" svg:x2="11.795cm" svg:y2="6.715cm">
          <text:p/>
        </draw:line>
        <draw:line draw:style-name="gr2" draw:text-style-name="P2" draw:layer="layout" svg:x1="11.922cm" svg:y1="6.08cm" svg:x2="11.922cm" svg:y2="6.715cm">
          <text:p/>
        </draw:line>
        <draw:line draw:style-name="gr2" draw:text-style-name="P2" draw:layer="layout" svg:x1="12.049cm" svg:y1="6.08cm" svg:x2="12.049cm" svg:y2="6.715cm">
          <text:p/>
        </draw:line>
        <draw:line draw:style-name="gr2" draw:text-style-name="P2" draw:layer="layout" svg:x1="12.176cm" svg:y1="6.08cm" svg:x2="12.176cm" svg:y2="6.715cm">
          <text:p/>
        </draw:line>
        <draw:line draw:style-name="gr2" draw:text-style-name="P2" draw:layer="layout" svg:x1="12.303cm" svg:y1="6.08cm" svg:x2="12.303cm" svg:y2="6.715cm">
          <text:p/>
        </draw:line>
        <draw:line draw:style-name="gr2" draw:text-style-name="P2" draw:layer="layout" svg:x1="12.43cm" svg:y1="6.08cm" svg:x2="12.43cm" svg:y2="6.715cm">
          <text:p/>
        </draw:line>
        <draw:line draw:style-name="gr2" draw:text-style-name="P2" draw:layer="layout" svg:x1="12.557cm" svg:y1="6.08cm" svg:x2="12.557cm" svg:y2="6.715cm">
          <text:p/>
        </draw:line>
        <draw:line draw:style-name="gr2" draw:text-style-name="P2" draw:layer="layout" svg:x1="12.684cm" svg:y1="6.08cm" svg:x2="12.684cm" svg:y2="6.715cm">
          <text:p/>
        </draw:line>
        <draw:line draw:style-name="gr2" draw:text-style-name="P2" draw:layer="layout" svg:x1="12.684cm" svg:y1="6.08cm" svg:x2="12.684cm" svg:y2="6.715cm">
          <text:p/>
        </draw:line>
        <draw:line draw:style-name="gr2" draw:text-style-name="P2" draw:layer="layout" svg:x1="12.811cm" svg:y1="6.08cm" svg:x2="12.811cm" svg:y2="6.715cm">
          <text:p/>
        </draw:line>
        <draw:line draw:style-name="gr2" draw:text-style-name="P2" draw:layer="layout" svg:x1="12.938cm" svg:y1="6.08cm" svg:x2="12.938cm" svg:y2="6.715cm">
          <text:p/>
        </draw:line>
        <draw:line draw:style-name="gr2" draw:text-style-name="P2" draw:layer="layout" svg:x1="13.065cm" svg:y1="6.08cm" svg:x2="13.065cm" svg:y2="6.715cm">
          <text:p/>
        </draw:line>
        <draw:line draw:style-name="gr2" draw:text-style-name="P2" draw:layer="layout" svg:x1="13.192cm" svg:y1="6.08cm" svg:x2="13.192cm" svg:y2="6.715cm">
          <text:p/>
        </draw:line>
        <draw:line draw:style-name="gr2" draw:text-style-name="P2" draw:layer="layout" svg:x1="13.319cm" svg:y1="6.08cm" svg:x2="13.319cm" svg:y2="6.715cm">
          <text:p/>
        </draw:line>
        <draw:line draw:style-name="gr2" draw:text-style-name="P2" draw:layer="layout" svg:x1="13.446cm" svg:y1="6.08cm" svg:x2="13.446cm" svg:y2="6.715cm">
          <text:p/>
        </draw:line>
        <draw:line draw:style-name="gr2" draw:text-style-name="P2" draw:layer="layout" svg:x1="13.573cm" svg:y1="6.08cm" svg:x2="13.573cm" svg:y2="6.715cm">
          <text:p/>
        </draw:line>
        <draw:line draw:style-name="gr2" draw:text-style-name="P2" draw:layer="layout" svg:x1="13.573cm" svg:y1="6.08cm" svg:x2="13.573cm" svg:y2="6.715cm">
          <text:p/>
        </draw:line>
        <draw:line draw:style-name="gr2" draw:text-style-name="P2" draw:layer="layout" svg:x1="13.7cm" svg:y1="6.08cm" svg:x2="13.7cm" svg:y2="6.715cm">
          <text:p/>
        </draw:line>
        <draw:line draw:style-name="gr2" draw:text-style-name="P2" draw:layer="layout" svg:x1="13.827cm" svg:y1="6.08cm" svg:x2="13.827cm" svg:y2="6.715cm">
          <text:p/>
        </draw:line>
        <draw:line draw:style-name="gr2" draw:text-style-name="P2" draw:layer="layout" svg:x1="13.954cm" svg:y1="6.08cm" svg:x2="13.954cm" svg:y2="6.715cm">
          <text:p/>
        </draw:line>
        <draw:line draw:style-name="gr2" draw:text-style-name="P2" draw:layer="layout" svg:x1="14.081cm" svg:y1="6.08cm" svg:x2="14.081cm" svg:y2="6.715cm">
          <text:p/>
        </draw:line>
        <draw:line draw:style-name="gr2" draw:text-style-name="P2" draw:layer="layout" svg:x1="14.208cm" svg:y1="6.08cm" svg:x2="14.208cm" svg:y2="6.715cm">
          <text:p/>
        </draw:line>
        <draw:line draw:style-name="gr2" draw:text-style-name="P2" draw:layer="layout" svg:x1="14.335cm" svg:y1="6.08cm" svg:x2="14.335cm" svg:y2="6.715cm">
          <text:p/>
        </draw:line>
        <draw:line draw:style-name="gr2" draw:text-style-name="P2" draw:layer="layout" svg:x1="14.462cm" svg:y1="6.08cm" svg:x2="14.462cm" svg:y2="6.715cm">
          <text:p/>
        </draw:line>
        <draw:line draw:style-name="gr2" draw:text-style-name="P2" draw:layer="layout" svg:x1="14.589cm" svg:y1="6.08cm" svg:x2="14.589cm" svg:y2="6.715cm">
          <text:p/>
        </draw:line>
        <draw:line draw:style-name="gr2" draw:text-style-name="P2" draw:layer="layout" svg:x1="14.716cm" svg:y1="6.08cm" svg:x2="14.716cm" svg:y2="6.715cm">
          <text:p/>
        </draw:line>
        <draw:line draw:style-name="gr2" draw:text-style-name="P2" draw:layer="layout" svg:x1="14.843cm" svg:y1="6.08cm" svg:x2="14.843cm" svg:y2="6.715cm">
          <text:p/>
        </draw:line>
        <draw:line draw:style-name="gr2" draw:text-style-name="P2" draw:layer="layout" svg:x1="14.97cm" svg:y1="6.08cm" svg:x2="14.97cm" svg:y2="6.715cm">
          <text:p/>
        </draw:line>
        <draw:line draw:style-name="gr2" draw:text-style-name="P2" draw:layer="layout" svg:x1="15.097cm" svg:y1="6.08cm" svg:x2="15.097cm" svg:y2="6.715cm">
          <text:p/>
        </draw:line>
        <draw:line draw:style-name="gr2" draw:text-style-name="P2" draw:layer="layout" svg:x1="15.224cm" svg:y1="6.08cm" svg:x2="15.224cm" svg:y2="6.715cm">
          <text:p/>
        </draw:line>
        <draw:line draw:style-name="gr2" draw:text-style-name="P2" draw:layer="layout" svg:x1="15.351cm" svg:y1="6.08cm" svg:x2="15.351cm" svg:y2="6.715cm">
          <text:p/>
        </draw:line>
        <draw:line draw:style-name="gr2" draw:text-style-name="P2" draw:layer="layout" svg:x1="15.478cm" svg:y1="6.08cm" svg:x2="15.478cm" svg:y2="6.715cm">
          <text:p/>
        </draw:line>
        <draw:line draw:style-name="gr2" draw:text-style-name="P2" draw:layer="layout" svg:x1="15.478cm" svg:y1="6.08cm" svg:x2="15.478cm" svg:y2="6.715cm">
          <text:p/>
        </draw:line>
        <draw:line draw:style-name="gr2" draw:text-style-name="P2" draw:layer="layout" svg:x1="15.605cm" svg:y1="6.08cm" svg:x2="15.605cm" svg:y2="6.715cm">
          <text:p/>
        </draw:line>
        <draw:line draw:style-name="gr2" draw:text-style-name="P2" draw:layer="layout" svg:x1="15.732cm" svg:y1="6.08cm" svg:x2="15.732cm" svg:y2="6.715cm">
          <text:p/>
        </draw:line>
        <draw:line draw:style-name="gr2" draw:text-style-name="P2" draw:layer="layout" svg:x1="15.859cm" svg:y1="6.08cm" svg:x2="15.859cm" svg:y2="6.715cm">
          <text:p/>
        </draw:line>
        <draw:line draw:style-name="gr2" draw:text-style-name="P2" draw:layer="layout" svg:x1="15.986cm" svg:y1="6.08cm" svg:x2="15.986cm" svg:y2="6.715cm">
          <text:p/>
        </draw:line>
        <draw:line draw:style-name="gr2" draw:text-style-name="P2" draw:layer="layout" svg:x1="16.113cm" svg:y1="6.08cm" svg:x2="16.113cm" svg:y2="6.715cm">
          <text:p/>
        </draw:line>
        <draw:line draw:style-name="gr2" draw:text-style-name="P2" draw:layer="layout" svg:x1="16.24cm" svg:y1="6.08cm" svg:x2="16.24cm" svg:y2="6.715cm">
          <text:p/>
        </draw:line>
        <draw:line draw:style-name="gr2" draw:text-style-name="P2" draw:layer="layout" svg:x1="16.367cm" svg:y1="6.08cm" svg:x2="16.367cm" svg:y2="6.715cm">
          <text:p/>
        </draw:line>
        <draw:line draw:style-name="gr2" draw:text-style-name="P2" draw:layer="layout" svg:x1="16.494cm" svg:y1="6.08cm" svg:x2="16.494cm" svg:y2="6.715cm">
          <text:p/>
        </draw:line>
        <draw:line draw:style-name="gr2" draw:text-style-name="P2" draw:layer="layout" svg:x1="16.621cm" svg:y1="6.08cm" svg:x2="16.621cm" svg:y2="6.715cm">
          <text:p/>
        </draw:line>
        <draw:line draw:style-name="gr2" draw:text-style-name="P2" draw:layer="layout" svg:x1="16.748cm" svg:y1="6.08cm" svg:x2="16.748cm" svg:y2="6.715cm">
          <text:p/>
        </draw:line>
        <draw:line draw:style-name="gr2" draw:text-style-name="P2" draw:layer="layout" svg:x1="16.875cm" svg:y1="6.08cm" svg:x2="16.875cm" svg:y2="6.715cm">
          <text:p/>
        </draw:line>
        <draw:line draw:style-name="gr2" draw:text-style-name="P2" draw:layer="layout" svg:x1="17.002cm" svg:y1="6.08cm" svg:x2="17.002cm" svg:y2="6.715cm">
          <text:p/>
        </draw:line>
        <draw:line draw:style-name="gr2" draw:text-style-name="P2" draw:layer="layout" svg:x1="17.129cm" svg:y1="6.08cm" svg:x2="17.129cm" svg:y2="6.715cm">
          <text:p/>
        </draw:line>
        <draw:line draw:style-name="gr2" draw:text-style-name="P2" draw:layer="layout" svg:x1="17.256cm" svg:y1="6.08cm" svg:x2="17.256cm" svg:y2="6.715cm">
          <text:p/>
        </draw:line>
        <draw:line draw:style-name="gr2" draw:text-style-name="P2" draw:layer="layout" svg:x1="17.383cm" svg:y1="6.08cm" svg:x2="17.383cm" svg:y2="6.715cm">
          <text:p/>
        </draw:line>
        <draw:line draw:style-name="gr2" draw:text-style-name="P2" draw:layer="layout" svg:x1="17.383cm" svg:y1="6.08cm" svg:x2="17.383cm" svg:y2="6.715cm">
          <text:p/>
        </draw:line>
        <draw:line draw:style-name="gr2" draw:text-style-name="P2" draw:layer="layout" svg:x1="17.51cm" svg:y1="6.08cm" svg:x2="17.51cm" svg:y2="6.715cm">
          <text:p/>
        </draw:line>
        <draw:line draw:style-name="gr2" draw:text-style-name="P2" draw:layer="layout" svg:x1="17.637cm" svg:y1="6.08cm" svg:x2="17.637cm" svg:y2="6.715cm">
          <text:p/>
        </draw:line>
        <draw:line draw:style-name="gr2" draw:text-style-name="P2" draw:layer="layout" svg:x1="17.764cm" svg:y1="6.08cm" svg:x2="17.764cm" svg:y2="6.715cm">
          <text:p/>
        </draw:line>
        <draw:line draw:style-name="gr2" draw:text-style-name="P2" draw:layer="layout" svg:x1="17.891cm" svg:y1="6.08cm" svg:x2="17.891cm" svg:y2="6.715cm">
          <text:p/>
        </draw:line>
        <draw:line draw:style-name="gr2" draw:text-style-name="P2" draw:layer="layout" svg:x1="18.018cm" svg:y1="6.08cm" svg:x2="18.018cm" svg:y2="6.715cm">
          <text:p/>
        </draw:line>
        <draw:line draw:style-name="gr2" draw:text-style-name="P2" draw:layer="layout" svg:x1="18.145cm" svg:y1="6.08cm" svg:x2="18.145cm" svg:y2="6.715cm">
          <text:p/>
        </draw:line>
        <draw:line draw:style-name="gr2" draw:text-style-name="P2" draw:layer="layout" svg:x1="18.272cm" svg:y1="6.08cm" svg:x2="18.272cm" svg:y2="6.715cm">
          <text:p/>
        </draw:line>
        <draw:line draw:style-name="gr2" draw:text-style-name="P2" draw:layer="layout" svg:x1="18.399cm" svg:y1="6.08cm" svg:x2="18.399cm" svg:y2="6.715cm">
          <text:p/>
        </draw:line>
        <draw:line draw:style-name="gr2" draw:text-style-name="P2" draw:layer="layout" svg:x1="18.526cm" svg:y1="6.08cm" svg:x2="18.526cm" svg:y2="6.715cm">
          <text:p/>
        </draw:line>
        <draw:line draw:style-name="gr2" draw:text-style-name="P2" draw:layer="layout" svg:x1="18.653cm" svg:y1="6.08cm" svg:x2="18.653cm" svg:y2="6.715cm">
          <text:p/>
        </draw:line>
        <draw:line draw:style-name="gr2" draw:text-style-name="P2" draw:layer="layout" svg:x1="18.78cm" svg:y1="6.08cm" svg:x2="18.78cm" svg:y2="6.715cm">
          <text:p/>
        </draw:line>
        <draw:line draw:style-name="gr2" draw:text-style-name="P2" draw:layer="layout" svg:x1="18.907cm" svg:y1="6.08cm" svg:x2="18.907cm" svg:y2="6.715cm">
          <text:p/>
        </draw:line>
        <draw:line draw:style-name="gr2" draw:text-style-name="P2" draw:layer="layout" svg:x1="19.034cm" svg:y1="6.08cm" svg:x2="19.034cm" svg:y2="6.715cm">
          <text:p/>
        </draw:line>
        <draw:line draw:style-name="gr2" draw:text-style-name="P2" draw:layer="layout" svg:x1="19.161cm" svg:y1="6.08cm" svg:x2="19.161cm" svg:y2="6.715cm">
          <text:p/>
        </draw:line>
        <draw:line draw:style-name="gr2" draw:text-style-name="P2" draw:layer="layout" svg:x1="19.288cm" svg:y1="6.08cm" svg:x2="19.288cm" svg:y2="6.715cm">
          <text:p/>
        </draw:line>
        <draw:line draw:style-name="gr2" draw:text-style-name="P2" draw:layer="layout" svg:x1="19.288cm" svg:y1="6.08cm" svg:x2="19.288cm" svg:y2="6.715cm">
          <text:p/>
        </draw:line>
        <draw:line draw:style-name="gr2" draw:text-style-name="P2" draw:layer="layout" svg:x1="19.415cm" svg:y1="6.08cm" svg:x2="19.415cm" svg:y2="6.715cm">
          <text:p/>
        </draw:line>
        <draw:line draw:style-name="gr2" draw:text-style-name="P2" draw:layer="layout" svg:x1="19.542cm" svg:y1="6.08cm" svg:x2="19.542cm" svg:y2="6.715cm">
          <text:p/>
        </draw:line>
        <draw:line draw:style-name="gr2" draw:text-style-name="P2" draw:layer="layout" svg:x1="19.669cm" svg:y1="6.08cm" svg:x2="19.669cm" svg:y2="6.715cm">
          <text:p/>
        </draw:line>
        <draw:line draw:style-name="gr2" draw:text-style-name="P2" draw:layer="layout" svg:x1="19.796cm" svg:y1="6.08cm" svg:x2="19.796cm" svg:y2="6.715cm">
          <text:p/>
        </draw:line>
        <draw:line draw:style-name="gr2" draw:text-style-name="P2" draw:layer="layout" svg:x1="19.923cm" svg:y1="6.08cm" svg:x2="19.923cm" svg:y2="6.715cm">
          <text:p/>
        </draw:line>
        <draw:line draw:style-name="gr2" draw:text-style-name="P2" draw:layer="layout" svg:x1="20.05cm" svg:y1="6.08cm" svg:x2="20.05cm" svg:y2="6.715cm">
          <text:p/>
        </draw:line>
        <draw:line draw:style-name="gr2" draw:text-style-name="P2" draw:layer="layout" svg:x1="20.177cm" svg:y1="6.08cm" svg:x2="20.177cm" svg:y2="6.715cm">
          <text:p/>
        </draw:line>
        <draw:line draw:style-name="gr2" draw:text-style-name="P2" draw:layer="layout" svg:x1="20.177cm" svg:y1="6.08cm" svg:x2="20.177cm" svg:y2="6.715cm">
          <text:p/>
        </draw:line>
        <draw:line draw:style-name="gr2" draw:text-style-name="P2" draw:layer="layout" svg:x1="20.304cm" svg:y1="6.08cm" svg:x2="20.304cm" svg:y2="6.715cm">
          <text:p/>
        </draw:line>
        <draw:line draw:style-name="gr2" draw:text-style-name="P2" draw:layer="layout" svg:x1="20.431cm" svg:y1="6.08cm" svg:x2="20.431cm" svg:y2="6.715cm">
          <text:p/>
        </draw:line>
        <draw:line draw:style-name="gr2" draw:text-style-name="P2" draw:layer="layout" svg:x1="20.558cm" svg:y1="6.08cm" svg:x2="20.558cm" svg:y2="6.715cm">
          <text:p/>
        </draw:line>
        <draw:line draw:style-name="gr2" draw:text-style-name="P2" draw:layer="layout" svg:x1="20.685cm" svg:y1="6.08cm" svg:x2="20.685cm" svg:y2="6.715cm">
          <text:p/>
        </draw:line>
        <draw:line draw:style-name="gr2" draw:text-style-name="P2" draw:layer="layout" svg:x1="20.812cm" svg:y1="6.08cm" svg:x2="20.812cm" svg:y2="6.715cm">
          <text:p/>
        </draw:line>
        <draw:line draw:style-name="gr2" draw:text-style-name="P2" draw:layer="layout" svg:x1="4.937cm" svg:y1="5.318cm" svg:x2="4.937cm" svg:y2="5.953cm">
          <text:p/>
        </draw:line>
        <draw:line draw:style-name="gr2" draw:text-style-name="P2" draw:layer="layout" svg:x1="5.064cm" svg:y1="5.318cm" svg:x2="5.064cm" svg:y2="5.953cm">
          <text:p/>
        </draw:line>
        <draw:line draw:style-name="gr3" draw:text-style-name="P2" draw:layer="layout" svg:x1="5.826cm" svg:y1="5.572cm" svg:x2="5.064cm" svg:y2="5.572cm">
          <text:p/>
        </draw:line>
        <draw:line draw:style-name="gr3" draw:text-style-name="P2" draw:layer="layout" svg:x1="4.175cm" svg:y1="5.572cm" svg:x2="4.937cm" svg:y2="5.572cm">
          <text:p/>
        </draw:line>
        <draw:custom-shape draw:style-name="gr4" draw:text-style-name="P3" draw:layer="layout" svg:width="7.747cm" svg:height="3.556cm" svg:x="2.905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.905cm" svg:y1="11.287cm" svg:x2="2.905cm" svg:y2="14.843cm">
          <text:p/>
        </draw:line>
        <draw:line draw:style-name="gr6" draw:text-style-name="P2" draw:layer="layout" svg:x1="3.032cm" svg:y1="11.287cm" svg:x2="3.032cm" svg:y2="14.843cm">
          <text:p/>
        </draw:line>
        <draw:line draw:style-name="gr6" draw:text-style-name="P2" draw:layer="layout" svg:x1="3.159cm" svg:y1="11.287cm" svg:x2="3.159cm" svg:y2="14.843cm">
          <text:p/>
        </draw:line>
        <draw:line draw:style-name="gr6" draw:text-style-name="P2" draw:layer="layout" svg:x1="3.286cm" svg:y1="11.287cm" svg:x2="3.286cm" svg:y2="14.843cm">
          <text:p/>
        </draw:line>
        <draw:line draw:style-name="gr6" draw:text-style-name="P2" draw:layer="layout" svg:x1="10.396cm" svg:y1="11.287cm" svg:x2="10.396cm" svg:y2="14.843cm">
          <text:p/>
        </draw:line>
        <draw:line draw:style-name="gr6" draw:text-style-name="P2" draw:layer="layout" svg:x1="10.523cm" svg:y1="11.287cm" svg:x2="10.523cm" svg:y2="14.843cm">
          <text:p/>
        </draw:line>
        <draw:line draw:style-name="gr6" draw:text-style-name="P2" draw:layer="layout" svg:x1="2.905cm" svg:y1="12.049cm" svg:x2="10.652cm" svg:y2="12.049cm">
          <text:p/>
        </draw:line>
        <draw:line draw:style-name="gr6" draw:text-style-name="P2" draw:layer="layout" svg:x1="2.905cm" svg:y1="11.922cm" svg:x2="10.652cm" svg:y2="11.922cm">
          <text:p/>
        </draw:line>
        <draw:line draw:style-name="gr6" draw:text-style-name="P2" draw:layer="layout" svg:x1="2.905cm" svg:y1="11.795cm" svg:x2="10.652cm" svg:y2="11.795cm">
          <text:p/>
        </draw:line>
        <draw:line draw:style-name="gr6" draw:text-style-name="P2" draw:layer="layout" svg:x1="2.905cm" svg:y1="11.668cm" svg:x2="10.652cm" svg:y2="11.668cm">
          <text:p/>
        </draw:line>
        <draw:line draw:style-name="gr6" draw:text-style-name="P2" draw:layer="layout" svg:x1="2.905cm" svg:y1="11.541cm" svg:x2="10.652cm" svg:y2="11.541cm">
          <text:p/>
        </draw:line>
        <draw:line draw:style-name="gr6" draw:text-style-name="P2" draw:layer="layout" svg:x1="2.905cm" svg:y1="11.414cm" svg:x2="10.652cm" svg:y2="11.414cm">
          <text:p/>
        </draw:line>
        <draw:line draw:style-name="gr6" draw:text-style-name="P2" draw:layer="layout" svg:x1="2.905cm" svg:y1="12.938cm" svg:x2="10.652cm" svg:y2="12.938cm">
          <text:p/>
        </draw:line>
        <draw:line draw:style-name="gr6" draw:text-style-name="P2" draw:layer="layout" svg:x1="2.905cm" svg:y1="12.811cm" svg:x2="10.652cm" svg:y2="12.811cm">
          <text:p/>
        </draw:line>
        <draw:line draw:style-name="gr6" draw:text-style-name="P2" draw:layer="layout" svg:x1="2.905cm" svg:y1="12.684cm" svg:x2="10.652cm" svg:y2="12.684cm">
          <text:p/>
        </draw:line>
        <draw:line draw:style-name="gr6" draw:text-style-name="P2" draw:layer="layout" svg:x1="2.905cm" svg:y1="12.557cm" svg:x2="10.652cm" svg:y2="12.557cm">
          <text:p/>
        </draw:line>
        <draw:line draw:style-name="gr6" draw:text-style-name="P2" draw:layer="layout" svg:x1="2.905cm" svg:y1="12.43cm" svg:x2="10.652cm" svg:y2="12.43cm">
          <text:p/>
        </draw:line>
        <draw:line draw:style-name="gr6" draw:text-style-name="P2" draw:layer="layout" svg:x1="2.905cm" svg:y1="12.303cm" svg:x2="10.652cm" svg:y2="12.303cm">
          <text:p/>
        </draw:line>
        <draw:line draw:style-name="gr6" draw:text-style-name="P2" draw:layer="layout" svg:x1="2.905cm" svg:y1="13.827cm" svg:x2="10.652cm" svg:y2="13.827cm">
          <text:p/>
        </draw:line>
        <draw:line draw:style-name="gr6" draw:text-style-name="P2" draw:layer="layout" svg:x1="2.905cm" svg:y1="13.7cm" svg:x2="10.652cm" svg:y2="13.7cm">
          <text:p/>
        </draw:line>
        <draw:line draw:style-name="gr6" draw:text-style-name="P2" draw:layer="layout" svg:x1="2.905cm" svg:y1="13.573cm" svg:x2="10.652cm" svg:y2="13.573cm">
          <text:p/>
        </draw:line>
        <draw:line draw:style-name="gr6" draw:text-style-name="P2" draw:layer="layout" svg:x1="2.905cm" svg:y1="13.446cm" svg:x2="10.652cm" svg:y2="13.446cm">
          <text:p/>
        </draw:line>
        <draw:line draw:style-name="gr6" draw:text-style-name="P2" draw:layer="layout" svg:x1="2.905cm" svg:y1="13.319cm" svg:x2="10.652cm" svg:y2="13.319cm">
          <text:p/>
        </draw:line>
        <draw:line draw:style-name="gr6" draw:text-style-name="P2" draw:layer="layout" svg:x1="2.905cm" svg:y1="13.192cm" svg:x2="10.652cm" svg:y2="13.192cm">
          <text:p/>
        </draw:line>
        <draw:line draw:style-name="gr6" draw:text-style-name="P2" draw:layer="layout" svg:x1="2.905cm" svg:y1="14.716cm" svg:x2="10.652cm" svg:y2="14.716cm">
          <text:p/>
        </draw:line>
        <draw:line draw:style-name="gr6" draw:text-style-name="P2" draw:layer="layout" svg:x1="2.905cm" svg:y1="14.589cm" svg:x2="10.652cm" svg:y2="14.589cm">
          <text:p/>
        </draw:line>
        <draw:line draw:style-name="gr6" draw:text-style-name="P2" draw:layer="layout" svg:x1="2.905cm" svg:y1="14.462cm" svg:x2="10.652cm" svg:y2="14.462cm">
          <text:p/>
        </draw:line>
        <draw:line draw:style-name="gr6" draw:text-style-name="P2" draw:layer="layout" svg:x1="2.905cm" svg:y1="14.335cm" svg:x2="10.652cm" svg:y2="14.335cm">
          <text:p/>
        </draw:line>
        <draw:line draw:style-name="gr6" draw:text-style-name="P2" draw:layer="layout" svg:x1="2.905cm" svg:y1="14.208cm" svg:x2="10.652cm" svg:y2="14.208cm">
          <text:p/>
        </draw:line>
        <draw:line draw:style-name="gr6" draw:text-style-name="P2" draw:layer="layout" svg:x1="2.905cm" svg:y1="14.081cm" svg:x2="10.652cm" svg:y2="14.081cm">
          <text:p/>
        </draw:line>
        <draw:line draw:style-name="gr5" draw:text-style-name="P2" draw:layer="layout" svg:x1="6.461cm" svg:y1="11.287cm" svg:x2="6.461cm" svg:y2="14.843cm">
          <text:p/>
        </draw:line>
        <draw:line draw:style-name="gr5" draw:text-style-name="P2" draw:layer="layout" svg:x1="7.35cm" svg:y1="11.287cm" svg:x2="7.35cm" svg:y2="14.843cm">
          <text:p/>
        </draw:line>
        <draw:line draw:style-name="gr5" draw:text-style-name="P2" draw:layer="layout" svg:x1="8.239cm" svg:y1="11.287cm" svg:x2="8.239cm" svg:y2="14.843cm">
          <text:p/>
        </draw:line>
        <draw:line draw:style-name="gr5" draw:text-style-name="P2" draw:layer="layout" svg:x1="6.461cm" svg:y1="11.288cm" svg:x2="6.461cm" svg:y2="14.844cm">
          <text:p/>
        </draw:line>
        <draw:line draw:style-name="gr5" draw:text-style-name="P2" draw:layer="layout" svg:x1="7.35cm" svg:y1="11.288cm" svg:x2="7.35cm" svg:y2="14.844cm">
          <text:p/>
        </draw:line>
        <draw:line draw:style-name="gr5" draw:text-style-name="P2" draw:layer="layout" svg:x1="8.239cm" svg:y1="11.288cm" svg:x2="8.239cm" svg:y2="14.844cm">
          <text:p/>
        </draw:line>
        <draw:line draw:style-name="gr5" draw:text-style-name="P2" draw:layer="layout" svg:x1="4.683cm" svg:y1="11.287cm" svg:x2="4.683cm" svg:y2="14.843cm">
          <text:p/>
        </draw:line>
        <draw:line draw:style-name="gr5" draw:text-style-name="P2" draw:layer="layout" svg:x1="5.572cm" svg:y1="11.287cm" svg:x2="5.572cm" svg:y2="14.843cm">
          <text:p/>
        </draw:line>
        <draw:line draw:style-name="gr5" draw:text-style-name="P2" draw:layer="layout" svg:x1="6.461cm" svg:y1="11.287cm" svg:x2="6.461cm" svg:y2="14.843cm">
          <text:p/>
        </draw:line>
        <draw:line draw:style-name="gr5" draw:text-style-name="P2" draw:layer="layout" svg:x1="4.683cm" svg:y1="11.288cm" svg:x2="4.683cm" svg:y2="14.844cm">
          <text:p/>
        </draw:line>
        <draw:line draw:style-name="gr5" draw:text-style-name="P2" draw:layer="layout" svg:x1="5.572cm" svg:y1="11.288cm" svg:x2="5.572cm" svg:y2="14.844cm">
          <text:p/>
        </draw:line>
        <draw:line draw:style-name="gr5" draw:text-style-name="P2" draw:layer="layout" svg:x1="3.794cm" svg:y1="11.287cm" svg:x2="3.794cm" svg:y2="14.843cm">
          <text:p/>
        </draw:line>
        <draw:line draw:style-name="gr5" draw:text-style-name="P2" draw:layer="layout" svg:x1="4.683cm" svg:y1="11.287cm" svg:x2="4.683cm" svg:y2="14.843cm">
          <text:p/>
        </draw:line>
        <draw:line draw:style-name="gr5" draw:text-style-name="P2" draw:layer="layout" svg:x1="3.794cm" svg:y1="11.288cm" svg:x2="3.794cm" svg:y2="14.844cm">
          <text:p/>
        </draw:line>
        <draw:line draw:style-name="gr5" draw:text-style-name="P2" draw:layer="layout" svg:x1="8.239cm" svg:y1="11.287cm" svg:x2="8.239cm" svg:y2="14.843cm">
          <text:p/>
        </draw:line>
        <draw:line draw:style-name="gr5" draw:text-style-name="P2" draw:layer="layout" svg:x1="9.128cm" svg:y1="11.287cm" svg:x2="9.128cm" svg:y2="14.843cm">
          <text:p/>
        </draw:line>
        <draw:line draw:style-name="gr5" draw:text-style-name="P2" draw:layer="layout" svg:x1="10.017cm" svg:y1="11.287cm" svg:x2="10.017cm" svg:y2="14.843cm">
          <text:p/>
        </draw:line>
        <draw:line draw:style-name="gr5" draw:text-style-name="P2" draw:layer="layout" svg:x1="9.128cm" svg:y1="11.288cm" svg:x2="9.128cm" svg:y2="14.844cm">
          <text:p/>
        </draw:line>
        <draw:line draw:style-name="gr5" draw:text-style-name="P2" draw:layer="layout" svg:x1="10.017cm" svg:y1="11.288cm" svg:x2="10.017cm" svg:y2="14.844cm">
          <text:p/>
        </draw:line>
        <draw:line draw:style-name="gr6" draw:text-style-name="P2" draw:layer="layout" svg:x1="3.413cm" svg:y1="11.287cm" svg:x2="3.413cm" svg:y2="14.843cm">
          <text:p/>
        </draw:line>
        <draw:line draw:style-name="gr6" draw:text-style-name="P2" draw:layer="layout" svg:x1="3.54cm" svg:y1="11.287cm" svg:x2="3.54cm" svg:y2="14.843cm">
          <text:p/>
        </draw:line>
        <draw:line draw:style-name="gr6" draw:text-style-name="P2" draw:layer="layout" svg:x1="3.667cm" svg:y1="11.287cm" svg:x2="3.667cm" svg:y2="14.843cm">
          <text:p/>
        </draw:line>
        <draw:line draw:style-name="gr6" draw:text-style-name="P2" draw:layer="layout" svg:x1="3.921cm" svg:y1="11.287cm" svg:x2="3.921cm" svg:y2="14.843cm">
          <text:p/>
        </draw:line>
        <draw:line draw:style-name="gr6" draw:text-style-name="P2" draw:layer="layout" svg:x1="4.048cm" svg:y1="11.287cm" svg:x2="4.048cm" svg:y2="14.843cm">
          <text:p/>
        </draw:line>
        <draw:line draw:style-name="gr6" draw:text-style-name="P2" draw:layer="layout" svg:x1="4.175cm" svg:y1="11.287cm" svg:x2="4.175cm" svg:y2="14.843cm">
          <text:p/>
        </draw:line>
        <draw:line draw:style-name="gr6" draw:text-style-name="P2" draw:layer="layout" svg:x1="4.302cm" svg:y1="11.287cm" svg:x2="4.302cm" svg:y2="14.843cm">
          <text:p/>
        </draw:line>
        <draw:line draw:style-name="gr6" draw:text-style-name="P2" draw:layer="layout" svg:x1="4.429cm" svg:y1="11.287cm" svg:x2="4.429cm" svg:y2="14.843cm">
          <text:p/>
        </draw:line>
        <draw:line draw:style-name="gr6" draw:text-style-name="P2" draw:layer="layout" svg:x1="4.556cm" svg:y1="11.287cm" svg:x2="4.556cm" svg:y2="14.843cm">
          <text:p/>
        </draw:line>
        <draw:line draw:style-name="gr6" draw:text-style-name="P2" draw:layer="layout" svg:x1="4.81cm" svg:y1="11.287cm" svg:x2="4.81cm" svg:y2="14.843cm">
          <text:p/>
        </draw:line>
        <draw:line draw:style-name="gr6" draw:text-style-name="P2" draw:layer="layout" svg:x1="4.937cm" svg:y1="11.287cm" svg:x2="4.937cm" svg:y2="14.843cm">
          <text:p/>
        </draw:line>
        <draw:line draw:style-name="gr6" draw:text-style-name="P2" draw:layer="layout" svg:x1="5.064cm" svg:y1="11.287cm" svg:x2="5.064cm" svg:y2="14.843cm">
          <text:p/>
        </draw:line>
        <draw:line draw:style-name="gr6" draw:text-style-name="P2" draw:layer="layout" svg:x1="5.191cm" svg:y1="11.287cm" svg:x2="5.191cm" svg:y2="14.843cm">
          <text:p/>
        </draw:line>
        <draw:line draw:style-name="gr6" draw:text-style-name="P2" draw:layer="layout" svg:x1="5.318cm" svg:y1="11.287cm" svg:x2="5.318cm" svg:y2="14.843cm">
          <text:p/>
        </draw:line>
        <draw:line draw:style-name="gr6" draw:text-style-name="P2" draw:layer="layout" svg:x1="5.445cm" svg:y1="11.287cm" svg:x2="5.445cm" svg:y2="14.843cm">
          <text:p/>
        </draw:line>
        <draw:line draw:style-name="gr6" draw:text-style-name="P2" draw:layer="layout" svg:x1="5.699cm" svg:y1="11.287cm" svg:x2="5.699cm" svg:y2="14.843cm">
          <text:p/>
        </draw:line>
        <draw:line draw:style-name="gr6" draw:text-style-name="P2" draw:layer="layout" svg:x1="5.826cm" svg:y1="11.287cm" svg:x2="5.826cm" svg:y2="14.843cm">
          <text:p/>
        </draw:line>
        <draw:line draw:style-name="gr6" draw:text-style-name="P2" draw:layer="layout" svg:x1="5.953cm" svg:y1="11.287cm" svg:x2="5.953cm" svg:y2="14.843cm">
          <text:p/>
        </draw:line>
        <draw:line draw:style-name="gr6" draw:text-style-name="P2" draw:layer="layout" svg:x1="6.08cm" svg:y1="11.287cm" svg:x2="6.08cm" svg:y2="14.843cm">
          <text:p/>
        </draw:line>
        <draw:line draw:style-name="gr6" draw:text-style-name="P2" draw:layer="layout" svg:x1="6.207cm" svg:y1="11.287cm" svg:x2="6.207cm" svg:y2="14.843cm">
          <text:p/>
        </draw:line>
        <draw:line draw:style-name="gr6" draw:text-style-name="P2" draw:layer="layout" svg:x1="6.334cm" svg:y1="11.287cm" svg:x2="6.334cm" svg:y2="14.843cm">
          <text:p/>
        </draw:line>
        <draw:line draw:style-name="gr6" draw:text-style-name="P2" draw:layer="layout" svg:x1="6.588cm" svg:y1="11.287cm" svg:x2="6.588cm" svg:y2="14.843cm">
          <text:p/>
        </draw:line>
        <draw:line draw:style-name="gr6" draw:text-style-name="P2" draw:layer="layout" svg:x1="6.715cm" svg:y1="11.287cm" svg:x2="6.715cm" svg:y2="14.843cm">
          <text:p/>
        </draw:line>
        <draw:line draw:style-name="gr6" draw:text-style-name="P2" draw:layer="layout" svg:x1="6.842cm" svg:y1="11.287cm" svg:x2="6.842cm" svg:y2="14.843cm">
          <text:p/>
        </draw:line>
        <draw:line draw:style-name="gr6" draw:text-style-name="P2" draw:layer="layout" svg:x1="6.969cm" svg:y1="11.287cm" svg:x2="6.969cm" svg:y2="14.843cm">
          <text:p/>
        </draw:line>
        <draw:line draw:style-name="gr6" draw:text-style-name="P2" draw:layer="layout" svg:x1="7.096cm" svg:y1="11.287cm" svg:x2="7.096cm" svg:y2="14.843cm">
          <text:p/>
        </draw:line>
        <draw:line draw:style-name="gr6" draw:text-style-name="P2" draw:layer="layout" svg:x1="7.223cm" svg:y1="11.287cm" svg:x2="7.223cm" svg:y2="14.843cm">
          <text:p/>
        </draw:line>
        <draw:line draw:style-name="gr6" draw:text-style-name="P2" draw:layer="layout" svg:x1="7.477cm" svg:y1="11.287cm" svg:x2="7.477cm" svg:y2="14.843cm">
          <text:p/>
        </draw:line>
        <draw:line draw:style-name="gr6" draw:text-style-name="P2" draw:layer="layout" svg:x1="7.604cm" svg:y1="11.287cm" svg:x2="7.604cm" svg:y2="14.843cm">
          <text:p/>
        </draw:line>
        <draw:line draw:style-name="gr6" draw:text-style-name="P2" draw:layer="layout" svg:x1="7.731cm" svg:y1="11.287cm" svg:x2="7.731cm" svg:y2="14.843cm">
          <text:p/>
        </draw:line>
        <draw:line draw:style-name="gr6" draw:text-style-name="P2" draw:layer="layout" svg:x1="7.858cm" svg:y1="11.287cm" svg:x2="7.858cm" svg:y2="14.843cm">
          <text:p/>
        </draw:line>
        <draw:line draw:style-name="gr6" draw:text-style-name="P2" draw:layer="layout" svg:x1="7.985cm" svg:y1="11.287cm" svg:x2="7.985cm" svg:y2="14.843cm">
          <text:p/>
        </draw:line>
        <draw:line draw:style-name="gr6" draw:text-style-name="P2" draw:layer="layout" svg:x1="8.112cm" svg:y1="11.287cm" svg:x2="8.112cm" svg:y2="14.843cm">
          <text:p/>
        </draw:line>
        <draw:line draw:style-name="gr6" draw:text-style-name="P2" draw:layer="layout" svg:x1="8.366cm" svg:y1="11.287cm" svg:x2="8.366cm" svg:y2="14.843cm">
          <text:p/>
        </draw:line>
        <draw:line draw:style-name="gr6" draw:text-style-name="P2" draw:layer="layout" svg:x1="8.493cm" svg:y1="11.287cm" svg:x2="8.493cm" svg:y2="14.843cm">
          <text:p/>
        </draw:line>
        <draw:line draw:style-name="gr6" draw:text-style-name="P2" draw:layer="layout" svg:x1="8.62cm" svg:y1="11.287cm" svg:x2="8.62cm" svg:y2="14.843cm">
          <text:p/>
        </draw:line>
        <draw:line draw:style-name="gr6" draw:text-style-name="P2" draw:layer="layout" svg:x1="8.747cm" svg:y1="11.287cm" svg:x2="8.747cm" svg:y2="14.843cm">
          <text:p/>
        </draw:line>
        <draw:line draw:style-name="gr6" draw:text-style-name="P2" draw:layer="layout" svg:x1="8.874cm" svg:y1="11.287cm" svg:x2="8.874cm" svg:y2="14.843cm">
          <text:p/>
        </draw:line>
        <draw:line draw:style-name="gr6" draw:text-style-name="P2" draw:layer="layout" svg:x1="9.001cm" svg:y1="11.287cm" svg:x2="9.001cm" svg:y2="14.843cm">
          <text:p/>
        </draw:line>
        <draw:line draw:style-name="gr6" draw:text-style-name="P2" draw:layer="layout" svg:x1="9.255cm" svg:y1="11.287cm" svg:x2="9.255cm" svg:y2="14.843cm">
          <text:p/>
        </draw:line>
        <draw:line draw:style-name="gr6" draw:text-style-name="P2" draw:layer="layout" svg:x1="9.382cm" svg:y1="11.287cm" svg:x2="9.382cm" svg:y2="14.843cm">
          <text:p/>
        </draw:line>
        <draw:line draw:style-name="gr6" draw:text-style-name="P2" draw:layer="layout" svg:x1="9.509cm" svg:y1="11.287cm" svg:x2="9.509cm" svg:y2="14.843cm">
          <text:p/>
        </draw:line>
        <draw:line draw:style-name="gr6" draw:text-style-name="P2" draw:layer="layout" svg:x1="9.636cm" svg:y1="11.287cm" svg:x2="9.636cm" svg:y2="14.843cm">
          <text:p/>
        </draw:line>
        <draw:line draw:style-name="gr6" draw:text-style-name="P2" draw:layer="layout" svg:x1="9.763cm" svg:y1="11.287cm" svg:x2="9.763cm" svg:y2="14.843cm">
          <text:p/>
        </draw:line>
        <draw:line draw:style-name="gr6" draw:text-style-name="P2" draw:layer="layout" svg:x1="9.89cm" svg:y1="11.287cm" svg:x2="9.89cm" svg:y2="14.843cm">
          <text:p/>
        </draw:line>
        <draw:line draw:style-name="gr6" draw:text-style-name="P2" draw:layer="layout" svg:x1="10.142cm" svg:y1="11.287cm" svg:x2="10.142cm" svg:y2="14.843cm">
          <text:p/>
        </draw:line>
        <draw:line draw:style-name="gr6" draw:text-style-name="P2" draw:layer="layout" svg:x1="10.269cm" svg:y1="11.287cm" svg:x2="10.269cm" svg:y2="14.843cm">
          <text:p/>
        </draw:line>
        <draw:line draw:style-name="gr5" draw:text-style-name="P2" draw:layer="layout" svg:x1="2.905cm" svg:y1="12.176cm" svg:x2="10.652cm" svg:y2="12.176cm">
          <text:p/>
        </draw:line>
        <draw:line draw:style-name="gr5" draw:text-style-name="P2" draw:layer="layout" svg:x1="2.905cm" svg:y1="13.065cm" svg:x2="10.652cm" svg:y2="13.065cm">
          <text:p/>
        </draw:line>
        <draw:line draw:style-name="gr5" draw:text-style-name="P2" draw:layer="layout" svg:x1="2.905cm" svg:y1="13.954cm" svg:x2="10.652cm" svg:y2="13.954cm">
          <text:p/>
        </draw:line>
        <draw:line draw:style-name="gr7" draw:text-style-name="P2" draw:layer="layout" svg:x1="2.905cm" svg:y1="11.287cm" svg:x2="10.652cm" svg:y2="11.287cm">
          <text:p/>
        </draw:line>
        <draw:line draw:style-name="gr7" draw:text-style-name="P2" draw:layer="layout" svg:x1="2.905cm" svg:y1="14.843cm" svg:x2="10.652cm" svg:y2="14.843cm">
          <text:p/>
        </draw:line>
        <draw:line draw:style-name="gr7" draw:text-style-name="P2" draw:layer="layout" svg:x1="2.906cm" svg:y1="14.843cm" svg:x2="2.905cm" svg:y2="11.287cm">
          <text:p/>
        </draw:line>
        <draw:line draw:style-name="gr7" draw:text-style-name="P2" draw:layer="layout" svg:x1="10.652cm" svg:y1="14.843cm" svg:x2="10.651cm" svg:y2="11.287cm">
          <text:p/>
        </draw:line>
        <draw:path draw:style-name="gr8" draw:text-style-name="P2" draw:layer="layout" svg:width="7.228cm" svg:height="6.661cm" draw:transform="skewX (-7.73564974956492E-017) rotate (0.718377520120866) translate (1.85361174930557cm 12.7141250880662cm)" svg:viewBox="0 0 7229 6662" svg:d="M1396 0c253 7-1626 2362-1372 2342 177-14 1346-1075 1385-813 31 212 401 286 408 517 5 215 13 470 181 634 147 144 349 211 538 281 186 68 1434-989 1609-895 168 89-607 1153-643 1501-25 242-261 454-108 709 114 192-362 849-203 1004 146 142 2287-1956 2484-1877 219 87-1857 2469-1636 2450 259-22 1018-1059 1278-1076 228-15 468-368 622-132 144 224 244 243 119 442-99 158-643 1416-525 1566s1421-1626 1696-1554">
          <text:p/>
        </draw:path>
        <draw:line draw:style-name="gr2" draw:text-style-name="P2" draw:layer="layout" svg:x1="20.939cm" svg:y1="6.08cm" svg:x2="20.939cm" svg:y2="6.715cm">
          <text:p/>
        </draw:line>
        <draw:line draw:style-name="gr2" draw:text-style-name="P2" draw:layer="layout" svg:x1="21.066cm" svg:y1="6.08cm" svg:x2="21.066cm" svg:y2="6.715cm">
          <text:p/>
        </draw:line>
        <draw:line draw:style-name="gr2" draw:text-style-name="P2" draw:layer="layout" svg:x1="21.193cm" svg:y1="6.08cm" svg:x2="21.193cm" svg:y2="6.715cm">
          <text:p/>
        </draw:line>
        <draw:line draw:style-name="gr2" draw:text-style-name="P2" draw:layer="layout" svg:x1="21.32cm" svg:y1="6.08cm" svg:x2="21.32cm" svg:y2="6.715cm">
          <text:p/>
        </draw:line>
        <draw:line draw:style-name="gr2" draw:text-style-name="P2" draw:layer="layout" svg:x1="21.447cm" svg:y1="6.08cm" svg:x2="21.447cm" svg:y2="6.715cm">
          <text:p/>
        </draw:line>
        <draw:line draw:style-name="gr2" draw:text-style-name="P2" draw:layer="layout" svg:x1="21.574cm" svg:y1="6.08cm" svg:x2="21.574cm" svg:y2="6.715cm">
          <text:p/>
        </draw:line>
        <draw:line draw:style-name="gr2" draw:text-style-name="P2" draw:layer="layout" svg:x1="21.701cm" svg:y1="6.08cm" svg:x2="21.701cm" svg:y2="6.715cm">
          <text:p/>
        </draw:line>
        <draw:line draw:style-name="gr2" draw:text-style-name="P2" draw:layer="layout" svg:x1="21.828cm" svg:y1="6.08cm" svg:x2="21.828cm" svg:y2="6.715cm">
          <text:p/>
        </draw:line>
        <draw:line draw:style-name="gr2" draw:text-style-name="P2" draw:layer="layout" svg:x1="21.828cm" svg:y1="6.08cm" svg:x2="21.828cm" svg:y2="6.715cm">
          <text:p/>
        </draw:line>
        <draw:line draw:style-name="gr2" draw:text-style-name="P2" draw:layer="layout" svg:x1="21.955cm" svg:y1="6.08cm" svg:x2="21.955cm" svg:y2="6.715cm">
          <text:p/>
        </draw:line>
        <draw:line draw:style-name="gr2" draw:text-style-name="P2" draw:layer="layout" svg:x1="22.082cm" svg:y1="6.08cm" svg:x2="22.082cm" svg:y2="6.715cm">
          <text:p/>
        </draw:line>
        <draw:line draw:style-name="gr2" draw:text-style-name="P2" draw:layer="layout" svg:x1="22.209cm" svg:y1="6.08cm" svg:x2="22.209cm" svg:y2="6.715cm">
          <text:p/>
        </draw:line>
        <draw:line draw:style-name="gr2" draw:text-style-name="P2" draw:layer="layout" svg:x1="22.336cm" svg:y1="6.08cm" svg:x2="22.336cm" svg:y2="6.715cm">
          <text:p/>
        </draw:line>
        <draw:line draw:style-name="gr2" draw:text-style-name="P2" draw:layer="layout" svg:x1="22.463cm" svg:y1="6.08cm" svg:x2="22.463cm" svg:y2="6.715cm">
          <text:p/>
        </draw:line>
        <draw:line draw:style-name="gr2" draw:text-style-name="P2" draw:layer="layout" svg:x1="22.59cm" svg:y1="6.08cm" svg:x2="22.59cm" svg:y2="6.715cm">
          <text:p/>
        </draw:line>
        <draw:line draw:style-name="gr2" draw:text-style-name="P2" draw:layer="layout" svg:x1="22.717cm" svg:y1="6.08cm" svg:x2="22.717cm" svg:y2="6.715cm">
          <text:p/>
        </draw:line>
        <draw:line draw:style-name="gr2" draw:text-style-name="P2" draw:layer="layout" svg:x1="22.844cm" svg:y1="6.08cm" svg:x2="22.844cm" svg:y2="6.715cm">
          <text:p/>
        </draw:line>
        <draw:line draw:style-name="gr2" draw:text-style-name="P2" draw:layer="layout" svg:x1="22.971cm" svg:y1="6.08cm" svg:x2="22.971cm" svg:y2="6.715cm">
          <text:p/>
        </draw:line>
        <draw:line draw:style-name="gr2" draw:text-style-name="P2" draw:layer="layout" svg:x1="23.098cm" svg:y1="6.08cm" svg:x2="23.098cm" svg:y2="6.715cm">
          <text:p/>
        </draw:line>
        <draw:line draw:style-name="gr2" draw:text-style-name="P2" draw:layer="layout" svg:x1="23.225cm" svg:y1="6.08cm" svg:x2="23.225cm" svg:y2="6.715cm">
          <text:p/>
        </draw:line>
        <draw:line draw:style-name="gr2" draw:text-style-name="P2" draw:layer="layout" svg:x1="23.352cm" svg:y1="6.08cm" svg:x2="23.352cm" svg:y2="6.715cm">
          <text:p/>
        </draw:line>
        <draw:line draw:style-name="gr2" draw:text-style-name="P2" draw:layer="layout" svg:x1="23.479cm" svg:y1="6.08cm" svg:x2="23.479cm" svg:y2="6.715cm">
          <text:p/>
        </draw:line>
        <draw:line draw:style-name="gr2" draw:text-style-name="P2" draw:layer="layout" svg:x1="23.606cm" svg:y1="6.08cm" svg:x2="23.606cm" svg:y2="6.715cm">
          <text:p/>
        </draw:line>
        <draw:line draw:style-name="gr2" draw:text-style-name="P2" draw:layer="layout" svg:x1="23.733cm" svg:y1="6.08cm" svg:x2="23.733cm" svg:y2="6.715cm">
          <text:p/>
        </draw:line>
        <draw:line draw:style-name="gr2" draw:text-style-name="P2" draw:layer="layout" svg:x1="23.733cm" svg:y1="6.08cm" svg:x2="23.733cm" svg:y2="6.715cm">
          <text:p/>
        </draw:line>
        <draw:line draw:style-name="gr2" draw:text-style-name="P2" draw:layer="layout" svg:x1="23.86cm" svg:y1="6.08cm" svg:x2="23.86cm" svg:y2="6.715cm">
          <text:p/>
        </draw:line>
        <draw:line draw:style-name="gr2" draw:text-style-name="P2" draw:layer="layout" svg:x1="23.987cm" svg:y1="6.08cm" svg:x2="23.987cm" svg:y2="6.715cm">
          <text:p/>
        </draw:line>
        <draw:line draw:style-name="gr2" draw:text-style-name="P2" draw:layer="layout" svg:x1="24.114cm" svg:y1="6.08cm" svg:x2="24.114cm" svg:y2="6.715cm">
          <text:p/>
        </draw:line>
        <draw:line draw:style-name="gr2" draw:text-style-name="P2" draw:layer="layout" svg:x1="24.241cm" svg:y1="6.08cm" svg:x2="24.241cm" svg:y2="6.715cm">
          <text:p/>
        </draw:line>
        <draw:line draw:style-name="gr2" draw:text-style-name="P2" draw:layer="layout" svg:x1="24.368cm" svg:y1="6.08cm" svg:x2="24.368cm" svg:y2="6.715cm">
          <text:p/>
        </draw:line>
        <draw:line draw:style-name="gr2" draw:text-style-name="P2" draw:layer="layout" svg:x1="24.495cm" svg:y1="6.08cm" svg:x2="24.495cm" svg:y2="6.715cm">
          <text:p/>
        </draw:line>
        <draw:line draw:style-name="gr2" draw:text-style-name="P2" draw:layer="layout" svg:x1="24.622cm" svg:y1="6.08cm" svg:x2="24.622cm" svg:y2="6.715cm">
          <text:p/>
        </draw:line>
        <draw:line draw:style-name="gr2" draw:text-style-name="P2" draw:layer="layout" svg:x1="24.622cm" svg:y1="6.08cm" svg:x2="24.622cm" svg:y2="6.715cm">
          <text:p/>
        </draw:line>
        <draw:line draw:style-name="gr2" draw:text-style-name="P2" draw:layer="layout" svg:x1="24.749cm" svg:y1="6.08cm" svg:x2="24.749cm" svg:y2="6.715cm">
          <text:p/>
        </draw:line>
        <draw:line draw:style-name="gr2" draw:text-style-name="P2" draw:layer="layout" svg:x1="24.876cm" svg:y1="6.08cm" svg:x2="24.876cm" svg:y2="6.715cm">
          <text:p/>
        </draw:line>
        <draw:line draw:style-name="gr2" draw:text-style-name="P2" draw:layer="layout" svg:x1="25.003cm" svg:y1="6.08cm" svg:x2="25.003cm" svg:y2="6.715cm">
          <text:p/>
        </draw:line>
        <draw:line draw:style-name="gr2" draw:text-style-name="P2" draw:layer="layout" svg:x1="25.13cm" svg:y1="6.08cm" svg:x2="25.13cm" svg:y2="6.715cm">
          <text:p/>
        </draw:line>
        <draw:line draw:style-name="gr2" draw:text-style-name="P2" draw:layer="layout" svg:x1="25.257cm" svg:y1="6.08cm" svg:x2="25.257cm" svg:y2="6.715cm">
          <text:p/>
        </draw:line>
        <draw:line draw:style-name="gr2" draw:text-style-name="P2" draw:layer="layout" svg:x1="25.384cm" svg:y1="6.08cm" svg:x2="25.384cm" svg:y2="6.715cm">
          <text:p/>
        </draw:line>
        <draw:line draw:style-name="gr2" draw:text-style-name="P2" draw:layer="layout" svg:x1="25.511cm" svg:y1="6.08cm" svg:x2="25.511cm" svg:y2="6.715cm">
          <text:p/>
        </draw:line>
        <draw:line draw:style-name="gr2" draw:text-style-name="P2" draw:layer="layout" svg:x1="25.511cm" svg:y1="6.08cm" svg:x2="25.511cm" svg:y2="6.715cm">
          <text:p/>
        </draw:line>
        <draw:line draw:style-name="gr2" draw:text-style-name="P2" draw:layer="layout" svg:x1="25.638cm" svg:y1="6.08cm" svg:x2="25.638cm" svg:y2="6.715cm">
          <text:p/>
        </draw:line>
        <draw:line draw:style-name="gr9" draw:text-style-name="P2" draw:layer="layout" svg:x1="3.286cm" svg:y1="6.715cm" svg:x2="7.477cm" svg:y2="9.255cm">
          <text:p/>
        </draw:line>
        <draw:line draw:style-name="gr9" draw:text-style-name="P2" draw:layer="layout" svg:x1="7.477cm" svg:y1="9.255cm" svg:x2="13.446cm" svg:y2="6.715cm">
          <text:p/>
        </draw:line>
        <draw:line draw:style-name="gr10" draw:text-style-name="P2" draw:layer="layout" svg:x1="8.239cm" svg:y1="6.715cm" svg:x2="7.477cm" svg:y2="9.255cm">
          <text:p/>
        </draw:line>
        <draw:line draw:style-name="gr9" draw:text-style-name="P2" draw:layer="layout" svg:x1="7.477cm" svg:y1="9.255cm" svg:x2="10.652cm" svg:y2="11.287cm">
          <text:p/>
        </draw:line>
        <draw:line draw:style-name="gr9" draw:text-style-name="P2" draw:layer="layout" svg:x1="2.905cm" svg:y1="11.287cm" svg:x2="7.478cm" svg:y2="9.255cm">
          <text:p/>
        </draw:line>
        <draw:line draw:style-name="gr10" draw:text-style-name="P2" draw:layer="layout" svg:x1="6.588cm" svg:y1="11.287cm" svg:x2="7.477cm" svg:y2="9.255cm">
          <text:p/>
        </draw:line>
        <draw:line draw:style-name="gr10" draw:text-style-name="P2" draw:layer="layout" svg:x1="8.62cm" svg:y1="6.715cm" svg:x2="7.477cm" svg:y2="9.255cm">
          <text:p/>
        </draw:line>
        <draw:line draw:style-name="gr10" draw:text-style-name="P2" draw:layer="layout" svg:x1="6.715cm" svg:y1="11.287cm" svg:x2="7.477cm" svg:y2="9.255cm">
          <text:p/>
        </draw:line>
        <draw:line draw:style-name="gr2" draw:text-style-name="P2" draw:layer="layout" svg:x1="13.446cm" svg:y1="4.81cm" svg:x2="13.446cm" svg:y2="5.953cm">
          <text:p/>
        </draw:line>
        <draw:line draw:style-name="gr2" draw:text-style-name="P2" draw:layer="layout" svg:x1="3.286cm" svg:y1="3.921cm" svg:x2="3.286cm" svg:y2="5.953cm">
          <text:p/>
        </draw:line>
        <draw:line draw:style-name="gr11" draw:text-style-name="P2" draw:layer="layout" svg:x1="13.446cm" svg:y1="4.937cm" svg:x2="3.286cm" svg:y2="4.937cm">
          <text:p/>
        </draw:line>
        <draw:custom-shape draw:style-name="gr12" draw:text-style-name="P5" draw:layer="layout" svg:width="1.016cm" svg:height="0.508cm" svg:x="7.858cm" svg:y="4.683cm">
          <text:p text:style-name="P4"><text:span text:style-name="T1">Fetch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26cm" svg:y1="14.843cm" svg:x2="5.826cm" svg:y2="15.478cm">
          <text:p/>
        </draw:line>
        <draw:line draw:style-name="gr2" draw:text-style-name="P2" draw:layer="layout" svg:x1="5.953cm" svg:y1="14.843cm" svg:x2="5.953cm" svg:y2="15.478cm">
          <text:p/>
        </draw:line>
        <draw:line draw:style-name="gr3" draw:text-style-name="P2" draw:layer="layout" svg:x1="6.715cm" svg:y1="15.258cm" svg:x2="5.953cm" svg:y2="15.258cm">
          <text:p/>
        </draw:line>
        <draw:line draw:style-name="gr3" draw:text-style-name="P2" draw:layer="layout" svg:x1="5.064cm" svg:y1="15.258cm" svg:x2="5.826cm" svg:y2="15.258cm">
          <text:p/>
        </draw:line>
        <draw:line draw:style-name="gr2" draw:text-style-name="P2" draw:layer="layout" svg:x1="10.652cm" svg:y1="14.843cm" svg:x2="10.652cm" svg:y2="16.875cm">
          <text:p/>
        </draw:line>
        <draw:line draw:style-name="gr11" draw:text-style-name="P2" draw:layer="layout" svg:x1="10.652cm" svg:y1="16.621cm" svg:x2="2.905cm" svg:y2="16.621cm">
          <text:p/>
        </draw:line>
        <draw:custom-shape draw:style-name="gr12" draw:text-style-name="P5" draw:layer="layout" svg:width="1.27cm" svg:height="0.508cm" svg:x="6.207cm" svg:y="16.367cm">
          <text:p text:style-name="P4"><text:span text:style-name="T1">Scree</text:span><text:span text:style-name="T1">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05cm" svg:y1="14.843cm" svg:x2="2.905cm" svg:y2="17.51cm">
          <text:p/>
        </draw:line>
        <draw:line draw:style-name="gr2" draw:text-style-name="P2" draw:layer="layout" svg:x1="9.128cm" svg:y1="14.843cm" svg:x2="9.128cm" svg:y2="16.113cm">
          <text:p/>
        </draw:line>
        <draw:line draw:style-name="gr2" draw:text-style-name="P2" draw:layer="layout" svg:x1="8.239cm" svg:y1="14.843cm" svg:x2="8.239cm" svg:y2="16.113cm">
          <text:p/>
        </draw:line>
        <draw:line draw:style-name="gr3" draw:text-style-name="P2" draw:layer="layout" svg:x1="9.89cm" svg:y1="15.859cm" svg:x2="9.128cm" svg:y2="15.859cm">
          <text:p/>
        </draw:line>
        <draw:line draw:style-name="gr3" draw:text-style-name="P2" draw:layer="layout" svg:x1="7.477cm" svg:y1="15.859cm" svg:x2="8.239cm" svg:y2="15.859cm">
          <text:p/>
        </draw:line>
        <draw:custom-shape draw:style-name="gr12" draw:text-style-name="P5" draw:layer="layout" svg:width="0.762cm" svg:height="0.508cm" svg:x="6.588cm" svg:y="15.605cm">
          <text:p text:style-name="P4"><text:span text:style-name="T1">Div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889cm" svg:height="0.508cm" svg:x="4.175cm" svg:y="14.97cm">
          <text:p text:style-name="P4"><text:span text:style-name="T1">Pixel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7cm" svg:height="0.508cm" svg:x="6.207cm" svg:y="16.367cm">
          <text:p text:style-name="P4"><text:span text:style-name="T1">Screen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715cm" svg:y1="6.715cm" svg:x2="7.477cm" svg:y2="9.255cm">
          <text:p/>
        </draw:line>
        <draw:line draw:style-name="gr13" draw:text-style-name="P2" draw:layer="layout" svg:x1="7.35cm" svg:y1="11.287cm" svg:x2="7.477cm" svg:y2="9.255cm">
          <text:p/>
        </draw:line>
        <draw:line draw:style-name="gr13" draw:text-style-name="P2" draw:layer="layout" svg:x1="9.001cm" svg:y1="6.715cm" svg:x2="7.477cm" svg:y2="9.255cm">
          <text:p/>
        </draw:line>
        <draw:line draw:style-name="gr13" draw:text-style-name="P2" draw:layer="layout" svg:x1="6.461cm" svg:y1="11.287cm" svg:x2="7.477cm" svg:y2="9.255cm">
          <text:p/>
        </draw:line>
        <draw:custom-shape draw:style-name="gr12" draw:text-style-name="P6" draw:layer="layout" svg:width="7.493cm" svg:height="1.016cm" svg:x="18.018cm" svg:y="4.556cm">
          <text:p text:style-name="P4"><text:span text:style-name="T2">S</text:span><text:span text:style-name="T2">a</text:span><text:span text:style-name="T2">m</text:span><text:span text:style-name="T2">p</text:span><text:span text:style-name="T2">le</text:span><text:span text:style-name="T2">d </text:span><text:span text:style-name="T2">S</text:span><text:span text:style-name="T2">i</text:span><text:span text:style-name="T2">g</text:span><text:span text:style-name="T2">n</text:span><text:span text:style-name="T2">al </text:span><text:span text:style-name="T2">D</text:span><text:span text:style-name="T2">o</text:span><text:span text:style-name="T2">m</text:span><text:span text:style-name="T2">ai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54cm" svg:height="0.762cm" svg:x="6.207cm" svg:y="8.874cm">
          <text:p text:style-name="P4"><text:span text:style-name="T3">Re</text:span><text:span text:style-name="T3">sa</text:span><text:span text:style-name="T3">mp</text:span><text:span text:style-name="T3">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5.08cm" svg:height="1.016cm" svg:x="12.811cm" svg:y="18.399cm">
          <text:p text:style-name="P4"><text:span text:style-name="T2">Dis</text:span><text:span text:style-name="T2">pla</text:span><text:span text:style-name="T2">y </text:span><text:span text:style-name="T2">Do</text:span><text:span text:style-name="T2">mai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01cm" svg:height="3.81cm" svg:x="14.589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47cm" svg:height="3.556cm" svg:x="14.716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4.716cm" svg:y1="11.287cm" svg:x2="14.716cm" svg:y2="14.843cm">
          <text:p/>
        </draw:line>
        <draw:line draw:style-name="gr6" draw:text-style-name="P2" draw:layer="layout" svg:x1="14.843cm" svg:y1="11.287cm" svg:x2="14.843cm" svg:y2="14.843cm">
          <text:p/>
        </draw:line>
        <draw:line draw:style-name="gr6" draw:text-style-name="P2" draw:layer="layout" svg:x1="14.97cm" svg:y1="11.287cm" svg:x2="14.97cm" svg:y2="14.843cm">
          <text:p/>
        </draw:line>
        <draw:line draw:style-name="gr6" draw:text-style-name="P2" draw:layer="layout" svg:x1="15.097cm" svg:y1="11.287cm" svg:x2="15.097cm" svg:y2="14.843cm">
          <text:p/>
        </draw:line>
        <draw:line draw:style-name="gr6" draw:text-style-name="P2" draw:layer="layout" svg:x1="22.207cm" svg:y1="11.287cm" svg:x2="22.207cm" svg:y2="14.843cm">
          <text:p/>
        </draw:line>
        <draw:line draw:style-name="gr6" draw:text-style-name="P2" draw:layer="layout" svg:x1="22.334cm" svg:y1="11.287cm" svg:x2="22.334cm" svg:y2="14.843cm">
          <text:p/>
        </draw:line>
        <draw:line draw:style-name="gr6" draw:text-style-name="P2" draw:layer="layout" svg:x1="14.716cm" svg:y1="12.049cm" svg:x2="22.463cm" svg:y2="12.049cm">
          <text:p/>
        </draw:line>
        <draw:line draw:style-name="gr6" draw:text-style-name="P2" draw:layer="layout" svg:x1="14.716cm" svg:y1="11.922cm" svg:x2="22.463cm" svg:y2="11.922cm">
          <text:p/>
        </draw:line>
        <draw:line draw:style-name="gr6" draw:text-style-name="P2" draw:layer="layout" svg:x1="14.716cm" svg:y1="11.795cm" svg:x2="22.463cm" svg:y2="11.795cm">
          <text:p/>
        </draw:line>
        <draw:line draw:style-name="gr6" draw:text-style-name="P2" draw:layer="layout" svg:x1="14.716cm" svg:y1="11.668cm" svg:x2="22.463cm" svg:y2="11.668cm">
          <text:p/>
        </draw:line>
        <draw:line draw:style-name="gr6" draw:text-style-name="P2" draw:layer="layout" svg:x1="14.716cm" svg:y1="11.541cm" svg:x2="22.463cm" svg:y2="11.541cm">
          <text:p/>
        </draw:line>
        <draw:line draw:style-name="gr6" draw:text-style-name="P2" draw:layer="layout" svg:x1="14.716cm" svg:y1="11.414cm" svg:x2="22.463cm" svg:y2="11.414cm">
          <text:p/>
        </draw:line>
        <draw:line draw:style-name="gr6" draw:text-style-name="P2" draw:layer="layout" svg:x1="14.716cm" svg:y1="12.938cm" svg:x2="22.463cm" svg:y2="12.938cm">
          <text:p/>
        </draw:line>
        <draw:line draw:style-name="gr6" draw:text-style-name="P2" draw:layer="layout" svg:x1="14.716cm" svg:y1="12.811cm" svg:x2="22.463cm" svg:y2="12.811cm">
          <text:p/>
        </draw:line>
        <draw:line draw:style-name="gr6" draw:text-style-name="P2" draw:layer="layout" svg:x1="14.716cm" svg:y1="12.684cm" svg:x2="22.463cm" svg:y2="12.684cm">
          <text:p/>
        </draw:line>
        <draw:line draw:style-name="gr6" draw:text-style-name="P2" draw:layer="layout" svg:x1="14.716cm" svg:y1="12.557cm" svg:x2="22.463cm" svg:y2="12.557cm">
          <text:p/>
        </draw:line>
        <draw:line draw:style-name="gr6" draw:text-style-name="P2" draw:layer="layout" svg:x1="14.716cm" svg:y1="12.43cm" svg:x2="22.463cm" svg:y2="12.43cm">
          <text:p/>
        </draw:line>
        <draw:line draw:style-name="gr6" draw:text-style-name="P2" draw:layer="layout" svg:x1="14.716cm" svg:y1="12.303cm" svg:x2="22.463cm" svg:y2="12.303cm">
          <text:p/>
        </draw:line>
        <draw:line draw:style-name="gr6" draw:text-style-name="P2" draw:layer="layout" svg:x1="14.716cm" svg:y1="13.827cm" svg:x2="22.463cm" svg:y2="13.827cm">
          <text:p/>
        </draw:line>
        <draw:line draw:style-name="gr6" draw:text-style-name="P2" draw:layer="layout" svg:x1="14.716cm" svg:y1="13.7cm" svg:x2="22.463cm" svg:y2="13.7cm">
          <text:p/>
        </draw:line>
        <draw:line draw:style-name="gr6" draw:text-style-name="P2" draw:layer="layout" svg:x1="14.716cm" svg:y1="13.573cm" svg:x2="22.463cm" svg:y2="13.573cm">
          <text:p/>
        </draw:line>
        <draw:line draw:style-name="gr6" draw:text-style-name="P2" draw:layer="layout" svg:x1="14.716cm" svg:y1="13.446cm" svg:x2="22.463cm" svg:y2="13.446cm">
          <text:p/>
        </draw:line>
        <draw:line draw:style-name="gr6" draw:text-style-name="P2" draw:layer="layout" svg:x1="14.716cm" svg:y1="13.319cm" svg:x2="22.463cm" svg:y2="13.319cm">
          <text:p/>
        </draw:line>
        <draw:line draw:style-name="gr6" draw:text-style-name="P2" draw:layer="layout" svg:x1="14.716cm" svg:y1="13.192cm" svg:x2="22.463cm" svg:y2="13.192cm">
          <text:p/>
        </draw:line>
        <draw:line draw:style-name="gr6" draw:text-style-name="P2" draw:layer="layout" svg:x1="14.716cm" svg:y1="14.716cm" svg:x2="22.463cm" svg:y2="14.716cm">
          <text:p/>
        </draw:line>
        <draw:line draw:style-name="gr6" draw:text-style-name="P2" draw:layer="layout" svg:x1="14.716cm" svg:y1="14.589cm" svg:x2="22.463cm" svg:y2="14.589cm">
          <text:p/>
        </draw:line>
        <draw:line draw:style-name="gr6" draw:text-style-name="P2" draw:layer="layout" svg:x1="14.716cm" svg:y1="14.462cm" svg:x2="22.463cm" svg:y2="14.462cm">
          <text:p/>
        </draw:line>
        <draw:line draw:style-name="gr6" draw:text-style-name="P2" draw:layer="layout" svg:x1="14.716cm" svg:y1="14.335cm" svg:x2="22.463cm" svg:y2="14.335cm">
          <text:p/>
        </draw:line>
        <draw:line draw:style-name="gr6" draw:text-style-name="P2" draw:layer="layout" svg:x1="14.716cm" svg:y1="14.208cm" svg:x2="22.463cm" svg:y2="14.208cm">
          <text:p/>
        </draw:line>
        <draw:line draw:style-name="gr6" draw:text-style-name="P2" draw:layer="layout" svg:x1="14.716cm" svg:y1="14.081cm" svg:x2="22.463cm" svg:y2="14.081cm">
          <text:p/>
        </draw:line>
        <draw:line draw:style-name="gr5" draw:text-style-name="P2" draw:layer="layout" svg:x1="18.272cm" svg:y1="11.287cm" svg:x2="18.272cm" svg:y2="14.843cm">
          <text:p/>
        </draw:line>
        <draw:line draw:style-name="gr5" draw:text-style-name="P2" draw:layer="layout" svg:x1="19.161cm" svg:y1="11.287cm" svg:x2="19.161cm" svg:y2="14.843cm">
          <text:p/>
        </draw:line>
        <draw:line draw:style-name="gr5" draw:text-style-name="P2" draw:layer="layout" svg:x1="20.05cm" svg:y1="11.287cm" svg:x2="20.05cm" svg:y2="14.843cm">
          <text:p/>
        </draw:line>
        <draw:line draw:style-name="gr5" draw:text-style-name="P2" draw:layer="layout" svg:x1="18.272cm" svg:y1="11.288cm" svg:x2="18.272cm" svg:y2="14.844cm">
          <text:p/>
        </draw:line>
        <draw:line draw:style-name="gr5" draw:text-style-name="P2" draw:layer="layout" svg:x1="19.161cm" svg:y1="11.288cm" svg:x2="19.161cm" svg:y2="14.844cm">
          <text:p/>
        </draw:line>
        <draw:line draw:style-name="gr5" draw:text-style-name="P2" draw:layer="layout" svg:x1="20.05cm" svg:y1="11.288cm" svg:x2="20.05cm" svg:y2="14.844cm">
          <text:p/>
        </draw:line>
        <draw:line draw:style-name="gr5" draw:text-style-name="P2" draw:layer="layout" svg:x1="16.494cm" svg:y1="11.287cm" svg:x2="16.494cm" svg:y2="14.843cm">
          <text:p/>
        </draw:line>
        <draw:line draw:style-name="gr5" draw:text-style-name="P2" draw:layer="layout" svg:x1="17.383cm" svg:y1="11.287cm" svg:x2="17.383cm" svg:y2="14.843cm">
          <text:p/>
        </draw:line>
        <draw:line draw:style-name="gr5" draw:text-style-name="P2" draw:layer="layout" svg:x1="18.272cm" svg:y1="11.287cm" svg:x2="18.272cm" svg:y2="14.843cm">
          <text:p/>
        </draw:line>
        <draw:line draw:style-name="gr5" draw:text-style-name="P2" draw:layer="layout" svg:x1="16.494cm" svg:y1="11.288cm" svg:x2="16.494cm" svg:y2="14.844cm">
          <text:p/>
        </draw:line>
        <draw:line draw:style-name="gr5" draw:text-style-name="P2" draw:layer="layout" svg:x1="17.383cm" svg:y1="11.288cm" svg:x2="17.383cm" svg:y2="14.844cm">
          <text:p/>
        </draw:line>
        <draw:line draw:style-name="gr5" draw:text-style-name="P2" draw:layer="layout" svg:x1="15.605cm" svg:y1="11.287cm" svg:x2="15.605cm" svg:y2="14.843cm">
          <text:p/>
        </draw:line>
        <draw:line draw:style-name="gr5" draw:text-style-name="P2" draw:layer="layout" svg:x1="16.494cm" svg:y1="11.287cm" svg:x2="16.494cm" svg:y2="14.843cm">
          <text:p/>
        </draw:line>
        <draw:line draw:style-name="gr5" draw:text-style-name="P2" draw:layer="layout" svg:x1="15.605cm" svg:y1="11.288cm" svg:x2="15.605cm" svg:y2="14.844cm">
          <text:p/>
        </draw:line>
        <draw:line draw:style-name="gr5" draw:text-style-name="P2" draw:layer="layout" svg:x1="20.05cm" svg:y1="11.287cm" svg:x2="20.05cm" svg:y2="14.843cm">
          <text:p/>
        </draw:line>
        <draw:line draw:style-name="gr5" draw:text-style-name="P2" draw:layer="layout" svg:x1="20.939cm" svg:y1="11.287cm" svg:x2="20.939cm" svg:y2="14.843cm">
          <text:p/>
        </draw:line>
        <draw:line draw:style-name="gr5" draw:text-style-name="P2" draw:layer="layout" svg:x1="21.828cm" svg:y1="11.287cm" svg:x2="21.828cm" svg:y2="14.843cm">
          <text:p/>
        </draw:line>
        <draw:line draw:style-name="gr5" draw:text-style-name="P2" draw:layer="layout" svg:x1="20.939cm" svg:y1="11.288cm" svg:x2="20.939cm" svg:y2="14.844cm">
          <text:p/>
        </draw:line>
        <draw:line draw:style-name="gr5" draw:text-style-name="P2" draw:layer="layout" svg:x1="21.828cm" svg:y1="11.288cm" svg:x2="21.828cm" svg:y2="14.844cm">
          <text:p/>
        </draw:line>
        <draw:line draw:style-name="gr6" draw:text-style-name="P2" draw:layer="layout" svg:x1="15.224cm" svg:y1="11.287cm" svg:x2="15.224cm" svg:y2="14.843cm">
          <text:p/>
        </draw:line>
        <draw:line draw:style-name="gr6" draw:text-style-name="P2" draw:layer="layout" svg:x1="15.351cm" svg:y1="11.287cm" svg:x2="15.351cm" svg:y2="14.843cm">
          <text:p/>
        </draw:line>
        <draw:line draw:style-name="gr6" draw:text-style-name="P2" draw:layer="layout" svg:x1="15.478cm" svg:y1="11.287cm" svg:x2="15.478cm" svg:y2="14.843cm">
          <text:p/>
        </draw:line>
        <draw:line draw:style-name="gr6" draw:text-style-name="P2" draw:layer="layout" svg:x1="15.732cm" svg:y1="11.287cm" svg:x2="15.732cm" svg:y2="14.843cm">
          <text:p/>
        </draw:line>
        <draw:line draw:style-name="gr6" draw:text-style-name="P2" draw:layer="layout" svg:x1="15.859cm" svg:y1="11.287cm" svg:x2="15.859cm" svg:y2="14.843cm">
          <text:p/>
        </draw:line>
        <draw:line draw:style-name="gr6" draw:text-style-name="P2" draw:layer="layout" svg:x1="15.986cm" svg:y1="11.287cm" svg:x2="15.986cm" svg:y2="14.843cm">
          <text:p/>
        </draw:line>
        <draw:line draw:style-name="gr6" draw:text-style-name="P2" draw:layer="layout" svg:x1="16.113cm" svg:y1="11.287cm" svg:x2="16.113cm" svg:y2="14.843cm">
          <text:p/>
        </draw:line>
        <draw:line draw:style-name="gr6" draw:text-style-name="P2" draw:layer="layout" svg:x1="16.24cm" svg:y1="11.287cm" svg:x2="16.24cm" svg:y2="14.843cm">
          <text:p/>
        </draw:line>
        <draw:line draw:style-name="gr6" draw:text-style-name="P2" draw:layer="layout" svg:x1="16.367cm" svg:y1="11.287cm" svg:x2="16.367cm" svg:y2="14.843cm">
          <text:p/>
        </draw:line>
        <draw:line draw:style-name="gr6" draw:text-style-name="P2" draw:layer="layout" svg:x1="16.621cm" svg:y1="11.287cm" svg:x2="16.621cm" svg:y2="14.843cm">
          <text:p/>
        </draw:line>
        <draw:line draw:style-name="gr6" draw:text-style-name="P2" draw:layer="layout" svg:x1="16.748cm" svg:y1="11.287cm" svg:x2="16.748cm" svg:y2="14.843cm">
          <text:p/>
        </draw:line>
        <draw:line draw:style-name="gr6" draw:text-style-name="P2" draw:layer="layout" svg:x1="16.875cm" svg:y1="11.287cm" svg:x2="16.875cm" svg:y2="14.843cm">
          <text:p/>
        </draw:line>
        <draw:line draw:style-name="gr6" draw:text-style-name="P2" draw:layer="layout" svg:x1="17.002cm" svg:y1="11.287cm" svg:x2="17.002cm" svg:y2="14.843cm">
          <text:p/>
        </draw:line>
        <draw:line draw:style-name="gr6" draw:text-style-name="P2" draw:layer="layout" svg:x1="17.129cm" svg:y1="11.287cm" svg:x2="17.129cm" svg:y2="14.843cm">
          <text:p/>
        </draw:line>
        <draw:line draw:style-name="gr6" draw:text-style-name="P2" draw:layer="layout" svg:x1="17.256cm" svg:y1="11.287cm" svg:x2="17.256cm" svg:y2="14.843cm">
          <text:p/>
        </draw:line>
        <draw:line draw:style-name="gr6" draw:text-style-name="P2" draw:layer="layout" svg:x1="17.51cm" svg:y1="11.287cm" svg:x2="17.51cm" svg:y2="14.843cm">
          <text:p/>
        </draw:line>
        <draw:line draw:style-name="gr6" draw:text-style-name="P2" draw:layer="layout" svg:x1="17.637cm" svg:y1="11.287cm" svg:x2="17.637cm" svg:y2="14.843cm">
          <text:p/>
        </draw:line>
        <draw:line draw:style-name="gr6" draw:text-style-name="P2" draw:layer="layout" svg:x1="17.764cm" svg:y1="11.287cm" svg:x2="17.764cm" svg:y2="14.843cm">
          <text:p/>
        </draw:line>
        <draw:line draw:style-name="gr6" draw:text-style-name="P2" draw:layer="layout" svg:x1="17.891cm" svg:y1="11.287cm" svg:x2="17.891cm" svg:y2="14.843cm">
          <text:p/>
        </draw:line>
        <draw:line draw:style-name="gr6" draw:text-style-name="P2" draw:layer="layout" svg:x1="18.018cm" svg:y1="11.287cm" svg:x2="18.018cm" svg:y2="14.843cm">
          <text:p/>
        </draw:line>
        <draw:line draw:style-name="gr6" draw:text-style-name="P2" draw:layer="layout" svg:x1="18.145cm" svg:y1="11.287cm" svg:x2="18.145cm" svg:y2="14.843cm">
          <text:p/>
        </draw:line>
        <draw:line draw:style-name="gr6" draw:text-style-name="P2" draw:layer="layout" svg:x1="18.399cm" svg:y1="11.287cm" svg:x2="18.399cm" svg:y2="14.843cm">
          <text:p/>
        </draw:line>
        <draw:line draw:style-name="gr6" draw:text-style-name="P2" draw:layer="layout" svg:x1="18.526cm" svg:y1="11.287cm" svg:x2="18.526cm" svg:y2="14.843cm">
          <text:p/>
        </draw:line>
        <draw:line draw:style-name="gr6" draw:text-style-name="P2" draw:layer="layout" svg:x1="18.653cm" svg:y1="11.287cm" svg:x2="18.653cm" svg:y2="14.843cm">
          <text:p/>
        </draw:line>
        <draw:line draw:style-name="gr6" draw:text-style-name="P2" draw:layer="layout" svg:x1="18.78cm" svg:y1="11.287cm" svg:x2="18.78cm" svg:y2="14.843cm">
          <text:p/>
        </draw:line>
        <draw:line draw:style-name="gr6" draw:text-style-name="P2" draw:layer="layout" svg:x1="18.907cm" svg:y1="11.287cm" svg:x2="18.907cm" svg:y2="14.843cm">
          <text:p/>
        </draw:line>
        <draw:line draw:style-name="gr6" draw:text-style-name="P2" draw:layer="layout" svg:x1="19.034cm" svg:y1="11.287cm" svg:x2="19.034cm" svg:y2="14.843cm">
          <text:p/>
        </draw:line>
        <draw:line draw:style-name="gr6" draw:text-style-name="P2" draw:layer="layout" svg:x1="19.288cm" svg:y1="11.287cm" svg:x2="19.288cm" svg:y2="14.843cm">
          <text:p/>
        </draw:line>
        <draw:line draw:style-name="gr6" draw:text-style-name="P2" draw:layer="layout" svg:x1="19.415cm" svg:y1="11.287cm" svg:x2="19.415cm" svg:y2="14.843cm">
          <text:p/>
        </draw:line>
        <draw:line draw:style-name="gr6" draw:text-style-name="P2" draw:layer="layout" svg:x1="19.542cm" svg:y1="11.287cm" svg:x2="19.542cm" svg:y2="14.843cm">
          <text:p/>
        </draw:line>
        <draw:line draw:style-name="gr6" draw:text-style-name="P2" draw:layer="layout" svg:x1="19.669cm" svg:y1="11.287cm" svg:x2="19.669cm" svg:y2="14.843cm">
          <text:p/>
        </draw:line>
        <draw:line draw:style-name="gr6" draw:text-style-name="P2" draw:layer="layout" svg:x1="19.796cm" svg:y1="11.287cm" svg:x2="19.796cm" svg:y2="14.843cm">
          <text:p/>
        </draw:line>
        <draw:line draw:style-name="gr6" draw:text-style-name="P2" draw:layer="layout" svg:x1="19.923cm" svg:y1="11.287cm" svg:x2="19.923cm" svg:y2="14.843cm">
          <text:p/>
        </draw:line>
        <draw:line draw:style-name="gr6" draw:text-style-name="P2" draw:layer="layout" svg:x1="20.177cm" svg:y1="11.287cm" svg:x2="20.177cm" svg:y2="14.843cm">
          <text:p/>
        </draw:line>
        <draw:line draw:style-name="gr6" draw:text-style-name="P2" draw:layer="layout" svg:x1="20.304cm" svg:y1="11.287cm" svg:x2="20.304cm" svg:y2="14.843cm">
          <text:p/>
        </draw:line>
        <draw:line draw:style-name="gr6" draw:text-style-name="P2" draw:layer="layout" svg:x1="20.431cm" svg:y1="11.287cm" svg:x2="20.431cm" svg:y2="14.843cm">
          <text:p/>
        </draw:line>
        <draw:line draw:style-name="gr6" draw:text-style-name="P2" draw:layer="layout" svg:x1="20.558cm" svg:y1="11.287cm" svg:x2="20.558cm" svg:y2="14.843cm">
          <text:p/>
        </draw:line>
        <draw:line draw:style-name="gr6" draw:text-style-name="P2" draw:layer="layout" svg:x1="20.685cm" svg:y1="11.287cm" svg:x2="20.685cm" svg:y2="14.843cm">
          <text:p/>
        </draw:line>
        <draw:line draw:style-name="gr6" draw:text-style-name="P2" draw:layer="layout" svg:x1="20.812cm" svg:y1="11.287cm" svg:x2="20.812cm" svg:y2="14.843cm">
          <text:p/>
        </draw:line>
        <draw:line draw:style-name="gr6" draw:text-style-name="P2" draw:layer="layout" svg:x1="21.066cm" svg:y1="11.287cm" svg:x2="21.066cm" svg:y2="14.843cm">
          <text:p/>
        </draw:line>
        <draw:line draw:style-name="gr6" draw:text-style-name="P2" draw:layer="layout" svg:x1="21.193cm" svg:y1="11.287cm" svg:x2="21.193cm" svg:y2="14.843cm">
          <text:p/>
        </draw:line>
        <draw:line draw:style-name="gr6" draw:text-style-name="P2" draw:layer="layout" svg:x1="21.32cm" svg:y1="11.287cm" svg:x2="21.32cm" svg:y2="14.843cm">
          <text:p/>
        </draw:line>
        <draw:line draw:style-name="gr6" draw:text-style-name="P2" draw:layer="layout" svg:x1="21.447cm" svg:y1="11.287cm" svg:x2="21.447cm" svg:y2="14.843cm">
          <text:p/>
        </draw:line>
        <draw:line draw:style-name="gr6" draw:text-style-name="P2" draw:layer="layout" svg:x1="21.574cm" svg:y1="11.287cm" svg:x2="21.574cm" svg:y2="14.843cm">
          <text:p/>
        </draw:line>
        <draw:line draw:style-name="gr6" draw:text-style-name="P2" draw:layer="layout" svg:x1="21.701cm" svg:y1="11.287cm" svg:x2="21.701cm" svg:y2="14.843cm">
          <text:p/>
        </draw:line>
        <draw:line draw:style-name="gr6" draw:text-style-name="P2" draw:layer="layout" svg:x1="21.953cm" svg:y1="11.287cm" svg:x2="21.953cm" svg:y2="14.843cm">
          <text:p/>
        </draw:line>
        <draw:line draw:style-name="gr6" draw:text-style-name="P2" draw:layer="layout" svg:x1="22.08cm" svg:y1="11.287cm" svg:x2="22.08cm" svg:y2="14.843cm">
          <text:p/>
        </draw:line>
        <draw:line draw:style-name="gr5" draw:text-style-name="P2" draw:layer="layout" svg:x1="14.716cm" svg:y1="12.176cm" svg:x2="22.463cm" svg:y2="12.176cm">
          <text:p/>
        </draw:line>
        <draw:line draw:style-name="gr5" draw:text-style-name="P2" draw:layer="layout" svg:x1="14.716cm" svg:y1="13.065cm" svg:x2="22.463cm" svg:y2="13.065cm">
          <text:p/>
        </draw:line>
        <draw:line draw:style-name="gr5" draw:text-style-name="P2" draw:layer="layout" svg:x1="14.716cm" svg:y1="13.954cm" svg:x2="22.463cm" svg:y2="13.954cm">
          <text:p/>
        </draw:line>
        <draw:line draw:style-name="gr7" draw:text-style-name="P2" draw:layer="layout" svg:x1="14.716cm" svg:y1="11.287cm" svg:x2="22.463cm" svg:y2="11.287cm">
          <text:p/>
        </draw:line>
        <draw:line draw:style-name="gr7" draw:text-style-name="P2" draw:layer="layout" svg:x1="14.716cm" svg:y1="14.843cm" svg:x2="22.463cm" svg:y2="14.843cm">
          <text:p/>
        </draw:line>
        <draw:line draw:style-name="gr7" draw:text-style-name="P2" draw:layer="layout" svg:x1="14.717cm" svg:y1="14.843cm" svg:x2="14.716cm" svg:y2="11.287cm">
          <text:p/>
        </draw:line>
        <draw:line draw:style-name="gr7" draw:text-style-name="P2" draw:layer="layout" svg:x1="22.463cm" svg:y1="14.843cm" svg:x2="22.462cm" svg:y2="11.287cm">
          <text:p/>
        </draw:line>
        <draw:path draw:style-name="gr8" draw:text-style-name="P2" draw:layer="layout" svg:width="6.495cm" svg:height="5.923cm" draw:transform="rotate (0.718377520120866) translate (14.3617230936816cm 13.5487422373388cm)" svg:viewBox="0 0 6496 5924" svg:d="M0 538c253 7-39 546 215 526 177-14 1872-1291 1911-1028 32 211-291 692-285 923 6 215 297 250 465 415 147 143-391 934-202 1003 185 69 1473-1014 1648-920 167 89-189 675-226 1023-25 242-511 740-359 996 115 191 904-407 1064-252 145 142-60 768 137 847 219 88 753-362 974-381 258-22 38 447 299 430 228-15 676-300 830-64 144 224-381 702-412 936-45 346-406 657-477 932">
          <text:p/>
        </draw:path>
        <draw:line draw:style-name="gr9" draw:text-style-name="P2" draw:layer="layout" svg:x1="15.097cm" svg:y1="6.715cm" svg:x2="19.288cm" svg:y2="9.255cm">
          <text:p/>
        </draw:line>
        <draw:line draw:style-name="gr9" draw:text-style-name="P2" draw:layer="layout" svg:x1="19.288cm" svg:y1="9.255cm" svg:x2="25.257cm" svg:y2="6.715cm">
          <text:p/>
        </draw:line>
        <draw:line draw:style-name="gr10" draw:text-style-name="P2" draw:layer="layout" svg:x1="20.05cm" svg:y1="6.715cm" svg:x2="19.288cm" svg:y2="9.255cm">
          <text:p/>
        </draw:line>
        <draw:line draw:style-name="gr9" draw:text-style-name="P2" draw:layer="layout" svg:x1="19.288cm" svg:y1="9.255cm" svg:x2="22.463cm" svg:y2="11.287cm">
          <text:p/>
        </draw:line>
        <draw:line draw:style-name="gr9" draw:text-style-name="P2" draw:layer="layout" svg:x1="14.716cm" svg:y1="11.287cm" svg:x2="19.289cm" svg:y2="9.255cm">
          <text:p/>
        </draw:line>
        <draw:line draw:style-name="gr10" draw:text-style-name="P2" draw:layer="layout" svg:x1="18.399cm" svg:y1="11.287cm" svg:x2="19.288cm" svg:y2="9.255cm">
          <text:p/>
        </draw:line>
        <draw:line draw:style-name="gr10" draw:text-style-name="P2" draw:layer="layout" svg:x1="20.431cm" svg:y1="6.715cm" svg:x2="19.288cm" svg:y2="9.255cm">
          <text:p/>
        </draw:line>
        <draw:line draw:style-name="gr10" draw:text-style-name="P2" draw:layer="layout" svg:x1="18.526cm" svg:y1="11.287cm" svg:x2="19.288cm" svg:y2="9.255cm">
          <text:p/>
        </draw:line>
        <draw:line draw:style-name="gr13" draw:text-style-name="P2" draw:layer="layout" svg:x1="18.526cm" svg:y1="6.715cm" svg:x2="19.288cm" svg:y2="9.255cm">
          <text:p/>
        </draw:line>
        <draw:line draw:style-name="gr13" draw:text-style-name="P2" draw:layer="layout" svg:x1="19.161cm" svg:y1="11.287cm" svg:x2="19.288cm" svg:y2="9.255cm">
          <text:p/>
        </draw:line>
        <draw:line draw:style-name="gr13" draw:text-style-name="P2" draw:layer="layout" svg:x1="20.812cm" svg:y1="6.715cm" svg:x2="19.288cm" svg:y2="9.255cm">
          <text:p/>
        </draw:line>
        <draw:line draw:style-name="gr13" draw:text-style-name="P2" draw:layer="layout" svg:x1="18.272cm" svg:y1="11.287cm" svg:x2="19.288cm" svg:y2="9.255cm">
          <text:p/>
        </draw:line>
        <draw:custom-shape draw:style-name="gr14" draw:text-style-name="P7" draw:layer="layout" svg:width="2.54cm" svg:height="0.762cm" svg:x="18.018cm" svg:y="8.874cm">
          <text:p text:style-name="P4"><text:span text:style-name="T3">Resa</text:span><text:span text:style-name="T3">mp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097cm" svg:y1="3.921cm" svg:x2="15.097cm" svg:y2="5.953cm">
          <text:p/>
        </draw:line>
        <draw:line draw:style-name="gr11" draw:text-style-name="P2" draw:layer="layout" svg:x1="15.097cm" svg:y1="4.175cm" svg:x2="3.286cm" svg:y2="4.175cm">
          <text:p/>
        </draw:line>
        <draw:custom-shape draw:style-name="gr12" draw:text-style-name="P5" draw:layer="layout" svg:width="1.27cm" svg:height="0.508cm" svg:x="9.763cm" svg:y="3.921cm">
          <text:p text:style-name="P4"><text:span text:style-name="T1">Strid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16cm" svg:height="0.508cm" svg:x="5.826cm" svg:y="5.318cm">
          <text:p text:style-name="P4"><text:span text:style-name="T1">Frame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4.716cm" svg:y1="17.256cm" svg:x2="2.905cm" svg:y2="17.256cm">
          <text:p/>
        </draw:line>
        <draw:line draw:style-name="gr2" draw:text-style-name="P2" draw:layer="layout" svg:x1="14.716cm" svg:y1="14.843cm" svg:x2="14.716cm" svg:y2="17.51cm">
          <text:p/>
        </draw:line>
        <draw:custom-shape draw:style-name="gr12" draw:text-style-name="P5" draw:layer="layout" svg:width="1.27cm" svg:height="0.508cm" svg:x="8.112cm" svg:y="17.002cm">
          <text:p text:style-name="P4"><text:span text:style-name="T1">Ref</text:span><text:span text:style-name="T1">res</text:span><text:span text:style-name="T1">h</text:span></text:p>
          <draw:enhanced-geometry svg:viewBox="0 0 21600 21600" draw:type="rectangle" draw:enhanced-path="M 0 0 L 21600 0 21600 21600 0 21600 0 0 Z N"/>
        </draw:custom-shape>
      </draw:page>
      <draw:page draw:name="Scaling" draw:style-name="dp1" draw:master-page-name="Default">
        <draw:line draw:style-name="gr15" draw:text-style-name="P2" draw:layer="layout" svg:x1="12.303cm" svg:y1="5.826cm" svg:x2="12.938cm" svg:y2="14.843cm">
          <text:p/>
        </draw:line>
        <draw:custom-shape draw:style-name="gr16" draw:text-style-name="P8" draw:layer="layout" svg:width="1.016cm" svg:height="2.032cm" svg:x="7.604cm" svg:y="3.159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016cm" svg:height="1.016cm" svg:x="7.604cm" svg:y="10.271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16cm" svg:height="2.032cm" svg:x="11.287cm" svg:y="23.352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ec</text:span></text:p>
          <text:p text:style-name="P4"><text:span text:style-name="T4">per</text:span></text:p>
          <text:p text:style-name="P4"><text:span text:style-name="T4">Div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016cm" svg:height="2.032cm" svg:x="12.049cm" svg:y="12.049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ec</text:span></text:p>
          <text:p text:style-name="P4"><text:span text:style-name="T4">per</text:span></text:p>
          <text:p text:style-name="P4"><text:span text:style-name="T4">Div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7" draw:id="id7" draw:layer="layout" svg:width="1.016cm" svg:height="2.032cm" svg:x="7.731cm" svg:y="7.858cm">
          <draw:glue-point draw:id="4" svg:x="2.857cm" svg:y="-5cm"/>
          <draw:glue-point draw:id="5" svg:x="-2.857cm" svg:y="-5cm"/>
          <draw:glue-point draw:id="6" svg:x="-2.857cm" svg:y="5cm"/>
          <draw:glue-point draw:id="7" svg:x="2.857cm" svg:y="5cm"/>
          <draw:glue-point draw:id="8" svg:x="5cm" svg:y="-1.875cm"/>
          <draw:glue-point draw:id="9" svg:x="5cm" svg:y="3.125cm"/>
          <text:p text:style-name="P4"><text:span text:style-name="T4">Smp</text:span></text:p>
          <text:p text:style-name="P4"><text:span text:style-name="T4">per</text:span></text:p>
          <text:p text:style-name="P4"><text:span text:style-name="T4">ScrnX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10" draw:id="id10" draw:layer="layout" svg:width="1.032cm" svg:height="2.032cm" svg:x="7.715cm" svg:y="3.286cm">
          <draw:glue-point draw:id="4" svg:x="5cm" svg:y="-2.5cm"/>
          <draw:glue-point draw:id="5" svg:x="5cm" svg:y="2.5cm"/>
          <text:p text:style-name="P4"><text:span text:style-name="T4">Pixel</text:span></text:p>
          <text:p text:style-name="P4"><text:span text:style-name="T4">per</text:span></text:p>
          <text:p text:style-name="P4"><text:span text:style-name="T4">ScrnX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11" draw:id="id11" draw:layer="layout" svg:width="1.016cm" svg:height="2.032cm" svg:x="12.176cm" svg:y="3.286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Pixel</text:span></text:p>
          <text:p text:style-name="P4"><text:span text:style-name="T4">per</text:span></text:p>
          <text:p text:style-name="P4"><text:span text:style-name="T4">DivX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65cm" svg:height="1.139cm" svg:x="27.421cm" svg:y="7.133cm">
          <draw:glue-point draw:id="4" svg:x="2.5cm" svg:y="5cm"/>
          <draw:glue-point draw:id="5" svg:x="-2.5cm" svg:y="5cm"/>
          <text:p text:style-name="P4"><text:span text:style-name="T4">Fra</text:span><text:span text:style-name="T4">me</text:span></text:p>
          <text:p text:style-name="P4"><text:span text:style-name="T4">per</text:span></text:p>
          <text:p text:style-name="P4"><text:span text:style-name="T4">Sec</text:span></text:p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2.043cm" svg:height="0.729cm" svg:x="24.357cm" svg:y="11.066cm">
          <draw:text-box>
            <text:p><text:span text:style-name="T5">Legend</text:span></text:p>
          </draw:text-box>
        </draw:frame>
        <draw:frame draw:style-name="gr24" draw:text-style-name="P14" draw:layer="layout" svg:width="7.385cm" svg:height="0.607cm" svg:x="28.686cm" svg:y="7.411cm">
          <draw:text-box>
            <text:p><text:span text:style-name="T6">Fixed by </text:span><text:span text:style-name="T6">Audio Card </text:span><text:span text:style-name="T6">Setup or </text:span><text:span text:style-name="T6">Sound File </text:span><text:span text:style-name="T6">Format</text:span></text:p>
          </draw:text-box>
        </draw:frame>
        <draw:custom-shape draw:style-name="gr25" draw:text-style-name="P10" draw:layer="layout" svg:width="1.265cm" svg:height="1.143cm" svg:x="27.421cm" svg:y="8.399cm">
          <draw:glue-point draw:id="4" svg:x="2.5cm" svg:y="5cm"/>
          <draw:glue-point draw:id="5" svg:x="-2.5cm" svg:y="5cm"/>
          <text:p text:style-name="P4"><text:span text:style-name="T4">Pixel</text:span></text:p>
          <text:p text:style-name="P4"><text:span text:style-name="T4">per</text:span></text:p>
          <text:p text:style-name="P4"><text:span text:style-name="T4">Di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3.52cm" svg:height="0.607cm" svg:x="28.686cm" svg:y="8.681cm">
          <draw:text-box>
            <text:p><text:span text:style-name="T6">Forced by </text:span><text:span text:style-name="T6">GUI resize</text:span></text:p>
          </draw:text-box>
        </draw:frame>
        <draw:custom-shape draw:style-name="gr27" draw:text-style-name="P11" draw:layer="layout" svg:width="1.27cm" svg:height="1.143cm" svg:x="27.416cm" svg:y="9.669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Frame</text:span></text:p>
          <text:p text:style-name="P4"><text:span text:style-name="T4">Per</text:span></text:p>
          <text:p text:style-name="P4"><text:span text:style-name="T4">Pixel</text:span></text:p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8.274cm" svg:height="0.607cm" svg:x="28.667cm" svg:y="9.923cm">
          <draw:text-box>
            <text:p><text:span text:style-name="T6">Set directly </text:span><text:span text:style-name="T6">by the user </text:span><text:span text:style-name="T6">(or derived </text:span><text:span text:style-name="T6">by others </text:span><text:span text:style-name="T6">being set)</text:span></text:p>
          </draw:text-box>
        </draw:frame>
        <draw:custom-shape draw:style-name="gr29" draw:text-style-name="P15" draw:layer="layout" svg:width="3.81cm" svg:height="0.503cm" svg:x="19.161cm" svg:y="18.526cm">
          <text:p text:style-name="P4"><text:span text:style-name="T6">a.k.a. Playback </text:span><text:span text:style-name="T6">Ratio</text:span></text:p>
          <draw:enhanced-geometry svg:viewBox="0 0 21600 21600" draw:text-areas="800 800 20800 20800" draw:type="round-rectangular-callout" draw:modifiers="2306.79611650485 4307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1" xml:id="id2" draw:id="id2" draw:layer="layout" svg:width="1.016cm" svg:height="2.032cm" svg:x="11.414cm" svg:y="23.479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Real</text:span></text:p>
          <text:p text:style-name="P4"><text:span text:style-name="T4">Time</text:span></text:p>
          <text:p text:style-name="P4"><text:span text:style-name="T4">per</text:span></text:p>
          <text:p text:style-name="P4"><text:span text:style-name="T4">Stride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5" draw:id="id5" draw:layer="layout" svg:width="1.778cm" svg:height="2.032cm" svg:x="7.858cm" svg:y="19.542cm">
          <draw:glue-point draw:id="4" svg:x="2.857cm" svg:y="-5cm"/>
          <draw:glue-point draw:id="5" svg:x="-2.857cm" svg:y="-5cm"/>
          <draw:glue-point draw:id="6" svg:x="5cm" svg:y="-2.5cm"/>
          <draw:glue-point draw:id="7" svg:x="5cm" svg:y="2.5cm"/>
          <text:p text:style-name="P4"><text:span text:style-name="T4">Smp</text:span></text:p>
          <text:p text:style-name="P4"><text:span text:style-name="T4">per</text:span></text:p>
          <text:p text:style-name="P4"><text:span text:style-name="T4">Stride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15.986cm" svg:y1="21.32cm" svg:x2="12.43cm" svg:y2="25.003cm" draw:start-shape="id1" draw:start-glue-point="8" draw:end-shape="id2" draw:end-glue-point="7" svg:d="M15986 21320c0 2456-1185 3683-3556 3683" svg:viewBox="0 0 3557 3684">
          <text:p/>
        </draw:connector>
        <draw:custom-shape draw:style-name="gr31" draw:text-style-name="P11" xml:id="id3" draw:id="id3" draw:layer="layout" svg:width="3.937cm" svg:height="2.032cm" svg:x="18.145cm" svg:y="19.542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ignal sec per Stride</text:span></text:p>
          <text:p text:style-name="P4"><text:span text:style-name="T4">over</text:span></text:p>
          <text:p text:style-name="P4"><text:span text:style-name="T4">Real-Time sec per Stride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.334cm" svg:height="0.503cm" svg:x="11.033cm" svg:y="22.341cm">
          <text:p text:style-name="P4"><text:span text:style-name="T6">a.k.a. </text:span><text:span text:style-name="T6">Scree</text:span><text:span text:style-name="T6">n </text:span><text:span text:style-name="T6">Refre</text:span><text:span text:style-name="T6">sh </text:span><text:span text:style-name="T6">Rate</text:span></text:p>
          <draw:enhanced-geometry svg:viewBox="0 0 21600 21600" draw:text-areas="800 800 20800 20800" draw:type="round-rectangular-callout" draw:modifiers="3012.25866916589 4855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4" xml:id="id1" draw:id="id1" draw:layer="layout" svg:width="0.508cm" svg:height="0.508cm" svg:x="15.73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curve" svg:x1="18.145cm" svg:y1="21.066cm" svg:x2="16.24cm" svg:y2="21.066cm" draw:start-shape="id3" draw:start-glue-point="4" draw:end-shape="id1" draw:end-glue-point="10" svg:d="M18145 21066h-1905" svg:viewBox="0 0 1906 1">
          <text:p/>
        </draw:connector>
        <draw:custom-shape draw:style-name="gr21" draw:text-style-name="P11" xml:id="id4" draw:id="id4" draw:layer="layout" svg:width="1.016cm" svg:height="2.032cm" svg:x="12.43cm" svg:y="19.542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ignal</text:span></text:p>
          <text:p text:style-name="P4"><text:span text:style-name="T4">Time</text:span></text:p>
          <text:p text:style-name="P4"><text:span text:style-name="T4">per</text:span></text:p>
          <text:p text:style-name="P4"><text:span text:style-name="T4">Stride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15.732cm" svg:y1="21.066cm" svg:x2="13.446cm" svg:y2="21.066cm" draw:start-shape="id1" draw:start-glue-point="6" draw:end-shape="id4" draw:end-glue-point="7" svg:d="M15732 21066h-2286" svg:viewBox="0 0 2287 1">
          <text:p/>
        </draw:connector>
        <draw:connector draw:style-name="gr30" draw:text-style-name="P2" draw:layer="layout" draw:type="curve" svg:x1="12.43cm" svg:y1="21.066cm" svg:x2="9.636cm" svg:y2="21.066cm" draw:start-shape="id4" draw:start-glue-point="4" draw:end-shape="id5" draw:end-glue-point="7" svg:d="M12430 21066h-2794" svg:viewBox="0 0 2795 1">
          <text:p/>
        </draw:connector>
        <draw:custom-shape draw:style-name="gr34" draw:text-style-name="P12" draw:layer="layout" svg:width="1.016cm" svg:height="1.016cm" svg:x="10.525cm" svg:y="20.05cm">
          <draw:glue-point draw:id="4" svg:x="2.5cm" svg:y="5cm"/>
          <draw:glue-point draw:id="5" svg:x="-2.5cm" svg:y="5cm"/>
          <text:p text:style-name="P4"><text:span text:style-name="T4">Frame</text:span></text:p>
          <text:p text:style-name="P4"><text:span text:style-name="T4">per</text:span></text:p>
          <text:p text:style-name="P4"><text:span text:style-name="T4">sec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9.636cm" svg:y1="20.05cm" svg:x2="12.43cm" svg:y2="20.05cm" draw:start-shape="id5" draw:start-glue-point="6" draw:end-shape="id4" draw:end-glue-point="5" svg:d="M9636 20050h2794" svg:viewBox="0 0 2795 1">
          <text:p/>
        </draw:connector>
        <draw:custom-shape draw:style-name="gr33" draw:text-style-name="P4" xml:id="id6" draw:id="id6" draw:layer="layout" svg:width="0.508cm" svg:height="0.508cm" svg:x="14.97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curve" svg:x1="13.446cm" svg:y1="20.05cm" svg:x2="14.97cm" svg:y2="20.05cm" draw:start-shape="id4" draw:start-glue-point="6" draw:end-shape="id6" draw:end-glue-point="6" svg:d="M13446 20050h1524" svg:viewBox="0 0 1525 1">
          <text:p/>
        </draw:connector>
        <draw:connector draw:style-name="gr30" draw:text-style-name="P2" draw:layer="layout" draw:type="curve" svg:x1="15.478cm" svg:y1="20.05cm" svg:x2="18.145cm" svg:y2="20.05cm" draw:start-shape="id6" draw:start-glue-point="10" draw:end-shape="id3" draw:end-glue-point="5" svg:d="M15478 20050h2667" svg:viewBox="0 0 2668 1">
          <text:p/>
        </draw:connector>
        <draw:connector draw:style-name="gr35" draw:text-style-name="P16" draw:layer="layout" draw:type="curve" svg:x1="8.747cm" svg:y1="8.493cm" svg:x2="12.176cm" svg:y2="8.493cm" draw:start-shape="id7" draw:start-glue-point="8" draw:end-shape="id8" draw:end-glue-point="5" svg:d="M8747 8493h3429" svg:viewBox="0 0 3430 1">
          <text:p/>
        </draw:connector>
        <draw:connector draw:style-name="gr30" draw:text-style-name="P2" draw:layer="layout" draw:type="curve" svg:x1="12.43cm" svg:y1="23.987cm" svg:x2="15.224cm" svg:y2="20.304cm" draw:start-shape="id2" draw:start-glue-point="6" draw:end-shape="id6" draw:end-glue-point="8" svg:d="M12430 23987c1863 0 2794-1227 2794-3683" svg:viewBox="0 0 2795 3684">
          <text:p/>
        </draw:connector>
        <draw:connector draw:style-name="gr30" draw:text-style-name="P2" draw:layer="layout" draw:type="curve" svg:x1="12.176cm" svg:y1="9.509cm" svg:x2="8.747cm" svg:y2="9.509cm" draw:start-shape="id8" draw:start-glue-point="4" draw:end-shape="id7" draw:end-glue-point="9" svg:d="M12176 9509h-3429" svg:viewBox="0 0 3430 1">
          <text:p/>
        </draw:connector>
        <draw:custom-shape draw:style-name="gr36" draw:text-style-name="P8" draw:layer="layout" svg:width="1.27cm" svg:height="1.143cm" svg:x="23.098cm" svg:y="7.129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ec</text:span></text:p>
          <text:p text:style-name="P4"><text:span text:style-name="T4">per</text:span></text:p>
          <text:p text:style-name="P4"><text:span text:style-name="T4">Div</text:span></text:p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2.754cm" svg:height="0.607cm" svg:x="24.368cm" svg:y="7.411cm">
          <draw:text-box>
            <text:p><text:span text:style-name="T6">Most </text:span><text:span text:style-name="T6">customary</text:span></text:p>
          </draw:text-box>
        </draw:frame>
        <draw:custom-shape draw:style-name="gr38" draw:text-style-name="P17" draw:layer="layout" svg:width="1.284cm" svg:height="1.143cm" svg:x="23.098cm" svg:y="8.399cm">
          <draw:glue-point draw:id="4" svg:x="2.5cm" svg:y="5cm"/>
          <draw:glue-point draw:id="5" svg:x="-2.5cm" svg:y="5cm"/>
          <text:p text:style-name="P4"><text:span text:style-name="T4">Fetch</text:span></text:p>
          <text:p text:style-name="P4"><text:span text:style-name="T4">per</text:span></text:p>
          <text:p text:style-name="P4"><text:span text:style-name="T4">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4" draw:layer="layout" svg:width="2.413cm" svg:height="0.607cm" svg:x="24.368cm" svg:y="8.681cm">
          <draw:text-box>
            <text:p><text:span text:style-name="T6">Cast in </text:span><text:span text:style-name="T6">stone</text:span></text:p>
          </draw:text-box>
        </draw:frame>
        <draw:custom-shape draw:style-name="gr40" draw:text-style-name="P9" draw:layer="layout" svg:width="1.27cm" svg:height="1.143cm" svg:x="23.098cm" svg:y="9.669cm">
          <draw:glue-point draw:id="4" svg:x="2.857cm" svg:y="-5cm"/>
          <draw:glue-point draw:id="5" svg:x="-2.857cm" svg:y="-5cm"/>
          <draw:glue-point draw:id="6" svg:x="-2.857cm" svg:y="5cm"/>
          <draw:glue-point draw:id="7" svg:x="2.857cm" svg:y="5cm"/>
          <draw:glue-point draw:id="8" svg:x="5cm" svg:y="-1.875cm"/>
          <draw:glue-point draw:id="9" svg:x="5cm" svg:y="2.5cm"/>
          <text:p text:style-name="P4"><text:span text:style-name="T4">Frame</text:span></text:p>
          <text:p text:style-name="P4"><text:span text:style-name="T4">per</text:span></text:p>
          <text:p text:style-name="P4"><text:span text:style-name="T4">Fetch</text:span></text:p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2.602cm" svg:height="0.607cm" svg:x="24.368cm" svg:y="9.951cm">
          <draw:text-box>
            <text:p><text:span text:style-name="T6">Only </text:span><text:span text:style-name="T6">Derived</text:span></text:p>
          </draw:text-box>
        </draw:frame>
        <draw:connector draw:style-name="gr35" draw:text-style-name="P16" draw:layer="layout" draw:type="curve" svg:x1="13.192cm" svg:y1="8.493cm" svg:x2="17.002cm" svg:y2="8.493cm" draw:start-shape="id8" draw:start-glue-point="6" draw:end-shape="id9" draw:end-glue-point="5" svg:d="M13192 8493h3810" svg:viewBox="0 0 3811 1">
          <text:p/>
        </draw:connector>
        <draw:connector draw:style-name="gr30" draw:text-style-name="P2" draw:layer="layout" draw:type="curve" svg:x1="17.002cm" svg:y1="9.509cm" svg:x2="13.192cm" svg:y2="9.509cm" draw:start-shape="id9" draw:start-glue-point="4" draw:end-shape="id8" draw:end-glue-point="7" svg:d="M17002 9509h-3810" svg:viewBox="0 0 3811 1">
          <text:p/>
        </draw:connector>
        <draw:custom-shape draw:style-name="gr42" draw:text-style-name="P11" xml:id="id9" draw:id="id9" draw:layer="layout" svg:width="1.016cm" svg:height="2.032cm" svg:x="17.002cm" svg:y="7.985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mp</text:span></text:p>
          <text:p text:style-name="P4"><text:span text:style-name="T4">per</text:span></text:p>
          <text:p text:style-name="P4"><text:span text:style-name="T4">Pixel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xml:id="id8" draw:id="id8" draw:layer="layout" svg:width="1.016cm" svg:height="2.032cm" svg:x="12.176cm" svg:y="7.985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mp</text:span></text:p>
          <text:p text:style-name="P4"><text:span text:style-name="T4">per</text:span></text:p>
          <text:p text:style-name="P4"><text:span text:style-name="T4">Div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8.747cm" svg:y1="3.794cm" svg:x2="12.176cm" svg:y2="3.794cm" draw:start-shape="id10" draw:start-glue-point="4" draw:end-shape="id11" draw:end-glue-point="5" svg:d="M8747 3794h3429" svg:viewBox="0 0 3430 1">
          <text:p/>
        </draw:connector>
        <draw:connector draw:style-name="gr35" draw:text-style-name="P16" draw:layer="layout" draw:type="curve" svg:x1="12.176cm" svg:y1="4.81cm" svg:x2="8.747cm" svg:y2="4.81cm" draw:start-shape="id11" draw:start-glue-point="4" draw:end-shape="id10" draw:end-glue-point="5" svg:d="M12176 4810h-3429" svg:viewBox="0 0 3430 1">
          <text:p/>
        </draw:connector>
        <draw:custom-shape draw:style-name="gr19" draw:text-style-name="P9" xml:id="id12" draw:id="id12" draw:layer="layout" svg:width="1.016cm" svg:height="2.032cm" svg:x="7.731cm" svg:y="12.049cm">
          <draw:glue-point draw:id="4" svg:x="2.857cm" svg:y="-5cm"/>
          <draw:glue-point draw:id="5" svg:x="-2.857cm" svg:y="-5cm"/>
          <draw:glue-point draw:id="6" svg:x="-2.857cm" svg:y="5cm"/>
          <draw:glue-point draw:id="7" svg:x="2.857cm" svg:y="5cm"/>
          <draw:glue-point draw:id="8" svg:x="5cm" svg:y="-1.875cm"/>
          <draw:glue-point draw:id="9" svg:x="5cm" svg:y="3.125cm"/>
          <text:p text:style-name="P4"><text:span text:style-name="T4">sec</text:span></text:p>
          <text:p text:style-name="P4"><text:span text:style-name="T4">per</text:span></text:p>
          <text:p text:style-name="P4"><text:span text:style-name="T4">ScrnX</text:span></text:p>
          <draw:enhanced-geometry svg:viewBox="0 0 21600 21600" draw:type="rectangle" draw:enhanced-path="M 0 0 L 21600 0 21600 21600 0 21600 0 0 Z N"/>
        </draw:custom-shape>
        <draw:connector draw:style-name="gr35" draw:text-style-name="P16" draw:layer="layout" draw:type="curve" svg:x1="8.747cm" svg:y1="12.684cm" svg:x2="12.176cm" svg:y2="12.684cm" draw:start-shape="id12" draw:start-glue-point="8" draw:end-shape="id13" draw:end-glue-point="5" svg:d="M8747 12684h3429" svg:viewBox="0 0 3430 1">
          <text:p/>
        </draw:connector>
        <draw:connector draw:style-name="gr30" draw:text-style-name="P2" draw:layer="layout" draw:type="curve" svg:x1="12.176cm" svg:y1="13.7cm" svg:x2="8.747cm" svg:y2="13.7cm" draw:start-shape="id13" draw:start-glue-point="4" draw:end-shape="id12" draw:end-glue-point="9" svg:d="M12176 13700h-3429" svg:viewBox="0 0 3430 1">
          <text:p/>
        </draw:connector>
        <draw:connector draw:style-name="gr35" draw:text-style-name="P16" draw:layer="layout" draw:type="curve" svg:x1="13.192cm" svg:y1="12.684cm" svg:x2="17.002cm" svg:y2="12.684cm" draw:start-shape="id13" draw:start-glue-point="6" draw:end-shape="id14" draw:end-glue-point="5" svg:d="M13192 12684h3810" svg:viewBox="0 0 3811 1">
          <text:p/>
        </draw:connector>
        <draw:connector draw:style-name="gr30" draw:text-style-name="P2" draw:layer="layout" draw:type="curve" svg:x1="17.002cm" svg:y1="13.7cm" svg:x2="13.192cm" svg:y2="13.7cm" draw:start-shape="id14" draw:start-glue-point="4" draw:end-shape="id13" draw:end-glue-point="7" svg:d="M17002 13700h-3810" svg:viewBox="0 0 3811 1">
          <text:p/>
        </draw:connector>
        <draw:custom-shape draw:style-name="gr42" draw:text-style-name="P11" xml:id="id14" draw:id="id14" draw:layer="layout" svg:width="1.016cm" svg:height="2.032cm" svg:x="17.002cm" svg:y="12.176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ec</text:span></text:p>
          <text:p text:style-name="P4"><text:span text:style-name="T4">per</text:span></text:p>
          <text:p text:style-name="P4"><text:span text:style-name="T4">Pixel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xml:id="id13" draw:id="id13" draw:layer="layout" svg:width="1.016cm" svg:height="2.032cm" svg:x="12.176cm" svg:y="12.176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ec</text:span></text:p>
          <text:p text:style-name="P4"><text:span text:style-name="T4">per</text:span></text:p>
          <text:p text:style-name="P4"><text:span text:style-name="T4">Div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.016cm" svg:height="1.016cm" svg:x="7.731cm" svg:y="10.398cm">
          <draw:glue-point draw:id="4" svg:x="2.5cm" svg:y="5cm"/>
          <draw:glue-point draw:id="5" svg:x="-2.5cm" svg:y="5cm"/>
          <text:p text:style-name="P4"><text:span text:style-name="T4">Smp</text:span></text:p>
          <text:p text:style-name="P4"><text:span text:style-name="T4">per</text:span></text:p>
          <text:p text:style-name="P4"><text:span text:style-name="T4">sec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.016cm" svg:height="1.016cm" svg:x="12.176cm" svg:y="6.08cm">
          <draw:glue-point draw:id="4" svg:x="2.5cm" svg:y="5cm"/>
          <draw:glue-point draw:id="5" svg:x="-2.5cm" svg:y="5cm"/>
          <text:p text:style-name="P4"><text:span text:style-name="T4">Time</text:span></text:p>
          <text:p text:style-name="P4"><text:span text:style-name="T4">Scale</text:span></text:p>
          <text:p text:style-name="P4"><text:span text:style-name="T4">Setting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.016cm" svg:height="1.016cm" svg:x="10.017cm" svg:y="3.794cm">
          <draw:glue-point draw:id="4" svg:x="2.5cm" svg:y="5cm"/>
          <draw:glue-point draw:id="5" svg:x="-2.5cm" svg:y="5cm"/>
          <text:p text:style-name="P4"><text:span text:style-name="T4">Div</text:span></text:p>
          <text:p text:style-name="P4"><text:span text:style-name="T4">Size</text:span></text:p>
          <text:p text:style-name="P4"><text:span text:style-name="T4">Setting</text:span></text:p>
          <draw:enhanced-geometry svg:viewBox="0 0 21600 21600" draw:type="rectangle" draw:enhanced-path="M 0 0 L 21600 0 21600 21600 0 21600 0 0 Z N"/>
        </draw:custom-shape>
        <draw:custom-shape draw:style-name="gr45" draw:text-style-name="P17" xml:id="id15" draw:id="id15" draw:layer="layout" svg:width="1.016cm" svg:height="2.032cm" svg:x="17.002cm" svg:y="3.286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Pixel</text:span></text:p>
          <text:p text:style-name="P4"><text:span text:style-name="T4">per</text:span></text:p>
          <text:p text:style-name="P4"><text:span text:style-name="T4">Pixel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13.192cm" svg:y1="3.794cm" svg:x2="17.002cm" svg:y2="3.794cm" draw:start-shape="id11" draw:start-glue-point="6" draw:end-shape="id15" draw:end-glue-point="5" svg:d="M13192 3794h3810" svg:viewBox="0 0 3811 1">
          <text:p/>
        </draw:connector>
        <draw:connector draw:style-name="gr35" draw:text-style-name="P16" draw:layer="layout" draw:type="curve" svg:x1="17.002cm" svg:y1="4.81cm" svg:x2="13.192cm" svg:y2="4.81cm" draw:start-shape="id15" draw:start-glue-point="4" draw:end-shape="id11" draw:end-glue-point="7" svg:d="M17002 4810h-3810" svg:viewBox="0 0 3811 1">
          <text:p/>
        </draw:connector>
        <draw:custom-shape draw:style-name="gr29" draw:text-style-name="P15" draw:layer="layout" svg:width="3.81cm" svg:height="0.503cm" svg:x="19.161cm" svg:y="15.097cm">
          <text:p text:style-name="P4"><text:span text:style-name="T6">a.k.a. </text:span><text:span text:style-name="T6">Scroll </text:span><text:span text:style-name="T6">Ratio</text:span></text:p>
          <draw:enhanced-geometry svg:viewBox="0 0 21600 21600" draw:text-areas="800 800 20800 20800" draw:type="round-rectangular-callout" draw:modifiers="2306.79611650485 4307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1" xml:id="id16" draw:id="id16" draw:layer="layout" svg:width="3.937cm" svg:height="2.032cm" svg:x="18.145cm" svg:y="16.113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ignal sec per Stride</text:span></text:p>
          <text:p text:style-name="P4"><text:span text:style-name="T4">over</text:span></text:p>
          <text:p text:style-name="P4"><text:span text:style-name="T4">Signal sec per Screen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xml:id="id17" draw:id="id17" draw:layer="layout" svg:width="0.508cm" svg:height="0.508cm" svg:x="16.367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curve" svg:x1="18.145cm" svg:y1="17.637cm" svg:x2="16.875cm" svg:y2="17.637cm" draw:start-shape="id16" draw:start-glue-point="4" draw:end-shape="id17" draw:end-glue-point="10" svg:d="M18145 17637h-1270" svg:viewBox="0 0 1271 1">
          <text:p/>
        </draw:connector>
        <draw:custom-shape draw:style-name="gr46" draw:text-style-name="P4" xml:id="id18" draw:id="id18" draw:layer="layout" svg:width="0.508cm" svg:height="0.508cm" svg:x="15.605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curve" svg:x1="16.113cm" svg:y1="16.621cm" svg:x2="18.145cm" svg:y2="16.621cm" draw:start-shape="id18" draw:start-glue-point="10" draw:end-shape="id16" draw:end-glue-point="5" svg:d="M16113 16621h2032" svg:viewBox="0 0 2033 1">
          <text:p/>
        </draw:connector>
        <draw:connector draw:style-name="gr30" draw:text-style-name="P2" draw:layer="layout" draw:type="curve" svg:x1="13.446cm" svg:y1="20.05cm" svg:x2="15.859cm" svg:y2="16.875cm" draw:start-shape="id4" draw:start-glue-point="6" draw:end-shape="id18" draw:end-glue-point="8" svg:d="M13446 20050c1609 0 2413-1058 2413-3175" svg:viewBox="0 0 2414 3176">
          <text:p/>
        </draw:connector>
        <draw:connector draw:style-name="gr30" draw:text-style-name="P2" draw:layer="layout" draw:type="curve" svg:x1="16.621cm" svg:y1="17.891cm" svg:x2="13.446cm" svg:y2="21.066cm" draw:start-shape="id17" draw:start-glue-point="8" draw:end-shape="id4" draw:end-glue-point="7" svg:d="M16621 17891c0 2117-1058 3175-3175 3175" svg:viewBox="0 0 3176 3176">
          <text:p/>
        </draw:connector>
        <draw:connector draw:style-name="gr30" draw:text-style-name="P2" draw:layer="layout" draw:type="curve" draw:line-skew="-1.016cm" svg:x1="16.367cm" svg:y1="17.637cm" svg:x2="8.747cm" svg:y2="13.7cm" draw:start-shape="id17" draw:start-glue-point="6" draw:end-shape="id12" draw:end-glue-point="9" svg:d="M16367 17637c-7239 0-3429-3937-7620-3937" svg:viewBox="0 0 7621 3938">
          <text:p/>
        </draw:connector>
        <draw:connector draw:style-name="gr35" draw:text-style-name="P16" draw:layer="layout" draw:type="curve" draw:line-skew="-0.635cm" svg:x1="8.747cm" svg:y1="12.684cm" svg:x2="15.605cm" svg:y2="16.621cm" draw:start-shape="id12" draw:start-glue-point="8" draw:end-shape="id18" draw:end-glue-point="6" svg:d="M8747 12684c4191 0 762 3937 6858 3937" svg:viewBox="0 0 6859 3938">
          <text:p/>
        </draw:connector>
      </draw:page>
      <draw:page draw:name="Data and Control Flows" draw:style-name="dp1" draw:master-page-name="Default">
        <draw:custom-shape draw:style-name="gr47" draw:text-style-name="P19" draw:layer="layout" svg:width="6.998cm" svg:height="5.588cm" svg:x="22.577cm" svg:y="4.683cm">
          <draw:glue-point draw:id="4" svg:x="2.857cm" svg:y="5cm"/>
          <draw:glue-point draw:id="5" svg:x="-2.857cm" svg:y="5cm"/>
          <text:p text:style-name="P18"><text:span text:style-name="T4">SpecAn </text:span><text:span text:style-name="T4">Main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3.429cm" svg:height="1.524cm" svg:x="4.175cm" svg:y="5.064cm">
          <draw:glue-point draw:id="4" svg:x="2.857cm" svg:y="5cm"/>
          <draw:glue-point draw:id="5" svg:x="-2.857cm" svg:y="5cm"/>
          <text:p text:style-name="P18"><text:span text:style-name="T4">File </text:span><text:span text:style-name="T4">Ctl &amp; </text:span><text:span text:style-name="T4">Info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6.891cm" svg:height="0.381cm" svg:x="11.782cm" svg:y="21.574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ignal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6.998cm" svg:height="5.588cm" svg:x="8.734cm" svg:y="4.683cm">
          <draw:glue-point draw:id="4" svg:x="2.857cm" svg:y="5cm"/>
          <draw:glue-point draw:id="5" svg:x="-2.857cm" svg:y="5cm"/>
          <text:p text:style-name="P18"><text:span text:style-name="T4">Sco</text:span><text:span text:style-name="T4">pe </text:span><text:span text:style-name="T4">Mai</text:span><text:span text:style-name="T4">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306cm" svg:y1="22.463cm" svg:x2="13.306cm" svg:y2="21.193cm">
          <text:p/>
        </draw:line>
        <draw:custom-shape draw:style-name="gr49" draw:text-style-name="P20" draw:layer="layout" svg:width="3.175cm" svg:height="1.524cm" svg:x="17.256cm" svg:y="9.255cm">
          <draw:glue-point draw:id="4" svg:x="2.857cm" svg:y="5cm"/>
          <draw:glue-point draw:id="5" svg:x="-2.857cm" svg:y="5cm"/>
          <text:p text:style-name="P18"><text:span text:style-name="T4">Resa</text:span><text:span text:style-name="T4">mp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0" draw:text-style-name="P2" draw:layer="layout" svg:x1="17.891cm" svg:y1="10.144cm" svg:x2="13.192cm" svg:y2="21.066cm">
          <text:p/>
        </draw:line>
        <draw:line draw:style-name="gr15" draw:text-style-name="P2" draw:layer="layout" svg:x1="27.416cm" svg:y1="8.62cm" svg:x2="20.304cm" svg:y2="12.303cm">
          <text:p/>
        </draw:line>
        <draw:custom-shape draw:style-name="gr51" draw:text-style-name="P21" draw:layer="layout" svg:width="2.032cm" svg:height="0.508cm" svg:x="27.035cm" svg:y="8.112cm">
          <text:p text:style-name="P4"><text:span text:style-name="T6">Apo</text:span><text:span text:style-name="T6">d </text:span><text:span text:style-name="T6">Spe</text:span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1" draw:layer="layout" svg:width="2.032cm" svg:height="0.508cm" svg:x="4.302cm" svg:y="5.826cm">
          <text:p text:style-name="P4"><text:span text:style-name="T6">New </text:span><text:span text:style-name="T6">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0" draw:layer="layout" svg:width="3.429cm" svg:height="3.81cm" svg:x="4.175cm" svg:y="6.588cm">
          <draw:glue-point draw:id="4" svg:x="2.857cm" svg:y="5cm"/>
          <draw:glue-point draw:id="5" svg:x="-2.857cm" svg:y="5cm"/>
          <text:p text:style-name="P18"><text:span text:style-name="T4">RIFF </text:span><text:span text:style-name="T4">WAVE </text:span><text:span text:style-name="T4">file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2.019cm" svg:height="0.762cm" svg:x="5.318cm" svg:y="7.096cm">
          <draw:glue-point draw:id="4" svg:x="2.857cm" svg:y="5cm"/>
          <draw:glue-point draw:id="5" svg:x="-2.857cm" svg:y="5cm"/>
          <text:p text:style-name="P18"><text:span text:style-name="T4">File </text:span><text:span text:style-name="T4">Info</text:span></text:p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5.953cm" svg:y1="7.858cm" svg:x2="5.318cm" svg:y2="9.636cm">
          <text:p/>
        </draw:line>
        <draw:custom-shape draw:style-name="gr55" draw:text-style-name="P11" draw:layer="layout" svg:width="3.81cm" svg:height="0.508cm" svg:x="3.794cm" svg:y="11.922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File</text:span></text:p>
          <draw:enhanced-geometry svg:viewBox="0 0 21600 21600" draw:type="rectangle" draw:enhanced-path="M 0 0 L 21600 0 21600 21600 0 21600 0 0 Z N"/>
        </draw:custom-shape>
        <draw:line draw:style-name="gr56" draw:text-style-name="P23" draw:layer="layout" svg:x1="32.623cm" svg:y1="23.225cm" svg:x2="36.179cm" svg:y2="23.225cm">
          <text:p text:style-name="P4"><text:span text:style-name="T7">Callback </text:span><text:span text:style-name="T7">Messaging</text:span></text:p>
        </draw:line>
        <draw:custom-shape draw:style-name="gr57" draw:text-style-name="P24" draw:layer="layout" svg:width="1.397cm" svg:height="0.635cm" svg:x="4.302cm" svg:y="9.636cm">
          <draw:glue-point draw:id="4" svg:x="2.857cm" svg:y="-5cm"/>
          <draw:glue-point draw:id="5" svg:x="-2.857cm" svg:y="-5cm"/>
          <draw:glue-point draw:id="6" svg:x="-2.857cm" svg:y="5cm"/>
          <draw:glue-point draw:id="7" svg:x="2.857cm" svg:y="5cm"/>
          <draw:glue-point draw:id="8" svg:x="5cm" svg:y="-1.875cm"/>
          <draw:glue-point draw:id="9" svg:x="5cm" svg:y="2.5cm"/>
          <draw:glue-point draw:id="10" svg:x="-5cm" svg:y="-1.875cm"/>
          <draw:glue-point draw:id="11" svg:x="-5cm" svg:y="2.5cm"/>
          <text:p text:style-name="P4"><text:span text:style-name="T4">fet</text:span><text:span text:style-name="T4">ch</text:span><text:span text:style-name="T4">er</text:span></text:p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4.429cm" svg:y1="10.271cm" svg:x2="3.794cm" svg:y2="11.541cm">
          <text:p/>
        </draw:line>
        <draw:line draw:style-name="gr2" draw:text-style-name="P2" draw:layer="layout" svg:x1="3.794cm" svg:y1="13.319cm" svg:x2="3.794cm" svg:y2="11.16cm">
          <text:p/>
        </draw:line>
        <draw:custom-shape draw:style-name="gr58" draw:text-style-name="P21" draw:layer="layout" svg:width="1.524cm" svg:height="0.635cm" svg:x="35.925cm" svg:y="17.637cm">
          <text:p text:style-name="P4"><text:span text:style-name="T6">eve</text:span><text:span text:style-name="T6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1" draw:layer="layout" svg:width="7.62cm" svg:height="0.381cm" svg:x="31.861cm" svg:y="26.146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Model - </text:span><text:span text:style-name="T4">Large </text:span><text:span text:style-name="T4">Structur</text:span><text:span text:style-name="T4">ed </text:span><text:span text:style-name="T4">Storage </text:span><text:span text:style-name="T4">with </text:span><text:span text:style-name="T4">MetaInf</text:span><text:span text:style-name="T4">o</text:span></text:p>
          <draw:enhanced-geometry svg:viewBox="0 0 21600 21600" draw:type="rectangle" draw:enhanced-path="M 0 0 L 21600 0 21600 21600 0 21600 0 0 Z N"/>
        </draw:custom-shape>
        <draw:line draw:style-name="gr60" draw:text-style-name="P2" draw:layer="layout" svg:x1="3.794cm" svg:y1="12.811cm" svg:x2="11.795cm" svg:y2="21.32cm">
          <text:p/>
        </draw:line>
        <draw:line draw:style-name="gr61" draw:text-style-name="P23" draw:layer="layout" svg:x1="32.623cm" svg:y1="23.733cm" svg:x2="36.179cm" svg:y2="23.733cm">
          <text:p text:style-name="P4"><text:span text:style-name="T7">Direct Call Push </text:span><text:span text:style-name="T7">Data</text:span></text:p>
        </draw:line>
        <draw:line draw:style-name="gr62" draw:text-style-name="P23" draw:layer="layout" svg:x1="32.623cm" svg:y1="22.082cm" svg:x2="36.052cm" svg:y2="22.082cm">
          <text:p text:style-name="P4"><text:span text:style-name="T7">OS </text:span><text:span text:style-name="T7">Signal </text:span><text:span text:style-name="T7">Mess</text:span><text:span text:style-name="T7">aging</text:span></text:p>
        </draw:line>
        <draw:frame draw:style-name="gr63" draw:text-style-name="P25" draw:layer="layout" svg:width="1.387cm" svg:height="1.205cm" svg:x="5.318cm" svg:y="7.796cm">
          <draw:text-box>
            <text:p><text:span text:style-name="T7">Qualify</text:span></text:p>
            <text:p><text:span text:style-name="T7">then</text:span></text:p>
            <text:p><text:span text:style-name="T7">Allow</text:span></text:p>
          </draw:text-box>
        </draw:frame>
        <draw:line draw:style-name="gr2" draw:text-style-name="P2" draw:layer="layout" svg:x1="11.795cm" svg:y1="22.463cm" svg:x2="11.795cm" svg:y2="21.193cm">
          <text:p/>
        </draw:line>
        <draw:custom-shape draw:style-name="gr64" draw:text-style-name="P22" draw:layer="layout" svg:width="3.937cm" svg:height="0.635cm" svg:x="35.925cm" svg:y="20.304cm">
          <draw:glue-point draw:id="4" svg:x="2.857cm" svg:y="5cm"/>
          <draw:glue-point draw:id="5" svg:x="-2.857cm" svg:y="5cm"/>
          <text:p text:style-name="P18"><text:span text:style-name="T4">Mod</text:span><text:span text:style-name="T4">el </text:span><text:span text:style-name="T4">(MV</text:span><text:span text:style-name="T4">C)</text:span></text:p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3.937cm" svg:height="0.508cm" svg:x="13.065cm" svg:y="23.987cm">
          <draw:glue-point draw:id="4" svg:x="2.857cm" svg:y="5cm"/>
          <draw:glue-point draw:id="5" svg:x="-2.857cm" svg:y="5cm"/>
          <text:p text:style-name="P18"><text:span text:style-name="T4">Scope H </text:span><text:span text:style-name="T4">and V</text:span></text:p>
          <draw:enhanced-geometry svg:viewBox="0 0 21600 21600" draw:type="rectangle" draw:enhanced-path="M 0 0 L 21600 0 21600 21600 0 21600 0 0 Z N"/>
        </draw:custom-shape>
        <draw:custom-shape draw:style-name="gr66" draw:text-style-name="P20" draw:layer="layout" svg:width="3.937cm" svg:height="0.635cm" svg:x="35.925cm" svg:y="19.415cm">
          <draw:glue-point draw:id="4" svg:x="2.857cm" svg:y="5cm"/>
          <draw:glue-point draw:id="5" svg:x="-2.857cm" svg:y="5cm"/>
          <text:p text:style-name="P18"><text:span text:style-name="T4">Controlle</text:span><text:span text:style-name="T4">r (MVC)</text:span></text:p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2.032cm" svg:height="0.635cm" svg:x="35.925cm" svg:y="21.193cm">
          <draw:glue-point draw:id="4" svg:x="2.857cm" svg:y="5cm"/>
          <draw:glue-point draw:id="5" svg:x="-2.857cm" svg:y="5cm"/>
          <text:p text:style-name="P18"><text:span text:style-name="T4">Function</text:span></text:p>
          <draw:enhanced-geometry svg:viewBox="0 0 21600 21600" draw:type="rectangle" draw:enhanced-path="M 0 0 L 21600 0 21600 21600 0 21600 0 0 Z N"/>
        </draw:custom-shape>
        <draw:custom-shape draw:style-name="gr68" draw:text-style-name="P19" draw:layer="layout" svg:width="3.937cm" svg:height="0.635cm" svg:x="35.925cm" svg:y="18.526cm">
          <draw:glue-point draw:id="4" svg:x="2.857cm" svg:y="5cm"/>
          <draw:glue-point draw:id="5" svg:x="-2.857cm" svg:y="5cm"/>
          <text:p text:style-name="P18"><text:span text:style-name="T4">View </text:span><text:span text:style-name="T4">(MVC)</text:span></text:p>
          <draw:enhanced-geometry svg:viewBox="0 0 21600 21600" draw:type="rectangle" draw:enhanced-path="M 0 0 L 21600 0 21600 21600 0 21600 0 0 Z N"/>
        </draw:custom-shape>
        <draw:custom-shape draw:style-name="gr69" draw:text-style-name="P19" draw:layer="layout" svg:width="2.299cm" svg:height="0.889cm" svg:x="13.065cm" svg:y="5.699cm">
          <draw:glue-point draw:id="4" svg:x="2.857cm" svg:y="5cm"/>
          <draw:glue-point draw:id="5" svg:x="-2.857cm" svg:y="5cm"/>
          <text:p text:style-name="P18"><text:span text:style-name="T4">Scope </text:span><text:span text:style-name="T4">H Ctl</text:span></text:p>
          <draw:enhanced-geometry svg:viewBox="0 0 21600 21600" draw:type="rectangle" draw:enhanced-path="M 0 0 L 21600 0 21600 21600 0 21600 0 0 Z N"/>
        </draw:custom-shape>
        <draw:custom-shape draw:style-name="gr70" draw:text-style-name="P19" draw:layer="layout" svg:width="2.286cm" svg:height="0.889cm" svg:x="13.065cm" svg:y="6.715cm">
          <draw:glue-point draw:id="4" svg:x="2.857cm" svg:y="5cm"/>
          <draw:glue-point draw:id="5" svg:x="-2.857cm" svg:y="5cm"/>
          <text:p text:style-name="P18"><text:span text:style-name="T4">Scope V Ctl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3.696cm" svg:height="3.429cm" svg:x="9.242cm" svg:y="5.699cm">
          <draw:glue-point draw:id="4" svg:x="2.857cm" svg:y="5cm"/>
          <draw:glue-point draw:id="5" svg:x="-2.857cm" svg:y="5cm"/>
          <text:p text:style-name="P18"><text:span text:style-name="T4">Scope Draw Screen</text:span></text:p>
          <draw:enhanced-geometry svg:viewBox="0 0 21600 21600" draw:type="rectangle" draw:enhanced-path="M 0 0 L 21600 0 21600 21600 0 21600 0 0 Z N"/>
        </draw:custom-shape>
        <draw:custom-shape draw:style-name="gr72" draw:text-style-name="P20" draw:layer="layout" svg:width="3.429cm" svg:height="1.016cm" svg:x="8.747cm" svg:y="10.271cm">
          <draw:glue-point draw:id="4" svg:x="2.857cm" svg:y="5cm"/>
          <draw:glue-point draw:id="5" svg:x="-2.857cm" svg:y="5cm"/>
          <text:p text:style-name="P18"><text:span text:style-name="T4">Horiz </text:span><text:span text:style-name="T4">Ctl</text:span></text:p>
          <draw:enhanced-geometry svg:viewBox="0 0 21600 21600" draw:type="rectangle" draw:enhanced-path="M 0 0 L 21600 0 21600 21600 0 21600 0 0 Z N"/>
        </draw:custom-shape>
        <draw:custom-shape draw:style-name="gr73" draw:text-style-name="P20" draw:layer="layout" svg:width="3.556cm" svg:height="1.016cm" svg:x="12.176cm" svg:y="10.271cm">
          <draw:glue-point draw:id="4" svg:x="2.857cm" svg:y="5cm"/>
          <draw:glue-point draw:id="5" svg:x="-2.857cm" svg:y="5cm"/>
          <text:p text:style-name="P18"><text:span text:style-name="T4">Vrt Ctl</text:span>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524cm" svg:height="0.508cm" svg:x="9.509cm" svg:y="6.969cm">
          <text:p text:style-name="P4"><text:span text:style-name="T6">resiz</text:span><text:span text:style-name="T6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9" draw:layer="layout" svg:width="5.08cm" svg:height="1.016cm" svg:x="16.748cm" svg:y="4.683cm">
          <draw:glue-point draw:id="4" svg:x="2.857cm" svg:y="5cm"/>
          <draw:glue-point draw:id="5" svg:x="-2.857cm" svg:y="5cm"/>
          <text:p text:style-name="P18"><text:span text:style-name="T4">Tim</text:span><text:span text:style-name="T4">e </text:span><text:span text:style-name="T4">Tran</text:span><text:span text:style-name="T4">spor</text:span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76" draw:text-style-name="P20" draw:layer="layout" svg:width="5.08cm" svg:height="1.905cm" svg:x="16.748cm" svg:y="5.699cm">
          <draw:glue-point draw:id="4" svg:x="2.857cm" svg:y="5cm"/>
          <draw:glue-point draw:id="5" svg:x="-2.857cm" svg:y="5cm"/>
          <text:p text:style-name="P18"><text:span text:style-name="T4">Trans</text:span><text:span text:style-name="T4">port</text:span>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524cm" svg:height="0.508cm" svg:x="19.796cm" svg:y="6.08cm">
          <text:p text:style-name="P4"><text:span text:style-name="T6">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6" draw:layer="layout" svg:width="2.159cm" svg:height="0.508cm" svg:x="19.415cm" svg:y="6.842cm">
          <draw:glue-point draw:id="4" svg:x="2.857cm" svg:y="5cm"/>
          <draw:glue-point draw:id="5" svg:x="-2.857cm" svg:y="5cm"/>
          <text:p text:style-name="P18"><text:span text:style-name="T4">Tra</text:span><text:span text:style-name="T4">nsp</text:span><text:span text:style-name="T4">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8" draw:text-style-name="P26" draw:layer="layout" svg:width="6.985cm" svg:height="1.524cm" svg:x="8.747cm" svg:y="11.287cm">
          <draw:glue-point draw:id="4" svg:x="2.857cm" svg:y="5cm"/>
          <draw:glue-point draw:id="5" svg:x="-2.857cm" svg:y="5cm"/>
          <text:p text:style-name="P18"><text:span text:style-name="T4">Whole </text:span><text:span text:style-name="T4">Scope </text:span><text:span text:style-name="T4">Model, </text:span><text:span text:style-name="T4">H and </text:span><text:span text:style-name="T4">V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9" draw:text-style-name="P2" draw:layer="layout" svg:x1="14.97cm" svg:y1="11.668cm" svg:x2="18.399cm" svg:y2="6.969cm">
          <text:p/>
        </draw:line>
        <draw:line draw:style-name="gr15" draw:text-style-name="P2" draw:layer="layout" svg:x1="10.271cm" svg:y1="7.477cm" svg:x2="10.779cm" svg:y2="10.271cm">
          <text:p/>
        </draw:line>
        <draw:line draw:style-name="gr15" draw:text-style-name="P2" draw:layer="layout" svg:x1="10.318cm" svg:y1="7.477cm" svg:x2="13.7cm" svg:y2="10.271cm">
          <text:p/>
        </draw:line>
        <draw:line draw:style-name="gr15" draw:text-style-name="P2" draw:layer="layout" svg:x1="13.7cm" svg:y1="6.334cm" svg:x2="10.779cm" svg:y2="10.271cm">
          <text:p/>
        </draw:line>
        <draw:line draw:style-name="gr15" draw:text-style-name="P2" draw:layer="layout" svg:x1="14.208cm" svg:y1="7.604cm" svg:x2="13.7cm" svg:y2="10.271cm">
          <text:p/>
        </draw:line>
        <draw:line draw:style-name="gr80" draw:text-style-name="P23" draw:layer="layout" svg:x1="32.623cm" svg:y1="24.241cm" svg:x2="36.179cm" svg:y2="24.241cm">
          <text:p text:style-name="P4"><text:span text:style-name="T7">Direct Call Pull Data</text:span></text:p>
        </draw:line>
        <draw:line draw:style-name="gr50" draw:text-style-name="P2" draw:layer="layout" svg:x1="14.589cm" svg:y1="6.334cm" svg:x2="18.018cm" svg:y2="6.334cm">
          <text:p/>
        </draw:line>
        <draw:line draw:style-name="gr79" draw:text-style-name="P2" draw:layer="layout" svg:x1="15.224cm" svg:y1="11.922cm" svg:x2="17.637cm" svg:y2="10.144cm">
          <text:p/>
        </draw:line>
        <draw:custom-shape draw:style-name="gr81" draw:text-style-name="P20" draw:layer="layout" svg:width="2.286cm" svg:height="0.762cm" svg:x="18.272cm" svg:y="12.176cm">
          <draw:glue-point draw:id="4" svg:x="2.857cm" svg:y="5cm"/>
          <draw:glue-point draw:id="5" svg:x="-2.857cm" svg:y="5cm"/>
          <text:p text:style-name="P18"><text:span text:style-name="T4">Apod</text:span></text:p>
          <draw:enhanced-geometry svg:viewBox="0 0 21600 21600" draw:type="rectangle" draw:enhanced-path="M 0 0 L 21600 0 21600 21600 0 21600 0 0 Z N"/>
        </draw:custom-shape>
        <draw:custom-shape draw:style-name="gr69" draw:text-style-name="P19" draw:layer="layout" svg:width="2.299cm" svg:height="0.889cm" svg:x="26.908cm" svg:y="5.699cm">
          <draw:glue-point draw:id="4" svg:x="2.857cm" svg:y="5cm"/>
          <draw:glue-point draw:id="5" svg:x="-2.857cm" svg:y="5cm"/>
          <text:p text:style-name="P18"><text:span text:style-name="T4">SpecAn </text:span><text:span text:style-name="T4">H Ctl</text:span></text:p>
          <draw:enhanced-geometry svg:viewBox="0 0 21600 21600" draw:type="rectangle" draw:enhanced-path="M 0 0 L 21600 0 21600 21600 0 21600 0 0 Z N"/>
        </draw:custom-shape>
        <draw:custom-shape draw:style-name="gr70" draw:text-style-name="P19" draw:layer="layout" svg:width="2.286cm" svg:height="0.889cm" svg:x="26.908cm" svg:y="6.715cm">
          <draw:glue-point draw:id="4" svg:x="2.857cm" svg:y="5cm"/>
          <draw:glue-point draw:id="5" svg:x="-2.857cm" svg:y="5cm"/>
          <text:p text:style-name="P18"><text:span text:style-name="T4">SpecAn </text:span><text:span text:style-name="T4">V Ctl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3.696cm" svg:height="3.429cm" svg:x="23.085cm" svg:y="5.699cm">
          <draw:glue-point draw:id="4" svg:x="2.857cm" svg:y="5cm"/>
          <draw:glue-point draw:id="5" svg:x="-2.857cm" svg:y="5cm"/>
          <text:p text:style-name="P18"><text:span text:style-name="T4">SpecAn </text:span><text:span text:style-name="T4">Draw </text:span><text:span text:style-name="T4">Screen</text:span></text:p>
          <draw:enhanced-geometry svg:viewBox="0 0 21600 21600" draw:type="rectangle" draw:enhanced-path="M 0 0 L 21600 0 21600 21600 0 21600 0 0 Z N"/>
        </draw:custom-shape>
        <draw:custom-shape draw:style-name="gr72" draw:text-style-name="P20" draw:layer="layout" svg:width="3.429cm" svg:height="1.016cm" svg:x="22.59cm" svg:y="10.271cm">
          <draw:glue-point draw:id="4" svg:x="2.857cm" svg:y="5cm"/>
          <draw:glue-point draw:id="5" svg:x="-2.857cm" svg:y="5cm"/>
          <text:p text:style-name="P18"><text:span text:style-name="T4">Hor</text:span><text:span text:style-name="T4">iz </text:span><text:span text:style-name="T4">Ctl</text:span></text:p>
          <draw:enhanced-geometry svg:viewBox="0 0 21600 21600" draw:type="rectangle" draw:enhanced-path="M 0 0 L 21600 0 21600 21600 0 21600 0 0 Z N"/>
        </draw:custom-shape>
        <draw:custom-shape draw:style-name="gr73" draw:text-style-name="P20" draw:layer="layout" svg:width="3.556cm" svg:height="1.016cm" svg:x="26.019cm" svg:y="10.271cm">
          <draw:glue-point draw:id="4" svg:x="2.857cm" svg:y="5cm"/>
          <draw:glue-point draw:id="5" svg:x="-2.857cm" svg:y="5cm"/>
          <text:p text:style-name="P18"><text:span text:style-name="T4">Vrt Ctl</text:span>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524cm" svg:height="0.508cm" svg:x="23.352cm" svg:y="6.969cm">
          <text:p text:style-name="P4"><text:span text:style-name="T6">res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6" draw:layer="layout" svg:width="6.985cm" svg:height="1.524cm" svg:x="22.59cm" svg:y="11.287cm">
          <draw:glue-point draw:id="4" svg:x="2.857cm" svg:y="5cm"/>
          <draw:glue-point draw:id="5" svg:x="-2.857cm" svg:y="5cm"/>
          <text:p text:style-name="P18"><text:span text:style-name="T4">Whole Scope Model, H and V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5" draw:text-style-name="P2" draw:layer="layout" svg:x1="24.114cm" svg:y1="7.477cm" svg:x2="24.622cm" svg:y2="10.271cm">
          <text:p/>
        </draw:line>
        <draw:line draw:style-name="gr15" draw:text-style-name="P2" draw:layer="layout" svg:x1="24.161cm" svg:y1="7.477cm" svg:x2="27.543cm" svg:y2="10.271cm">
          <text:p/>
        </draw:line>
        <draw:line draw:style-name="gr15" draw:text-style-name="P2" draw:layer="layout" svg:x1="27.543cm" svg:y1="6.334cm" svg:x2="24.622cm" svg:y2="10.271cm">
          <text:p/>
        </draw:line>
        <draw:line draw:style-name="gr15" draw:text-style-name="P2" draw:layer="layout" svg:x1="28.051cm" svg:y1="7.604cm" svg:x2="27.543cm" svg:y2="10.271cm">
          <text:p/>
        </draw:line>
        <draw:line draw:style-name="gr79" draw:text-style-name="P2" draw:layer="layout" svg:x1="23.098cm" svg:y1="12.176cm" svg:x2="11.287cm" svg:y2="10.906cm">
          <text:p/>
        </draw:line>
        <draw:line draw:style-name="gr82" draw:text-style-name="P2" draw:layer="layout" svg:x1="19.034cm" svg:y1="6.334cm" svg:x2="11.287cm" svg:y2="10.652cm">
          <text:p/>
        </draw:line>
        <draw:line draw:style-name="gr79" draw:text-style-name="P2" draw:layer="layout" svg:x1="23.098cm" svg:y1="11.795cm" svg:x2="19.415cm" svg:y2="10.144cm">
          <text:p/>
        </draw:line>
        <draw:line draw:style-name="gr83" draw:text-style-name="P23" draw:layer="layout" svg:x1="32.623cm" svg:y1="22.717cm" svg:x2="36.179cm" svg:y2="22.717cm">
          <text:p text:style-name="P4"><text:span text:style-name="T7">Dir</text:span><text:span text:style-name="T7">ect </text:span><text:span text:style-name="T7">Call </text:span><text:span text:style-name="T7">Me</text:span><text:span text:style-name="T7">ssa</text:span><text:span text:style-name="T7">gin</text:span><text:span text:style-name="T7">g</text:span></text:p>
        </draw:line>
        <draw:line draw:style-name="gr82" draw:text-style-name="P2" draw:layer="layout" svg:x1="19.035cm" svg:y1="6.334cm" svg:x2="18.653cm" svg:y2="9.636cm">
          <text:p/>
        </draw:line>
        <draw:custom-shape draw:style-name="gr84" draw:text-style-name="P11" draw:layer="layout" svg:width="2.159cm" svg:height="0.381cm" svg:x="17.256cm" svg:y="10.779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cope </text:span><text:span text:style-name="T4">Data</text:span></text:p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2.794cm" svg:height="0.381cm" svg:x="17.637cm" svg:y="11.16cm">
          <draw:glue-point draw:id="4" svg:x="-5cm" svg:y="2.5cm"/>
          <draw:glue-point draw:id="5" svg:x="-5cm" svg:y="-2.5cm"/>
          <draw:glue-point draw:id="6" svg:x="5cm" svg:y="-2.5cm"/>
          <draw:glue-point draw:id="7" svg:x="5cm" svg:y="2.5cm"/>
          <text:p text:style-name="P4"><text:span text:style-name="T4">SpecAn </text:span><text:span text:style-name="T4">Data</text:span></text:p>
          <draw:enhanced-geometry svg:viewBox="0 0 21600 21600" draw:type="rectangle" draw:enhanced-path="M 0 0 L 21600 0 21600 21600 0 21600 0 0 Z N"/>
        </draw:custom-shape>
        <draw:line draw:style-name="gr86" draw:text-style-name="P23" draw:layer="layout" svg:x1="32.623cm" svg:y1="24.749cm" svg:x2="36.179cm" svg:y2="24.749cm">
          <text:p text:style-name="P4"><text:span text:style-name="T7">Pointer-Shared Data</text:span></text:p>
        </draw:line>
        <draw:line draw:style-name="gr87" draw:text-style-name="P2" draw:layer="layout" svg:x1="17.383cm" svg:y1="10.906cm" svg:x2="15.097cm" svg:y2="12.303cm">
          <text:p/>
        </draw:line>
        <draw:line draw:style-name="gr87" draw:text-style-name="P2" draw:layer="layout" svg:x1="20.177cm" svg:y1="11.414cm" svg:x2="23.098cm" svg:y2="12.049cm">
          <text:p/>
        </draw:line>
        <draw:line draw:style-name="gr15" draw:text-style-name="P2" draw:layer="layout" svg:x1="14.177cm" svg:y1="7.604cm" svg:x2="17.383cm" svg:y2="9.763cm">
          <text:p/>
        </draw:line>
        <draw:line draw:style-name="gr15" draw:text-style-name="P2" draw:layer="layout" svg:x1="27.416cm" svg:y1="7.35cm" svg:x2="19.923cm" svg:y2="9.509cm">
          <text:p/>
        </draw:line>
        <draw:line draw:style-name="gr60" draw:text-style-name="P2" draw:layer="layout" svg:x1="13.319cm" svg:y1="21.32cm" svg:x2="18.399cm" svg:y2="10.144cm">
          <text:p/>
        </draw:line>
        <draw:line draw:style-name="gr82" draw:text-style-name="P2" draw:layer="layout" svg:x1="18.907cm" svg:y1="9.89cm" svg:x2="19.415cm" svg:y2="12.557cm">
          <text:p/>
        </draw:line>
        <draw:line draw:style-name="gr60" draw:text-style-name="P2" draw:layer="layout" svg:x1="19.288cm" svg:y1="10.017cm" svg:x2="20.05cm" svg:y2="12.557cm">
          <text:p/>
        </draw:line>
      </draw:page>
      <draw:page draw:name="Control Flows" draw:style-name="dp1" draw:master-page-name="Default">
        <draw:line draw:style-name="gr15" draw:text-style-name="P2" draw:layer="layout" svg:x1="9.811cm" svg:y1="13.446cm" svg:x2="10.446cm" svg:y2="20.685cm">
          <text:p/>
        </draw:line>
        <draw:custom-shape draw:style-name="gr88" draw:text-style-name="P20" draw:layer="layout" svg:width="4.331cm" svg:height="0.762cm" svg:x="8.366cm" svg:y="6.207cm">
          <draw:glue-point draw:id="4" svg:x="2.857cm" svg:y="5cm"/>
          <draw:glue-point draw:id="5" svg:x="-2.857cm" svg:y="5cm"/>
          <text:p text:style-name="P18"><text:span text:style-name="T4">OsHor</text:span></text:p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5.855cm" svg:height="2.286cm" svg:x="3.159cm" svg:y="2.778cm">
          <draw:glue-point draw:id="4" svg:x="2.857cm" svg:y="5cm"/>
          <draw:glue-point draw:id="5" svg:x="-2.857cm" svg:y="5cm"/>
          <text:p text:style-name="P18"><text:span text:style-name="T4">Xport</text:span>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524cm" svg:height="0.508cm" svg:x="3.426cm" svg:y="3.286cm">
          <draw:glue-point draw:id="4" svg:x="5cm" svg:y="0cm"/>
          <text:p text:style-name="P4"><text:span text:style-name="T6">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0" draw:layer="layout" svg:width="3.302cm" svg:height="0.762cm" svg:x="13.205cm" svg:y="10.779cm">
          <draw:glue-point draw:id="4" svg:x="2.857cm" svg:y="5cm"/>
          <draw:glue-point draw:id="5" svg:x="-2.857cm" svg:y="5cm"/>
          <text:p text:style-name="P18"><text:span text:style-name="T4">MsgDs</text:span><text:span text:style-name="T4">pch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5.331cm" svg:y1="8.112cm" svg:x2="5.839cm" svg:y2="4.556cm">
          <text:p/>
        </draw:line>
        <draw:custom-shape draw:style-name="gr91" draw:text-style-name="P26" draw:layer="layout" svg:width="3.175cm" svg:height="0.889cm" svg:x="4.315cm" svg:y="8.112cm">
          <draw:glue-point draw:id="4" svg:x="2.857cm" svg:y="5cm"/>
          <draw:glue-point draw:id="5" svg:x="-2.857cm" svg:y="5cm"/>
          <text:p text:style-name="P18"><text:span text:style-name="T4">Os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316cm" svg:y1="6.715cm" svg:x2="13.967cm" svg:y2="10.906cm">
          <text:p/>
        </draw:line>
        <draw:custom-shape draw:style-name="gr92" draw:text-style-name="P19" draw:layer="layout" svg:width="2.553cm" svg:height="0.889cm" svg:x="15.364cm" svg:y="4.175cm">
          <draw:glue-point draw:id="4" svg:x="2.857cm" svg:y="5cm"/>
          <draw:glue-point draw:id="5" svg:x="-2.857cm" svg:y="5cm"/>
          <text:p text:style-name="P18"><text:span text:style-name="T4">OScop</text:span><text:span text:style-name="T4">e</text:span></text:p>
          <draw:enhanced-geometry svg:viewBox="0 0 21600 21600" draw:type="rectangle" draw:enhanced-path="M 0 0 L 21600 0 21600 21600 0 21600 0 0 Z N"/>
        </draw:custom-shape>
        <draw:frame draw:style-name="gr93" draw:text-style-name="P25" draw:layer="layout" svg:width="1.632cm" svg:height="0.569cm" svg:x="4.715cm" svg:y="5.826cm">
          <draw:text-box>
            <text:p><text:span text:style-name="T7">Pegged?</text:span></text:p>
          </draw:text-box>
        </draw:frame>
        <draw:frame draw:style-name="gr94" draw:text-style-name="P25" draw:layer="layout" svg:width="1.167cm" svg:height="0.569cm" svg:x="5.214cm" svg:y="4.146cm">
          <draw:text-box>
            <text:p><text:span text:style-name="T7">Stop!</text:span></text:p>
          </draw:text-box>
        </draw:frame>
        <draw:line draw:style-name="gr15" draw:text-style-name="P2" draw:layer="layout" svg:x1="5.712cm" svg:y1="4.81cm" svg:x2="5.966cm" svg:y2="3.413cm">
          <text:p/>
        </draw:line>
        <draw:line draw:style-name="gr15" draw:text-style-name="P2" draw:layer="layout" svg:x1="4.95cm" svg:y1="3.54cm" svg:x2="5.966cm" svg:y2="3.54cm">
          <text:p/>
        </draw:line>
        <draw:line draw:style-name="gr15" draw:text-style-name="P2" draw:layer="layout" svg:x1="6.461cm" svg:y1="3.667cm" svg:x2="6.702cm" svg:y2="6.207cm">
          <text:p/>
        </draw:line>
        <draw:frame draw:style-name="gr95" draw:text-style-name="P25" draw:layer="layout" svg:width="1.687cm" svg:height="0.569cm" svg:x="5.953cm" svg:y="5.257cm">
          <draw:text-box>
            <text:p><text:span text:style-name="T7">Advance!</text:span></text:p>
          </draw:text-box>
        </draw:frame>
        <draw:line draw:style-name="gr15" draw:text-style-name="P2" draw:layer="layout" svg:x1="5.966cm" svg:y1="3.54cm" svg:x2="7.49cm" svg:y2="3.54cm">
          <text:p/>
        </draw:line>
        <draw:custom-shape draw:style-name="gr96" draw:text-style-name="P20" draw:layer="layout" svg:width="2.934cm" svg:height="0.762cm" svg:x="9.001cm" svg:y="7.858cm">
          <draw:glue-point draw:id="4" svg:x="2.857cm" svg:y="5cm"/>
          <draw:glue-point draw:id="5" svg:x="-2.857cm" svg:y="5cm"/>
          <text:p text:style-name="P18"><text:span text:style-name="T4">Rsmp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49cm" svg:y1="3.54cm" svg:x2="8.887cm" svg:y2="6.207cm">
          <text:p/>
        </draw:line>
        <draw:line draw:style-name="gr15" draw:text-style-name="P2" draw:layer="layout" svg:x1="9.268cm" svg:y1="6.969cm" svg:x2="9.649cm" svg:y2="7.858cm">
          <text:p/>
        </draw:line>
        <draw:frame draw:style-name="gr97" draw:text-style-name="P25" draw:layer="layout" svg:width="1.209cm" svg:height="0.569cm" svg:x="8.97cm" svg:y="7.151cm">
          <draw:text-box>
            <text:p><text:span text:style-name="T7">Grab!</text:span></text:p>
          </draw:text-box>
        </draw:frame>
        <draw:custom-shape draw:style-name="gr98" draw:text-style-name="P20" draw:layer="layout" svg:width="2.032cm" svg:height="0.762cm" svg:x="8.76cm" svg:y="9.636cm">
          <draw:glue-point draw:id="4" svg:x="2.857cm" svg:y="5cm"/>
          <draw:glue-point draw:id="5" svg:x="-2.857cm" svg:y="5cm"/>
          <text:p text:style-name="P18"><text:span text:style-name="T4">Apod</text:span></text:p>
          <draw:enhanced-geometry svg:viewBox="0 0 21600 21600" draw:type="rectangle" draw:enhanced-path="M 0 0 L 21600 0 21600 21600 0 21600 0 0 Z N"/>
        </draw:custom-shape>
        <draw:frame draw:style-name="gr97" draw:text-style-name="P25" draw:layer="layout" svg:width="1.209cm" svg:height="0.569cm" svg:x="9.329cm" svg:y="8.94cm">
          <draw:text-box>
            <text:p><text:span text:style-name="T7">Doit!</text:span></text:p>
          </draw:text-box>
        </draw:frame>
        <draw:custom-shape draw:style-name="gr98" draw:text-style-name="P20" draw:layer="layout" svg:width="2.032cm" svg:height="0.762cm" svg:x="11.173cm" svg:y="9.636cm">
          <draw:glue-point draw:id="4" svg:x="2.857cm" svg:y="5cm"/>
          <draw:glue-point draw:id="5" svg:x="-2.857cm" svg:y="5cm"/>
          <text:p text:style-name="P18"><text:span text:style-name="T4">SpecTr</text:span><text:span text:style-name="T4">an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.776cm" svg:y1="8.62cm" svg:x2="10.043cm" svg:y2="9.89cm">
          <text:p/>
        </draw:line>
        <draw:line draw:style-name="gr15" draw:text-style-name="P2" draw:layer="layout" svg:x1="11.427cm" svg:y1="8.62cm" svg:x2="11.808cm" svg:y2="9.89cm">
          <text:p/>
        </draw:line>
        <draw:frame draw:style-name="gr97" draw:text-style-name="P25" draw:layer="layout" svg:width="1.971cm" svg:height="0.569cm" svg:x="10.726cm" svg:y="9.001cm">
          <draw:text-box>
            <text:p><text:span text:style-name="T7">Transform!</text:span></text:p>
          </draw:text-box>
        </draw:frame>
        <draw:line draw:style-name="gr15" draw:text-style-name="P2" draw:layer="layout" svg:x1="11.427cm" svg:y1="8.62cm" svg:x2="11.821cm" svg:y2="9.89cm">
          <text:p/>
        </draw:line>
        <draw:frame draw:style-name="gr97" draw:text-style-name="P25" draw:layer="layout" svg:width="1.971cm" svg:height="0.569cm" svg:x="12.631cm" svg:y="8.432cm">
          <draw:text-box>
            <text:p><text:span text:style-name="T7">ReDraw!</text:span></text:p>
          </draw:text-box>
        </draw:frame>
        <draw:custom-shape draw:style-name="gr92" draw:text-style-name="P19" draw:layer="layout" svg:width="2.553cm" svg:height="0.889cm" svg:x="17.256cm" svg:y="5.445cm">
          <draw:glue-point draw:id="4" svg:x="2.857cm" svg:y="5cm"/>
          <draw:glue-point draw:id="5" svg:x="-2.857cm" svg:y="5cm"/>
          <text:p text:style-name="P18"><text:span text:style-name="T4">SpecAn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5.491cm" svg:y1="10.652cm" svg:x2="16.38cm" svg:y2="4.937cm">
          <text:p/>
        </draw:line>
        <draw:line draw:style-name="gr15" draw:text-style-name="P2" draw:layer="layout" svg:x1="15.999cm" svg:y1="10.652cm" svg:x2="18.285cm" svg:y2="6.334cm">
          <text:p/>
        </draw:line>
        <draw:line draw:style-name="gr15" draw:text-style-name="P2" draw:layer="layout" svg:x1="9.522cm" svg:y1="6.715cm" svg:x2="12.316cm" svg:y2="6.715cm">
          <text:p/>
        </draw:line>
        <draw:custom-shape draw:style-name="gr99" draw:text-style-name="P20" draw:layer="layout" svg:width="7.874cm" svg:height="1.524cm" svg:x="21.701cm" svg:y="2.397cm">
          <draw:glue-point draw:id="4" svg:x="2.857cm" svg:y="5cm"/>
          <draw:glue-point draw:id="5" svg:x="-2.857cm" svg:y="5cm"/>
          <text:p text:style-name="P18"><text:span text:style-name="T4">OsH</text:span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100" draw:text-style-name="P21" draw:layer="layout" svg:width="2.413cm" svg:height="0.508cm" svg:x="21.955cm" svg:y="2.905cm">
          <draw:glue-point draw:id="4" svg:x="5cm" svg:y="0cm"/>
          <text:p text:style-name="P4"><text:span text:style-name="T6">ChangeS</text:span><text:span text:style-name="T6">ettin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0" draw:layer="layout" svg:width="3.302cm" svg:height="0.762cm" svg:x="33.766cm" svg:y="9.763cm">
          <draw:glue-point draw:id="4" svg:x="2.857cm" svg:y="5cm"/>
          <draw:glue-point draw:id="5" svg:x="-2.857cm" svg:y="5cm"/>
          <text:p text:style-name="P18"><text:span text:style-name="T4">MsgDspch</text:span></text:p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3.175cm" svg:height="0.889cm" svg:x="25.384cm" svg:y="7.731cm">
          <draw:glue-point draw:id="4" svg:x="2.857cm" svg:y="5cm"/>
          <draw:glue-point draw:id="5" svg:x="-2.857cm" svg:y="5cm"/>
          <text:p text:style-name="P18"><text:span text:style-name="T4">Os</text:span></text:p>
          <draw:enhanced-geometry svg:viewBox="0 0 21600 21600" draw:type="rectangle" draw:enhanced-path="M 0 0 L 21600 0 21600 21600 0 21600 0 0 Z N"/>
        </draw:custom-shape>
        <draw:custom-shape draw:style-name="gr92" draw:text-style-name="P19" draw:layer="layout" svg:width="2.553cm" svg:height="0.889cm" svg:x="35.925cm" svg:y="3.159cm">
          <draw:glue-point draw:id="4" svg:x="2.857cm" svg:y="5cm"/>
          <draw:glue-point draw:id="5" svg:x="-2.857cm" svg:y="5cm"/>
          <text:p text:style-name="P18"><text:span text:style-name="T4">OScop</text:span><text:span text:style-name="T4">e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5.13cm" svg:y1="3.159cm" svg:x2="28.559cm" svg:y2="3.159cm">
          <text:p/>
        </draw:line>
        <draw:line draw:style-name="gr15" draw:text-style-name="P2" draw:layer="layout" svg:x1="24.368cm" svg:y1="3.159cm" svg:x2="25.13cm" svg:y2="3.159cm">
          <text:p/>
        </draw:line>
        <draw:custom-shape draw:style-name="gr96" draw:text-style-name="P20" draw:layer="layout" svg:width="2.934cm" svg:height="0.762cm" svg:x="29.448cm" svg:y="6.715cm">
          <draw:glue-point draw:id="4" svg:x="2.857cm" svg:y="5cm"/>
          <draw:glue-point draw:id="5" svg:x="-2.857cm" svg:y="5cm"/>
          <text:p text:style-name="P18"><text:span text:style-name="T4">Rsmp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9.575cm" svg:y1="5.826cm" svg:x2="29.956cm" svg:y2="6.715cm">
          <text:p/>
        </draw:line>
        <draw:frame draw:style-name="gr97" draw:text-style-name="P25" draw:layer="layout" svg:width="1.209cm" svg:height="0.569cm" svg:x="29.067cm" svg:y="5.13cm">
          <draw:text-box>
            <text:p><text:span text:style-name="T7">Grab!</text:span></text:p>
          </draw:text-box>
        </draw:frame>
        <draw:custom-shape draw:style-name="gr98" draw:text-style-name="P20" draw:layer="layout" svg:width="2.032cm" svg:height="0.762cm" svg:x="29.321cm" svg:y="8.62cm">
          <draw:glue-point draw:id="4" svg:x="2.857cm" svg:y="5cm"/>
          <draw:glue-point draw:id="5" svg:x="-2.857cm" svg:y="5cm"/>
          <text:p text:style-name="P18"><text:span text:style-name="T4">Apod</text:span></text:p>
          <draw:enhanced-geometry svg:viewBox="0 0 21600 21600" draw:type="rectangle" draw:enhanced-path="M 0 0 L 21600 0 21600 21600 0 21600 0 0 Z N"/>
        </draw:custom-shape>
        <draw:frame draw:style-name="gr97" draw:text-style-name="P25" draw:layer="layout" svg:width="1.209cm" svg:height="0.569cm" svg:x="29.831cm" svg:y="7.807cm">
          <draw:text-box>
            <text:p><text:span text:style-name="T7">Doit!</text:span></text:p>
          </draw:text-box>
        </draw:frame>
        <draw:custom-shape draw:style-name="gr98" draw:text-style-name="P20" draw:layer="layout" svg:width="2.032cm" svg:height="0.762cm" svg:x="31.734cm" svg:y="8.62cm">
          <draw:glue-point draw:id="4" svg:x="2.857cm" svg:y="5cm"/>
          <draw:glue-point draw:id="5" svg:x="-2.857cm" svg:y="5cm"/>
          <text:p text:style-name="P18"><text:span text:style-name="T4">SpecTr</text:span><text:span text:style-name="T4">an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30.083cm" svg:y1="7.477cm" svg:x2="30.604cm" svg:y2="8.874cm">
          <text:p/>
        </draw:line>
        <draw:frame draw:style-name="gr97" draw:text-style-name="P25" draw:layer="layout" svg:width="1.971cm" svg:height="0.569cm" svg:x="31.353cm" svg:y="7.797cm">
          <draw:text-box>
            <text:p><text:span text:style-name="T7">Transform!</text:span></text:p>
          </draw:text-box>
        </draw:frame>
        <draw:line draw:style-name="gr15" draw:text-style-name="P2" draw:layer="layout" svg:x1="31.988cm" svg:y1="7.35cm" svg:x2="32.382cm" svg:y2="8.874cm">
          <text:p/>
        </draw:line>
        <draw:frame draw:style-name="gr97" draw:text-style-name="P25" draw:layer="layout" svg:width="1.971cm" svg:height="0.569cm" svg:x="33.192cm" svg:y="7.416cm">
          <draw:text-box>
            <text:p><text:span text:style-name="T7">ReDraw!</text:span></text:p>
          </draw:text-box>
        </draw:frame>
        <draw:custom-shape draw:style-name="gr92" draw:text-style-name="P19" draw:layer="layout" svg:width="2.553cm" svg:height="0.889cm" svg:x="37.817cm" svg:y="4.429cm">
          <draw:glue-point draw:id="4" svg:x="2.857cm" svg:y="5cm"/>
          <draw:glue-point draw:id="5" svg:x="-2.857cm" svg:y="5cm"/>
          <text:p text:style-name="P18"><text:span text:style-name="T4">SpecAn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36.052cm" svg:y1="9.636cm" svg:x2="36.941cm" svg:y2="3.921cm">
          <text:p/>
        </draw:line>
        <draw:line draw:style-name="gr15" draw:text-style-name="P2" draw:layer="layout" svg:x1="36.56cm" svg:y1="9.636cm" svg:x2="38.846cm" svg:y2="5.318cm">
          <text:p/>
        </draw:line>
        <draw:line draw:style-name="gr15" draw:text-style-name="P2" draw:layer="layout" svg:x1="28.559cm" svg:y1="3.159cm" svg:x2="29.448cm" svg:y2="5.064cm">
          <text:p/>
        </draw:line>
        <draw:frame draw:style-name="gr101" draw:text-style-name="P25" draw:layer="layout" svg:width="3.834cm" svg:height="0.569cm" svg:x="3.91cm" svg:y="9.128cm">
          <draw:text-box>
            <text:p><text:span text:style-name="T7">Needs </text:span><text:span text:style-name="T7">Simple </text:span><text:span text:style-name="T7">ThreadLock</text:span></text:p>
          </draw:text-box>
        </draw:frame>
        <draw:frame draw:style-name="gr101" draw:text-style-name="P25" draw:layer="layout" svg:width="3.834cm" svg:height="0.569cm" svg:x="25.003cm" svg:y="8.874cm">
          <draw:text-box>
            <text:p><text:span text:style-name="T7">Needs </text:span><text:span text:style-name="T7">Simple </text:span><text:span text:style-name="T7">ThreadLock</text:span></text:p>
          </draw:text-box>
        </draw:frame>
        <draw:custom-shape draw:style-name="gr102" draw:text-style-name="P20" draw:layer="layout" svg:width="4.064cm" svg:height="0.762cm" svg:x="24.495cm" svg:y="5.953cm">
          <draw:glue-point draw:id="4" svg:x="2.857cm" svg:y="5cm"/>
          <draw:glue-point draw:id="5" svg:x="-2.857cm" svg:y="5cm"/>
          <text:p text:style-name="P18"><text:span text:style-name="T4">OsHor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5.638cm" svg:y1="6.715cm" svg:x2="26.146cm" svg:y2="7.731cm">
          <text:p/>
        </draw:line>
        <draw:frame draw:style-name="gr103" draw:text-style-name="P25" draw:layer="layout" svg:width="2.454cm" svg:height="0.569cm" svg:x="24.035cm" svg:y="4.429cm">
          <draw:text-box>
            <text:p><text:span text:style-name="T7">ChangeSettin</text:span><text:span text:style-name="T7">g!</text:span></text:p>
          </draw:text-box>
        </draw:frame>
        <draw:line draw:style-name="gr15" draw:text-style-name="P2" draw:layer="layout" svg:x1="25.13cm" svg:y1="3.159cm" svg:x2="25.638cm" svg:y2="5.953cm">
          <text:p/>
        </draw:line>
        <draw:custom-shape draw:style-name="gr88" draw:text-style-name="P20" draw:layer="layout" svg:width="4.331cm" svg:height="0.762cm" svg:x="25.244cm" svg:y="16.24cm">
          <draw:glue-point draw:id="4" svg:x="2.857cm" svg:y="5cm"/>
          <draw:glue-point draw:id="5" svg:x="-2.857cm" svg:y="5cm"/>
          <text:p text:style-name="P18"><text:span text:style-name="T4">OsHor</text:span></text:p>
          <draw:enhanced-geometry svg:viewBox="0 0 21600 21600" draw:type="rectangle" draw:enhanced-path="M 0 0 L 21600 0 21600 21600 0 21600 0 0 Z N"/>
        </draw:custom-shape>
        <draw:custom-shape draw:style-name="gr104" draw:text-style-name="P20" draw:layer="layout" svg:width="6.604cm" svg:height="2.286cm" svg:x="19.415cm" svg:y="12.684cm">
          <draw:glue-point draw:id="4" svg:x="2.857cm" svg:y="5cm"/>
          <draw:glue-point draw:id="5" svg:x="-2.857cm" svg:y="5cm"/>
          <text:p text:style-name="P18"><text:span text:style-name="T4">Xport</text:span></text:p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2.286cm" svg:height="0.508cm" svg:x="19.669cm" svg:y="13.192cm">
          <draw:glue-point draw:id="4" svg:x="5cm" svg:y="0cm"/>
          <text:p text:style-name="P4"><text:span text:style-name="T6">Fir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0" draw:layer="layout" svg:width="3.937cm" svg:height="0.762cm" svg:x="29.448cm" svg:y="20.812cm">
          <draw:glue-point draw:id="4" svg:x="2.857cm" svg:y="5cm"/>
          <draw:glue-point draw:id="5" svg:x="-2.857cm" svg:y="5cm"/>
          <text:p text:style-name="P18"><text:span text:style-name="T4">MsgDs</text:span><text:span text:style-name="T4">pch</text:span></text:p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3.175cm" svg:height="0.889cm" svg:x="21.32cm" svg:y="18.018cm">
          <draw:glue-point draw:id="4" svg:x="2.857cm" svg:y="5cm"/>
          <draw:glue-point draw:id="5" svg:x="-2.857cm" svg:y="5cm"/>
          <text:p text:style-name="P18"><text:span text:style-name="T4">Os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9.194cm" svg:y1="16.748cm" svg:x2="30.845cm" svg:y2="20.939cm">
          <text:p/>
        </draw:line>
        <draw:custom-shape draw:style-name="gr92" draw:text-style-name="P19" draw:layer="layout" svg:width="2.553cm" svg:height="0.889cm" svg:x="32.242cm" svg:y="14.208cm">
          <draw:glue-point draw:id="4" svg:x="2.857cm" svg:y="5cm"/>
          <draw:glue-point draw:id="5" svg:x="-2.857cm" svg:y="5cm"/>
          <text:p text:style-name="P18"><text:span text:style-name="T4">OScope</text:span></text:p>
          <draw:enhanced-geometry svg:viewBox="0 0 21600 21600" draw:type="rectangle" draw:enhanced-path="M 0 0 L 21600 0 21600 21600 0 21600 0 0 Z N"/>
        </draw:custom-shape>
        <draw:frame draw:style-name="gr94" draw:text-style-name="P25" draw:layer="layout" svg:width="1.167cm" svg:height="0.569cm" svg:x="22.219cm" svg:y="14.052cm">
          <draw:text-box>
            <text:p><text:span text:style-name="T7">Stop!</text:span></text:p>
          </draw:text-box>
        </draw:frame>
        <draw:line draw:style-name="gr15" draw:text-style-name="P2" draw:layer="layout" svg:x1="22.717cm" svg:y1="14.716cm" svg:x2="22.971cm" svg:y2="13.319cm">
          <text:p/>
        </draw:line>
        <draw:line draw:style-name="gr15" draw:text-style-name="P2" draw:layer="layout" svg:x1="21.955cm" svg:y1="13.446cm" svg:x2="22.971cm" svg:y2="13.446cm">
          <text:p/>
        </draw:line>
        <draw:line draw:style-name="gr15" draw:text-style-name="P2" draw:layer="layout" svg:x1="23.352cm" svg:y1="13.446cm" svg:x2="23.86cm" svg:y2="18.018cm">
          <text:p/>
        </draw:line>
        <draw:frame draw:style-name="gr107" draw:text-style-name="P25" draw:layer="layout" svg:width="1.137cm" svg:height="0.569cm" svg:x="22.99cm" svg:y="15.478cm">
          <draw:text-box>
            <text:p><text:span text:style-name="T7">First!</text:span></text:p>
          </draw:text-box>
        </draw:frame>
        <draw:line draw:style-name="gr15" draw:text-style-name="P2" draw:layer="layout" svg:x1="22.971cm" svg:y1="13.446cm" svg:x2="24.495cm" svg:y2="13.446cm">
          <text:p/>
        </draw:line>
        <draw:custom-shape draw:style-name="gr96" draw:text-style-name="P20" draw:layer="layout" svg:width="2.934cm" svg:height="0.762cm" svg:x="25.879cm" svg:y="17.891cm">
          <draw:glue-point draw:id="4" svg:x="2.857cm" svg:y="5cm"/>
          <draw:glue-point draw:id="5" svg:x="-2.857cm" svg:y="5cm"/>
          <text:p text:style-name="P18"><text:span text:style-name="T4">Rsmp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4.495cm" svg:y1="13.319cm" svg:x2="25.765cm" svg:y2="16.24cm">
          <text:p/>
        </draw:line>
        <draw:line draw:style-name="gr15" draw:text-style-name="P2" draw:layer="layout" svg:x1="26.146cm" svg:y1="17.002cm" svg:x2="26.527cm" svg:y2="17.891cm">
          <text:p/>
        </draw:line>
        <draw:frame draw:style-name="gr97" draw:text-style-name="P25" draw:layer="layout" svg:width="1.209cm" svg:height="0.569cm" svg:x="25.848cm" svg:y="17.184cm">
          <draw:text-box>
            <text:p><text:span text:style-name="T7">Grab!</text:span></text:p>
          </draw:text-box>
        </draw:frame>
        <draw:custom-shape draw:style-name="gr98" draw:text-style-name="P20" draw:layer="layout" svg:width="2.032cm" svg:height="0.762cm" svg:x="25.638cm" svg:y="19.669cm">
          <draw:glue-point draw:id="4" svg:x="2.857cm" svg:y="5cm"/>
          <draw:glue-point draw:id="5" svg:x="-2.857cm" svg:y="5cm"/>
          <text:p text:style-name="P18"><text:span text:style-name="T4">Apod</text:span></text:p>
          <draw:enhanced-geometry svg:viewBox="0 0 21600 21600" draw:type="rectangle" draw:enhanced-path="M 0 0 L 21600 0 21600 21600 0 21600 0 0 Z N"/>
        </draw:custom-shape>
        <draw:frame draw:style-name="gr97" draw:text-style-name="P25" draw:layer="layout" svg:width="1.209cm" svg:height="0.569cm" svg:x="26.207cm" svg:y="18.973cm">
          <draw:text-box>
            <text:p><text:span text:style-name="T7">Doit!</text:span></text:p>
          </draw:text-box>
        </draw:frame>
        <draw:custom-shape draw:style-name="gr98" draw:text-style-name="P20" draw:layer="layout" svg:width="2.032cm" svg:height="0.762cm" svg:x="28.051cm" svg:y="19.669cm">
          <draw:glue-point draw:id="4" svg:x="2.857cm" svg:y="5cm"/>
          <draw:glue-point draw:id="5" svg:x="-2.857cm" svg:y="5cm"/>
          <text:p text:style-name="P18"><text:span text:style-name="T4">SpecTr</text:span><text:span text:style-name="T4">an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6.654cm" svg:y1="18.653cm" svg:x2="26.921cm" svg:y2="19.923cm">
          <text:p/>
        </draw:line>
        <draw:line draw:style-name="gr15" draw:text-style-name="P2" draw:layer="layout" svg:x1="28.305cm" svg:y1="18.653cm" svg:x2="28.686cm" svg:y2="19.923cm">
          <text:p/>
        </draw:line>
        <draw:frame draw:style-name="gr97" draw:text-style-name="P25" draw:layer="layout" svg:width="1.971cm" svg:height="0.569cm" svg:x="27.604cm" svg:y="19.034cm">
          <draw:text-box>
            <text:p><text:span text:style-name="T7">Transform!</text:span></text:p>
          </draw:text-box>
        </draw:frame>
        <draw:line draw:style-name="gr15" draw:text-style-name="P2" draw:layer="layout" svg:x1="28.305cm" svg:y1="18.653cm" svg:x2="28.699cm" svg:y2="19.923cm">
          <text:p/>
        </draw:line>
        <draw:frame draw:style-name="gr97" draw:text-style-name="P25" draw:layer="layout" svg:width="1.971cm" svg:height="0.569cm" svg:x="29.509cm" svg:y="18.465cm">
          <draw:text-box>
            <text:p><text:span text:style-name="T7">ReDraw!</text:span></text:p>
          </draw:text-box>
        </draw:frame>
        <draw:custom-shape draw:style-name="gr92" draw:text-style-name="P19" draw:layer="layout" svg:width="2.553cm" svg:height="0.889cm" svg:x="34.134cm" svg:y="15.478cm">
          <draw:glue-point draw:id="4" svg:x="2.857cm" svg:y="5cm"/>
          <draw:glue-point draw:id="5" svg:x="-2.857cm" svg:y="5cm"/>
          <text:p text:style-name="P18"><text:span text:style-name="T4">SpecAn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32.369cm" svg:y1="20.685cm" svg:x2="33.258cm" svg:y2="14.97cm">
          <text:p/>
        </draw:line>
        <draw:line draw:style-name="gr15" draw:text-style-name="P2" draw:layer="layout" svg:x1="32.877cm" svg:y1="20.685cm" svg:x2="35.163cm" svg:y2="16.367cm">
          <text:p/>
        </draw:line>
        <draw:line draw:style-name="gr15" draw:text-style-name="P2" draw:layer="layout" svg:x1="26.4cm" svg:y1="16.748cm" svg:x2="29.194cm" svg:y2="16.748cm">
          <text:p/>
        </draw:line>
        <draw:frame draw:style-name="gr101" draw:text-style-name="P25" draw:layer="layout" svg:width="3.834cm" svg:height="0.569cm" svg:x="20.915cm" svg:y="19.034cm">
          <draw:text-box>
            <text:p><text:span text:style-name="T7">Needs </text:span><text:span text:style-name="T7">Simple </text:span><text:span text:style-name="T7">ThreadLock</text:span></text:p>
          </draw:text-box>
        </draw:frame>
        <draw:frame draw:style-name="gr97" draw:text-style-name="P25" draw:layer="layout" svg:width="1.971cm" svg:height="0.569cm" svg:x="15.11cm" svg:y="7.162cm">
          <draw:text-box>
            <text:p><text:span text:style-name="T7">ReDraw!</text:span></text:p>
          </draw:text-box>
        </draw:frame>
        <draw:frame draw:style-name="gr97" draw:text-style-name="P25" draw:layer="layout" svg:width="1.971cm" svg:height="0.569cm" svg:x="16.568cm" svg:y="8.051cm">
          <draw:text-box>
            <text:p><text:span text:style-name="T7">ReDraw!</text:span></text:p>
          </draw:text-box>
        </draw:frame>
        <draw:frame draw:style-name="gr97" draw:text-style-name="P25" draw:layer="layout" svg:width="1.971cm" svg:height="0.569cm" svg:x="35.92cm" svg:y="5.445cm">
          <draw:text-box>
            <text:p><text:span text:style-name="T7">ReDraw!</text:span></text:p>
          </draw:text-box>
        </draw:frame>
        <draw:frame draw:style-name="gr97" draw:text-style-name="P25" draw:layer="layout" svg:width="1.971cm" svg:height="0.569cm" svg:x="37.383cm" svg:y="6.4cm">
          <draw:text-box>
            <text:p><text:span text:style-name="T7">ReDraw!</text:span></text:p>
          </draw:text-box>
        </draw:frame>
        <draw:frame draw:style-name="gr97" draw:text-style-name="P25" draw:layer="layout" svg:width="1.971cm" svg:height="0.569cm" svg:x="31.988cm" svg:y="16.941cm">
          <draw:text-box>
            <text:p><text:span text:style-name="T7">ReDraw!</text:span></text:p>
          </draw:text-box>
        </draw:frame>
        <draw:frame draw:style-name="gr97" draw:text-style-name="P25" draw:layer="layout" svg:width="1.971cm" svg:height="0.569cm" svg:x="33.446cm" svg:y="17.83cm">
          <draw:text-box>
            <text:p><text:span text:style-name="T7">ReDraw!</text:span></text:p>
          </draw:text-box>
        </draw:frame>
        <draw:frame draw:style-name="gr97" draw:text-style-name="P25" draw:layer="layout" svg:width="1.971cm" svg:height="0.569cm" svg:x="7.744cm" svg:y="5.191cm">
          <draw:text-box>
            <text:p><text:span text:style-name="T7">ReDraw!</text:span></text:p>
          </draw:text-box>
        </draw:frame>
        <draw:frame draw:style-name="gr97" draw:text-style-name="P25" draw:layer="layout" svg:width="1.971cm" svg:height="0.569cm" svg:x="24.749cm" svg:y="15.224cm">
          <draw:text-box>
            <text:p><text:span text:style-name="T7">ReDraw!</text:span></text:p>
          </draw:text-box>
        </draw:frame>
        <draw:custom-shape draw:style-name="gr108" draw:text-style-name="P20" draw:layer="layout" svg:width="14.557cm" svg:height="1.397cm" svg:x="3.715cm" svg:y="12.684cm">
          <draw:glue-point draw:id="4" svg:x="2.857cm" svg:y="5cm"/>
          <draw:glue-point draw:id="5" svg:x="-2.857cm" svg:y="5cm"/>
          <text:p text:style-name="P18"><text:span text:style-name="T4">RIFF WAVE Filer</text:span></text:p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2.286cm" svg:height="0.508cm" svg:x="3.969cm" svg:y="13.192cm">
          <draw:glue-point draw:id="4" svg:x="5cm" svg:y="0cm"/>
          <text:p text:style-name="P4"><text:span text:style-name="T6">Op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" draw:layer="layout" svg:x1="6.255cm" svg:y1="13.446cm" svg:x2="7.271cm" svg:y2="13.446cm">
          <text:p/>
        </draw:line>
        <draw:line draw:style-name="gr15" draw:text-style-name="P2" draw:layer="layout" svg:x1="7.271cm" svg:y1="13.319cm" svg:x2="7.906cm" svg:y2="20.558cm">
          <text:p/>
        </draw:line>
        <draw:custom-shape draw:style-name="gr109" draw:text-style-name="P20" draw:layer="layout" svg:width="3.175cm" svg:height="0.762cm" svg:x="6.08cm" svg:y="20.685cm">
          <draw:glue-point draw:id="4" svg:x="2.857cm" svg:y="5cm"/>
          <draw:glue-point draw:id="5" svg:x="-2.857cm" svg:y="5cm"/>
          <text:p text:style-name="P18"><text:span text:style-name="T4">MsgDspch</text:span></text:p>
          <draw:enhanced-geometry svg:viewBox="0 0 21600 21600" draw:type="rectangle" draw:enhanced-path="M 0 0 L 21600 0 21600 21600 0 21600 0 0 Z N"/>
        </draw:custom-shape>
        <draw:frame draw:style-name="gr103" draw:text-style-name="P25" draw:layer="layout" svg:width="1.603cm" svg:height="0.569cm" svg:x="7.017cm" svg:y="15.224cm">
          <draw:text-box>
            <text:p><text:span text:style-name="T7">NewFile!</text:span></text:p>
          </draw:text-box>
        </draw:frame>
        <draw:custom-shape draw:style-name="gr88" draw:text-style-name="P20" draw:layer="layout" svg:width="4.331cm" svg:height="0.762cm" svg:x="11.324cm" svg:y="17.229cm">
          <draw:glue-point draw:id="4" svg:x="2.857cm" svg:y="5cm"/>
          <draw:glue-point draw:id="5" svg:x="-2.857cm" svg:y="5cm"/>
          <text:p text:style-name="P18"><text:span text:style-name="T4">OsHor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8.62cm" svg:y1="20.685cm" svg:x2="9.636cm" svg:y2="16.748cm">
          <text:p/>
        </draw:line>
        <draw:frame draw:style-name="gr97" draw:text-style-name="P25" draw:layer="layout" svg:width="1.971cm" svg:height="0.569cm" svg:x="10.713cm" svg:y="19.134cm">
          <draw:text-box>
            <text:p><text:span text:style-name="T7">ReHoriz!</text:span></text:p>
          </draw:text-box>
        </draw:frame>
        <draw:frame draw:style-name="gr103" draw:text-style-name="P25" draw:layer="layout" svg:width="1.603cm" svg:height="0.569cm" svg:x="25.305cm" svg:y="6.781cm">
          <draw:text-box>
            <text:p><text:span text:style-name="T7">&lt;data&gt;</text:span></text:p>
          </draw:text-box>
        </draw:frame>
        <draw:custom-shape draw:style-name="gr91" draw:text-style-name="P26" draw:layer="layout" svg:width="3.175cm" svg:height="0.889cm" svg:x="13.229cm" svg:y="18.946cm">
          <draw:glue-point draw:id="4" svg:x="2.857cm" svg:y="5cm"/>
          <draw:glue-point draw:id="5" svg:x="-2.857cm" svg:y="5cm"/>
          <text:p text:style-name="P18"><text:span text:style-name="T4">Os</text:span></text:p>
          <draw:enhanced-geometry svg:viewBox="0 0 21600 21600" draw:type="rectangle" draw:enhanced-path="M 0 0 L 21600 0 21600 21600 0 21600 0 0 Z N"/>
        </draw:custom-shape>
        <draw:frame draw:style-name="gr101" draw:text-style-name="P25" draw:layer="layout" svg:width="3.834cm" svg:height="0.569cm" svg:x="12.914cm" svg:y="19.989cm">
          <draw:text-box>
            <text:p><text:span text:style-name="T7">Needs </text:span><text:span text:style-name="T7">Simple </text:span><text:span text:style-name="T7">ThreadLock</text:span></text:p>
          </draw:text-box>
        </draw:frame>
        <draw:line draw:style-name="gr15" draw:text-style-name="P2" draw:layer="layout" svg:x1="13.483cm" svg:y1="17.93cm" svg:x2="13.991cm" svg:y2="18.946cm">
          <text:p/>
        </draw:line>
        <draw:frame draw:style-name="gr103" draw:text-style-name="P25" draw:layer="layout" svg:width="1.603cm" svg:height="0.569cm" svg:x="12.859cm" svg:y="17.195cm">
          <draw:text-box>
            <text:p><text:span text:style-name="T7">ReHoriz!</text:span></text:p>
          </draw:text-box>
        </draw:frame>
        <draw:line draw:style-name="gr15" draw:text-style-name="P2" draw:layer="layout" svg:x1="17.825cm" svg:y1="20.685cm" svg:x2="19.796cm" svg:y2="14.843cm">
          <text:p/>
        </draw:line>
        <draw:frame draw:style-name="gr97" draw:text-style-name="P25" draw:layer="layout" svg:width="1.971cm" svg:height="0.569cm" svg:x="17.825cm" svg:y="17.764cm">
          <draw:text-box>
            <text:p><text:span text:style-name="T7">First!</text:span></text:p>
          </draw:text-box>
        </draw:frame>
        <draw:custom-shape draw:style-name="gr110" draw:text-style-name="P20" draw:layer="layout" svg:width="4.318cm" svg:height="1.524cm" svg:x="9.001cm" svg:y="15.224cm">
          <draw:glue-point draw:id="4" svg:x="2.857cm" svg:y="5cm"/>
          <draw:glue-point draw:id="5" svg:x="-2.857cm" svg:y="5cm"/>
          <text:p text:style-name="P18"><text:span text:style-name="T4">Xport</text:span></text:p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2.286cm" svg:height="0.508cm" svg:x="9.255cm" svg:y="15.732cm">
          <draw:glue-point draw:id="4" svg:x="5cm" svg:y="0cm"/>
          <text:p text:style-name="P4"><text:span text:style-name="T6">S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" draw:layer="layout" svg:x1="12.43cm" svg:y1="16.621cm" svg:x2="12.557cm" svg:y2="15.859cm">
          <text:p/>
        </draw:line>
        <draw:line draw:style-name="gr15" draw:text-style-name="P2" draw:layer="layout" svg:x1="11.541cm" svg:y1="15.986cm" svg:x2="12.557cm" svg:y2="15.986cm">
          <text:p/>
        </draw:line>
        <draw:frame draw:style-name="gr94" draw:text-style-name="P25" draw:layer="layout" svg:width="1.167cm" svg:height="0.569cm" svg:x="11.898cm" svg:y="16.179cm">
          <draw:text-box>
            <text:p><text:span text:style-name="T7">Stop!</text:span></text:p>
          </draw:text-box>
        </draw:frame>
        <draw:frame draw:style-name="gr94" draw:text-style-name="P25" draw:layer="layout" svg:width="1.167cm" svg:height="0.569cm" svg:x="8.469cm" svg:y="18.211cm">
          <draw:text-box>
            <text:p><text:span text:style-name="T7">Stop!</text:span></text:p>
          </draw:text-box>
        </draw:frame>
        <draw:line draw:style-name="gr15" draw:text-style-name="P2" draw:layer="layout" svg:x1="10.906cm" svg:y1="20.812cm" svg:x2="11.668cm" svg:y2="18.018cm">
          <text:p/>
        </draw:line>
        <draw:frame draw:style-name="gr111" draw:text-style-name="P25" draw:layer="layout" svg:width="1.378cm" svg:height="0.569cm" svg:x="7.858cm" svg:y="13.131cm">
          <draw:text-box>
            <text:p><text:span text:style-name="T7">Open()</text:span></text:p>
          </draw:text-box>
        </draw:frame>
        <draw:line draw:style-name="gr15" draw:text-style-name="P2" draw:layer="layout" svg:x1="7.35cm" svg:y1="13.446cm" svg:x2="9.89cm" svg:y2="13.446cm">
          <text:p/>
        </draw:line>
        <draw:frame draw:style-name="gr103" draw:text-style-name="P25" draw:layer="layout" svg:width="1.603cm" svg:height="0.569cm" svg:x="9.557cm" svg:y="18.211cm">
          <draw:text-box>
            <text:p><text:span text:style-name="T7">ReHoriz!</text:span></text:p>
          </draw:text-box>
        </draw:frame>
        <draw:custom-shape draw:style-name="gr112" draw:text-style-name="P20" draw:layer="layout" svg:width="2.159cm" svg:height="0.762cm" svg:x="10.144cm" svg:y="20.685cm">
          <draw:glue-point draw:id="4" svg:x="2.857cm" svg:y="5cm"/>
          <draw:glue-point draw:id="5" svg:x="-2.857cm" svg:y="5cm"/>
          <text:p text:style-name="P18"><text:span text:style-name="T4">MsgDspch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.89cm" svg:y1="13.446cm" svg:x2="16.113cm" svg:y2="13.446cm">
          <text:p/>
        </draw:line>
        <draw:line draw:style-name="gr15" draw:text-style-name="P2" draw:layer="layout" svg:x1="16.113cm" svg:y1="13.446cm" svg:x2="17.431cm" svg:y2="20.685cm">
          <text:p/>
        </draw:line>
        <draw:frame draw:style-name="gr107" draw:text-style-name="P25" draw:layer="layout" svg:width="1.137cm" svg:height="0.569cm" svg:x="16.542cm" svg:y="18.211cm">
          <draw:text-box>
            <text:p><text:span text:style-name="T7">First!</text:span></text:p>
          </draw:text-box>
        </draw:frame>
        <draw:custom-shape draw:style-name="gr112" draw:text-style-name="P20" draw:layer="layout" svg:width="2.159cm" svg:height="0.762cm" svg:x="16.367cm" svg:y="20.685cm">
          <draw:glue-point draw:id="4" svg:x="2.857cm" svg:y="5cm"/>
          <draw:glue-point draw:id="5" svg:x="-2.857cm" svg:y="5cm"/>
          <text:p text:style-name="P18"><text:span text:style-name="T4">MsgDspch</text:span></text:p>
          <draw:enhanced-geometry svg:viewBox="0 0 21600 21600" draw:type="rectangle" draw:enhanced-path="M 0 0 L 21600 0 21600 21600 0 21600 0 0 Z N"/>
        </draw:custom-shape>
        <draw:frame draw:style-name="gr113" draw:text-style-name="P25" draw:layer="layout" svg:width="5.375cm" svg:height="0.569cm" svg:x="2.397cm" svg:y="1.828cm">
          <draw:text-box>
            <text:p><text:span text:style-name="T7">Very similar </text:span><text:span text:style-name="T7">to next, prev, </text:span><text:span text:style-name="T7">first and last.</text:span></text:p>
          </draw:text-box>
        </draw:frame>
        <draw:frame draw:style-name="gr113" draw:text-style-name="P25" draw:layer="layout" svg:width="5.751cm" svg:height="0.569cm" svg:x="21.787cm" svg:y="1.508cm">
          <draw:text-box>
            <text:p><text:span text:style-name="T7">Very similar </text:span><text:span text:style-name="T7">to a resize of </text:span><text:span text:style-name="T7">either OS or </text:span><text:span text:style-name="T7">SA</text:span></text:p>
          </draw:text-box>
        </draw:frame>
        <draw:custom-shape draw:style-name="gr114" draw:text-style-name="P20" draw:layer="layout" svg:width="1.778cm" svg:height="0.762cm" svg:x="6.207cm" svg:y="6.207cm">
          <draw:glue-point draw:id="4" svg:x="2.857cm" svg:y="5cm"/>
          <draw:glue-point draw:id="5" svg:x="-2.857cm" svg:y="5cm"/>
          <text:p text:style-name="P18"><text:span text:style-name="T4">OsHor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6.842cm" svg:y1="6.969cm" svg:x2="6.969cm" svg:y2="8.112cm">
          <text:p/>
        </draw:line>
        <draw:frame draw:style-name="gr95" draw:text-style-name="P25" draw:layer="layout" svg:width="1.687cm" svg:height="0.569cm" svg:x="6.044cm" svg:y="6.969cm">
          <draw:text-box>
            <text:p><text:span text:style-name="T7">&lt;data&gt;</text:span></text:p>
          </draw:text-box>
        </draw:frame>
        <draw:line draw:style-name="gr15" draw:text-style-name="P2" draw:layer="layout" svg:x1="25.384cm" svg:y1="6.461cm" svg:x2="27.67cm" svg:y2="6.461cm">
          <text:p/>
        </draw:line>
        <draw:frame draw:style-name="gr103" draw:text-style-name="P25" draw:layer="layout" svg:width="1.603cm" svg:height="0.569cm" svg:x="25.511cm" svg:y="5.953cm">
          <draw:text-box>
            <text:p><text:span text:style-name="T7">ReHoriz!</text:span></text:p>
          </draw:text-box>
        </draw:frame>
        <draw:line draw:style-name="gr15" draw:text-style-name="P2" draw:layer="layout" svg:x1="12.43cm" svg:y1="17.764cm" svg:x2="14.462cm" svg:y2="17.764cm">
          <text:p/>
        </draw:line>
        <draw:frame draw:style-name="gr103" draw:text-style-name="P25" draw:layer="layout" svg:width="1.603cm" svg:height="0.569cm" svg:x="12.859cm" svg:y="17.957cm">
          <draw:text-box>
            <text:p><text:span text:style-name="T7">&lt;data&gt;</text:span></text:p>
          </draw:text-box>
        </draw:frame>
        <draw:frame draw:style-name="gr97" draw:text-style-name="P25" draw:layer="layout" svg:width="1.971cm" svg:height="0.569cm" svg:x="28.305cm" svg:y="4.048cm">
          <draw:text-box>
            <text:p><text:span text:style-name="T7">ReDraw!</text:span></text:p>
          </draw:text-box>
        </draw:frame>
        <draw:custom-shape draw:style-name="gr88" draw:text-style-name="P20" draw:layer="layout" svg:width="4.331cm" svg:height="0.762cm" svg:x="29.054cm" svg:y="5.064cm">
          <draw:glue-point draw:id="4" svg:x="2.857cm" svg:y="5cm"/>
          <draw:glue-point draw:id="5" svg:x="-2.857cm" svg:y="5cm"/>
          <text:p text:style-name="P18"><text:span text:style-name="T4">OsHor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30.083cm" svg:y1="5.445cm" svg:x2="32.877cm" svg:y2="5.445cm">
          <text:p/>
        </draw:line>
        <draw:line draw:style-name="gr15" draw:text-style-name="P2" draw:layer="layout" svg:x1="32.75cm" svg:y1="5.445cm" svg:x2="34.528cm" svg:y2="9.89cm">
          <text:p/>
        </draw:line>
        <draw:custom-shape draw:style-name="gr115" draw:text-style-name="P20" draw:layer="layout" svg:width="1.905cm" svg:height="0.762cm" svg:x="22.844cm" svg:y="16.24cm">
          <draw:glue-point draw:id="4" svg:x="2.857cm" svg:y="5cm"/>
          <draw:glue-point draw:id="5" svg:x="-2.857cm" svg:y="5cm"/>
          <text:p text:style-name="P18"><text:span text:style-name="T4">OsHor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89" draw:text-style-name="P20" draw:layer="layout" svg:width="5.855cm" svg:height="2.286cm" svg:x="3.159cm" svg:y="2.778cm">
          <draw:glue-point draw:id="4" svg:x="2.857cm" svg:y="5cm"/>
          <draw:glue-point draw:id="5" svg:x="-2.857cm" svg:y="5cm"/>
          <text:p text:style-name="P18"><text:span text:style-name="T4">Xport</text:span>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524cm" svg:height="0.508cm" svg:x="3.426cm" svg:y="3.286cm">
          <draw:glue-point draw:id="4" svg:x="5cm" svg:y="0cm"/>
          <text:p text:style-name="P4"><text:span text:style-name="T6">W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25" draw:layer="layout" svg:width="1.167cm" svg:height="0.569cm" svg:x="5.214cm" svg:y="4.146cm">
          <draw:text-box>
            <text:p><text:span text:style-name="T7">Stop!</text:span></text:p>
          </draw:text-box>
        </draw:frame>
        <draw:line draw:style-name="gr15" draw:text-style-name="P2" draw:layer="layout" svg:x1="5.712cm" svg:y1="4.81cm" svg:x2="5.966cm" svg:y2="3.413cm">
          <text:p/>
        </draw:line>
        <draw:line draw:style-name="gr15" draw:text-style-name="P2" draw:layer="layout" svg:x1="4.95cm" svg:y1="3.54cm" svg:x2="5.966cm" svg:y2="3.54cm">
          <text:p/>
        </draw:line>
        <draw:line draw:style-name="gr15" draw:text-style-name="P2" draw:layer="layout" svg:x1="5.966cm" svg:y1="3.54cm" svg:x2="7.49cm" svg:y2="3.54cm">
          <text:p/>
        </draw:line>
        <draw:line draw:style-name="gr15" draw:text-style-name="P2" draw:layer="layout" svg:x1="7.49cm" svg:y1="3.54cm" svg:x2="8.747cm" svg:y2="7.35cm">
          <text:p/>
        </draw:line>
        <draw:custom-shape draw:style-name="gr99" draw:text-style-name="P20" draw:layer="layout" svg:width="7.874cm" svg:height="1.524cm" svg:x="8.493cm" svg:y="7.35cm">
          <draw:glue-point draw:id="4" svg:x="2.857cm" svg:y="5cm"/>
          <draw:glue-point draw:id="5" svg:x="-2.857cm" svg:y="5cm"/>
          <text:p text:style-name="P18"><text:span text:style-name="T4">OsHor</text:span></text:p>
          <draw:enhanced-geometry svg:viewBox="0 0 21600 21600" draw:type="rectangle" draw:enhanced-path="M 0 0 L 21600 0 21600 21600 0 21600 0 0 Z N"/>
        </draw:custom-shape>
        <draw:custom-shape draw:style-name="gr100" draw:text-style-name="P21" draw:layer="layout" svg:width="2.413cm" svg:height="0.508cm" svg:x="8.747cm" svg:y="7.858cm">
          <draw:glue-point draw:id="4" svg:x="5cm" svg:y="0cm"/>
          <text:p text:style-name="P4"><text:span text:style-name="T6">W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0" draw:layer="layout" svg:width="3.302cm" svg:height="0.762cm" svg:x="20.558cm" svg:y="14.716cm">
          <draw:glue-point draw:id="4" svg:x="2.857cm" svg:y="5cm"/>
          <draw:glue-point draw:id="5" svg:x="-2.857cm" svg:y="5cm"/>
          <text:p text:style-name="P18"><text:span text:style-name="T4">MsgDspch</text:span></text:p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3.175cm" svg:height="0.889cm" svg:x="12.176cm" svg:y="12.684cm">
          <draw:glue-point draw:id="4" svg:x="2.857cm" svg:y="5cm"/>
          <draw:glue-point draw:id="5" svg:x="-2.857cm" svg:y="5cm"/>
          <text:p text:style-name="P18"><text:span text:style-name="T4">Os</text:span></text:p>
          <draw:enhanced-geometry svg:viewBox="0 0 21600 21600" draw:type="rectangle" draw:enhanced-path="M 0 0 L 21600 0 21600 21600 0 21600 0 0 Z N"/>
        </draw:custom-shape>
        <draw:custom-shape draw:style-name="gr92" draw:text-style-name="P19" draw:layer="layout" svg:width="2.553cm" svg:height="0.889cm" svg:x="22.717cm" svg:y="8.112cm">
          <draw:glue-point draw:id="4" svg:x="2.857cm" svg:y="5cm"/>
          <draw:glue-point draw:id="5" svg:x="-2.857cm" svg:y="5cm"/>
          <text:p text:style-name="P18"><text:span text:style-name="T4">OScope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1.287cm" svg:y1="8.112cm" svg:x2="15.351cm" svg:y2="8.112cm">
          <text:p/>
        </draw:line>
        <draw:custom-shape draw:style-name="gr96" draw:text-style-name="P20" draw:layer="layout" svg:width="2.934cm" svg:height="0.762cm" svg:x="16.367cm" svg:y="11.922cm">
          <draw:glue-point draw:id="4" svg:x="2.857cm" svg:y="5cm"/>
          <draw:glue-point draw:id="5" svg:x="-2.857cm" svg:y="5cm"/>
          <text:p text:style-name="P18"><text:span text:style-name="T4">Rsmp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5.351cm" svg:y1="8.112cm" svg:x2="15.859cm" svg:y2="9.89cm">
          <text:p/>
        </draw:line>
        <draw:line draw:style-name="gr15" draw:text-style-name="P2" draw:layer="layout" svg:x1="16.367cm" svg:y1="10.652cm" svg:x2="17.002cm" svg:y2="11.922cm">
          <text:p/>
        </draw:line>
        <draw:frame draw:style-name="gr97" draw:text-style-name="P25" draw:layer="layout" svg:width="1.209cm" svg:height="0.569cm" svg:x="16.047cm" svg:y="10.906cm">
          <draw:text-box>
            <text:p><text:span text:style-name="T7">Grab!</text:span></text:p>
          </draw:text-box>
        </draw:frame>
        <draw:custom-shape draw:style-name="gr98" draw:text-style-name="P20" draw:layer="layout" svg:width="2.032cm" svg:height="0.762cm" svg:x="16.113cm" svg:y="13.573cm">
          <draw:glue-point draw:id="4" svg:x="2.857cm" svg:y="5cm"/>
          <draw:glue-point draw:id="5" svg:x="-2.857cm" svg:y="5cm"/>
          <text:p text:style-name="P18"><text:span text:style-name="T4">Apod</text:span></text:p>
          <draw:enhanced-geometry svg:viewBox="0 0 21600 21600" draw:type="rectangle" draw:enhanced-path="M 0 0 L 21600 0 21600 21600 0 21600 0 0 Z N"/>
        </draw:custom-shape>
        <draw:frame draw:style-name="gr97" draw:text-style-name="P25" draw:layer="layout" svg:width="1.209cm" svg:height="0.569cm" svg:x="16.682cm" svg:y="12.877cm">
          <draw:text-box>
            <text:p><text:span text:style-name="T7">Doit!</text:span></text:p>
          </draw:text-box>
        </draw:frame>
        <draw:custom-shape draw:style-name="gr98" draw:text-style-name="P20" draw:layer="layout" svg:width="2.032cm" svg:height="0.762cm" svg:x="18.526cm" svg:y="13.573cm">
          <draw:glue-point draw:id="4" svg:x="2.857cm" svg:y="5cm"/>
          <draw:glue-point draw:id="5" svg:x="-2.857cm" svg:y="5cm"/>
          <text:p text:style-name="P18"><text:span text:style-name="T4">SpecTran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7.129cm" svg:y1="12.684cm" svg:x2="17.396cm" svg:y2="13.827cm">
          <text:p/>
        </draw:line>
        <draw:frame draw:style-name="gr97" draw:text-style-name="P25" draw:layer="layout" svg:width="1.971cm" svg:height="0.569cm" svg:x="18.145cm" svg:y="12.75cm">
          <draw:text-box>
            <text:p><text:span text:style-name="T7">Transform!</text:span></text:p>
          </draw:text-box>
        </draw:frame>
        <draw:line draw:style-name="gr15" draw:text-style-name="P2" draw:layer="layout" svg:x1="18.907cm" svg:y1="12.557cm" svg:x2="19.174cm" svg:y2="13.827cm">
          <text:p/>
        </draw:line>
        <draw:frame draw:style-name="gr97" draw:text-style-name="P25" draw:layer="layout" svg:width="1.971cm" svg:height="0.569cm" svg:x="19.984cm" svg:y="12.369cm">
          <draw:text-box>
            <text:p><text:span text:style-name="T7">ReDraw!</text:span></text:p>
          </draw:text-box>
        </draw:frame>
        <draw:custom-shape draw:style-name="gr92" draw:text-style-name="P19" draw:layer="layout" svg:width="2.553cm" svg:height="0.889cm" svg:x="24.609cm" svg:y="9.382cm">
          <draw:glue-point draw:id="4" svg:x="2.857cm" svg:y="5cm"/>
          <draw:glue-point draw:id="5" svg:x="-2.857cm" svg:y="5cm"/>
          <text:p text:style-name="P18"><text:span text:style-name="T4">SpecAn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2.844cm" svg:y1="14.589cm" svg:x2="23.733cm" svg:y2="8.874cm">
          <text:p/>
        </draw:line>
        <draw:line draw:style-name="gr15" draw:text-style-name="P2" draw:layer="layout" svg:x1="23.352cm" svg:y1="14.589cm" svg:x2="25.638cm" svg:y2="10.271cm">
          <text:p/>
        </draw:line>
        <draw:frame draw:style-name="gr101" draw:text-style-name="P25" draw:layer="layout" svg:width="3.834cm" svg:height="0.569cm" svg:x="11.795cm" svg:y="13.827cm">
          <draw:text-box>
            <text:p><text:span text:style-name="T7">Needs </text:span><text:span text:style-name="T7">Simple </text:span><text:span text:style-name="T7">ThreadLock</text:span></text:p>
          </draw:text-box>
        </draw:frame>
        <draw:custom-shape draw:style-name="gr96" draw:text-style-name="P20" draw:layer="layout" svg:width="2.934cm" svg:height="0.762cm" svg:x="11.287cm" svg:y="10.906cm">
          <draw:glue-point draw:id="4" svg:x="2.857cm" svg:y="5cm"/>
          <draw:glue-point draw:id="5" svg:x="-2.857cm" svg:y="5cm"/>
          <text:p text:style-name="P18"><text:span text:style-name="T4">OsHor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43cm" svg:y1="11.668cm" svg:x2="12.938cm" svg:y2="12.684cm">
          <text:p/>
        </draw:line>
        <draw:frame draw:style-name="gr103" draw:text-style-name="P25" draw:layer="layout" svg:width="1.603cm" svg:height="0.569cm" svg:x="10.827cm" svg:y="9.382cm">
          <draw:text-box>
            <text:p><text:span text:style-name="T7">ReHoriz!</text:span></text:p>
          </draw:text-box>
        </draw:frame>
        <draw:line draw:style-name="gr15" draw:text-style-name="P2" draw:layer="layout" svg:x1="11.287cm" svg:y1="8.112cm" svg:x2="11.795cm" svg:y2="10.906cm">
          <text:p/>
        </draw:line>
        <draw:frame draw:style-name="gr97" draw:text-style-name="P25" draw:layer="layout" svg:width="1.971cm" svg:height="0.569cm" svg:x="22.712cm" svg:y="10.398cm">
          <draw:text-box>
            <text:p><text:span text:style-name="T7">ReDraw!</text:span></text:p>
          </draw:text-box>
        </draw:frame>
        <draw:frame draw:style-name="gr97" draw:text-style-name="P25" draw:layer="layout" svg:width="1.971cm" svg:height="0.569cm" svg:x="24.175cm" svg:y="11.353cm">
          <draw:text-box>
            <text:p><text:span text:style-name="T7">ReDraw!</text:span></text:p>
          </draw:text-box>
        </draw:frame>
        <draw:frame draw:style-name="gr97" draw:text-style-name="P25" draw:layer="layout" svg:width="1.971cm" svg:height="0.569cm" svg:x="7.538cm" svg:y="5.699cm">
          <draw:text-box>
            <text:p><text:span text:style-name="T7">Whole!</text:span></text:p>
          </draw:text-box>
        </draw:frame>
        <draw:frame draw:style-name="gr103" draw:text-style-name="P25" draw:layer="layout" svg:width="1.603cm" svg:height="0.569cm" svg:x="12.097cm" svg:y="11.734cm">
          <draw:text-box>
            <text:p><text:span text:style-name="T7">&lt;data&gt;</text:span></text:p>
          </draw:text-box>
        </draw:frame>
        <draw:custom-shape draw:style-name="gr91" draw:text-style-name="P26" draw:layer="layout" svg:width="3.175cm" svg:height="0.889cm" svg:x="8.239cm" svg:y="12.811cm">
          <draw:glue-point draw:id="4" svg:x="2.857cm" svg:y="5cm"/>
          <draw:glue-point draw:id="5" svg:x="-2.857cm" svg:y="5cm"/>
          <text:p text:style-name="P18"><text:span text:style-name="T4">Os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.509cm" svg:y1="8.493cm" svg:x2="10.017cm" svg:y2="12.811cm">
          <text:p/>
        </draw:line>
        <draw:frame draw:style-name="gr116" draw:text-style-name="P25" draw:layer="layout" svg:width="2.407cm" svg:height="1.205cm" svg:x="8.874cm" svg:y="9.448cm">
          <draw:text-box>
            <text:p><text:span text:style-name="T7">smpVscr = N</text:span></text:p>
            <text:p><text:span text:style-name="T7">smpVsrd = 0</text:span></text:p>
            <text:p><text:span text:style-name="T7">secVsrd = .</text:span><text:span text:style-name="T7">050</text:span></text:p>
          </draw:text-box>
        </draw:frame>
        <draw:custom-shape draw:style-name="gr88" draw:text-style-name="P20" draw:layer="layout" svg:width="4.331cm" svg:height="0.762cm" svg:x="15.465cm" svg:y="9.89cm">
          <draw:glue-point draw:id="4" svg:x="2.857cm" svg:y="5cm"/>
          <draw:glue-point draw:id="5" svg:x="-2.857cm" svg:y="5cm"/>
          <text:p text:style-name="P18"><text:span text:style-name="T4">Os</text:span><text:span text:style-name="T4">Hor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6.494cm" svg:y1="10.398cm" svg:x2="19.288cm" svg:y2="10.398cm">
          <text:p/>
        </draw:line>
        <draw:frame draw:style-name="gr97" draw:text-style-name="P25" draw:layer="layout" svg:width="1.971cm" svg:height="0.569cm" svg:x="14.777cm" svg:y="9.001cm">
          <draw:text-box>
            <text:p><text:span text:style-name="T7">ReDraw!</text:span></text:p>
          </draw:text-box>
        </draw:frame>
        <draw:line draw:style-name="gr15" draw:text-style-name="P2" draw:layer="layout" svg:x1="19.288cm" svg:y1="10.271cm" svg:x2="21.447cm" svg:y2="14.843cm">
          <text:p/>
        </draw:line>
      </draw:page>
      <draw:page draw:name="Class Hierarchy" draw:style-name="dp1" draw:master-page-name="Default">
        <draw:custom-shape draw:style-name="gr117" draw:text-style-name="P28" draw:layer="layout" svg:width="4.445cm" svg:height="1.143cm" svg:x="8.112cm" svg:y="7.858cm">
          <draw:glue-point draw:id="4" svg:x="2.857cm" svg:y="5cm"/>
          <draw:glue-point draw:id="5" svg:x="-2.857cm" svg:y="5cm"/>
          <text:p text:style-name="P18"><text:span text:style-name="T4">TheTransport</text:span></text:p>
          <draw:enhanced-geometry svg:viewBox="0 0 21600 21600" draw:type="rectangle" draw:enhanced-path="M 0 0 L 21600 0 21600 21600 0 21600 0 0 Z N"/>
        </draw:custom-shape>
        <draw:custom-shape draw:style-name="gr118" draw:text-style-name="P28" draw:layer="layout" svg:width="2.527cm" svg:height="0.635cm" svg:x="12.951cm" svg:y="6.334cm">
          <draw:glue-point draw:id="4" svg:x="2.857cm" svg:y="5cm"/>
          <draw:glue-point draw:id="5" svg:x="-2.857cm" svg:y="5cm"/>
          <text:p text:style-name="P18"><text:span text:style-name="T4">TheFiler</text:span></text:p>
          <draw:enhanced-geometry svg:viewBox="0 0 21600 21600" draw:type="rectangle" draw:enhanced-path="M 0 0 L 21600 0 21600 21600 0 21600 0 0 Z N"/>
        </draw:custom-shape>
        <draw:custom-shape draw:style-name="gr119" draw:text-style-name="P29" draw:layer="layout" svg:width="1.016cm" svg:height="0.635cm" svg:x="19.415cm" svg:y="6.334cm">
          <draw:glue-point draw:id="4" svg:x="2.857cm" svg:y="5cm"/>
          <draw:glue-point draw:id="5" svg:x="-2.857cm" svg:y="5cm"/>
          <text:p text:style-name="P18"><text:span text:style-name="T4">Vert</text:span></text:p>
          <draw:enhanced-geometry svg:viewBox="0 0 21600 21600" draw:type="rectangle" draw:enhanced-path="M 0 0 L 21600 0 21600 21600 0 21600 0 0 Z N"/>
        </draw:custom-shape>
        <draw:custom-shape draw:style-name="gr120" draw:text-style-name="P19" draw:layer="layout" svg:width="28.829cm" svg:height="0.635cm" svg:x="7.096cm" svg:y="2.524cm">
          <draw:glue-point draw:id="4" svg:x="2.857cm" svg:y="5cm"/>
          <draw:glue-point draw:id="5" svg:x="-2.857cm" svg:y="5cm"/>
          <text:p text:style-name="P18"><text:span text:style-name="T4">Int main()</text:span></text:p>
          <draw:enhanced-geometry svg:viewBox="0 0 21600 21600" draw:type="rectangle" draw:enhanced-path="M 0 0 L 21600 0 21600 21600 0 21600 0 0 Z N"/>
        </draw:custom-shape>
        <draw:custom-shape draw:style-name="gr121" draw:text-style-name="P28" draw:layer="layout" svg:width="28.829cm" svg:height="0.635cm" svg:x="7.096cm" svg:y="18.907cm">
          <draw:glue-point draw:id="4" svg:x="2.857cm" svg:y="5cm"/>
          <draw:glue-point draw:id="5" svg:x="-2.857cm" svg:y="5cm"/>
          <text:p text:style-name="P18"><text:span text:style-name="T4">MsgHub</text:span></text:p>
          <draw:enhanced-geometry svg:viewBox="0 0 21600 21600" draw:type="rectangle" draw:enhanced-path="M 0 0 L 21600 0 21600 21600 0 21600 0 0 Z N"/>
        </draw:custom-shape>
        <draw:custom-shape draw:style-name="gr122" draw:text-style-name="P29" draw:layer="layout" svg:width="27.051cm" svg:height="0.635cm" svg:x="8.874cm" svg:y="4.048cm">
          <draw:glue-point draw:id="4" svg:x="2.857cm" svg:y="5cm"/>
          <draw:glue-point draw:id="5" svg:x="-2.857cm" svg:y="5cm"/>
          <text:p text:style-name="P18"><text:span text:style-name="T4">WinMain</text:span></text:p>
          <draw:enhanced-geometry svg:viewBox="0 0 21600 21600" draw:type="rectangle" draw:enhanced-path="M 0 0 L 21600 0 21600 21600 0 21600 0 0 Z N"/>
        </draw:custom-shape>
        <draw:custom-shape draw:style-name="gr123" draw:text-style-name="P29" draw:layer="layout" svg:width="1.524cm" svg:height="0.635cm" svg:x="11.16cm" svg:y="4.81cm">
          <draw:glue-point draw:id="4" svg:x="2.857cm" svg:y="5cm"/>
          <draw:glue-point draw:id="5" svg:x="-2.857cm" svg:y="5cm"/>
          <text:p text:style-name="P18"><text:span text:style-name="T4">XportCtl</text:span></text:p>
          <draw:enhanced-geometry svg:viewBox="0 0 21600 21600" draw:type="rectangle" draw:enhanced-path="M 0 0 L 21600 0 21600 21600 0 21600 0 0 Z N"/>
        </draw:custom-shape>
        <draw:custom-shape draw:style-name="gr124" draw:text-style-name="P29" draw:layer="layout" svg:width="2.54cm" svg:height="0.635cm" svg:x="12.938cm" svg:y="4.81cm">
          <draw:glue-point draw:id="4" svg:x="2.857cm" svg:y="5cm"/>
          <draw:glue-point draw:id="5" svg:x="-2.857cm" svg:y="5cm"/>
          <text:p text:style-name="P18"><text:span text:style-name="T4">File</text:span></text:p>
          <draw:enhanced-geometry svg:viewBox="0 0 21600 21600" draw:type="rectangle" draw:enhanced-path="M 0 0 L 21600 0 21600 21600 0 21600 0 0 Z N"/>
        </draw:custom-shape>
        <draw:custom-shape draw:style-name="gr125" draw:text-style-name="P19" draw:layer="layout" svg:width="3.416cm" svg:height="0.635cm" svg:x="36.814cm" svg:y="21.574cm">
          <draw:glue-point draw:id="4" svg:x="2.857cm" svg:y="5cm"/>
          <draw:glue-point draw:id="5" svg:x="-2.857cm" svg:y="5cm"/>
          <text:p text:style-name="P18"><text:span text:style-name="T4">framework</text:span></text:p>
          <draw:enhanced-geometry svg:viewBox="0 0 21600 21600" draw:type="rectangle" draw:enhanced-path="M 0 0 L 21600 0 21600 21600 0 21600 0 0 Z N"/>
        </draw:custom-shape>
        <draw:custom-shape draw:style-name="gr126" draw:text-style-name="P28" draw:layer="layout" svg:width="3.416cm" svg:height="0.635cm" svg:x="36.827cm" svg:y="22.336cm">
          <draw:glue-point draw:id="4" svg:x="2.857cm" svg:y="5cm"/>
          <draw:glue-point draw:id="5" svg:x="-2.857cm" svg:y="5cm"/>
          <text:p text:style-name="P18"><text:span text:style-name="T4">controller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draw:layer="layout" svg:width="3.416cm" svg:height="0.635cm" svg:x="36.814cm" svg:y="23.098cm">
          <draw:glue-point draw:id="4" svg:x="2.857cm" svg:y="5cm"/>
          <draw:glue-point draw:id="5" svg:x="-2.857cm" svg:y="5cm"/>
          <text:p text:style-name="P18"><text:span text:style-name="T4">view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9.652cm" svg:height="0.635cm" svg:x="26.273cm" svg:y="5.572cm">
          <draw:glue-point draw:id="4" svg:x="2.857cm" svg:y="5cm"/>
          <draw:glue-point draw:id="5" svg:x="-2.857cm" svg:y="5cm"/>
          <text:p text:style-name="P18"><text:span text:style-name="T4">SpecAn</text:span></text:p>
          <draw:enhanced-geometry svg:viewBox="0 0 21600 21600" draw:type="rectangle" draw:enhanced-path="M 0 0 L 21600 0 21600 21600 0 21600 0 0 Z N"/>
        </draw:custom-shape>
        <draw:custom-shape draw:style-name="gr129" draw:text-style-name="P29" draw:layer="layout" svg:width="1.27cm" svg:height="0.635cm" svg:x="16.748cm" svg:y="6.334cm">
          <draw:glue-point draw:id="4" svg:x="2.857cm" svg:y="5cm"/>
          <draw:glue-point draw:id="5" svg:x="-2.857cm" svg:y="5cm"/>
          <text:p text:style-name="P18"><text:span text:style-name="T4">Draw</text:span>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143cm" svg:height="0.635cm" svg:x="18.145cm" svg:y="6.334cm">
          <draw:glue-point draw:id="4" svg:x="2.857cm" svg:y="5cm"/>
          <draw:glue-point draw:id="5" svg:x="-2.857cm" svg:y="5cm"/>
          <text:p text:style-name="P18"><text:span text:style-name="T4">Horiz</text:span></text:p>
          <draw:enhanced-geometry svg:viewBox="0 0 21600 21600" draw:type="rectangle" draw:enhanced-path="M 0 0 L 21600 0 21600 21600 0 21600 0 0 Z N"/>
        </draw:custom-shape>
        <draw:custom-shape draw:style-name="gr129" draw:text-style-name="P29" draw:layer="layout" svg:width="1.27cm" svg:height="0.635cm" svg:x="20.558cm" svg:y="6.334cm">
          <draw:glue-point draw:id="4" svg:x="2.857cm" svg:y="5cm"/>
          <draw:glue-point draw:id="5" svg:x="-2.857cm" svg:y="5cm"/>
          <text:p text:style-name="P18"><text:span text:style-name="T4">Scal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9" draw:layer="layout" svg:width="2.032cm" svg:height="0.635cm" svg:x="8.874cm" svg:y="4.81cm">
          <draw:glue-point draw:id="4" svg:x="2.857cm" svg:y="5cm"/>
          <draw:glue-point draw:id="5" svg:x="-2.857cm" svg:y="5cm"/>
          <text:p text:style-name="P18"><text:span text:style-name="T4">XportVecto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143cm" svg:height="0.635cm" svg:x="26.908cm" svg:y="6.334cm">
          <draw:glue-point draw:id="4" svg:x="2.857cm" svg:y="5cm"/>
          <draw:glue-point draw:id="5" svg:x="-2.857cm" svg:y="5cm"/>
          <text:p text:style-name="P18"><text:span text:style-name="T4">Draw</text:span>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143cm" svg:height="0.635cm" svg:x="28.178cm" svg:y="6.334cm">
          <draw:glue-point draw:id="4" svg:x="2.857cm" svg:y="5cm"/>
          <draw:glue-point draw:id="5" svg:x="-2.857cm" svg:y="5cm"/>
          <text:p text:style-name="P18"><text:span text:style-name="T4">Horiz</text:span>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143cm" svg:height="0.635cm" svg:x="30.591cm" svg:y="6.334cm">
          <draw:glue-point draw:id="4" svg:x="2.857cm" svg:y="5cm"/>
          <draw:glue-point draw:id="5" svg:x="-2.857cm" svg:y="5cm"/>
          <text:p text:style-name="P18"><text:span text:style-name="T4">Scale</text:span>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143cm" svg:height="0.635cm" svg:x="24.876cm" svg:y="6.334cm">
          <draw:glue-point draw:id="4" svg:x="2.857cm" svg:y="5cm"/>
          <draw:glue-point draw:id="5" svg:x="-2.857cm" svg:y="5cm"/>
          <text:p text:style-name="P18"><text:span text:style-name="T4">Terpo</text:span>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143cm" svg:height="0.635cm" svg:x="34.782cm" svg:y="6.334cm">
          <draw:glue-point draw:id="4" svg:x="2.857cm" svg:y="5cm"/>
          <draw:glue-point draw:id="5" svg:x="-2.857cm" svg:y="5cm"/>
          <text:p text:style-name="P18"><text:span text:style-name="T4">Apod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3.416cm" svg:height="0.635cm" svg:x="36.827cm" svg:y="23.86cm">
          <draw:glue-point draw:id="4" svg:x="2.857cm" svg:y="5cm"/>
          <draw:glue-point draw:id="5" svg:x="-2.857cm" svg:y="5cm"/>
          <text:p text:style-name="P18"><text:span text:style-name="T4">model</text:span></text:p>
          <draw:enhanced-geometry svg:viewBox="0 0 21600 21600" draw:type="rectangle" draw:enhanced-path="M 0 0 L 21600 0 21600 21600 0 21600 0 0 Z N"/>
        </draw:custom-shape>
        <draw:custom-shape draw:style-name="gr133" draw:text-style-name="P20" draw:layer="layout" svg:width="3.416cm" svg:height="0.635cm" svg:x="36.814cm" svg:y="24.622cm">
          <draw:glue-point draw:id="4" svg:x="2.857cm" svg:y="5cm"/>
          <draw:glue-point draw:id="5" svg:x="-2.857cm" svg:y="5cm"/>
          <text:p text:style-name="P18"><text:span text:style-name="T4">data</text:span></text:p>
          <draw:enhanced-geometry svg:viewBox="0 0 21600 21600" draw:type="rectangle" draw:enhanced-path="M 0 0 L 21600 0 21600 21600 0 21600 0 0 Z N"/>
        </draw:custom-shape>
        <draw:custom-shape draw:style-name="gr134" draw:text-style-name="P30" draw:layer="layout" svg:width="2.54cm" svg:height="1.143cm" svg:x="12.938cm" svg:y="7.096cm">
          <draw:glue-point draw:id="4" svg:x="2.857cm" svg:y="5cm"/>
          <draw:glue-point draw:id="5" svg:x="-2.857cm" svg:y="5cm"/>
          <text:p text:style-name="P18"><text:span text:style-name="T4">TheFi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0" draw:layer="layout" svg:width="1.016cm" svg:height="0.508cm" svg:x="13.065cm" svg:y="7.604cm">
          <draw:glue-point draw:id="4" svg:x="2.857cm" svg:y="5cm"/>
          <draw:glue-point draw:id="5" svg:x="-2.857cm" svg:y="5cm"/>
          <text:p text:style-name="P31"><text:span text:style-name="T4">state</text:span></text:p>
          <draw:enhanced-geometry svg:viewBox="0 0 21600 21600" draw:type="rectangle" draw:enhanced-path="M 0 0 L 21600 0 21600 21600 0 21600 0 0 Z N"/>
        </draw:custom-shape>
        <draw:custom-shape draw:style-name="gr136" draw:text-style-name="P33" draw:layer="layout" svg:width="1.143cm" svg:height="0.508cm" svg:x="14.208cm" svg:y="7.604cm">
          <draw:glue-point draw:id="4" svg:x="2.857cm" svg:y="5cm"/>
          <draw:glue-point draw:id="5" svg:x="-2.857cm" svg:y="5cm"/>
          <text:p text:style-name="P32"><text:span text:style-name="T4">meta</text:span></text:p>
          <draw:enhanced-geometry svg:viewBox="0 0 21600 21600" draw:type="rectangle" draw:enhanced-path="M 0 0 L 21600 0 21600 21600 0 21600 0 0 Z N"/>
        </draw:custom-shape>
        <draw:custom-shape draw:style-name="gr137" draw:text-style-name="P30" draw:layer="layout" svg:width="28.194cm" svg:height="1.143cm" svg:x="7.731cm" svg:y="16.875cm">
          <draw:glue-point draw:id="4" svg:x="2.857cm" svg:y="5cm"/>
          <draw:glue-point draw:id="5" svg:x="-2.857cm" svg:y="5cm"/>
          <text:p text:style-name="P18"><text:span text:style-name="T4">TheSignal</text:span></text:p>
          <draw:enhanced-geometry svg:viewBox="0 0 21600 21600" draw:type="rectangle" draw:enhanced-path="M 0 0 L 21600 0 21600 21600 0 21600 0 0 Z N"/>
        </draw:custom-shape>
        <draw:custom-shape draw:style-name="gr138" draw:text-style-name="P20" draw:layer="layout" svg:width="1.143cm" svg:height="0.508cm" svg:x="9.255cm" svg:y="17.383cm">
          <draw:glue-point draw:id="4" svg:x="2.857cm" svg:y="5cm"/>
          <draw:glue-point draw:id="5" svg:x="-2.857cm" svg:y="5cm"/>
          <text:p text:style-name="P18"><text:span text:style-name="T4">audio</text:span></text:p>
          <draw:enhanced-geometry svg:viewBox="0 0 21600 21600" draw:type="rectangle" draw:enhanced-path="M 0 0 L 21600 0 21600 21600 0 21600 0 0 Z N"/>
        </draw:custom-shape>
        <draw:custom-shape draw:style-name="gr139" draw:text-style-name="P20" draw:layer="layout" svg:width="1.257cm" svg:height="0.508cm" svg:x="7.858cm" svg:y="17.383cm">
          <draw:glue-point draw:id="4" svg:x="2.857cm" svg:y="5cm"/>
          <draw:glue-point draw:id="5" svg:x="-2.857cm" svg:y="5cm"/>
          <text:p text:style-name="P18"><text:span text:style-name="T4">meta</text:span></text:p>
          <draw:enhanced-geometry svg:viewBox="0 0 21600 21600" draw:type="rectangle" draw:enhanced-path="M 0 0 L 21600 0 21600 21600 0 21600 0 0 Z N"/>
        </draw:custom-shape>
        <draw:custom-shape draw:style-name="gr139" draw:text-style-name="P20" draw:layer="layout" svg:width="1.257cm" svg:height="0.508cm" svg:x="8.239cm" svg:y="8.366cm">
          <draw:glue-point draw:id="4" svg:x="2.857cm" svg:y="5cm"/>
          <draw:glue-point draw:id="5" svg:x="-2.857cm" svg:y="5cm"/>
          <text:p text:style-name="P18"><text:span text:style-name="T4">state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6.24cm" svg:y1="4.683cm" svg:x2="16.24cm" svg:y2="5.572cm">
          <text:p/>
        </draw:line>
        <draw:line draw:style-name="gr15" draw:text-style-name="P2" draw:layer="layout" svg:x1="13.192cm" svg:y1="5.445cm" svg:x2="13.192cm" svg:y2="6.334cm">
          <text:p/>
        </draw:line>
        <draw:custom-shape draw:style-name="gr140" draw:text-style-name="P28" draw:layer="layout" svg:width="15.113cm" svg:height="1.143cm" svg:x="15.986cm" svg:y="12.811cm">
          <draw:glue-point draw:id="4" svg:x="2.857cm" svg:y="5cm"/>
          <draw:glue-point draw:id="5" svg:x="-2.857cm" svg:y="5cm"/>
          <text:p text:style-name="P18"><text:span text:style-name="T4">Resampl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20" draw:layer="layout" svg:width="8.382cm" svg:height="0.508cm" svg:x="17.51cm" svg:y="13.319cm">
          <draw:glue-point draw:id="4" svg:x="2.857cm" svg:y="5cm"/>
          <draw:glue-point draw:id="5" svg:x="-2.857cm" svg:y="5cm"/>
          <text:p text:style-name="P18"><text:span text:style-name="T4">screen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" draw:layer="layout" svg:x1="16.24cm" svg:y1="6.207cm" svg:x2="16.24cm" svg:y2="12.811cm">
          <text:p/>
        </draw:line>
        <draw:line draw:style-name="gr142" draw:text-style-name="P2" draw:layer="layout" svg:x1="25.257cm" svg:y1="6.969cm" svg:x2="25.257cm" svg:y2="12.811cm">
          <text:p/>
        </draw:line>
        <draw:custom-shape draw:style-name="gr139" draw:text-style-name="P20" draw:layer="layout" svg:width="1.257cm" svg:height="0.508cm" svg:x="16.113cm" svg:y="13.319cm">
          <draw:glue-point draw:id="4" svg:x="2.857cm" svg:y="5cm"/>
          <draw:glue-point draw:id="5" svg:x="-2.857cm" svg:y="5cm"/>
          <text:p text:style-name="P18"><text:span text:style-name="T4">meta</text:span></text:p>
          <draw:enhanced-geometry svg:viewBox="0 0 21600 21600" draw:type="rectangle" draw:enhanced-path="M 0 0 L 21600 0 21600 21600 0 21600 0 0 Z N"/>
        </draw:custom-shape>
        <draw:line draw:style-name="gr142" draw:text-style-name="P2" draw:layer="layout" svg:x1="17.129cm" svg:y1="6.969cm" svg:x2="17.129cm" svg:y2="12.811cm">
          <text:p/>
        </draw:line>
        <draw:line draw:style-name="gr15" draw:text-style-name="P2" draw:layer="layout" svg:x1="26.654cm" svg:y1="4.683cm" svg:x2="26.654cm" svg:y2="5.572cm">
          <text:p/>
        </draw:line>
        <draw:custom-shape draw:style-name="gr143" draw:text-style-name="P30" draw:layer="layout" svg:width="8.369cm" svg:height="0.508cm" svg:x="26.273cm" svg:y="14.843cm">
          <draw:glue-point draw:id="4" svg:x="2.857cm" svg:y="5cm"/>
          <draw:glue-point draw:id="5" svg:x="-2.857cm" svg:y="5cm"/>
          <text:p text:style-name="P18"><text:span text:style-name="T4">Whole SpecAn</text:span></text:p>
          <draw:enhanced-geometry svg:viewBox="0 0 21600 21600" draw:type="rectangle" draw:enhanced-path="M 0 0 L 21600 0 21600 21600 0 21600 0 0 Z N"/>
        </draw:custom-shape>
        <draw:line draw:style-name="gr142" draw:text-style-name="P2" draw:layer="layout" svg:x1="27.416cm" svg:y1="6.969cm" svg:x2="27.416cm" svg:y2="12.811cm">
          <text:p/>
        </draw:line>
        <draw:line draw:style-name="gr142" draw:text-style-name="P2" draw:layer="layout" svg:x1="26.654cm" svg:y1="15.351cm" svg:x2="26.654cm" svg:y2="16.875cm">
          <text:p/>
        </draw:line>
        <draw:line draw:style-name="gr142" draw:text-style-name="P2" draw:layer="layout" svg:x1="32.242cm" svg:y1="6.969cm" svg:x2="32.242cm" svg:y2="7.858cm">
          <text:p/>
        </draw:line>
        <draw:line draw:style-name="gr142" draw:text-style-name="P2" draw:layer="layout" svg:x1="19.923cm" svg:y1="6.969cm" svg:x2="19.923cm" svg:y2="12.811cm">
          <text:p/>
        </draw:line>
        <draw:line draw:style-name="gr142" draw:text-style-name="P2" draw:layer="layout" svg:x1="13.192cm" svg:y1="8.239cm" svg:x2="13.192cm" svg:y2="16.875cm">
          <text:p/>
        </draw:line>
        <draw:custom-shape draw:style-name="gr144" draw:text-style-name="P29" draw:layer="layout" svg:width="10.033cm" svg:height="0.635cm" svg:x="15.986cm" svg:y="5.572cm">
          <draw:glue-point draw:id="4" svg:x="2.857cm" svg:y="5cm"/>
          <draw:glue-point draw:id="5" svg:x="-2.857cm" svg:y="5cm"/>
          <text:p text:style-name="P18"><text:span text:style-name="T4">Scope</text:span></text:p>
          <draw:enhanced-geometry svg:viewBox="0 0 21600 21600" draw:type="rectangle" draw:enhanced-path="M 0 0 L 21600 0 21600 21600 0 21600 0 0 Z N"/>
        </draw:custom-shape>
        <draw:line draw:style-name="gr142" draw:text-style-name="P2" draw:layer="layout" svg:x1="16.24cm" svg:y1="13.954cm" svg:x2="16.24cm" svg:y2="16.875cm">
          <text:p/>
        </draw:line>
        <draw:custom-shape draw:style-name="gr119" draw:text-style-name="P29" draw:layer="layout" svg:width="1.016cm" svg:height="0.635cm" svg:x="29.448cm" svg:y="6.334cm">
          <draw:glue-point draw:id="4" svg:x="2.857cm" svg:y="5cm"/>
          <draw:glue-point draw:id="5" svg:x="-2.857cm" svg:y="5cm"/>
          <text:p text:style-name="P18"><text:span text:style-name="T4">Vert</text:span></text:p>
          <draw:enhanced-geometry svg:viewBox="0 0 21600 21600" draw:type="rectangle" draw:enhanced-path="M 0 0 L 21600 0 21600 21600 0 21600 0 0 Z N"/>
        </draw:custom-shape>
        <draw:custom-shape draw:style-name="gr145" draw:text-style-name="P29" draw:layer="layout" svg:width="1.397cm" svg:height="0.635cm" svg:x="21.955cm" svg:y="6.334cm">
          <draw:glue-point draw:id="4" svg:x="2.857cm" svg:y="5cm"/>
          <draw:glue-point draw:id="5" svg:x="-2.857cm" svg:y="5cm"/>
          <text:p text:style-name="P18"><text:span text:style-name="T4">Curso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9" draw:layer="layout" svg:width="1.27cm" svg:height="0.635cm" svg:x="23.479cm" svg:y="6.334cm">
          <draw:glue-point draw:id="4" svg:x="2.857cm" svg:y="5cm"/>
          <draw:glue-point draw:id="5" svg:x="-2.857cm" svg:y="5cm"/>
          <text:p text:style-name="P18"><text:span text:style-name="T4">Meas</text:span></text:p>
          <draw:enhanced-geometry svg:viewBox="0 0 21600 21600" draw:type="rectangle" draw:enhanced-path="M 0 0 L 21600 0 21600 21600 0 21600 0 0 Z N"/>
        </draw:custom-shape>
        <draw:custom-shape draw:style-name="gr145" draw:text-style-name="P29" draw:layer="layout" svg:width="1.397cm" svg:height="0.635cm" svg:x="31.861cm" svg:y="6.334cm">
          <draw:glue-point draw:id="4" svg:x="2.857cm" svg:y="5cm"/>
          <draw:glue-point draw:id="5" svg:x="-2.857cm" svg:y="5cm"/>
          <text:p text:style-name="P18"><text:span text:style-name="T4">Curso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9" draw:layer="layout" svg:width="1.27cm" svg:height="0.635cm" svg:x="33.385cm" svg:y="6.334cm">
          <draw:glue-point draw:id="4" svg:x="2.857cm" svg:y="5cm"/>
          <draw:glue-point draw:id="5" svg:x="-2.857cm" svg:y="5cm"/>
          <text:p text:style-name="P18"><text:span text:style-name="T4">Meas</text:span></text:p>
          <draw:enhanced-geometry svg:viewBox="0 0 21600 21600" draw:type="rectangle" draw:enhanced-path="M 0 0 L 21600 0 21600 21600 0 21600 0 0 Z N"/>
        </draw:custom-shape>
        <draw:line draw:style-name="gr142" draw:text-style-name="P2" draw:layer="layout" svg:x1="33.766cm" svg:y1="6.969cm" svg:x2="33.766cm" svg:y2="7.858cm">
          <text:p/>
        </draw:line>
        <draw:custom-shape draw:style-name="gr139" draw:text-style-name="P20" draw:layer="layout" svg:width="1.257cm" svg:height="0.508cm" svg:x="9.636cm" svg:y="8.366cm">
          <draw:glue-point draw:id="4" svg:x="2.857cm" svg:y="5cm"/>
          <draw:glue-point draw:id="5" svg:x="-2.857cm" svg:y="5cm"/>
          <text:p text:style-name="P18"><text:span text:style-name="T4">meta</text:span></text:p>
          <draw:enhanced-geometry svg:viewBox="0 0 21600 21600" draw:type="rectangle" draw:enhanced-path="M 0 0 L 21600 0 21600 21600 0 21600 0 0 Z N"/>
        </draw:custom-shape>
        <draw:custom-shape draw:style-name="gr139" draw:text-style-name="P20" draw:layer="layout" svg:width="1.257cm" svg:height="0.508cm" svg:x="11.033cm" svg:y="8.366cm">
          <draw:glue-point draw:id="4" svg:x="2.857cm" svg:y="5cm"/>
          <draw:glue-point draw:id="5" svg:x="-2.857cm" svg:y="5cm"/>
          <text:p text:style-name="P18"><text:span text:style-name="T4">c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" draw:layer="layout" svg:x1="8.493cm" svg:y1="3.159cm" svg:x2="8.493cm" svg:y2="7.858cm">
          <text:p/>
        </draw:line>
        <draw:line draw:style-name="gr15" draw:text-style-name="P2" draw:layer="layout" svg:x1="7.985cm" svg:y1="3.159cm" svg:x2="7.985cm" svg:y2="16.875cm">
          <text:p/>
        </draw:line>
        <draw:line draw:style-name="gr142" draw:text-style-name="P2" draw:layer="layout" svg:x1="9.509cm" svg:y1="5.445cm" svg:x2="9.509cm" svg:y2="7.858cm">
          <text:p/>
        </draw:line>
        <draw:line draw:style-name="gr15" draw:text-style-name="P2" draw:layer="layout" svg:x1="34.147cm" svg:y1="21.574cm" svg:x2="34.147cm" svg:y2="22.463cm">
          <text:p/>
        </draw:line>
        <draw:frame draw:style-name="gr146" draw:text-style-name="P25" draw:layer="layout" svg:width="1.861cm" svg:height="0.569cm" svg:x="34.445cm" svg:y="21.701cm">
          <draw:text-box>
            <text:p><text:span text:style-name="T7">Constructs</text:span></text:p>
          </draw:text-box>
        </draw:frame>
        <draw:line draw:style-name="gr142" draw:text-style-name="P2" draw:layer="layout" svg:x1="34.147cm" svg:y1="22.717cm" svg:x2="34.147cm" svg:y2="23.606cm">
          <text:p/>
        </draw:line>
        <draw:frame draw:style-name="gr147" draw:text-style-name="P25" draw:layer="layout" svg:width="1.725cm" svg:height="0.569cm" svg:x="34.401cm" svg:y="22.783cm">
          <draw:text-box>
            <text:p><text:span text:style-name="T7">Accesses</text:span></text:p>
          </draw:text-box>
        </draw:frame>
        <draw:line draw:style-name="gr15" draw:text-style-name="P2" draw:layer="layout" svg:x1="9.509cm" svg:y1="3.159cm" svg:x2="9.509cm" svg:y2="4.048cm">
          <text:p/>
        </draw:line>
        <draw:line draw:style-name="gr15" draw:text-style-name="P2" draw:layer="layout" svg:x1="7.477cm" svg:y1="3.159cm" svg:x2="7.477cm" svg:y2="18.907cm">
          <text:p/>
        </draw:line>
        <draw:custom-shape draw:style-name="gr148" draw:text-style-name="P30" draw:layer="layout" svg:width="10.16cm" svg:height="0.508cm" svg:x="15.986cm" svg:y="14.843cm">
          <draw:glue-point draw:id="4" svg:x="2.857cm" svg:y="5cm"/>
          <draw:glue-point draw:id="5" svg:x="-2.857cm" svg:y="5cm"/>
          <text:p text:style-name="P18"><text:span text:style-name="T4">WholeScope</text:span></text:p>
          <draw:enhanced-geometry svg:viewBox="0 0 21600 21600" draw:type="rectangle" draw:enhanced-path="M 0 0 L 21600 0 21600 21600 0 21600 0 0 Z N"/>
        </draw:custom-shape>
        <draw:line draw:style-name="gr142" draw:text-style-name="P2" draw:layer="layout" svg:x1="17.51cm" svg:y1="6.969cm" svg:x2="17.51cm" svg:y2="14.843cm">
          <text:p/>
        </draw:line>
        <draw:line draw:style-name="gr149" draw:text-style-name="P2" draw:layer="layout" svg:x1="18.78cm" svg:y1="6.969cm" svg:x2="18.78cm" svg:y2="10.144cm">
          <text:p/>
        </draw:line>
        <draw:line draw:style-name="gr15" draw:text-style-name="P2" draw:layer="layout" svg:x1="16.621cm" svg:y1="6.207cm" svg:x2="16.621cm" svg:y2="14.843cm">
          <text:p/>
        </draw:line>
        <draw:line draw:style-name="gr142" draw:text-style-name="P2" draw:layer="layout" svg:x1="11.541cm" svg:y1="5.445cm" svg:x2="11.541cm" svg:y2="7.858cm">
          <text:p/>
        </draw:line>
        <draw:line draw:style-name="gr150" draw:text-style-name="P2" draw:layer="layout" svg:x1="34.147cm" svg:y1="23.987cm" svg:x2="34.147cm" svg:y2="24.876cm">
          <text:p/>
        </draw:line>
        <draw:frame draw:style-name="gr151" draw:text-style-name="P25" draw:layer="layout" svg:width="2.386cm" svg:height="0.887cm" svg:x="34.454cm" svg:y="24.114cm">
          <draw:text-box>
            <text:p><text:span text:style-name="T7">Reverse</text:span></text:p>
            <text:p><text:span text:style-name="T7">Pointer </text:span><text:span text:style-name="T7">Access</text:span></text:p>
          </draw:text-box>
        </draw:frame>
        <draw:custom-shape draw:style-name="gr152" draw:text-style-name="P28" draw:layer="layout" svg:width="1.143cm" svg:height="0.762cm" svg:x="18.145cm" svg:y="10.144cm">
          <draw:glue-point draw:id="4" svg:x="2.857cm" svg:y="5cm"/>
          <draw:glue-point draw:id="5" svg:x="-2.857cm" svg:y="5cm"/>
          <text:p text:style-name="P18"><text:span text:style-name="T4">Horiz</text:span></text:p>
          <draw:enhanced-geometry svg:viewBox="0 0 21600 21600" draw:type="rectangle" draw:enhanced-path="M 0 0 L 21600 0 21600 21600 0 21600 0 0 Z N"/>
        </draw:custom-shape>
        <draw:line draw:style-name="gr142" draw:text-style-name="P2" draw:layer="layout" svg:x1="18.399cm" svg:y1="10.906cm" svg:x2="18.399cm" svg:y2="12.811cm">
          <text:p/>
        </draw:line>
        <draw:line draw:style-name="gr142" draw:text-style-name="P2" draw:layer="layout" svg:x1="19.034cm" svg:y1="10.906cm" svg:x2="19.034cm" svg:y2="14.843cm">
          <text:p/>
        </draw:line>
        <draw:custom-shape draw:style-name="gr152" draw:text-style-name="P28" draw:layer="layout" svg:width="1.143cm" svg:height="0.762cm" svg:x="28.178cm" svg:y="7.604cm">
          <draw:glue-point draw:id="4" svg:x="2.857cm" svg:y="5cm"/>
          <draw:glue-point draw:id="5" svg:x="-2.857cm" svg:y="5cm"/>
          <text:p text:style-name="P18"><text:span text:style-name="T4">Horiz</text:span></text:p>
          <draw:enhanced-geometry svg:viewBox="0 0 21600 21600" draw:type="rectangle" draw:enhanced-path="M 0 0 L 21600 0 21600 21600 0 21600 0 0 Z N"/>
        </draw:custom-shape>
        <draw:line draw:style-name="gr142" draw:text-style-name="P2" draw:layer="layout" svg:x1="28.813cm" svg:y1="8.366cm" svg:x2="25.765cm" svg:y2="14.843cm">
          <text:p/>
        </draw:line>
        <draw:line draw:style-name="gr149" draw:text-style-name="P2" draw:layer="layout" svg:x1="28.686cm" svg:y1="6.969cm" svg:x2="28.686cm" svg:y2="7.604cm">
          <text:p/>
        </draw:line>
        <draw:frame draw:style-name="gr153" draw:text-style-name="P25" draw:layer="layout" svg:width="9.506cm" svg:height="0.569cm" svg:x="7.096cm" svg:y="21.447cm">
          <draw:text-box>
            <text:p><text:span text:style-name="T7">Pretty much </text:span><text:span text:style-name="T7">everyone </text:span><text:span text:style-name="T7">has a </text:span><text:span text:style-name="T7">MsgHub. <text:s/></text:span><text:span text:style-name="T7">MsgHub </text:span><text:span text:style-name="T7">doesn’t know </text:span><text:span text:style-name="T7">any subs.</text:span></text:p>
          </draw:text-box>
        </draw:frame>
        <draw:line draw:style-name="gr142" draw:text-style-name="P2" draw:layer="layout" svg:x1="17.002cm" svg:y1="15.351cm" svg:x2="17.002cm" svg:y2="16.875cm">
          <text:p/>
        </draw:line>
        <draw:line draw:style-name="gr142" draw:text-style-name="P2" draw:layer="layout" svg:x1="28.432cm" svg:y1="8.366cm" svg:x2="28.432cm" svg:y2="12.811cm">
          <text:p/>
        </draw:line>
        <draw:line draw:style-name="gr142" draw:text-style-name="P2" draw:layer="layout" svg:x1="29.067cm" svg:y1="8.366cm" svg:x2="29.067cm" svg:y2="14.843cm">
          <text:p/>
        </draw:line>
        <draw:frame draw:style-name="gr154" draw:text-style-name="P34" draw:layer="layout" svg:width="9.506cm" svg:height="1.523cm" svg:x="29.829cm" svg:y="10.144cm">
          <draw:text-box>
            <text:p><text:span text:style-name="T7">SpecAn has </text:span><text:span text:style-name="T7">to tell </text:span><text:span text:style-name="T7">Resampler </text:span><text:span text:style-name="T7">and Time </text:span><text:span text:style-name="T7">Functions in </text:span><text:span text:style-name="T7">WholeScope </text:span><text:span text:style-name="T7">how much </text:span><text:span text:style-name="T7">time it </text:span><text:span text:style-name="T7">expects to </text:span><text:span text:style-name="T7">be the </text:span><text:span text:style-name="T7">source of its </text:span><text:span text:style-name="T7">SpecAn. <text:s/>The </text:span><text:span text:style-name="T7">Scope </text:span><text:span text:style-name="T7">doesn’t really </text:span><text:span text:style-name="T7">care, only </text:span><text:span text:style-name="T7">the </text:span><text:span text:style-name="T7">resampler. <text:s/></text:span><text:span text:style-name="T7">Transport </text:span><text:span text:style-name="T7">needs so it </text:span><text:span text:style-name="T7">doesn’t go </text:span><text:span text:style-name="T7">past the end </text:span><text:span text:style-name="T7">of Signal.</text:span></text:p>
          </draw:text-box>
        </draw:frame>
        <draw:line draw:style-name="gr142" draw:text-style-name="P2" draw:layer="layout" svg:x1="12.303cm" svg:y1="9.001cm" svg:x2="18.526cm" svg:y2="10.144cm">
          <text:p/>
        </draw:line>
        <draw:line draw:style-name="gr142" draw:text-style-name="P2" draw:layer="layout" svg:x1="11.287cm" svg:y1="9.001cm" svg:x2="17.256cm" svg:y2="14.843cm">
          <text:p/>
        </draw:line>
      </draw:page>
      <draw:page draw:name="Positioning" draw:style-name="dp1" draw:master-page-name="Default">
        <draw:custom-shape draw:style-name="gr1" draw:text-style-name="P1" draw:layer="layout" svg:width="8.001cm" svg:height="3.81cm" svg:x="2.778cm" svg:y="11.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78cm" svg:y1="6.08cm" svg:x2="2.778cm" svg:y2="6.715cm">
          <text:p/>
        </draw:line>
        <draw:line draw:style-name="gr2" draw:text-style-name="P2" draw:layer="layout" svg:x1="2.905cm" svg:y1="6.08cm" svg:x2="2.905cm" svg:y2="6.715cm">
          <text:p/>
        </draw:line>
        <draw:line draw:style-name="gr2" draw:text-style-name="P2" draw:layer="layout" svg:x1="3.032cm" svg:y1="6.08cm" svg:x2="3.032cm" svg:y2="6.715cm">
          <text:p/>
        </draw:line>
        <draw:line draw:style-name="gr2" draw:text-style-name="P2" draw:layer="layout" svg:x1="3.159cm" svg:y1="6.08cm" svg:x2="3.159cm" svg:y2="6.715cm">
          <text:p/>
        </draw:line>
        <draw:line draw:style-name="gr2" draw:text-style-name="P2" draw:layer="layout" svg:x1="3.286cm" svg:y1="6.08cm" svg:x2="3.286cm" svg:y2="6.715cm">
          <text:p/>
        </draw:line>
        <draw:line draw:style-name="gr2" draw:text-style-name="P2" draw:layer="layout" svg:x1="3.413cm" svg:y1="6.08cm" svg:x2="3.413cm" svg:y2="6.715cm">
          <text:p/>
        </draw:line>
        <draw:line draw:style-name="gr2" draw:text-style-name="P2" draw:layer="layout" svg:x1="3.54cm" svg:y1="6.08cm" svg:x2="3.54cm" svg:y2="6.715cm">
          <text:p/>
        </draw:line>
        <draw:line draw:style-name="gr2" draw:text-style-name="P2" draw:layer="layout" svg:x1="3.667cm" svg:y1="6.08cm" svg:x2="3.667cm" svg:y2="6.715cm">
          <text:p/>
        </draw:line>
        <draw:line draw:style-name="gr2" draw:text-style-name="P2" draw:layer="layout" svg:x1="3.794cm" svg:y1="6.08cm" svg:x2="3.794cm" svg:y2="6.715cm">
          <text:p/>
        </draw:line>
        <draw:line draw:style-name="gr2" draw:text-style-name="P2" draw:layer="layout" svg:x1="3.921cm" svg:y1="6.08cm" svg:x2="3.921cm" svg:y2="6.715cm">
          <text:p/>
        </draw:line>
        <draw:line draw:style-name="gr2" draw:text-style-name="P2" draw:layer="layout" svg:x1="4.048cm" svg:y1="6.08cm" svg:x2="4.048cm" svg:y2="6.715cm">
          <text:p/>
        </draw:line>
        <draw:line draw:style-name="gr2" draw:text-style-name="P2" draw:layer="layout" svg:x1="4.175cm" svg:y1="6.08cm" svg:x2="4.175cm" svg:y2="6.715cm">
          <text:p/>
        </draw:line>
        <draw:line draw:style-name="gr2" draw:text-style-name="P2" draw:layer="layout" svg:x1="4.302cm" svg:y1="6.08cm" svg:x2="4.302cm" svg:y2="6.715cm">
          <text:p/>
        </draw:line>
        <draw:line draw:style-name="gr2" draw:text-style-name="P2" draw:layer="layout" svg:x1="4.302cm" svg:y1="6.08cm" svg:x2="4.302cm" svg:y2="6.715cm">
          <text:p/>
        </draw:line>
        <draw:line draw:style-name="gr2" draw:text-style-name="P2" draw:layer="layout" svg:x1="4.429cm" svg:y1="6.08cm" svg:x2="4.429cm" svg:y2="6.715cm">
          <text:p/>
        </draw:line>
        <draw:line draw:style-name="gr2" draw:text-style-name="P2" draw:layer="layout" svg:x1="4.556cm" svg:y1="6.08cm" svg:x2="4.556cm" svg:y2="6.715cm">
          <text:p/>
        </draw:line>
        <draw:line draw:style-name="gr2" draw:text-style-name="P2" draw:layer="layout" svg:x1="4.683cm" svg:y1="6.08cm" svg:x2="4.683cm" svg:y2="6.715cm">
          <text:p/>
        </draw:line>
        <draw:line draw:style-name="gr2" draw:text-style-name="P2" draw:layer="layout" svg:x1="4.81cm" svg:y1="6.08cm" svg:x2="4.81cm" svg:y2="6.715cm">
          <text:p/>
        </draw:line>
        <draw:line draw:style-name="gr2" draw:text-style-name="P2" draw:layer="layout" svg:x1="4.937cm" svg:y1="6.08cm" svg:x2="4.937cm" svg:y2="6.715cm">
          <text:p/>
        </draw:line>
        <draw:line draw:style-name="gr2" draw:text-style-name="P2" draw:layer="layout" svg:x1="5.064cm" svg:y1="6.08cm" svg:x2="5.064cm" svg:y2="6.715cm">
          <text:p/>
        </draw:line>
        <draw:line draw:style-name="gr2" draw:text-style-name="P2" draw:layer="layout" svg:x1="5.191cm" svg:y1="6.08cm" svg:x2="5.191cm" svg:y2="6.715cm">
          <text:p/>
        </draw:line>
        <draw:line draw:style-name="gr2" draw:text-style-name="P2" draw:layer="layout" svg:x1="5.191cm" svg:y1="6.08cm" svg:x2="5.191cm" svg:y2="6.715cm">
          <text:p/>
        </draw:line>
        <draw:line draw:style-name="gr2" draw:text-style-name="P2" draw:layer="layout" svg:x1="5.318cm" svg:y1="6.08cm" svg:x2="5.318cm" svg:y2="6.715cm">
          <text:p/>
        </draw:line>
        <draw:line draw:style-name="gr2" draw:text-style-name="P2" draw:layer="layout" svg:x1="5.445cm" svg:y1="6.08cm" svg:x2="5.445cm" svg:y2="6.715cm">
          <text:p/>
        </draw:line>
        <draw:line draw:style-name="gr2" draw:text-style-name="P2" draw:layer="layout" svg:x1="5.572cm" svg:y1="6.08cm" svg:x2="5.572cm" svg:y2="6.715cm">
          <text:p/>
        </draw:line>
        <draw:line draw:style-name="gr2" draw:text-style-name="P2" draw:layer="layout" svg:x1="5.699cm" svg:y1="6.08cm" svg:x2="5.699cm" svg:y2="6.715cm">
          <text:p/>
        </draw:line>
        <draw:line draw:style-name="gr2" draw:text-style-name="P2" draw:layer="layout" svg:x1="5.826cm" svg:y1="6.08cm" svg:x2="5.826cm" svg:y2="6.715cm">
          <text:p/>
        </draw:line>
        <draw:line draw:style-name="gr2" draw:text-style-name="P2" draw:layer="layout" svg:x1="5.953cm" svg:y1="6.08cm" svg:x2="5.953cm" svg:y2="6.715cm">
          <text:p/>
        </draw:line>
        <draw:line draw:style-name="gr2" draw:text-style-name="P2" draw:layer="layout" svg:x1="6.08cm" svg:y1="6.08cm" svg:x2="6.08cm" svg:y2="6.715cm">
          <text:p/>
        </draw:line>
        <draw:line draw:style-name="gr2" draw:text-style-name="P2" draw:layer="layout" svg:x1="6.08cm" svg:y1="6.08cm" svg:x2="6.08cm" svg:y2="6.715cm">
          <text:p/>
        </draw:line>
        <draw:line draw:style-name="gr2" draw:text-style-name="P2" draw:layer="layout" svg:x1="6.207cm" svg:y1="6.08cm" svg:x2="6.207cm" svg:y2="6.715cm">
          <text:p/>
        </draw:line>
        <draw:line draw:style-name="gr2" draw:text-style-name="P2" draw:layer="layout" svg:x1="6.334cm" svg:y1="6.08cm" svg:x2="6.334cm" svg:y2="6.715cm">
          <text:p/>
        </draw:line>
        <draw:line draw:style-name="gr2" draw:text-style-name="P2" draw:layer="layout" svg:x1="6.461cm" svg:y1="6.08cm" svg:x2="6.461cm" svg:y2="6.715cm">
          <text:p/>
        </draw:line>
        <draw:line draw:style-name="gr2" draw:text-style-name="P2" draw:layer="layout" svg:x1="6.588cm" svg:y1="6.08cm" svg:x2="6.588cm" svg:y2="6.715cm">
          <text:p/>
        </draw:line>
        <draw:line draw:style-name="gr2" draw:text-style-name="P2" draw:layer="layout" svg:x1="6.715cm" svg:y1="6.08cm" svg:x2="6.715cm" svg:y2="6.715cm">
          <text:p/>
        </draw:line>
        <draw:line draw:style-name="gr2" draw:text-style-name="P2" draw:layer="layout" svg:x1="6.842cm" svg:y1="6.08cm" svg:x2="6.842cm" svg:y2="6.715cm">
          <text:p/>
        </draw:line>
        <draw:line draw:style-name="gr2" draw:text-style-name="P2" draw:layer="layout" svg:x1="6.969cm" svg:y1="6.08cm" svg:x2="6.969cm" svg:y2="6.715cm">
          <text:p/>
        </draw:line>
        <draw:line draw:style-name="gr2" draw:text-style-name="P2" draw:layer="layout" svg:x1="7.096cm" svg:y1="6.08cm" svg:x2="7.096cm" svg:y2="6.715cm">
          <text:p/>
        </draw:line>
        <draw:line draw:style-name="gr2" draw:text-style-name="P2" draw:layer="layout" svg:x1="7.223cm" svg:y1="6.08cm" svg:x2="7.223cm" svg:y2="6.715cm">
          <text:p/>
        </draw:line>
        <draw:line draw:style-name="gr2" draw:text-style-name="P2" draw:layer="layout" svg:x1="7.35cm" svg:y1="6.08cm" svg:x2="7.35cm" svg:y2="6.715cm">
          <text:p/>
        </draw:line>
        <draw:line draw:style-name="gr2" draw:text-style-name="P2" draw:layer="layout" svg:x1="7.477cm" svg:y1="6.08cm" svg:x2="7.477cm" svg:y2="6.715cm">
          <text:p/>
        </draw:line>
        <draw:line draw:style-name="gr2" draw:text-style-name="P2" draw:layer="layout" svg:x1="7.604cm" svg:y1="6.08cm" svg:x2="7.604cm" svg:y2="6.715cm">
          <text:p/>
        </draw:line>
        <draw:line draw:style-name="gr2" draw:text-style-name="P2" draw:layer="layout" svg:x1="7.731cm" svg:y1="6.08cm" svg:x2="7.731cm" svg:y2="6.715cm">
          <text:p/>
        </draw:line>
        <draw:line draw:style-name="gr2" draw:text-style-name="P2" draw:layer="layout" svg:x1="7.858cm" svg:y1="6.08cm" svg:x2="7.858cm" svg:y2="6.715cm">
          <text:p/>
        </draw:line>
        <draw:line draw:style-name="gr2" draw:text-style-name="P2" draw:layer="layout" svg:x1="7.985cm" svg:y1="6.08cm" svg:x2="7.985cm" svg:y2="6.715cm">
          <text:p/>
        </draw:line>
        <draw:line draw:style-name="gr2" draw:text-style-name="P2" draw:layer="layout" svg:x1="7.985cm" svg:y1="6.08cm" svg:x2="7.985cm" svg:y2="6.715cm">
          <text:p/>
        </draw:line>
        <draw:line draw:style-name="gr2" draw:text-style-name="P2" draw:layer="layout" svg:x1="8.112cm" svg:y1="6.08cm" svg:x2="8.112cm" svg:y2="6.715cm">
          <text:p/>
        </draw:line>
        <draw:line draw:style-name="gr2" draw:text-style-name="P2" draw:layer="layout" svg:x1="8.239cm" svg:y1="6.08cm" svg:x2="8.239cm" svg:y2="6.715cm">
          <text:p/>
        </draw:line>
        <draw:line draw:style-name="gr2" draw:text-style-name="P2" draw:layer="layout" svg:x1="8.366cm" svg:y1="6.08cm" svg:x2="8.366cm" svg:y2="6.715cm">
          <text:p/>
        </draw:line>
        <draw:line draw:style-name="gr2" draw:text-style-name="P2" draw:layer="layout" svg:x1="8.493cm" svg:y1="6.08cm" svg:x2="8.493cm" svg:y2="6.715cm">
          <text:p/>
        </draw:line>
        <draw:line draw:style-name="gr2" draw:text-style-name="P2" draw:layer="layout" svg:x1="8.62cm" svg:y1="6.08cm" svg:x2="8.62cm" svg:y2="6.715cm">
          <text:p/>
        </draw:line>
        <draw:line draw:style-name="gr2" draw:text-style-name="P2" draw:layer="layout" svg:x1="8.747cm" svg:y1="6.08cm" svg:x2="8.747cm" svg:y2="6.715cm">
          <text:p/>
        </draw:line>
        <draw:line draw:style-name="gr2" draw:text-style-name="P2" draw:layer="layout" svg:x1="8.874cm" svg:y1="6.08cm" svg:x2="8.874cm" svg:y2="6.715cm">
          <text:p/>
        </draw:line>
        <draw:line draw:style-name="gr2" draw:text-style-name="P2" draw:layer="layout" svg:x1="9.001cm" svg:y1="6.08cm" svg:x2="9.001cm" svg:y2="6.715cm">
          <text:p/>
        </draw:line>
        <draw:line draw:style-name="gr2" draw:text-style-name="P2" draw:layer="layout" svg:x1="9.128cm" svg:y1="6.08cm" svg:x2="9.128cm" svg:y2="6.715cm">
          <text:p/>
        </draw:line>
        <draw:line draw:style-name="gr2" draw:text-style-name="P2" draw:layer="layout" svg:x1="9.255cm" svg:y1="6.08cm" svg:x2="9.255cm" svg:y2="6.715cm">
          <text:p/>
        </draw:line>
        <draw:line draw:style-name="gr2" draw:text-style-name="P2" draw:layer="layout" svg:x1="9.382cm" svg:y1="6.08cm" svg:x2="9.382cm" svg:y2="6.715cm">
          <text:p/>
        </draw:line>
        <draw:line draw:style-name="gr2" draw:text-style-name="P2" draw:layer="layout" svg:x1="9.509cm" svg:y1="6.08cm" svg:x2="9.509cm" svg:y2="6.715cm">
          <text:p/>
        </draw:line>
        <draw:line draw:style-name="gr2" draw:text-style-name="P2" draw:layer="layout" svg:x1="9.636cm" svg:y1="6.08cm" svg:x2="9.636cm" svg:y2="6.715cm">
          <text:p/>
        </draw:line>
        <draw:line draw:style-name="gr2" draw:text-style-name="P2" draw:layer="layout" svg:x1="9.763cm" svg:y1="6.08cm" svg:x2="9.763cm" svg:y2="6.715cm">
          <text:p/>
        </draw:line>
        <draw:line draw:style-name="gr2" draw:text-style-name="P2" draw:layer="layout" svg:x1="9.89cm" svg:y1="6.08cm" svg:x2="9.89cm" svg:y2="6.715cm">
          <text:p/>
        </draw:line>
        <draw:line draw:style-name="gr2" draw:text-style-name="P2" draw:layer="layout" svg:x1="9.89cm" svg:y1="6.08cm" svg:x2="9.89cm" svg:y2="6.715cm">
          <text:p/>
        </draw:line>
        <draw:line draw:style-name="gr2" draw:text-style-name="P2" draw:layer="layout" svg:x1="10.017cm" svg:y1="6.08cm" svg:x2="10.017cm" svg:y2="6.715cm">
          <text:p/>
        </draw:line>
        <draw:line draw:style-name="gr2" draw:text-style-name="P2" draw:layer="layout" svg:x1="10.144cm" svg:y1="6.08cm" svg:x2="10.144cm" svg:y2="6.715cm">
          <text:p/>
        </draw:line>
        <draw:line draw:style-name="gr2" draw:text-style-name="P2" draw:layer="layout" svg:x1="10.271cm" svg:y1="6.08cm" svg:x2="10.271cm" svg:y2="6.715cm">
          <text:p/>
        </draw:line>
        <draw:line draw:style-name="gr2" draw:text-style-name="P2" draw:layer="layout" svg:x1="10.398cm" svg:y1="6.08cm" svg:x2="10.398cm" svg:y2="6.715cm">
          <text:p/>
        </draw:line>
        <draw:line draw:style-name="gr2" draw:text-style-name="P2" draw:layer="layout" svg:x1="10.525cm" svg:y1="6.08cm" svg:x2="10.525cm" svg:y2="6.715cm">
          <text:p/>
        </draw:line>
        <draw:line draw:style-name="gr2" draw:text-style-name="P2" draw:layer="layout" svg:x1="10.652cm" svg:y1="6.08cm" svg:x2="10.652cm" svg:y2="6.715cm">
          <text:p/>
        </draw:line>
        <draw:line draw:style-name="gr2" draw:text-style-name="P2" draw:layer="layout" svg:x1="10.779cm" svg:y1="6.08cm" svg:x2="10.779cm" svg:y2="6.715cm">
          <text:p/>
        </draw:line>
        <draw:line draw:style-name="gr2" draw:text-style-name="P2" draw:layer="layout" svg:x1="10.906cm" svg:y1="6.08cm" svg:x2="10.906cm" svg:y2="6.715cm">
          <text:p/>
        </draw:line>
        <draw:line draw:style-name="gr2" draw:text-style-name="P2" draw:layer="layout" svg:x1="11.033cm" svg:y1="6.08cm" svg:x2="11.033cm" svg:y2="6.715cm">
          <text:p/>
        </draw:line>
        <draw:line draw:style-name="gr2" draw:text-style-name="P2" draw:layer="layout" svg:x1="11.16cm" svg:y1="6.08cm" svg:x2="11.16cm" svg:y2="6.715cm">
          <text:p/>
        </draw:line>
        <draw:line draw:style-name="gr2" draw:text-style-name="P2" draw:layer="layout" svg:x1="11.287cm" svg:y1="6.08cm" svg:x2="11.287cm" svg:y2="6.715cm">
          <text:p/>
        </draw:line>
        <draw:line draw:style-name="gr2" draw:text-style-name="P2" draw:layer="layout" svg:x1="11.414cm" svg:y1="6.08cm" svg:x2="11.414cm" svg:y2="6.715cm">
          <text:p/>
        </draw:line>
        <draw:line draw:style-name="gr2" draw:text-style-name="P2" draw:layer="layout" svg:x1="11.541cm" svg:y1="6.08cm" svg:x2="11.541cm" svg:y2="6.715cm">
          <text:p/>
        </draw:line>
        <draw:line draw:style-name="gr2" draw:text-style-name="P2" draw:layer="layout" svg:x1="11.668cm" svg:y1="6.08cm" svg:x2="11.668cm" svg:y2="6.715cm">
          <text:p/>
        </draw:line>
        <draw:line draw:style-name="gr2" draw:text-style-name="P2" draw:layer="layout" svg:x1="11.795cm" svg:y1="6.08cm" svg:x2="11.795cm" svg:y2="6.715cm">
          <text:p/>
        </draw:line>
        <draw:line draw:style-name="gr2" draw:text-style-name="P2" draw:layer="layout" svg:x1="11.795cm" svg:y1="6.08cm" svg:x2="11.795cm" svg:y2="6.715cm">
          <text:p/>
        </draw:line>
        <draw:line draw:style-name="gr2" draw:text-style-name="P2" draw:layer="layout" svg:x1="11.922cm" svg:y1="6.08cm" svg:x2="11.922cm" svg:y2="6.715cm">
          <text:p/>
        </draw:line>
        <draw:line draw:style-name="gr2" draw:text-style-name="P2" draw:layer="layout" svg:x1="12.049cm" svg:y1="6.08cm" svg:x2="12.049cm" svg:y2="6.715cm">
          <text:p/>
        </draw:line>
        <draw:line draw:style-name="gr2" draw:text-style-name="P2" draw:layer="layout" svg:x1="12.176cm" svg:y1="6.08cm" svg:x2="12.176cm" svg:y2="6.715cm">
          <text:p/>
        </draw:line>
        <draw:line draw:style-name="gr2" draw:text-style-name="P2" draw:layer="layout" svg:x1="12.303cm" svg:y1="6.08cm" svg:x2="12.303cm" svg:y2="6.715cm">
          <text:p/>
        </draw:line>
        <draw:line draw:style-name="gr2" draw:text-style-name="P2" draw:layer="layout" svg:x1="12.43cm" svg:y1="6.08cm" svg:x2="12.43cm" svg:y2="6.715cm">
          <text:p/>
        </draw:line>
        <draw:line draw:style-name="gr2" draw:text-style-name="P2" draw:layer="layout" svg:x1="12.557cm" svg:y1="6.08cm" svg:x2="12.557cm" svg:y2="6.715cm">
          <text:p/>
        </draw:line>
        <draw:line draw:style-name="gr2" draw:text-style-name="P2" draw:layer="layout" svg:x1="12.684cm" svg:y1="6.08cm" svg:x2="12.684cm" svg:y2="6.715cm">
          <text:p/>
        </draw:line>
        <draw:line draw:style-name="gr2" draw:text-style-name="P2" draw:layer="layout" svg:x1="12.684cm" svg:y1="6.08cm" svg:x2="12.684cm" svg:y2="6.715cm">
          <text:p/>
        </draw:line>
        <draw:line draw:style-name="gr2" draw:text-style-name="P2" draw:layer="layout" svg:x1="12.811cm" svg:y1="6.08cm" svg:x2="12.811cm" svg:y2="6.715cm">
          <text:p/>
        </draw:line>
        <draw:line draw:style-name="gr2" draw:text-style-name="P2" draw:layer="layout" svg:x1="12.938cm" svg:y1="6.08cm" svg:x2="12.938cm" svg:y2="6.715cm">
          <text:p/>
        </draw:line>
        <draw:line draw:style-name="gr2" draw:text-style-name="P2" draw:layer="layout" svg:x1="13.065cm" svg:y1="6.08cm" svg:x2="13.065cm" svg:y2="6.715cm">
          <text:p/>
        </draw:line>
        <draw:line draw:style-name="gr2" draw:text-style-name="P2" draw:layer="layout" svg:x1="13.192cm" svg:y1="6.08cm" svg:x2="13.192cm" svg:y2="6.715cm">
          <text:p/>
        </draw:line>
        <draw:line draw:style-name="gr2" draw:text-style-name="P2" draw:layer="layout" svg:x1="13.319cm" svg:y1="6.08cm" svg:x2="13.319cm" svg:y2="6.715cm">
          <text:p/>
        </draw:line>
        <draw:line draw:style-name="gr2" draw:text-style-name="P2" draw:layer="layout" svg:x1="13.446cm" svg:y1="6.08cm" svg:x2="13.446cm" svg:y2="6.715cm">
          <text:p/>
        </draw:line>
        <draw:line draw:style-name="gr2" draw:text-style-name="P2" draw:layer="layout" svg:x1="13.573cm" svg:y1="6.08cm" svg:x2="13.573cm" svg:y2="6.715cm">
          <text:p/>
        </draw:line>
        <draw:line draw:style-name="gr2" draw:text-style-name="P2" draw:layer="layout" svg:x1="13.573cm" svg:y1="6.08cm" svg:x2="13.573cm" svg:y2="6.715cm">
          <text:p/>
        </draw:line>
        <draw:line draw:style-name="gr2" draw:text-style-name="P2" draw:layer="layout" svg:x1="13.7cm" svg:y1="6.08cm" svg:x2="13.7cm" svg:y2="6.715cm">
          <text:p/>
        </draw:line>
        <draw:line draw:style-name="gr2" draw:text-style-name="P2" draw:layer="layout" svg:x1="13.827cm" svg:y1="6.08cm" svg:x2="13.827cm" svg:y2="6.715cm">
          <text:p/>
        </draw:line>
        <draw:line draw:style-name="gr2" draw:text-style-name="P2" draw:layer="layout" svg:x1="13.954cm" svg:y1="6.08cm" svg:x2="13.954cm" svg:y2="6.715cm">
          <text:p/>
        </draw:line>
        <draw:line draw:style-name="gr2" draw:text-style-name="P2" draw:layer="layout" svg:x1="14.081cm" svg:y1="6.08cm" svg:x2="14.081cm" svg:y2="6.715cm">
          <text:p/>
        </draw:line>
        <draw:line draw:style-name="gr2" draw:text-style-name="P2" draw:layer="layout" svg:x1="14.208cm" svg:y1="6.08cm" svg:x2="14.208cm" svg:y2="6.715cm">
          <text:p/>
        </draw:line>
        <draw:line draw:style-name="gr2" draw:text-style-name="P2" draw:layer="layout" svg:x1="14.335cm" svg:y1="6.08cm" svg:x2="14.335cm" svg:y2="6.715cm">
          <text:p/>
        </draw:line>
        <draw:line draw:style-name="gr2" draw:text-style-name="P2" draw:layer="layout" svg:x1="14.462cm" svg:y1="6.08cm" svg:x2="14.462cm" svg:y2="6.715cm">
          <text:p/>
        </draw:line>
        <draw:line draw:style-name="gr2" draw:text-style-name="P2" draw:layer="layout" svg:x1="14.589cm" svg:y1="6.08cm" svg:x2="14.589cm" svg:y2="6.715cm">
          <text:p/>
        </draw:line>
        <draw:line draw:style-name="gr2" draw:text-style-name="P2" draw:layer="layout" svg:x1="14.716cm" svg:y1="6.08cm" svg:x2="14.716cm" svg:y2="6.715cm">
          <text:p/>
        </draw:line>
        <draw:line draw:style-name="gr2" draw:text-style-name="P2" draw:layer="layout" svg:x1="14.843cm" svg:y1="6.08cm" svg:x2="14.843cm" svg:y2="6.715cm">
          <text:p/>
        </draw:line>
        <draw:line draw:style-name="gr2" draw:text-style-name="P2" draw:layer="layout" svg:x1="14.97cm" svg:y1="6.08cm" svg:x2="14.97cm" svg:y2="6.715cm">
          <text:p/>
        </draw:line>
        <draw:line draw:style-name="gr2" draw:text-style-name="P2" draw:layer="layout" svg:x1="15.097cm" svg:y1="6.08cm" svg:x2="15.097cm" svg:y2="6.715cm">
          <text:p/>
        </draw:line>
        <draw:line draw:style-name="gr2" draw:text-style-name="P2" draw:layer="layout" svg:x1="15.224cm" svg:y1="6.08cm" svg:x2="15.224cm" svg:y2="6.715cm">
          <text:p/>
        </draw:line>
        <draw:line draw:style-name="gr2" draw:text-style-name="P2" draw:layer="layout" svg:x1="15.351cm" svg:y1="6.08cm" svg:x2="15.351cm" svg:y2="6.715cm">
          <text:p/>
        </draw:line>
        <draw:line draw:style-name="gr2" draw:text-style-name="P2" draw:layer="layout" svg:x1="15.478cm" svg:y1="6.08cm" svg:x2="15.478cm" svg:y2="6.715cm">
          <text:p/>
        </draw:line>
        <draw:line draw:style-name="gr2" draw:text-style-name="P2" draw:layer="layout" svg:x1="15.478cm" svg:y1="6.08cm" svg:x2="15.478cm" svg:y2="6.715cm">
          <text:p/>
        </draw:line>
        <draw:line draw:style-name="gr2" draw:text-style-name="P2" draw:layer="layout" svg:x1="15.605cm" svg:y1="6.08cm" svg:x2="15.605cm" svg:y2="6.715cm">
          <text:p/>
        </draw:line>
        <draw:line draw:style-name="gr2" draw:text-style-name="P2" draw:layer="layout" svg:x1="15.732cm" svg:y1="6.08cm" svg:x2="15.732cm" svg:y2="6.715cm">
          <text:p/>
        </draw:line>
        <draw:line draw:style-name="gr2" draw:text-style-name="P2" draw:layer="layout" svg:x1="15.859cm" svg:y1="6.08cm" svg:x2="15.859cm" svg:y2="6.715cm">
          <text:p/>
        </draw:line>
        <draw:line draw:style-name="gr2" draw:text-style-name="P2" draw:layer="layout" svg:x1="15.986cm" svg:y1="6.08cm" svg:x2="15.986cm" svg:y2="6.715cm">
          <text:p/>
        </draw:line>
        <draw:line draw:style-name="gr2" draw:text-style-name="P2" draw:layer="layout" svg:x1="16.113cm" svg:y1="6.08cm" svg:x2="16.113cm" svg:y2="6.715cm">
          <text:p/>
        </draw:line>
        <draw:line draw:style-name="gr2" draw:text-style-name="P2" draw:layer="layout" svg:x1="16.24cm" svg:y1="6.08cm" svg:x2="16.24cm" svg:y2="6.715cm">
          <text:p/>
        </draw:line>
        <draw:line draw:style-name="gr2" draw:text-style-name="P2" draw:layer="layout" svg:x1="16.367cm" svg:y1="6.08cm" svg:x2="16.367cm" svg:y2="6.715cm">
          <text:p/>
        </draw:line>
        <draw:line draw:style-name="gr2" draw:text-style-name="P2" draw:layer="layout" svg:x1="16.494cm" svg:y1="6.08cm" svg:x2="16.494cm" svg:y2="6.715cm">
          <text:p/>
        </draw:line>
        <draw:line draw:style-name="gr2" draw:text-style-name="P2" draw:layer="layout" svg:x1="16.621cm" svg:y1="6.08cm" svg:x2="16.621cm" svg:y2="6.715cm">
          <text:p/>
        </draw:line>
        <draw:line draw:style-name="gr2" draw:text-style-name="P2" draw:layer="layout" svg:x1="16.748cm" svg:y1="6.08cm" svg:x2="16.748cm" svg:y2="6.715cm">
          <text:p/>
        </draw:line>
        <draw:line draw:style-name="gr2" draw:text-style-name="P2" draw:layer="layout" svg:x1="16.875cm" svg:y1="6.08cm" svg:x2="16.875cm" svg:y2="6.715cm">
          <text:p/>
        </draw:line>
        <draw:line draw:style-name="gr2" draw:text-style-name="P2" draw:layer="layout" svg:x1="17.002cm" svg:y1="6.08cm" svg:x2="17.002cm" svg:y2="6.715cm">
          <text:p/>
        </draw:line>
        <draw:line draw:style-name="gr2" draw:text-style-name="P2" draw:layer="layout" svg:x1="17.129cm" svg:y1="6.08cm" svg:x2="17.129cm" svg:y2="6.715cm">
          <text:p/>
        </draw:line>
        <draw:line draw:style-name="gr2" draw:text-style-name="P2" draw:layer="layout" svg:x1="17.256cm" svg:y1="6.08cm" svg:x2="17.256cm" svg:y2="6.715cm">
          <text:p/>
        </draw:line>
        <draw:line draw:style-name="gr2" draw:text-style-name="P2" draw:layer="layout" svg:x1="17.383cm" svg:y1="6.08cm" svg:x2="17.383cm" svg:y2="6.715cm">
          <text:p/>
        </draw:line>
        <draw:line draw:style-name="gr2" draw:text-style-name="P2" draw:layer="layout" svg:x1="17.383cm" svg:y1="6.08cm" svg:x2="17.383cm" svg:y2="6.715cm">
          <text:p/>
        </draw:line>
        <draw:line draw:style-name="gr2" draw:text-style-name="P2" draw:layer="layout" svg:x1="17.51cm" svg:y1="6.08cm" svg:x2="17.51cm" svg:y2="6.715cm">
          <text:p/>
        </draw:line>
        <draw:line draw:style-name="gr2" draw:text-style-name="P2" draw:layer="layout" svg:x1="17.637cm" svg:y1="6.08cm" svg:x2="17.637cm" svg:y2="6.715cm">
          <text:p/>
        </draw:line>
        <draw:line draw:style-name="gr2" draw:text-style-name="P2" draw:layer="layout" svg:x1="17.764cm" svg:y1="6.08cm" svg:x2="17.764cm" svg:y2="6.715cm">
          <text:p/>
        </draw:line>
        <draw:line draw:style-name="gr2" draw:text-style-name="P2" draw:layer="layout" svg:x1="17.891cm" svg:y1="6.08cm" svg:x2="17.891cm" svg:y2="6.715cm">
          <text:p/>
        </draw:line>
        <draw:line draw:style-name="gr2" draw:text-style-name="P2" draw:layer="layout" svg:x1="18.018cm" svg:y1="6.08cm" svg:x2="18.018cm" svg:y2="6.715cm">
          <text:p/>
        </draw:line>
        <draw:line draw:style-name="gr2" draw:text-style-name="P2" draw:layer="layout" svg:x1="18.145cm" svg:y1="6.08cm" svg:x2="18.145cm" svg:y2="6.715cm">
          <text:p/>
        </draw:line>
        <draw:line draw:style-name="gr2" draw:text-style-name="P2" draw:layer="layout" svg:x1="18.272cm" svg:y1="6.08cm" svg:x2="18.272cm" svg:y2="6.715cm">
          <text:p/>
        </draw:line>
        <draw:line draw:style-name="gr2" draw:text-style-name="P2" draw:layer="layout" svg:x1="18.399cm" svg:y1="6.08cm" svg:x2="18.399cm" svg:y2="6.715cm">
          <text:p/>
        </draw:line>
        <draw:line draw:style-name="gr2" draw:text-style-name="P2" draw:layer="layout" svg:x1="18.526cm" svg:y1="6.08cm" svg:x2="18.526cm" svg:y2="6.715cm">
          <text:p/>
        </draw:line>
        <draw:line draw:style-name="gr2" draw:text-style-name="P2" draw:layer="layout" svg:x1="18.653cm" svg:y1="6.08cm" svg:x2="18.653cm" svg:y2="6.715cm">
          <text:p/>
        </draw:line>
        <draw:line draw:style-name="gr2" draw:text-style-name="P2" draw:layer="layout" svg:x1="18.78cm" svg:y1="6.08cm" svg:x2="18.78cm" svg:y2="6.715cm">
          <text:p/>
        </draw:line>
        <draw:line draw:style-name="gr2" draw:text-style-name="P2" draw:layer="layout" svg:x1="18.907cm" svg:y1="6.08cm" svg:x2="18.907cm" svg:y2="6.715cm">
          <text:p/>
        </draw:line>
        <draw:line draw:style-name="gr2" draw:text-style-name="P2" draw:layer="layout" svg:x1="19.034cm" svg:y1="6.08cm" svg:x2="19.034cm" svg:y2="6.715cm">
          <text:p/>
        </draw:line>
        <draw:line draw:style-name="gr2" draw:text-style-name="P2" draw:layer="layout" svg:x1="19.161cm" svg:y1="6.08cm" svg:x2="19.161cm" svg:y2="6.715cm">
          <text:p/>
        </draw:line>
        <draw:line draw:style-name="gr2" draw:text-style-name="P2" draw:layer="layout" svg:x1="19.288cm" svg:y1="6.08cm" svg:x2="19.288cm" svg:y2="6.715cm">
          <text:p/>
        </draw:line>
        <draw:line draw:style-name="gr2" draw:text-style-name="P2" draw:layer="layout" svg:x1="19.288cm" svg:y1="6.08cm" svg:x2="19.288cm" svg:y2="6.715cm">
          <text:p/>
        </draw:line>
        <draw:line draw:style-name="gr2" draw:text-style-name="P2" draw:layer="layout" svg:x1="19.415cm" svg:y1="6.08cm" svg:x2="19.415cm" svg:y2="6.715cm">
          <text:p/>
        </draw:line>
        <draw:line draw:style-name="gr2" draw:text-style-name="P2" draw:layer="layout" svg:x1="19.542cm" svg:y1="6.08cm" svg:x2="19.542cm" svg:y2="6.715cm">
          <text:p/>
        </draw:line>
        <draw:line draw:style-name="gr2" draw:text-style-name="P2" draw:layer="layout" svg:x1="19.669cm" svg:y1="6.08cm" svg:x2="19.669cm" svg:y2="6.715cm">
          <text:p/>
        </draw:line>
        <draw:line draw:style-name="gr2" draw:text-style-name="P2" draw:layer="layout" svg:x1="19.796cm" svg:y1="6.08cm" svg:x2="19.796cm" svg:y2="6.715cm">
          <text:p/>
        </draw:line>
        <draw:line draw:style-name="gr2" draw:text-style-name="P2" draw:layer="layout" svg:x1="19.923cm" svg:y1="6.08cm" svg:x2="19.923cm" svg:y2="6.715cm">
          <text:p/>
        </draw:line>
        <draw:line draw:style-name="gr2" draw:text-style-name="P2" draw:layer="layout" svg:x1="20.05cm" svg:y1="6.08cm" svg:x2="20.05cm" svg:y2="6.715cm">
          <text:p/>
        </draw:line>
        <draw:line draw:style-name="gr2" draw:text-style-name="P2" draw:layer="layout" svg:x1="20.177cm" svg:y1="6.08cm" svg:x2="20.177cm" svg:y2="6.715cm">
          <text:p/>
        </draw:line>
        <draw:line draw:style-name="gr2" draw:text-style-name="P2" draw:layer="layout" svg:x1="20.177cm" svg:y1="6.08cm" svg:x2="20.177cm" svg:y2="6.715cm">
          <text:p/>
        </draw:line>
        <draw:line draw:style-name="gr2" draw:text-style-name="P2" draw:layer="layout" svg:x1="20.304cm" svg:y1="6.08cm" svg:x2="20.304cm" svg:y2="6.715cm">
          <text:p/>
        </draw:line>
        <draw:line draw:style-name="gr2" draw:text-style-name="P2" draw:layer="layout" svg:x1="20.431cm" svg:y1="6.08cm" svg:x2="20.431cm" svg:y2="6.715cm">
          <text:p/>
        </draw:line>
        <draw:line draw:style-name="gr2" draw:text-style-name="P2" draw:layer="layout" svg:x1="20.558cm" svg:y1="6.08cm" svg:x2="20.558cm" svg:y2="6.715cm">
          <text:p/>
        </draw:line>
        <draw:line draw:style-name="gr2" draw:text-style-name="P2" draw:layer="layout" svg:x1="20.685cm" svg:y1="6.08cm" svg:x2="20.685cm" svg:y2="6.715cm">
          <text:p/>
        </draw:line>
        <draw:line draw:style-name="gr2" draw:text-style-name="P2" draw:layer="layout" svg:x1="20.812cm" svg:y1="6.08cm" svg:x2="20.812cm" svg:y2="6.715cm">
          <text:p/>
        </draw:line>
        <draw:line draw:style-name="gr2" draw:text-style-name="P2" draw:layer="layout" svg:x1="4.937cm" svg:y1="5.318cm" svg:x2="4.937cm" svg:y2="5.953cm">
          <text:p/>
        </draw:line>
        <draw:line draw:style-name="gr2" draw:text-style-name="P2" draw:layer="layout" svg:x1="5.064cm" svg:y1="5.318cm" svg:x2="5.064cm" svg:y2="5.953cm">
          <text:p/>
        </draw:line>
        <draw:line draw:style-name="gr3" draw:text-style-name="P2" draw:layer="layout" svg:x1="5.826cm" svg:y1="5.572cm" svg:x2="5.064cm" svg:y2="5.572cm">
          <text:p/>
        </draw:line>
        <draw:line draw:style-name="gr3" draw:text-style-name="P2" draw:layer="layout" svg:x1="4.175cm" svg:y1="5.572cm" svg:x2="4.937cm" svg:y2="5.572cm">
          <text:p/>
        </draw:line>
        <draw:custom-shape draw:style-name="gr4" draw:text-style-name="P3" draw:layer="layout" svg:width="7.747cm" svg:height="3.556cm" svg:x="2.905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.905cm" svg:y1="11.287cm" svg:x2="2.905cm" svg:y2="14.843cm">
          <text:p/>
        </draw:line>
        <draw:line draw:style-name="gr6" draw:text-style-name="P2" draw:layer="layout" svg:x1="3.032cm" svg:y1="11.287cm" svg:x2="3.032cm" svg:y2="14.843cm">
          <text:p/>
        </draw:line>
        <draw:line draw:style-name="gr6" draw:text-style-name="P2" draw:layer="layout" svg:x1="3.159cm" svg:y1="11.287cm" svg:x2="3.159cm" svg:y2="14.843cm">
          <text:p/>
        </draw:line>
        <draw:line draw:style-name="gr6" draw:text-style-name="P2" draw:layer="layout" svg:x1="3.286cm" svg:y1="11.287cm" svg:x2="3.286cm" svg:y2="14.843cm">
          <text:p/>
        </draw:line>
        <draw:line draw:style-name="gr6" draw:text-style-name="P2" draw:layer="layout" svg:x1="10.396cm" svg:y1="11.287cm" svg:x2="10.396cm" svg:y2="14.843cm">
          <text:p/>
        </draw:line>
        <draw:line draw:style-name="gr6" draw:text-style-name="P2" draw:layer="layout" svg:x1="10.523cm" svg:y1="11.287cm" svg:x2="10.523cm" svg:y2="14.843cm">
          <text:p/>
        </draw:line>
        <draw:line draw:style-name="gr6" draw:text-style-name="P2" draw:layer="layout" svg:x1="2.905cm" svg:y1="12.049cm" svg:x2="10.652cm" svg:y2="12.049cm">
          <text:p/>
        </draw:line>
        <draw:line draw:style-name="gr6" draw:text-style-name="P2" draw:layer="layout" svg:x1="2.905cm" svg:y1="11.922cm" svg:x2="10.652cm" svg:y2="11.922cm">
          <text:p/>
        </draw:line>
        <draw:line draw:style-name="gr6" draw:text-style-name="P2" draw:layer="layout" svg:x1="2.905cm" svg:y1="11.795cm" svg:x2="10.652cm" svg:y2="11.795cm">
          <text:p/>
        </draw:line>
        <draw:line draw:style-name="gr6" draw:text-style-name="P2" draw:layer="layout" svg:x1="2.905cm" svg:y1="11.668cm" svg:x2="10.652cm" svg:y2="11.668cm">
          <text:p/>
        </draw:line>
        <draw:line draw:style-name="gr6" draw:text-style-name="P2" draw:layer="layout" svg:x1="2.905cm" svg:y1="11.541cm" svg:x2="10.652cm" svg:y2="11.541cm">
          <text:p/>
        </draw:line>
        <draw:line draw:style-name="gr6" draw:text-style-name="P2" draw:layer="layout" svg:x1="2.905cm" svg:y1="11.414cm" svg:x2="10.652cm" svg:y2="11.414cm">
          <text:p/>
        </draw:line>
        <draw:line draw:style-name="gr6" draw:text-style-name="P2" draw:layer="layout" svg:x1="2.905cm" svg:y1="12.938cm" svg:x2="10.652cm" svg:y2="12.938cm">
          <text:p/>
        </draw:line>
        <draw:line draw:style-name="gr6" draw:text-style-name="P2" draw:layer="layout" svg:x1="2.905cm" svg:y1="12.811cm" svg:x2="10.652cm" svg:y2="12.811cm">
          <text:p/>
        </draw:line>
        <draw:line draw:style-name="gr6" draw:text-style-name="P2" draw:layer="layout" svg:x1="2.905cm" svg:y1="12.684cm" svg:x2="10.652cm" svg:y2="12.684cm">
          <text:p/>
        </draw:line>
        <draw:line draw:style-name="gr6" draw:text-style-name="P2" draw:layer="layout" svg:x1="2.905cm" svg:y1="12.557cm" svg:x2="10.652cm" svg:y2="12.557cm">
          <text:p/>
        </draw:line>
        <draw:line draw:style-name="gr6" draw:text-style-name="P2" draw:layer="layout" svg:x1="2.905cm" svg:y1="12.43cm" svg:x2="10.652cm" svg:y2="12.43cm">
          <text:p/>
        </draw:line>
        <draw:line draw:style-name="gr6" draw:text-style-name="P2" draw:layer="layout" svg:x1="2.905cm" svg:y1="12.303cm" svg:x2="10.652cm" svg:y2="12.303cm">
          <text:p/>
        </draw:line>
        <draw:line draw:style-name="gr6" draw:text-style-name="P2" draw:layer="layout" svg:x1="2.905cm" svg:y1="13.827cm" svg:x2="10.652cm" svg:y2="13.827cm">
          <text:p/>
        </draw:line>
        <draw:line draw:style-name="gr6" draw:text-style-name="P2" draw:layer="layout" svg:x1="2.905cm" svg:y1="13.7cm" svg:x2="10.652cm" svg:y2="13.7cm">
          <text:p/>
        </draw:line>
        <draw:line draw:style-name="gr6" draw:text-style-name="P2" draw:layer="layout" svg:x1="2.905cm" svg:y1="13.573cm" svg:x2="10.652cm" svg:y2="13.573cm">
          <text:p/>
        </draw:line>
        <draw:line draw:style-name="gr6" draw:text-style-name="P2" draw:layer="layout" svg:x1="2.905cm" svg:y1="13.446cm" svg:x2="10.652cm" svg:y2="13.446cm">
          <text:p/>
        </draw:line>
        <draw:line draw:style-name="gr6" draw:text-style-name="P2" draw:layer="layout" svg:x1="2.905cm" svg:y1="13.319cm" svg:x2="10.652cm" svg:y2="13.319cm">
          <text:p/>
        </draw:line>
        <draw:line draw:style-name="gr6" draw:text-style-name="P2" draw:layer="layout" svg:x1="2.905cm" svg:y1="13.192cm" svg:x2="10.652cm" svg:y2="13.192cm">
          <text:p/>
        </draw:line>
        <draw:line draw:style-name="gr6" draw:text-style-name="P2" draw:layer="layout" svg:x1="2.905cm" svg:y1="14.716cm" svg:x2="10.652cm" svg:y2="14.716cm">
          <text:p/>
        </draw:line>
        <draw:line draw:style-name="gr6" draw:text-style-name="P2" draw:layer="layout" svg:x1="2.905cm" svg:y1="14.589cm" svg:x2="10.652cm" svg:y2="14.589cm">
          <text:p/>
        </draw:line>
        <draw:line draw:style-name="gr6" draw:text-style-name="P2" draw:layer="layout" svg:x1="2.905cm" svg:y1="14.462cm" svg:x2="10.652cm" svg:y2="14.462cm">
          <text:p/>
        </draw:line>
        <draw:line draw:style-name="gr6" draw:text-style-name="P2" draw:layer="layout" svg:x1="2.905cm" svg:y1="14.335cm" svg:x2="10.652cm" svg:y2="14.335cm">
          <text:p/>
        </draw:line>
        <draw:line draw:style-name="gr6" draw:text-style-name="P2" draw:layer="layout" svg:x1="2.905cm" svg:y1="14.208cm" svg:x2="10.652cm" svg:y2="14.208cm">
          <text:p/>
        </draw:line>
        <draw:line draw:style-name="gr6" draw:text-style-name="P2" draw:layer="layout" svg:x1="2.905cm" svg:y1="14.081cm" svg:x2="10.652cm" svg:y2="14.081cm">
          <text:p/>
        </draw:line>
        <draw:line draw:style-name="gr5" draw:text-style-name="P2" draw:layer="layout" svg:x1="6.461cm" svg:y1="11.287cm" svg:x2="6.461cm" svg:y2="14.843cm">
          <text:p/>
        </draw:line>
        <draw:line draw:style-name="gr5" draw:text-style-name="P2" draw:layer="layout" svg:x1="7.35cm" svg:y1="11.287cm" svg:x2="7.35cm" svg:y2="14.843cm">
          <text:p/>
        </draw:line>
        <draw:line draw:style-name="gr5" draw:text-style-name="P2" draw:layer="layout" svg:x1="8.239cm" svg:y1="11.287cm" svg:x2="8.239cm" svg:y2="14.843cm">
          <text:p/>
        </draw:line>
        <draw:line draw:style-name="gr5" draw:text-style-name="P2" draw:layer="layout" svg:x1="6.461cm" svg:y1="11.288cm" svg:x2="6.461cm" svg:y2="14.844cm">
          <text:p/>
        </draw:line>
        <draw:line draw:style-name="gr5" draw:text-style-name="P2" draw:layer="layout" svg:x1="7.35cm" svg:y1="11.288cm" svg:x2="7.35cm" svg:y2="14.844cm">
          <text:p/>
        </draw:line>
        <draw:line draw:style-name="gr5" draw:text-style-name="P2" draw:layer="layout" svg:x1="8.239cm" svg:y1="11.288cm" svg:x2="8.239cm" svg:y2="14.844cm">
          <text:p/>
        </draw:line>
        <draw:line draw:style-name="gr5" draw:text-style-name="P2" draw:layer="layout" svg:x1="4.683cm" svg:y1="11.287cm" svg:x2="4.683cm" svg:y2="14.843cm">
          <text:p/>
        </draw:line>
        <draw:line draw:style-name="gr5" draw:text-style-name="P2" draw:layer="layout" svg:x1="5.572cm" svg:y1="11.287cm" svg:x2="5.572cm" svg:y2="14.843cm">
          <text:p/>
        </draw:line>
        <draw:line draw:style-name="gr5" draw:text-style-name="P2" draw:layer="layout" svg:x1="6.461cm" svg:y1="11.287cm" svg:x2="6.461cm" svg:y2="14.843cm">
          <text:p/>
        </draw:line>
        <draw:line draw:style-name="gr5" draw:text-style-name="P2" draw:layer="layout" svg:x1="4.683cm" svg:y1="11.288cm" svg:x2="4.683cm" svg:y2="14.844cm">
          <text:p/>
        </draw:line>
        <draw:line draw:style-name="gr5" draw:text-style-name="P2" draw:layer="layout" svg:x1="5.572cm" svg:y1="11.288cm" svg:x2="5.572cm" svg:y2="14.844cm">
          <text:p/>
        </draw:line>
        <draw:line draw:style-name="gr5" draw:text-style-name="P2" draw:layer="layout" svg:x1="3.794cm" svg:y1="11.287cm" svg:x2="3.794cm" svg:y2="14.843cm">
          <text:p/>
        </draw:line>
        <draw:line draw:style-name="gr5" draw:text-style-name="P2" draw:layer="layout" svg:x1="4.683cm" svg:y1="11.287cm" svg:x2="4.683cm" svg:y2="14.843cm">
          <text:p/>
        </draw:line>
        <draw:line draw:style-name="gr5" draw:text-style-name="P2" draw:layer="layout" svg:x1="3.794cm" svg:y1="11.288cm" svg:x2="3.794cm" svg:y2="14.844cm">
          <text:p/>
        </draw:line>
        <draw:line draw:style-name="gr5" draw:text-style-name="P2" draw:layer="layout" svg:x1="8.239cm" svg:y1="11.287cm" svg:x2="8.239cm" svg:y2="14.843cm">
          <text:p/>
        </draw:line>
        <draw:line draw:style-name="gr5" draw:text-style-name="P2" draw:layer="layout" svg:x1="9.128cm" svg:y1="11.287cm" svg:x2="9.128cm" svg:y2="14.843cm">
          <text:p/>
        </draw:line>
        <draw:line draw:style-name="gr5" draw:text-style-name="P2" draw:layer="layout" svg:x1="10.017cm" svg:y1="11.287cm" svg:x2="10.017cm" svg:y2="14.843cm">
          <text:p/>
        </draw:line>
        <draw:line draw:style-name="gr5" draw:text-style-name="P2" draw:layer="layout" svg:x1="9.128cm" svg:y1="11.288cm" svg:x2="9.128cm" svg:y2="14.844cm">
          <text:p/>
        </draw:line>
        <draw:line draw:style-name="gr5" draw:text-style-name="P2" draw:layer="layout" svg:x1="10.017cm" svg:y1="11.288cm" svg:x2="10.017cm" svg:y2="14.844cm">
          <text:p/>
        </draw:line>
        <draw:line draw:style-name="gr6" draw:text-style-name="P2" draw:layer="layout" svg:x1="3.413cm" svg:y1="11.287cm" svg:x2="3.413cm" svg:y2="14.843cm">
          <text:p/>
        </draw:line>
        <draw:line draw:style-name="gr6" draw:text-style-name="P2" draw:layer="layout" svg:x1="3.54cm" svg:y1="11.287cm" svg:x2="3.54cm" svg:y2="14.843cm">
          <text:p/>
        </draw:line>
        <draw:line draw:style-name="gr6" draw:text-style-name="P2" draw:layer="layout" svg:x1="3.667cm" svg:y1="11.287cm" svg:x2="3.667cm" svg:y2="14.843cm">
          <text:p/>
        </draw:line>
        <draw:line draw:style-name="gr6" draw:text-style-name="P2" draw:layer="layout" svg:x1="3.921cm" svg:y1="11.287cm" svg:x2="3.921cm" svg:y2="14.843cm">
          <text:p/>
        </draw:line>
        <draw:line draw:style-name="gr6" draw:text-style-name="P2" draw:layer="layout" svg:x1="4.048cm" svg:y1="11.287cm" svg:x2="4.048cm" svg:y2="14.843cm">
          <text:p/>
        </draw:line>
        <draw:line draw:style-name="gr6" draw:text-style-name="P2" draw:layer="layout" svg:x1="4.175cm" svg:y1="11.287cm" svg:x2="4.175cm" svg:y2="14.843cm">
          <text:p/>
        </draw:line>
        <draw:line draw:style-name="gr6" draw:text-style-name="P2" draw:layer="layout" svg:x1="4.302cm" svg:y1="11.287cm" svg:x2="4.302cm" svg:y2="14.843cm">
          <text:p/>
        </draw:line>
        <draw:line draw:style-name="gr6" draw:text-style-name="P2" draw:layer="layout" svg:x1="4.429cm" svg:y1="11.287cm" svg:x2="4.429cm" svg:y2="14.843cm">
          <text:p/>
        </draw:line>
        <draw:line draw:style-name="gr6" draw:text-style-name="P2" draw:layer="layout" svg:x1="4.556cm" svg:y1="11.287cm" svg:x2="4.556cm" svg:y2="14.843cm">
          <text:p/>
        </draw:line>
        <draw:line draw:style-name="gr6" draw:text-style-name="P2" draw:layer="layout" svg:x1="4.81cm" svg:y1="11.287cm" svg:x2="4.81cm" svg:y2="14.843cm">
          <text:p/>
        </draw:line>
        <draw:line draw:style-name="gr6" draw:text-style-name="P2" draw:layer="layout" svg:x1="4.937cm" svg:y1="11.287cm" svg:x2="4.937cm" svg:y2="14.843cm">
          <text:p/>
        </draw:line>
        <draw:line draw:style-name="gr6" draw:text-style-name="P2" draw:layer="layout" svg:x1="5.064cm" svg:y1="11.287cm" svg:x2="5.064cm" svg:y2="14.843cm">
          <text:p/>
        </draw:line>
        <draw:line draw:style-name="gr6" draw:text-style-name="P2" draw:layer="layout" svg:x1="5.191cm" svg:y1="11.287cm" svg:x2="5.191cm" svg:y2="14.843cm">
          <text:p/>
        </draw:line>
        <draw:line draw:style-name="gr6" draw:text-style-name="P2" draw:layer="layout" svg:x1="5.318cm" svg:y1="11.287cm" svg:x2="5.318cm" svg:y2="14.843cm">
          <text:p/>
        </draw:line>
        <draw:line draw:style-name="gr6" draw:text-style-name="P2" draw:layer="layout" svg:x1="5.445cm" svg:y1="11.287cm" svg:x2="5.445cm" svg:y2="14.843cm">
          <text:p/>
        </draw:line>
        <draw:line draw:style-name="gr6" draw:text-style-name="P2" draw:layer="layout" svg:x1="5.699cm" svg:y1="11.287cm" svg:x2="5.699cm" svg:y2="14.843cm">
          <text:p/>
        </draw:line>
        <draw:line draw:style-name="gr6" draw:text-style-name="P2" draw:layer="layout" svg:x1="5.826cm" svg:y1="11.287cm" svg:x2="5.826cm" svg:y2="14.843cm">
          <text:p/>
        </draw:line>
        <draw:line draw:style-name="gr6" draw:text-style-name="P2" draw:layer="layout" svg:x1="5.953cm" svg:y1="11.287cm" svg:x2="5.953cm" svg:y2="14.843cm">
          <text:p/>
        </draw:line>
        <draw:line draw:style-name="gr6" draw:text-style-name="P2" draw:layer="layout" svg:x1="6.08cm" svg:y1="11.287cm" svg:x2="6.08cm" svg:y2="14.843cm">
          <text:p/>
        </draw:line>
        <draw:line draw:style-name="gr6" draw:text-style-name="P2" draw:layer="layout" svg:x1="6.207cm" svg:y1="11.287cm" svg:x2="6.207cm" svg:y2="14.843cm">
          <text:p/>
        </draw:line>
        <draw:line draw:style-name="gr6" draw:text-style-name="P2" draw:layer="layout" svg:x1="6.334cm" svg:y1="11.287cm" svg:x2="6.334cm" svg:y2="14.843cm">
          <text:p/>
        </draw:line>
        <draw:line draw:style-name="gr6" draw:text-style-name="P2" draw:layer="layout" svg:x1="6.588cm" svg:y1="11.287cm" svg:x2="6.588cm" svg:y2="14.843cm">
          <text:p/>
        </draw:line>
        <draw:line draw:style-name="gr6" draw:text-style-name="P2" draw:layer="layout" svg:x1="6.715cm" svg:y1="11.287cm" svg:x2="6.715cm" svg:y2="14.843cm">
          <text:p/>
        </draw:line>
        <draw:line draw:style-name="gr6" draw:text-style-name="P2" draw:layer="layout" svg:x1="6.842cm" svg:y1="11.287cm" svg:x2="6.842cm" svg:y2="14.843cm">
          <text:p/>
        </draw:line>
        <draw:line draw:style-name="gr6" draw:text-style-name="P2" draw:layer="layout" svg:x1="6.969cm" svg:y1="11.287cm" svg:x2="6.969cm" svg:y2="14.843cm">
          <text:p/>
        </draw:line>
        <draw:line draw:style-name="gr6" draw:text-style-name="P2" draw:layer="layout" svg:x1="7.096cm" svg:y1="11.287cm" svg:x2="7.096cm" svg:y2="14.843cm">
          <text:p/>
        </draw:line>
        <draw:line draw:style-name="gr6" draw:text-style-name="P2" draw:layer="layout" svg:x1="7.223cm" svg:y1="11.287cm" svg:x2="7.223cm" svg:y2="14.843cm">
          <text:p/>
        </draw:line>
        <draw:line draw:style-name="gr6" draw:text-style-name="P2" draw:layer="layout" svg:x1="7.477cm" svg:y1="11.287cm" svg:x2="7.477cm" svg:y2="14.843cm">
          <text:p/>
        </draw:line>
        <draw:line draw:style-name="gr6" draw:text-style-name="P2" draw:layer="layout" svg:x1="7.604cm" svg:y1="11.287cm" svg:x2="7.604cm" svg:y2="14.843cm">
          <text:p/>
        </draw:line>
        <draw:line draw:style-name="gr6" draw:text-style-name="P2" draw:layer="layout" svg:x1="7.731cm" svg:y1="11.287cm" svg:x2="7.731cm" svg:y2="14.843cm">
          <text:p/>
        </draw:line>
        <draw:line draw:style-name="gr6" draw:text-style-name="P2" draw:layer="layout" svg:x1="7.858cm" svg:y1="11.287cm" svg:x2="7.858cm" svg:y2="14.843cm">
          <text:p/>
        </draw:line>
        <draw:line draw:style-name="gr6" draw:text-style-name="P2" draw:layer="layout" svg:x1="7.985cm" svg:y1="11.287cm" svg:x2="7.985cm" svg:y2="14.843cm">
          <text:p/>
        </draw:line>
        <draw:line draw:style-name="gr6" draw:text-style-name="P2" draw:layer="layout" svg:x1="8.112cm" svg:y1="11.287cm" svg:x2="8.112cm" svg:y2="14.843cm">
          <text:p/>
        </draw:line>
        <draw:line draw:style-name="gr6" draw:text-style-name="P2" draw:layer="layout" svg:x1="8.366cm" svg:y1="11.287cm" svg:x2="8.366cm" svg:y2="14.843cm">
          <text:p/>
        </draw:line>
        <draw:line draw:style-name="gr6" draw:text-style-name="P2" draw:layer="layout" svg:x1="8.493cm" svg:y1="11.287cm" svg:x2="8.493cm" svg:y2="14.843cm">
          <text:p/>
        </draw:line>
        <draw:line draw:style-name="gr6" draw:text-style-name="P2" draw:layer="layout" svg:x1="8.62cm" svg:y1="11.287cm" svg:x2="8.62cm" svg:y2="14.843cm">
          <text:p/>
        </draw:line>
        <draw:line draw:style-name="gr6" draw:text-style-name="P2" draw:layer="layout" svg:x1="8.747cm" svg:y1="11.287cm" svg:x2="8.747cm" svg:y2="14.843cm">
          <text:p/>
        </draw:line>
        <draw:line draw:style-name="gr6" draw:text-style-name="P2" draw:layer="layout" svg:x1="8.874cm" svg:y1="11.287cm" svg:x2="8.874cm" svg:y2="14.843cm">
          <text:p/>
        </draw:line>
        <draw:line draw:style-name="gr6" draw:text-style-name="P2" draw:layer="layout" svg:x1="9.001cm" svg:y1="11.287cm" svg:x2="9.001cm" svg:y2="14.843cm">
          <text:p/>
        </draw:line>
        <draw:line draw:style-name="gr6" draw:text-style-name="P2" draw:layer="layout" svg:x1="9.255cm" svg:y1="11.287cm" svg:x2="9.255cm" svg:y2="14.843cm">
          <text:p/>
        </draw:line>
        <draw:line draw:style-name="gr6" draw:text-style-name="P2" draw:layer="layout" svg:x1="9.382cm" svg:y1="11.287cm" svg:x2="9.382cm" svg:y2="14.843cm">
          <text:p/>
        </draw:line>
        <draw:line draw:style-name="gr6" draw:text-style-name="P2" draw:layer="layout" svg:x1="9.509cm" svg:y1="11.287cm" svg:x2="9.509cm" svg:y2="14.843cm">
          <text:p/>
        </draw:line>
        <draw:line draw:style-name="gr6" draw:text-style-name="P2" draw:layer="layout" svg:x1="9.636cm" svg:y1="11.287cm" svg:x2="9.636cm" svg:y2="14.843cm">
          <text:p/>
        </draw:line>
        <draw:line draw:style-name="gr6" draw:text-style-name="P2" draw:layer="layout" svg:x1="9.763cm" svg:y1="11.287cm" svg:x2="9.763cm" svg:y2="14.843cm">
          <text:p/>
        </draw:line>
        <draw:line draw:style-name="gr6" draw:text-style-name="P2" draw:layer="layout" svg:x1="9.89cm" svg:y1="11.287cm" svg:x2="9.89cm" svg:y2="14.843cm">
          <text:p/>
        </draw:line>
        <draw:line draw:style-name="gr6" draw:text-style-name="P2" draw:layer="layout" svg:x1="10.142cm" svg:y1="11.287cm" svg:x2="10.142cm" svg:y2="14.843cm">
          <text:p/>
        </draw:line>
        <draw:line draw:style-name="gr6" draw:text-style-name="P2" draw:layer="layout" svg:x1="10.269cm" svg:y1="11.287cm" svg:x2="10.269cm" svg:y2="14.843cm">
          <text:p/>
        </draw:line>
        <draw:line draw:style-name="gr5" draw:text-style-name="P2" draw:layer="layout" svg:x1="2.905cm" svg:y1="12.176cm" svg:x2="10.652cm" svg:y2="12.176cm">
          <text:p/>
        </draw:line>
        <draw:line draw:style-name="gr5" draw:text-style-name="P2" draw:layer="layout" svg:x1="2.905cm" svg:y1="13.065cm" svg:x2="10.652cm" svg:y2="13.065cm">
          <text:p/>
        </draw:line>
        <draw:line draw:style-name="gr5" draw:text-style-name="P2" draw:layer="layout" svg:x1="2.905cm" svg:y1="13.954cm" svg:x2="10.652cm" svg:y2="13.954cm">
          <text:p/>
        </draw:line>
        <draw:line draw:style-name="gr7" draw:text-style-name="P2" draw:layer="layout" svg:x1="2.905cm" svg:y1="11.287cm" svg:x2="10.652cm" svg:y2="11.287cm">
          <text:p/>
        </draw:line>
        <draw:line draw:style-name="gr7" draw:text-style-name="P2" draw:layer="layout" svg:x1="2.905cm" svg:y1="14.843cm" svg:x2="10.652cm" svg:y2="14.843cm">
          <text:p/>
        </draw:line>
        <draw:line draw:style-name="gr7" draw:text-style-name="P2" draw:layer="layout" svg:x1="2.906cm" svg:y1="14.843cm" svg:x2="2.905cm" svg:y2="11.287cm">
          <text:p/>
        </draw:line>
        <draw:line draw:style-name="gr7" draw:text-style-name="P2" draw:layer="layout" svg:x1="10.652cm" svg:y1="14.843cm" svg:x2="10.651cm" svg:y2="11.287cm">
          <text:p/>
        </draw:line>
        <draw:path draw:style-name="gr8" draw:text-style-name="P2" draw:layer="layout" svg:width="7.228cm" svg:height="6.661cm" draw:transform="skewX (-7.73564974956492E-017) rotate (0.718377520120866) translate (1.85361174930557cm 12.7141250880662cm)" svg:viewBox="0 0 7229 6662" svg:d="M1396 0c253 7-1626 2362-1372 2342 177-14 1346-1075 1385-813 31 212 401 286 408 517 5 215 13 470 181 634 147 144 349 211 538 281 186 68 1434-989 1609-895 168 89-607 1153-643 1501-25 242-261 454-108 709 114 192-362 849-203 1004 146 142 2287-1956 2484-1877 219 87-1857 2469-1636 2450 259-22 1018-1059 1278-1076 228-15 468-368 622-132 144 224 244 243 119 442-99 158-643 1416-525 1566s1421-1626 1696-1554">
          <text:p/>
        </draw:path>
        <draw:line draw:style-name="gr2" draw:text-style-name="P2" draw:layer="layout" svg:x1="20.939cm" svg:y1="6.08cm" svg:x2="20.939cm" svg:y2="6.715cm">
          <text:p/>
        </draw:line>
        <draw:line draw:style-name="gr2" draw:text-style-name="P2" draw:layer="layout" svg:x1="21.066cm" svg:y1="6.08cm" svg:x2="21.066cm" svg:y2="6.715cm">
          <text:p/>
        </draw:line>
        <draw:line draw:style-name="gr2" draw:text-style-name="P2" draw:layer="layout" svg:x1="21.193cm" svg:y1="6.08cm" svg:x2="21.193cm" svg:y2="6.715cm">
          <text:p/>
        </draw:line>
        <draw:line draw:style-name="gr2" draw:text-style-name="P2" draw:layer="layout" svg:x1="21.32cm" svg:y1="6.08cm" svg:x2="21.32cm" svg:y2="6.715cm">
          <text:p/>
        </draw:line>
        <draw:line draw:style-name="gr2" draw:text-style-name="P2" draw:layer="layout" svg:x1="21.447cm" svg:y1="6.08cm" svg:x2="21.447cm" svg:y2="6.715cm">
          <text:p/>
        </draw:line>
        <draw:line draw:style-name="gr2" draw:text-style-name="P2" draw:layer="layout" svg:x1="21.574cm" svg:y1="6.08cm" svg:x2="21.574cm" svg:y2="6.715cm">
          <text:p/>
        </draw:line>
        <draw:line draw:style-name="gr2" draw:text-style-name="P2" draw:layer="layout" svg:x1="21.701cm" svg:y1="6.08cm" svg:x2="21.701cm" svg:y2="6.715cm">
          <text:p/>
        </draw:line>
        <draw:line draw:style-name="gr2" draw:text-style-name="P2" draw:layer="layout" svg:x1="21.828cm" svg:y1="6.08cm" svg:x2="21.828cm" svg:y2="6.715cm">
          <text:p/>
        </draw:line>
        <draw:line draw:style-name="gr2" draw:text-style-name="P2" draw:layer="layout" svg:x1="21.828cm" svg:y1="6.08cm" svg:x2="21.828cm" svg:y2="6.715cm">
          <text:p/>
        </draw:line>
        <draw:line draw:style-name="gr2" draw:text-style-name="P2" draw:layer="layout" svg:x1="21.955cm" svg:y1="6.08cm" svg:x2="21.955cm" svg:y2="6.715cm">
          <text:p/>
        </draw:line>
        <draw:line draw:style-name="gr2" draw:text-style-name="P2" draw:layer="layout" svg:x1="22.082cm" svg:y1="6.08cm" svg:x2="22.082cm" svg:y2="6.715cm">
          <text:p/>
        </draw:line>
        <draw:line draw:style-name="gr2" draw:text-style-name="P2" draw:layer="layout" svg:x1="22.209cm" svg:y1="6.08cm" svg:x2="22.209cm" svg:y2="6.715cm">
          <text:p/>
        </draw:line>
        <draw:line draw:style-name="gr2" draw:text-style-name="P2" draw:layer="layout" svg:x1="22.336cm" svg:y1="6.08cm" svg:x2="22.336cm" svg:y2="6.715cm">
          <text:p/>
        </draw:line>
        <draw:line draw:style-name="gr2" draw:text-style-name="P2" draw:layer="layout" svg:x1="22.463cm" svg:y1="6.08cm" svg:x2="22.463cm" svg:y2="6.715cm">
          <text:p/>
        </draw:line>
        <draw:line draw:style-name="gr2" draw:text-style-name="P2" draw:layer="layout" svg:x1="22.59cm" svg:y1="6.08cm" svg:x2="22.59cm" svg:y2="6.715cm">
          <text:p/>
        </draw:line>
        <draw:line draw:style-name="gr2" draw:text-style-name="P2" draw:layer="layout" svg:x1="22.717cm" svg:y1="6.08cm" svg:x2="22.717cm" svg:y2="6.715cm">
          <text:p/>
        </draw:line>
        <draw:line draw:style-name="gr2" draw:text-style-name="P2" draw:layer="layout" svg:x1="22.844cm" svg:y1="6.08cm" svg:x2="22.844cm" svg:y2="6.715cm">
          <text:p/>
        </draw:line>
        <draw:line draw:style-name="gr2" draw:text-style-name="P2" draw:layer="layout" svg:x1="22.971cm" svg:y1="6.08cm" svg:x2="22.971cm" svg:y2="6.715cm">
          <text:p/>
        </draw:line>
        <draw:line draw:style-name="gr2" draw:text-style-name="P2" draw:layer="layout" svg:x1="23.098cm" svg:y1="6.08cm" svg:x2="23.098cm" svg:y2="6.715cm">
          <text:p/>
        </draw:line>
        <draw:line draw:style-name="gr2" draw:text-style-name="P2" draw:layer="layout" svg:x1="23.225cm" svg:y1="6.08cm" svg:x2="23.225cm" svg:y2="6.715cm">
          <text:p/>
        </draw:line>
        <draw:line draw:style-name="gr2" draw:text-style-name="P2" draw:layer="layout" svg:x1="23.352cm" svg:y1="6.08cm" svg:x2="23.352cm" svg:y2="6.715cm">
          <text:p/>
        </draw:line>
        <draw:line draw:style-name="gr2" draw:text-style-name="P2" draw:layer="layout" svg:x1="23.479cm" svg:y1="6.08cm" svg:x2="23.479cm" svg:y2="6.715cm">
          <text:p/>
        </draw:line>
        <draw:line draw:style-name="gr2" draw:text-style-name="P2" draw:layer="layout" svg:x1="23.606cm" svg:y1="6.08cm" svg:x2="23.606cm" svg:y2="6.715cm">
          <text:p/>
        </draw:line>
        <draw:line draw:style-name="gr2" draw:text-style-name="P2" draw:layer="layout" svg:x1="23.733cm" svg:y1="6.08cm" svg:x2="23.733cm" svg:y2="6.715cm">
          <text:p/>
        </draw:line>
        <draw:line draw:style-name="gr2" draw:text-style-name="P2" draw:layer="layout" svg:x1="23.733cm" svg:y1="6.08cm" svg:x2="23.733cm" svg:y2="6.715cm">
          <text:p/>
        </draw:line>
        <draw:line draw:style-name="gr2" draw:text-style-name="P2" draw:layer="layout" svg:x1="23.86cm" svg:y1="6.08cm" svg:x2="23.86cm" svg:y2="6.715cm">
          <text:p/>
        </draw:line>
        <draw:line draw:style-name="gr2" draw:text-style-name="P2" draw:layer="layout" svg:x1="23.987cm" svg:y1="6.08cm" svg:x2="23.987cm" svg:y2="6.715cm">
          <text:p/>
        </draw:line>
        <draw:line draw:style-name="gr2" draw:text-style-name="P2" draw:layer="layout" svg:x1="24.114cm" svg:y1="6.08cm" svg:x2="24.114cm" svg:y2="6.715cm">
          <text:p/>
        </draw:line>
        <draw:line draw:style-name="gr2" draw:text-style-name="P2" draw:layer="layout" svg:x1="24.241cm" svg:y1="6.08cm" svg:x2="24.241cm" svg:y2="6.715cm">
          <text:p/>
        </draw:line>
        <draw:line draw:style-name="gr2" draw:text-style-name="P2" draw:layer="layout" svg:x1="24.368cm" svg:y1="6.08cm" svg:x2="24.368cm" svg:y2="6.715cm">
          <text:p/>
        </draw:line>
        <draw:line draw:style-name="gr2" draw:text-style-name="P2" draw:layer="layout" svg:x1="24.495cm" svg:y1="6.08cm" svg:x2="24.495cm" svg:y2="6.715cm">
          <text:p/>
        </draw:line>
        <draw:line draw:style-name="gr2" draw:text-style-name="P2" draw:layer="layout" svg:x1="24.622cm" svg:y1="6.08cm" svg:x2="24.622cm" svg:y2="6.715cm">
          <text:p/>
        </draw:line>
        <draw:line draw:style-name="gr2" draw:text-style-name="P2" draw:layer="layout" svg:x1="24.622cm" svg:y1="6.08cm" svg:x2="24.622cm" svg:y2="6.715cm">
          <text:p/>
        </draw:line>
        <draw:line draw:style-name="gr2" draw:text-style-name="P2" draw:layer="layout" svg:x1="24.749cm" svg:y1="6.08cm" svg:x2="24.749cm" svg:y2="6.715cm">
          <text:p/>
        </draw:line>
        <draw:line draw:style-name="gr2" draw:text-style-name="P2" draw:layer="layout" svg:x1="24.876cm" svg:y1="6.08cm" svg:x2="24.876cm" svg:y2="6.715cm">
          <text:p/>
        </draw:line>
        <draw:line draw:style-name="gr2" draw:text-style-name="P2" draw:layer="layout" svg:x1="25.003cm" svg:y1="6.08cm" svg:x2="25.003cm" svg:y2="6.715cm">
          <text:p/>
        </draw:line>
        <draw:line draw:style-name="gr2" draw:text-style-name="P2" draw:layer="layout" svg:x1="25.13cm" svg:y1="6.08cm" svg:x2="25.13cm" svg:y2="6.715cm">
          <text:p/>
        </draw:line>
        <draw:line draw:style-name="gr2" draw:text-style-name="P2" draw:layer="layout" svg:x1="25.257cm" svg:y1="6.08cm" svg:x2="25.257cm" svg:y2="6.715cm">
          <text:p/>
        </draw:line>
        <draw:line draw:style-name="gr2" draw:text-style-name="P2" draw:layer="layout" svg:x1="25.384cm" svg:y1="6.08cm" svg:x2="25.384cm" svg:y2="6.715cm">
          <text:p/>
        </draw:line>
        <draw:line draw:style-name="gr2" draw:text-style-name="P2" draw:layer="layout" svg:x1="25.511cm" svg:y1="6.08cm" svg:x2="25.511cm" svg:y2="6.715cm">
          <text:p/>
        </draw:line>
        <draw:line draw:style-name="gr2" draw:text-style-name="P2" draw:layer="layout" svg:x1="25.511cm" svg:y1="6.08cm" svg:x2="25.511cm" svg:y2="6.715cm">
          <text:p/>
        </draw:line>
        <draw:line draw:style-name="gr2" draw:text-style-name="P2" draw:layer="layout" svg:x1="25.638cm" svg:y1="6.08cm" svg:x2="25.638cm" svg:y2="6.715cm">
          <text:p/>
        </draw:line>
        <draw:line draw:style-name="gr9" draw:text-style-name="P2" draw:layer="layout" svg:x1="3.286cm" svg:y1="6.715cm" svg:x2="2.905cm" svg:y2="11.287cm">
          <text:p/>
        </draw:line>
        <draw:line draw:style-name="gr9" draw:text-style-name="P2" draw:layer="layout" svg:x1="10.652cm" svg:y1="11.287cm" svg:x2="13.446cm" svg:y2="6.715cm">
          <text:p/>
        </draw:line>
        <draw:line draw:style-name="gr10" draw:text-style-name="P2" draw:layer="layout" svg:x1="8.239cm" svg:y1="6.715cm" svg:x2="7.477cm" svg:y2="9.255cm">
          <text:p/>
        </draw:line>
        <draw:line draw:style-name="gr10" draw:text-style-name="P2" draw:layer="layout" svg:x1="6.588cm" svg:y1="11.287cm" svg:x2="7.477cm" svg:y2="9.255cm">
          <text:p/>
        </draw:line>
        <draw:line draw:style-name="gr10" draw:text-style-name="P2" draw:layer="layout" svg:x1="8.62cm" svg:y1="6.715cm" svg:x2="7.477cm" svg:y2="9.255cm">
          <text:p/>
        </draw:line>
        <draw:line draw:style-name="gr10" draw:text-style-name="P2" draw:layer="layout" svg:x1="6.715cm" svg:y1="11.287cm" svg:x2="7.477cm" svg:y2="9.255cm">
          <text:p/>
        </draw:line>
        <draw:line draw:style-name="gr2" draw:text-style-name="P2" draw:layer="layout" svg:x1="13.446cm" svg:y1="4.81cm" svg:x2="13.446cm" svg:y2="5.953cm">
          <text:p/>
        </draw:line>
        <draw:line draw:style-name="gr2" draw:text-style-name="P2" draw:layer="layout" svg:x1="3.286cm" svg:y1="4.81cm" svg:x2="3.286cm" svg:y2="5.953cm">
          <text:p/>
        </draw:line>
        <draw:line draw:style-name="gr11" draw:text-style-name="P2" draw:layer="layout" svg:x1="13.446cm" svg:y1="4.937cm" svg:x2="3.286cm" svg:y2="4.937cm">
          <text:p/>
        </draw:line>
        <draw:custom-shape draw:style-name="gr12" draw:text-style-name="P5" draw:layer="layout" svg:width="1.016cm" svg:height="0.508cm" svg:x="7.858cm" svg:y="4.683cm">
          <text:p text:style-name="P4"><text:span text:style-name="T1">Fetch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26cm" svg:y1="14.843cm" svg:x2="5.826cm" svg:y2="15.478cm">
          <text:p/>
        </draw:line>
        <draw:line draw:style-name="gr2" draw:text-style-name="P2" draw:layer="layout" svg:x1="5.953cm" svg:y1="14.843cm" svg:x2="5.953cm" svg:y2="15.478cm">
          <text:p/>
        </draw:line>
        <draw:line draw:style-name="gr3" draw:text-style-name="P2" draw:layer="layout" svg:x1="6.715cm" svg:y1="15.258cm" svg:x2="5.953cm" svg:y2="15.258cm">
          <text:p/>
        </draw:line>
        <draw:line draw:style-name="gr3" draw:text-style-name="P2" draw:layer="layout" svg:x1="5.064cm" svg:y1="15.258cm" svg:x2="5.826cm" svg:y2="15.258cm">
          <text:p/>
        </draw:line>
        <draw:line draw:style-name="gr2" draw:text-style-name="P2" draw:layer="layout" svg:x1="10.652cm" svg:y1="14.843cm" svg:x2="10.652cm" svg:y2="16.875cm">
          <text:p/>
        </draw:line>
        <draw:line draw:style-name="gr11" draw:text-style-name="P2" draw:layer="layout" svg:x1="10.652cm" svg:y1="16.621cm" svg:x2="2.905cm" svg:y2="16.621cm">
          <text:p/>
        </draw:line>
        <draw:custom-shape draw:style-name="gr12" draw:text-style-name="P5" draw:layer="layout" svg:width="1.27cm" svg:height="0.508cm" svg:x="6.207cm" svg:y="16.367cm">
          <text:p text:style-name="P4"><text:span text:style-name="T1">Scree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05cm" svg:y1="14.843cm" svg:x2="2.905cm" svg:y2="16.875cm">
          <text:p/>
        </draw:line>
        <draw:line draw:style-name="gr2" draw:text-style-name="P2" draw:layer="layout" svg:x1="9.128cm" svg:y1="14.843cm" svg:x2="9.128cm" svg:y2="16.113cm">
          <text:p/>
        </draw:line>
        <draw:line draw:style-name="gr2" draw:text-style-name="P2" draw:layer="layout" svg:x1="8.239cm" svg:y1="14.843cm" svg:x2="8.239cm" svg:y2="16.113cm">
          <text:p/>
        </draw:line>
        <draw:line draw:style-name="gr3" draw:text-style-name="P2" draw:layer="layout" svg:x1="9.89cm" svg:y1="15.859cm" svg:x2="9.128cm" svg:y2="15.859cm">
          <text:p/>
        </draw:line>
        <draw:line draw:style-name="gr3" draw:text-style-name="P2" draw:layer="layout" svg:x1="7.477cm" svg:y1="15.859cm" svg:x2="8.239cm" svg:y2="15.859cm">
          <text:p/>
        </draw:line>
        <draw:custom-shape draw:style-name="gr12" draw:text-style-name="P5" draw:layer="layout" svg:width="0.762cm" svg:height="0.508cm" svg:x="6.588cm" svg:y="15.605cm">
          <text:p text:style-name="P4"><text:span text:style-name="T1">Div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889cm" svg:height="0.508cm" svg:x="4.175cm" svg:y="14.97cm">
          <text:p text:style-name="P4"><text:span text:style-name="T1">Pixel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7cm" svg:height="0.508cm" svg:x="6.207cm" svg:y="16.367cm">
          <text:p text:style-name="P4"><text:span text:style-name="T1">Screen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715cm" svg:y1="6.715cm" svg:x2="7.477cm" svg:y2="9.255cm">
          <text:p/>
        </draw:line>
        <draw:line draw:style-name="gr13" draw:text-style-name="P2" draw:layer="layout" svg:x1="7.35cm" svg:y1="11.287cm" svg:x2="7.477cm" svg:y2="9.255cm">
          <text:p/>
        </draw:line>
        <draw:line draw:style-name="gr13" draw:text-style-name="P2" draw:layer="layout" svg:x1="9.001cm" svg:y1="6.715cm" svg:x2="7.477cm" svg:y2="9.255cm">
          <text:p/>
        </draw:line>
        <draw:line draw:style-name="gr13" draw:text-style-name="P2" draw:layer="layout" svg:x1="6.461cm" svg:y1="11.287cm" svg:x2="7.477cm" svg:y2="9.255cm">
          <text:p/>
        </draw:line>
        <draw:custom-shape draw:style-name="gr12" draw:text-style-name="P6" draw:layer="layout" svg:width="7.493cm" svg:height="1.016cm" svg:x="5.699cm" svg:y="3.413cm">
          <text:p text:style-name="P4"><text:span text:style-name="T2">Waveform Domai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54cm" svg:height="0.762cm" svg:x="6.207cm" svg:y="8.874cm">
          <text:p text:style-name="P4"><text:span text:style-name="T3">Resamp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5.08cm" svg:height="1.016cm" svg:x="4.302cm" svg:y="17.129cm">
          <text:p text:style-name="P4"><text:span text:style-name="T2">Display Dom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16cm" svg:height="0.508cm" svg:x="5.826cm" svg:y="5.318cm">
          <text:p text:style-name="P4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155" draw:text-style-name="P36" draw:layer="layout" svg:width="5.08cm" svg:height="1.016cm" svg:x="13.065cm" svg:y="9.001cm">
          <text:p text:style-name="P35"><text:span text:style-name="T2">Use Cases:</text:span></text:p>
          <text:p text:style-name="P35"><text:span text:style-name="T3">Pan left/right</text:span></text:p>
          <text:p text:style-name="P35"><text:span text:style-name="T3"><text:s text:c="2"/></text:span><text:span text:style-name="T3">unshifted pan leaves peg where it was w.r.t. screen</text:span></text:p>
          <text:p text:style-name="P35"><text:span text:style-name="T3"><text:s text:c="2"/></text:span><text:span text:style-name="T3">shifted pan leaves peg where it was w.r.t. wave</text:span></text:p>
          <text:p text:style-name="P35"><text:span text:style-name="T3">Wheel Zoom</text:span></text:p>
          <text:p text:style-name="P35"><text:span text:style-name="T3"><text:s text:c="2"/></text:span><text:span text:style-name="T3">unshifted wheel zooms w.r.t. current mouse x/y on screen</text:span></text:p>
          <text:p text:style-name="P35"><text:span text:style-name="T3"><text:s text:c="2"/></text:span><text:span text:style-name="T3">shifted wheel zooms w.r.t. current wave+screen peg</text:span></text:p>
          <text:p text:style-name="P35"><text:span text:style-name="T3">Settings Zoom</text:span></text:p>
          <text:p text:style-name="P35"><text:span text:style-name="T3"><text:s text:c="2"/></text:span><text:span text:style-name="T3">only w.r.t. peg</text:span></text:p>
          <text:p text:style-name="P35"><text:span text:style-name="T3">Rake Window Zoom</text:span></text:p>
          <text:p text:style-name="P35"><text:span text:style-name="T3"><text:s text:c="2"/></text:span><text:span text:style-name="T3">only w.r.t. window, leaves peg intact</text:span></text:p>
          <draw:enhanced-geometry svg:viewBox="0 0 21600 21600" draw:type="rectangle" draw:enhanced-path="M 0 0 L 21600 0 21600 21600 0 21600 0 0 Z N"/>
        </draw:custom-shape>
        <draw:line draw:style-name="gr156" draw:text-style-name="P2" draw:layer="layout" svg:x1="10.017cm" svg:y1="6.715cm" svg:x2="8.239cm" svg:y2="11.287cm">
          <text:p/>
        </draw:line>
        <draw:frame draw:style-name="gr157" draw:text-style-name="P37" draw:layer="layout" svg:width="8.558cm" svg:height="0.798cm" svg:x="14.54cm" svg:y="7.223cm">
          <draw:text-box>
            <text:p text:style-name="P35"><text:span text:style-name="T3">Wavefor</text:span><text:span text:style-name="T3">m Peg </text:span><text:span text:style-name="T3">location</text:span></text:p>
          </draw:text-box>
        </draw:frame>
        <draw:line draw:style-name="gr3" draw:text-style-name="P2" draw:layer="layout" svg:x1="14.716cm" svg:y1="7.604cm" svg:x2="10.017cm" svg:y2="6.715cm">
          <text:p/>
        </draw:line>
        <draw:frame draw:style-name="gr157" draw:text-style-name="P37" draw:layer="layout" svg:width="8.558cm" svg:height="0.798cm" svg:x="10.779cm" svg:y="8.112cm">
          <draw:text-box>
            <text:p text:style-name="P35"><text:span text:style-name="T3">Screen </text:span><text:span text:style-name="T3">Peg </text:span><text:span text:style-name="T3">location</text:span></text:p>
          </draw:text-box>
        </draw:frame>
        <draw:line draw:style-name="gr3" draw:text-style-name="P2" draw:layer="layout" svg:x1="10.906cm" svg:y1="8.493cm" svg:x2="8.239cm" svg:y2="11.287cm">
          <text:p/>
        </draw:line>
        <draw:line draw:style-name="gr2" draw:text-style-name="P2" draw:layer="layout" svg:x1="1.762cm" svg:y1="6.08cm" svg:x2="1.762cm" svg:y2="6.715cm">
          <text:p/>
        </draw:line>
        <draw:line draw:style-name="gr2" draw:text-style-name="P2" draw:layer="layout" svg:x1="1.889cm" svg:y1="6.08cm" svg:x2="1.889cm" svg:y2="6.715cm">
          <text:p/>
        </draw:line>
        <draw:line draw:style-name="gr2" draw:text-style-name="P2" draw:layer="layout" svg:x1="2.016cm" svg:y1="6.08cm" svg:x2="2.016cm" svg:y2="6.715cm">
          <text:p/>
        </draw:line>
        <draw:line draw:style-name="gr2" draw:text-style-name="P2" draw:layer="layout" svg:x1="2.143cm" svg:y1="6.08cm" svg:x2="2.143cm" svg:y2="6.715cm">
          <text:p/>
        </draw:line>
        <draw:line draw:style-name="gr2" draw:text-style-name="P2" draw:layer="layout" svg:x1="2.27cm" svg:y1="6.08cm" svg:x2="2.27cm" svg:y2="6.715cm">
          <text:p/>
        </draw:line>
        <draw:line draw:style-name="gr2" draw:text-style-name="P2" draw:layer="layout" svg:x1="2.397cm" svg:y1="6.08cm" svg:x2="2.397cm" svg:y2="6.715cm">
          <text:p/>
        </draw:line>
        <draw:line draw:style-name="gr2" draw:text-style-name="P2" draw:layer="layout" svg:x1="2.524cm" svg:y1="6.08cm" svg:x2="2.524cm" svg:y2="6.715cm">
          <text:p/>
        </draw:line>
        <draw:line draw:style-name="gr2" draw:text-style-name="P2" draw:layer="layout" svg:x1="2.651cm" svg:y1="6.08cm" svg:x2="2.651cm" svg:y2="6.715cm">
          <text:p/>
        </draw:line>
        <draw:custom-shape draw:style-name="gr158" draw:text-style-name="P38" draw:layer="layout" svg:width="2.159cm" svg:height="3.556cm" svg:x="1.889cm" svg:y="11.287cm">
          <text:p/>
          <draw:enhanced-geometry svg:viewBox="0 0 21600 21600" draw:type="rectangle" draw:enhanced-path="M 0 0 L 21600 0 21600 21600 0 21600 0 0 Z N"/>
        </draw:custom-shape>
        <draw:line draw:style-name="gr159" draw:text-style-name="P2" draw:layer="layout" svg:x1="2.143cm" svg:y1="6.715cm" svg:x2="1.889cm" svg:y2="11.287cm">
          <text:p/>
        </draw:line>
        <draw:line draw:style-name="gr159" draw:text-style-name="P2" draw:layer="layout" svg:x1="5.064cm" svg:y1="6.715cm" svg:x2="4.048cm" svg:y2="11.287cm">
          <text:p/>
        </draw:line>
        <draw:line draw:style-name="gr160" draw:text-style-name="P2" draw:layer="layout" svg:x1="4.302cm" svg:y1="9.89cm" svg:x2="2.016cm" svg:y2="9.89cm">
          <text:p/>
        </draw:line>
        <draw:custom-shape draw:style-name="gr12" draw:text-style-name="P5" draw:layer="layout" svg:width="1.27cm" svg:height="0.508cm" svg:x="2.524cm" svg:y="9.382cm">
          <text:p text:style-name="P4"><text:span text:style-name="T1">marked</text:span></text:p>
          <draw:enhanced-geometry svg:viewBox="0 0 21600 21600" draw:type="rectangle" draw:enhanced-path="M 0 0 L 21600 0 21600 21600 0 21600 0 0 Z N"/>
        </draw:custom-shape>
      </draw:page>
      <draw:page draw:name="Time Pinning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321 3493" svg:d="M1321 3493h-1321l661-3493z"/>
    <draw:marker draw:name="Arrowheads_20_2" draw:display-name="Arrowheads 2" svg:viewBox="0 0 1321 3493" svg:d="M1321 3493h-1321l661-3493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6T11:04:01</meta:creation-date>
    <dc:date>2017-02-27T21:05:49.063910761</dc:date>
    <meta:editing-duration>PT17H21M34S</meta:editing-duration>
    <meta:editing-cycles>65</meta:editing-cycles>
    <meta:generator>LibreOffice/5.1.6.2$Linux_X86_64 LibreOffice_project/10m0$Build-2</meta:generator>
    <meta:document-statistic meta:object-count="1240"/>
  </office:meta>
</office:document-meta>
</file>